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7" style:family="table-column">
      <style:table-column-properties fo:break-before="auto" style:column-width="44.59mm"/>
    </style:style>
    <style:style style:name="co53" style:family="table-column">
      <style:table-column-properties fo:break-before="auto" style:column-width="14.66mm"/>
    </style:style>
    <style:style style:name="co54" style:family="table-column">
      <style:table-column-properties fo:break-before="auto" style:column-width="21.27mm"/>
    </style:style>
    <style:style style:name="co55" style:family="table-column">
      <style:table-column-properties fo:break-before="auto" style:column-width="58.4mm"/>
    </style:style>
    <style:style style:name="co56" style:family="table-column">
      <style:table-column-properties fo:break-before="auto" style:column-width="24.15mm"/>
    </style:style>
    <style:style style:name="co57" style:family="table-column">
      <style:table-column-properties fo:break-before="auto" style:column-width="9.19mm"/>
    </style:style>
    <style:style style:name="co58" style:family="table-column">
      <style:table-column-properties fo:break-before="auto" style:column-width="9.75mm"/>
    </style:style>
    <style:style style:name="co59" style:family="table-column">
      <style:table-column-properties fo:break-before="auto" style:column-width="12.35mm"/>
    </style:style>
    <style:style style:name="co60" style:family="table-column">
      <style:table-column-properties fo:break-before="auto" style:column-width="18.4mm"/>
    </style:style>
    <style:style style:name="co61" style:family="table-column">
      <style:table-column-properties fo:break-before="auto" style:column-width="10.9mm"/>
    </style:style>
    <style:style style:name="co16" style:family="table-column">
      <style:table-column-properties fo:break-before="auto" style:column-width="17.73mm"/>
    </style:style>
    <style:style style:name="co17" style:family="table-column">
      <style:table-column-properties fo:break-before="auto" style:column-width="26.19mm"/>
    </style:style>
    <style:style style:name="co18" style:family="table-column">
      <style:table-column-properties fo:break-before="auto" style:column-width="55.03mm"/>
    </style:style>
    <style:style style:name="co19" style:family="table-column">
      <style:table-column-properties fo:break-before="auto" style:column-width="26.72mm"/>
    </style:style>
    <style:style style:name="co20" style:family="table-column">
      <style:table-column-properties fo:break-before="auto" style:column-width="69.06mm"/>
    </style:style>
    <style:style style:name="co21" style:family="table-column">
      <style:table-column-properties fo:break-before="auto" style:column-width="28.05mm"/>
    </style:style>
    <style:style style:name="co22" style:family="table-column">
      <style:table-column-properties fo:break-before="auto" style:column-width="24.34mm"/>
    </style:style>
    <style:style style:name="co23" style:family="table-column">
      <style:table-column-properties fo:break-before="auto" style:column-width="20.11mm"/>
    </style:style>
    <style:style style:name="co24" style:family="table-column">
      <style:table-column-properties fo:break-before="auto" style:column-width="23.81mm"/>
    </style:style>
    <style:style style:name="co25" style:family="table-column">
      <style:table-column-properties fo:break-before="auto" style:column-width="19.58mm"/>
    </style:style>
    <style:style style:name="co26" style:family="table-column">
      <style:table-column-properties fo:break-before="auto" style:column-width="11.38mm"/>
    </style:style>
    <style:style style:name="co13" style:family="table-column">
      <style:table-column-properties fo:break-before="auto" style:column-width="19.31mm"/>
    </style:style>
    <style:style style:name="co15" style:family="table-column">
      <style:table-column-properties fo:break-before="auto" style:column-width="38.1mm"/>
    </style:style>
    <style:style style:name="co28" style:family="table-column">
      <style:table-column-properties fo:break-before="auto" style:column-width="41.93mm"/>
    </style:style>
    <style:style style:name="co29" style:family="table-column">
      <style:table-column-properties fo:break-before="auto" style:column-width="14.15mm"/>
    </style:style>
    <style:style style:name="co30" style:family="table-column">
      <style:table-column-properties fo:break-before="auto" style:column-width="19.97mm"/>
    </style:style>
    <style:style style:name="co31" style:family="table-column">
      <style:table-column-properties fo:break-before="auto" style:column-width="54.1mm"/>
    </style:style>
    <style:style style:name="co32" style:family="table-column">
      <style:table-column-properties fo:break-before="auto" style:column-width="17.06mm"/>
    </style:style>
    <style:style style:name="co33" style:family="table-column">
      <style:table-column-properties fo:break-before="auto" style:column-width="8.85mm"/>
    </style:style>
    <style:style style:name="co34" style:family="table-column">
      <style:table-column-properties fo:break-before="auto" style:column-width="9.65mm"/>
    </style:style>
    <style:style style:name="co35" style:family="table-column">
      <style:table-column-properties fo:break-before="auto" style:column-width="18.12mm"/>
    </style:style>
    <style:style style:name="co36" style:family="table-column">
      <style:table-column-properties fo:break-before="auto" style:column-width="17.85mm"/>
    </style:style>
    <style:style style:name="co37" style:family="table-column">
      <style:table-column-properties fo:break-before="auto" style:column-width="9.91mm"/>
    </style:style>
    <style:style style:name="co73" style:family="table-column">
      <style:table-column-properties fo:break-before="auto" style:column-width="22.14mm"/>
    </style:style>
    <style:style style:name="co74" style:family="table-column">
      <style:table-column-properties fo:break-before="auto" style:column-width="19.26mm"/>
    </style:style>
    <style:style style:name="co48" style:family="table-column">
      <style:table-column-properties fo:break-before="auto" style:column-width="37.92mm"/>
    </style:style>
    <style:style style:name="co49" style:family="table-column">
      <style:table-column-properties fo:break-before="auto" style:column-width="8.89mm"/>
    </style:style>
    <style:style style:name="co45" style:family="table-column">
      <style:table-column-properties fo:break-before="auto" style:column-width="13.04mm"/>
    </style:style>
    <style:style style:name="co41" style:family="table-column">
      <style:table-column-properties fo:break-before="auto" style:column-width="15.52mm"/>
    </style:style>
    <style:style style:name="co27" style:family="table-column">
      <style:table-column-properties fo:break-before="auto" style:column-width="43.73mm"/>
    </style:style>
    <style:style style:name="co50" style:family="table-column">
      <style:table-column-properties fo:break-before="auto" style:column-width="17.74mm"/>
    </style:style>
    <style:style style:name="co51" style:family="table-column">
      <style:table-column-properties fo:break-before="auto" style:column-width="18.86mm"/>
    </style:style>
    <style:style style:name="co52" style:family="table-column">
      <style:table-column-properties fo:break-before="auto" style:column-width="6.97mm"/>
    </style:style>
    <style:style style:name="co62" style:family="table-column">
      <style:table-column-properties fo:break-before="auto" style:column-width="22.58mm"/>
    </style:style>
    <style:style style:name="co63" style:family="table-column">
      <style:table-column-properties fo:break-before="auto" style:column-width="43.11mm"/>
    </style:style>
    <style:style style:name="co64" style:family="table-column">
      <style:table-column-properties fo:break-before="auto" style:column-width="14.52mm"/>
    </style:style>
    <style:style style:name="co65" style:family="table-column">
      <style:table-column-properties fo:break-before="auto" style:column-width="20.5mm"/>
    </style:style>
    <style:style style:name="co66" style:family="table-column">
      <style:table-column-properties fo:break-before="auto" style:column-width="55.63mm"/>
    </style:style>
    <style:style style:name="co67" style:family="table-column">
      <style:table-column-properties fo:break-before="auto" style:column-width="17.52mm"/>
    </style:style>
    <style:style style:name="co68" style:family="table-column">
      <style:table-column-properties fo:break-before="auto" style:column-width="9.07mm"/>
    </style:style>
    <style:style style:name="co69" style:family="table-column">
      <style:table-column-properties fo:break-before="auto" style:column-width="9.88mm"/>
    </style:style>
    <style:style style:name="co70" style:family="table-column">
      <style:table-column-properties fo:break-before="auto" style:column-width="18.59mm"/>
    </style:style>
    <style:style style:name="co71" style:family="table-column">
      <style:table-column-properties fo:break-before="auto" style:column-width="18.33mm"/>
    </style:style>
    <style:style style:name="co72" style:family="table-column">
      <style:table-column-properties fo:break-before="auto" style:column-width="10.71mm"/>
    </style:style>
    <style:style style:name="co75" style:family="table-column">
      <style:table-column-properties fo:break-before="auto" style:column-width="27.89mm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/>
    <style:style style:name="ce10" style:family="table-cell" style:parent-style-name="Default">
      <style:text-properties style:font-name="Arial" style:font-name-asian="Andale Sans UI" style:font-name-complex="Tahoma"/>
    </style:style>
    <style:style style:name="ce11" style:family="table-cell" style:parent-style-name="Default" style:data-style-name="N99"/>
    <style:style style:name="ce12" style:family="table-cell" style:parent-style-name="Default">
      <style:table-cell-properties fo:background-color="#ffff00"/>
    </style:style>
    <style:style style:name="ce13" style:family="table-cell" style:parent-style-name="Default" style:data-style-name="N113"/>
    <style:style style:name="ce14" style:family="table-cell" style:parent-style-name="Default" style:data-style-name="N11">
      <style:table-cell-properties fo:background-color="#ffff00"/>
    </style:style>
    <style:style style:name="ce15" style:family="table-cell" style:parent-style-name="Default" style:data-style-name="N11"/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table table:name="Global" table:style-name="ta1" table:print="false">
        <table:table-column table:style-name="co4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3"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0-10-20-1,dssp</text:p>
          </table:table-cell>
          <table:table-cell office:value-type="float" office:value="192942" calcext:value-type="float">
            <text:p>192942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3.540458" calcext:value-type="float">
            <text:p>-13,54</text:p>
          </table:table-cell>
          <table:table-cell office:value-type="float" office:value="49.458301" calcext:value-type="float">
            <text:p>49,4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0-10-20-2,dssp</text:p>
          </table:table-cell>
          <table:table-cell office:value-type="float" office:value="55849" calcext:value-type="float">
            <text:p>5584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3.381193" calcext:value-type="float">
            <text:p>-13,38</text:p>
          </table:table-cell>
          <table:table-cell office:value-type="float" office:value="14.725566" calcext:value-type="float">
            <text:p>14,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0-10-20-3,dssp</text:p>
          </table:table-cell>
          <table:table-cell office:value-type="float" office:value="46669" calcext:value-type="float">
            <text:p>46669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3.388473" calcext:value-type="float">
            <text:p>-13,39</text:p>
          </table:table-cell>
          <table:table-cell office:value-type="float" office:value="9.791345" calcext:value-type="float">
            <text:p>9,7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0-10-20-4,dssp</text:p>
          </table:table-cell>
          <table:table-cell office:value-type="float" office:value="160101" calcext:value-type="float">
            <text:p>16010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3.301492" calcext:value-type="float">
            <text:p>-13,3</text:p>
          </table:table-cell>
          <table:table-cell office:value-type="float" office:value="28.205996" calcext:value-type="float">
            <text:p>28,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0-10-20-5,dssp</text:p>
          </table:table-cell>
          <table:table-cell office:value-type="float" office:value="99506" calcext:value-type="float">
            <text:p>9950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3.268571" calcext:value-type="float">
            <text:p>-13,27</text:p>
          </table:table-cell>
          <table:table-cell office:value-type="float" office:value="17.381969" calcext:value-type="float">
            <text:p>17,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5-15-30-1,dssp</text:p>
          </table:table-cell>
          <table:table-cell office:value-type="float" office:value="1567150" calcext:value-type="float">
            <text:p>1567150</text:p>
          </table:table-cell>
          <table:table-cell office:value-type="float" office:value="-6.421053" calcext:value-type="float">
            <text:p>-6,42</text:p>
          </table:table-cell>
          <table:table-cell office:value-type="float" office:value="1" calcext:value-type="float">
            <text:p>1</text:p>
          </table:table-cell>
          <table:table-cell office:value-type="float" office:value="-21.418942" calcext:value-type="float">
            <text:p>-21,42</text:p>
          </table:table-cell>
          <table:table-cell office:value-type="float" office:value="1803.853482" calcext:value-type="float">
            <text:p>1803,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5-15-30-2,dssp</text:p>
          </table:table-cell>
          <table:table-cell office:value-type="float" office:value="1281245" calcext:value-type="float">
            <text:p>1281245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-21.117137" calcext:value-type="float">
            <text:p>-21,12</text:p>
          </table:table-cell>
          <table:table-cell office:value-type="float" office:value="1802.884134" calcext:value-type="float">
            <text:p>1802,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5-15-30-3,dssp</text:p>
          </table:table-cell>
          <table:table-cell office:value-type="float" office:value="1779642" calcext:value-type="float">
            <text:p>1779642</text:p>
          </table:table-cell>
          <table:table-cell office:value-type="float" office:value="-4.847458" calcext:value-type="float">
            <text:p>-4,85</text:p>
          </table:table-cell>
          <table:table-cell office:value-type="float" office:value="-2" calcext:value-type="float">
            <text:p>-2</text:p>
          </table:table-cell>
          <table:table-cell office:value-type="float" office:value="-21.064146" calcext:value-type="float">
            <text:p>-21,06</text:p>
          </table:table-cell>
          <table:table-cell office:value-type="float" office:value="1803.782395" calcext:value-type="float">
            <text:p>1803,7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5-15-30-4,dssp</text:p>
          </table:table-cell>
          <table:table-cell office:value-type="float" office:value="1857809" calcext:value-type="float">
            <text:p>1857809</text:p>
          </table:table-cell>
          <table:table-cell office:value-type="float" office:value="-3.88646" calcext:value-type="float">
            <text:p>-3,89</text:p>
          </table:table-cell>
          <table:table-cell office:value-type="float" office:value="0" calcext:value-type="float">
            <text:p>0</text:p>
          </table:table-cell>
          <table:table-cell office:value-type="float" office:value="-20.971548" calcext:value-type="float">
            <text:p>-20,97</text:p>
          </table:table-cell>
          <table:table-cell office:value-type="float" office:value="1804.202389" calcext:value-type="float">
            <text:p>1804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5-15-30-5,dssp</text:p>
          </table:table-cell>
          <table:table-cell office:value-type="float" office:value="2572022" calcext:value-type="float">
            <text:p>257202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1.045366" calcext:value-type="float">
            <text:p>-21,05</text:p>
          </table:table-cell>
          <table:table-cell office:value-type="float" office:value="1806.500668" calcext:value-type="float">
            <text:p>1806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0-20-40-1,dssp</text:p>
          </table:table-cell>
          <table:table-cell office:value-type="float" office:value="875152" calcext:value-type="float">
            <text:p>87515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28.971994" calcext:value-type="float">
            <text:p>-28,97</text:p>
          </table:table-cell>
          <table:table-cell office:value-type="float" office:value="1802.061716" calcext:value-type="float">
            <text:p>1802,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0-20-40-2,dssp</text:p>
          </table:table-cell>
          <table:table-cell office:value-type="float" office:value="856139" calcext:value-type="float">
            <text:p>856139</text:p>
          </table:table-cell>
          <table:table-cell office:value-type="float" office:value="-10.125" calcext:value-type="float">
            <text:p>-10,13</text:p>
          </table:table-cell>
          <table:table-cell office:value-type="float" office:value="0" calcext:value-type="float">
            <text:p>0</text:p>
          </table:table-cell>
          <table:table-cell office:value-type="float" office:value="-28.989327" calcext:value-type="float">
            <text:p>-28,99</text:p>
          </table:table-cell>
          <table:table-cell office:value-type="float" office:value="1802.164022" calcext:value-type="float">
            <text:p>1802,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0-20-40-3,dssp</text:p>
          </table:table-cell>
          <table:table-cell office:value-type="float" office:value="1145017" calcext:value-type="float">
            <text:p>1145017</text:p>
          </table:table-cell>
          <table:table-cell office:value-type="float" office:value="-6.268293" calcext:value-type="float">
            <text:p>-6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809278" calcext:value-type="float">
            <text:p>-28,81</text:p>
          </table:table-cell>
          <table:table-cell office:value-type="float" office:value="1803.042728" calcext:value-type="float">
            <text:p>1803,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0-20-40-4,dssp</text:p>
          </table:table-cell>
          <table:table-cell office:value-type="float" office:value="967778" calcext:value-type="float">
            <text:p>967778</text:p>
          </table:table-cell>
          <table:table-cell office:value-type="float" office:value="-6.034441" calcext:value-type="float">
            <text:p>-6,03</text:p>
          </table:table-cell>
          <table:table-cell office:value-type="float" office:value="1" calcext:value-type="float">
            <text:p>1</text:p>
          </table:table-cell>
          <table:table-cell office:value-type="float" office:value="-28.868668" calcext:value-type="float">
            <text:p>-28,87</text:p>
          </table:table-cell>
          <table:table-cell office:value-type="float" office:value="1802.332321" calcext:value-type="float">
            <text:p>1802,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0-20-40-5,dssp</text:p>
          </table:table-cell>
          <table:table-cell office:value-type="float" office:value="2114063" calcext:value-type="float">
            <text:p>2114063</text:p>
          </table:table-cell>
          <table:table-cell office:value-type="float" office:value="-4.3" calcext:value-type="float">
            <text:p>-4,3</text:p>
          </table:table-cell>
          <table:table-cell office:value-type="float" office:value="0" calcext:value-type="float">
            <text:p>0</text:p>
          </table:table-cell>
          <table:table-cell office:value-type="float" office:value="-28.793357" calcext:value-type="float">
            <text:p>-28,79</text:p>
          </table:table-cell>
          <table:table-cell office:value-type="float" office:value="1805.075648" calcext:value-type="float">
            <text:p>1805,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5-25-50-1,dssp</text:p>
          </table:table-cell>
          <table:table-cell office:value-type="float" office:value="199265" calcext:value-type="float">
            <text:p>199265</text:p>
          </table:table-cell>
          <table:table-cell office:value-type="float" office:value="-24.617978" calcext:value-type="float">
            <text:p>-24,62</text:p>
          </table:table-cell>
          <table:table-cell office:value-type="float" office:value="2" calcext:value-type="float">
            <text:p>2</text:p>
          </table:table-cell>
          <table:table-cell office:value-type="float" office:value="-36.920534" calcext:value-type="float">
            <text:p>-36,92</text:p>
          </table:table-cell>
          <table:table-cell office:value-type="float" office:value="1800.5959" calcext:value-type="float">
            <text:p>1800,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5-25-50-2,dssp</text:p>
          </table:table-cell>
          <table:table-cell office:value-type="float" office:value="234470" calcext:value-type="float">
            <text:p>234470</text:p>
          </table:table-cell>
          <table:table-cell office:value-type="float" office:value="-14.5" calcext:value-type="float">
            <text:p>-14,5</text:p>
          </table:table-cell>
          <table:table-cell office:value-type="float" office:value="1" calcext:value-type="float">
            <text:p>1</text:p>
          </table:table-cell>
          <table:table-cell office:value-type="float" office:value="-36.867408" calcext:value-type="float">
            <text:p>-36,87</text:p>
          </table:table-cell>
          <table:table-cell office:value-type="float" office:value="1800.597883" calcext:value-type="float">
            <text:p>1800,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5-25-50-3,dssp</text:p>
          </table:table-cell>
          <table:table-cell office:value-type="float" office:value="323696" calcext:value-type="float">
            <text:p>323696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-36.807286" calcext:value-type="float">
            <text:p>-36,81</text:p>
          </table:table-cell>
          <table:table-cell office:value-type="float" office:value="1800.90904" calcext:value-type="float">
            <text:p>1800,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5-25-50-4,dssp</text:p>
          </table:table-cell>
          <table:table-cell office:value-type="float" office:value="300614" calcext:value-type="float">
            <text:p>300614</text:p>
          </table:table-cell>
          <table:table-cell office:value-type="float" office:value="-9.413043" calcext:value-type="float">
            <text:p>-9,41</text:p>
          </table:table-cell>
          <table:table-cell office:value-type="float" office:value="1" calcext:value-type="float">
            <text:p>1</text:p>
          </table:table-cell>
          <table:table-cell office:value-type="float" office:value="-36.669164" calcext:value-type="float">
            <text:p>-36,67</text:p>
          </table:table-cell>
          <table:table-cell office:value-type="float" office:value="1800.719555" calcext:value-type="float">
            <text:p>1800,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5-25-50-5,dssp</text:p>
          </table:table-cell>
          <table:table-cell office:value-type="float" office:value="282157" calcext:value-type="float">
            <text:p>282157</text:p>
          </table:table-cell>
          <table:table-cell office:value-type="float" office:value="-11" calcext:value-type="float">
            <text:p>-1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746987" calcext:value-type="float">
            <text:p>-36,75</text:p>
          </table:table-cell>
          <table:table-cell office:value-type="float" office:value="1800.689828" calcext:value-type="float">
            <text:p>1800,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5-5-10-1,dssp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6.222222" calcext:value-type="float">
            <text:p>-6,22</text:p>
          </table:table-cell>
          <table:table-cell office:value-type="float" office:value="0.07966" calcext:value-type="float">
            <text:p>0,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5-5-10-2,dssp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6.199041" calcext:value-type="float">
            <text:p>-6,2</text:p>
          </table:table-cell>
          <table:table-cell office:value-type="float" office:value="0.037366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5-5-10-3,dssp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.763889" calcext:value-type="float">
            <text:p>-5,76</text:p>
          </table:table-cell>
          <table:table-cell office:value-type="float" office:value="0.021948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5-5-10-4,dssp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.881481" calcext:value-type="float">
            <text:p>-5,88</text:p>
          </table:table-cell>
          <table:table-cell office:value-type="float" office:value="0.0173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5-5-10-5,dssp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.89172" calcext:value-type="float">
            <text:p>-5,89</text:p>
          </table:table-cell>
          <table:table-cell office:value-type="float" office:value="0.036683" calcext:value-type="float">
            <text:p>0,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0-10-20-1,dssp</text:p>
          </table:table-cell>
          <table:table-cell office:value-type="float" office:value="10895" calcext:value-type="float">
            <text:p>10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.477299" calcext:value-type="float">
            <text:p>1,4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0-10-20-2,dssp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" calcext:value-type="float">
            <text:p>-8,8</text:p>
          </table:table-cell>
          <table:table-cell office:value-type="float" office:value="0.175471" calcext:value-type="float">
            <text:p>0,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0-10-20-3,dssp</text:p>
          </table:table-cell>
          <table:table-cell office:value-type="float" office:value="4822" calcext:value-type="float">
            <text:p>4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.687949" calcext:value-type="float">
            <text:p>0,6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0-10-20-4,dssp</text:p>
          </table:table-cell>
          <table:table-cell office:value-type="float" office:value="2617" calcext:value-type="float">
            <text:p>2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75" calcext:value-type="float">
            <text:p>-8,75</text:p>
          </table:table-cell>
          <table:table-cell office:value-type="float" office:value="0.425288" calcext:value-type="float">
            <text:p>0,4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0-10-20-5,dssp</text:p>
          </table:table-cell>
          <table:table-cell office:value-type="float" office:value="1733" calcext:value-type="float">
            <text:p>1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0.372056" calcext:value-type="float">
            <text:p>0,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5-15-30-1,dssp</text:p>
          </table:table-cell>
          <table:table-cell office:value-type="float" office:value="2068772" calcext:value-type="float">
            <text:p>2068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527.374857" calcext:value-type="float">
            <text:p>527,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5-15-30-2,dssp</text:p>
          </table:table-cell>
          <table:table-cell office:value-type="float" office:value="1385184" calcext:value-type="float">
            <text:p>1385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339.812677" calcext:value-type="float">
            <text:p>339,8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5-15-30-3,dssp</text:p>
          </table:table-cell>
          <table:table-cell office:value-type="float" office:value="1029050" calcext:value-type="float">
            <text:p>10290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252.258632" calcext:value-type="float">
            <text:p>252,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5-15-30-4,dssp</text:p>
          </table:table-cell>
          <table:table-cell office:value-type="float" office:value="270554" calcext:value-type="float">
            <text:p>270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232218" calcext:value-type="float">
            <text:p>-12,23</text:p>
          </table:table-cell>
          <table:table-cell office:value-type="float" office:value="68.075044" calcext:value-type="float">
            <text:p>68,0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5-15-30-5,dssp</text:p>
          </table:table-cell>
          <table:table-cell office:value-type="float" office:value="141813" calcext:value-type="float">
            <text:p>141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014011" calcext:value-type="float">
            <text:p>-12,01</text:p>
          </table:table-cell>
          <table:table-cell office:value-type="float" office:value="36.54694" calcext:value-type="float">
            <text:p>36,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0-20-40-1,dssp</text:p>
          </table:table-cell>
          <table:table-cell office:value-type="float" office:value="3934493" calcext:value-type="float">
            <text:p>3934493</text:p>
          </table:table-cell>
          <table:table-cell office:value-type="float" office:value="-3.857143" calcext:value-type="float">
            <text:p>-3,86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1808.842414" calcext:value-type="float">
            <text:p>1808,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0-20-40-2,dssp</text:p>
          </table:table-cell>
          <table:table-cell office:value-type="float" office:value="3981530" calcext:value-type="float">
            <text:p>3981530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16" calcext:value-type="float">
            <text:p>-16</text:p>
          </table:table-cell>
          <table:table-cell office:value-type="float" office:value="1809.204866" calcext:value-type="float">
            <text:p>1809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0-20-40-3,dssp</text:p>
          </table:table-cell>
          <table:table-cell office:value-type="float" office:value="3761837" calcext:value-type="float">
            <text:p>376183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16.188538" calcext:value-type="float">
            <text:p>-16,19</text:p>
          </table:table-cell>
          <table:table-cell office:value-type="float" office:value="1808.020433" calcext:value-type="float">
            <text:p>1808,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0-20-40-4,dssp</text:p>
          </table:table-cell>
          <table:table-cell office:value-type="float" office:value="3770112" calcext:value-type="float">
            <text:p>37701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7.124568" calcext:value-type="float">
            <text:p>-17,12</text:p>
          </table:table-cell>
          <table:table-cell office:value-type="float" office:value="1807.889343" calcext:value-type="float">
            <text:p>1807,8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0-20-40-5,dssp</text:p>
          </table:table-cell>
          <table:table-cell office:value-type="float" office:value="3808126" calcext:value-type="float">
            <text:p>380812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-17.150778" calcext:value-type="float">
            <text:p>-17,15</text:p>
          </table:table-cell>
          <table:table-cell office:value-type="float" office:value="1808.118075" calcext:value-type="float">
            <text:p>1808,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5-25-50-1,dssp</text:p>
          </table:table-cell>
          <table:table-cell office:value-type="float" office:value="1960968" calcext:value-type="float">
            <text:p>1960968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1804.951705" calcext:value-type="float">
            <text:p>1804,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5-25-50-2,dssp</text:p>
          </table:table-cell>
          <table:table-cell office:value-type="float" office:value="2055036" calcext:value-type="float">
            <text:p>2055036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office:value-type="float" office:value="-21.722048" calcext:value-type="float">
            <text:p>-21,72</text:p>
          </table:table-cell>
          <table:table-cell office:value-type="float" office:value="1804.939981" calcext:value-type="float">
            <text:p>1804,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5-25-50-3,dssp</text:p>
          </table:table-cell>
          <table:table-cell office:value-type="float" office:value="2187616" calcext:value-type="float">
            <text:p>2187616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1805.290018" calcext:value-type="float">
            <text:p>1805,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5-25-50-4,dssp</text:p>
          </table:table-cell>
          <table:table-cell office:value-type="float" office:value="2417349" calcext:value-type="float">
            <text:p>2417349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22.252908" calcext:value-type="float">
            <text:p>-22,25</text:p>
          </table:table-cell>
          <table:table-cell office:value-type="float" office:value="1805.753085" calcext:value-type="float">
            <text:p>1805,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5-25-50-5,dssp</text:p>
          </table:table-cell>
          <table:table-cell office:value-type="float" office:value="2297543" calcext:value-type="float">
            <text:p>2297543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office:value-type="float" office:value="1805.467415" calcext:value-type="float">
            <text:p>1805,4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5-5-10-1,dssp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27315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5-5-10-2,dssp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6163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5-5-10-3,dssp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3292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5-5-10-4,dssp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015087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5-5-10-5,dssp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9516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0-10-20-1,dssp</text:p>
          </table:table-cell>
          <table:table-cell office:value-type="float" office:value="463287" calcext:value-type="float">
            <text:p>46328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2.49808" calcext:value-type="float">
            <text:p>-12,5</text:p>
          </table:table-cell>
          <table:table-cell office:value-type="float" office:value="77.103421" calcext:value-type="float">
            <text:p>77,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0-10-20-2,dssp</text:p>
          </table:table-cell>
          <table:table-cell office:value-type="float" office:value="42825" calcext:value-type="float">
            <text:p>428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8.184507" calcext:value-type="float">
            <text:p>8,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0-10-20-3,dssp</text:p>
          </table:table-cell>
          <table:table-cell office:value-type="float" office:value="601" calcext:value-type="float">
            <text:p>60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2.982857" calcext:value-type="float">
            <text:p>-12,98</text:p>
          </table:table-cell>
          <table:table-cell office:value-type="float" office:value="0.439821" calcext:value-type="float">
            <text:p>0,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0-10-20-4,dssp</text:p>
          </table:table-cell>
          <table:table-cell office:value-type="float" office:value="1806" calcext:value-type="float">
            <text:p>180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2.8378" calcext:value-type="float">
            <text:p>-12,84</text:p>
          </table:table-cell>
          <table:table-cell office:value-type="float" office:value="0.628719" calcext:value-type="float">
            <text:p>0,6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0-10-20-5,dssp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2.643157" calcext:value-type="float">
            <text:p>-12,64</text:p>
          </table:table-cell>
          <table:table-cell office:value-type="float" office:value="0.178014" calcext:value-type="float">
            <text:p>0,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5-15-30-1,dssp</text:p>
          </table:table-cell>
          <table:table-cell office:value-type="float" office:value="3776365" calcext:value-type="float">
            <text:p>3776365</text:p>
          </table:table-cell>
          <table:table-cell office:value-type="float" office:value="-4.227586" calcext:value-type="float">
            <text:p>-4,23</text:p>
          </table:table-cell>
          <table:table-cell office:value-type="float" office:value="4" calcext:value-type="float">
            <text:p>4</text:p>
          </table:table-cell>
          <table:table-cell office:value-type="float" office:value="-18" calcext:value-type="float">
            <text:p>-18</text:p>
          </table:table-cell>
          <table:table-cell office:value-type="float" office:value="1808.690151" calcext:value-type="float">
            <text:p>1808,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5-15-30-2,dssp</text:p>
          </table:table-cell>
          <table:table-cell office:value-type="float" office:value="4787416" calcext:value-type="float">
            <text:p>4787416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18.89894" calcext:value-type="float">
            <text:p>-18,9</text:p>
          </table:table-cell>
          <table:table-cell office:value-type="float" office:value="1811.061938" calcext:value-type="float">
            <text:p>1811,0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5-15-30-3,dssp</text:p>
          </table:table-cell>
          <table:table-cell office:value-type="float" office:value="5620156" calcext:value-type="float">
            <text:p>5620156</text:p>
          </table:table-cell>
          <table:table-cell office:value-type="float" office:value="-2.65" calcext:value-type="float">
            <text:p>-2,65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1812.346706" calcext:value-type="float">
            <text:p>1812,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5-15-30-4,dssp</text:p>
          </table:table-cell>
          <table:table-cell office:value-type="float" office:value="868906" calcext:value-type="float">
            <text:p>86890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9.883209" calcext:value-type="float">
            <text:p>-19,88</text:p>
          </table:table-cell>
          <table:table-cell office:value-type="float" office:value="572.063575" calcext:value-type="float">
            <text:p>572,0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5-15-30-5,dssp</text:p>
          </table:table-cell>
          <table:table-cell office:value-type="float" office:value="2737981" calcext:value-type="float">
            <text:p>2737981</text:p>
          </table:table-cell>
          <table:table-cell office:value-type="float" office:value="-2.5" calcext:value-type="float">
            <text:p>-2,5</text:p>
          </table:table-cell>
          <table:table-cell office:value-type="float" office:value="2" calcext:value-type="float">
            <text:p>2</text:p>
          </table:table-cell>
          <table:table-cell office:value-type="float" office:value="-20.272835" calcext:value-type="float">
            <text:p>-20,27</text:p>
          </table:table-cell>
          <table:table-cell office:value-type="float" office:value="1806.510011" calcext:value-type="float">
            <text:p>1806,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0-20-40-1,dssp</text:p>
          </table:table-cell>
          <table:table-cell office:value-type="float" office:value="1401788" calcext:value-type="float">
            <text:p>1401788</text:p>
          </table:table-cell>
          <table:table-cell office:value-type="float" office:value="-8.39276" calcext:value-type="float">
            <text:p>-8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" calcext:value-type="float">
            <text:p>-24</text:p>
          </table:table-cell>
          <table:table-cell office:value-type="float" office:value="1803.312415" calcext:value-type="float">
            <text:p>1803,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0-20-40-2,dssp</text:p>
          </table:table-cell>
          <table:table-cell office:value-type="float" office:value="2351604" calcext:value-type="float">
            <text:p>2351604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office:value-type="float" office:value="-24.897893" calcext:value-type="float">
            <text:p>-24,9</text:p>
          </table:table-cell>
          <table:table-cell office:value-type="float" office:value="1805.624856" calcext:value-type="float">
            <text:p>1805,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0-20-40-3,dssp</text:p>
          </table:table-cell>
          <table:table-cell office:value-type="float" office:value="3255087" calcext:value-type="float">
            <text:p>3255087</text:p>
          </table:table-cell>
          <table:table-cell office:value-type="float" office:value="-5.413043" calcext:value-type="float">
            <text:p>-5,4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807.455531" calcext:value-type="float">
            <text:p>1807,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0-20-40-4,dssp</text:p>
          </table:table-cell>
          <table:table-cell office:value-type="float" office:value="3072573" calcext:value-type="float">
            <text:p>3072573</text:p>
          </table:table-cell>
          <table:table-cell office:value-type="float" office:value="-3.808511" calcext:value-type="float">
            <text:p>-3,81</text:p>
          </table:table-cell>
          <table:table-cell office:value-type="float" office:value="3" calcext:value-type="float">
            <text:p>3</text:p>
          </table:table-cell>
          <table:table-cell office:value-type="float" office:value="-27.064244" calcext:value-type="float">
            <text:p>-27,06</text:p>
          </table:table-cell>
          <table:table-cell office:value-type="float" office:value="1807.144035" calcext:value-type="float">
            <text:p>1807,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0-20-40-5,dssp</text:p>
          </table:table-cell>
          <table:table-cell office:value-type="float" office:value="3455097" calcext:value-type="float">
            <text:p>3455097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-26" calcext:value-type="float">
            <text:p>-26</text:p>
          </table:table-cell>
          <table:table-cell office:value-type="float" office:value="1808.133648" calcext:value-type="float">
            <text:p>1808,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5-25-50-1,dssp</text:p>
          </table:table-cell>
          <table:table-cell office:value-type="float" office:value="1025254" calcext:value-type="float">
            <text:p>1025254</text:p>
          </table:table-cell>
          <table:table-cell office:value-type="float" office:value="-18.866667" calcext:value-type="float">
            <text:p>-18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789005" calcext:value-type="float">
            <text:p>-30,79</text:p>
          </table:table-cell>
          <table:table-cell office:value-type="float" office:value="1802.704475" calcext:value-type="float">
            <text:p>1802,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5-25-50-2,dssp</text:p>
          </table:table-cell>
          <table:table-cell office:value-type="float" office:value="815591" calcext:value-type="float">
            <text:p>815591</text:p>
          </table:table-cell>
          <table:table-cell office:value-type="float" office:value="-9.141332" calcext:value-type="float">
            <text:p>-9,1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838039" calcext:value-type="float">
            <text:p>-30,84</text:p>
          </table:table-cell>
          <table:table-cell office:value-type="float" office:value="1801.998407" calcext:value-type="float">
            <text:p>18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5-25-50-3,dssp</text:p>
          </table:table-cell>
          <table:table-cell office:value-type="float" office:value="892553" calcext:value-type="float">
            <text:p>892553</text:p>
          </table:table-cell>
          <table:table-cell office:value-type="float" office:value="-8.691814" calcext:value-type="float">
            <text:p>-8,6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1.633179" calcext:value-type="float">
            <text:p>-31,63</text:p>
          </table:table-cell>
          <table:table-cell office:value-type="float" office:value="1802.236087" calcext:value-type="float">
            <text:p>1802,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5-25-50-4,dssp</text:p>
          </table:table-cell>
          <table:table-cell office:value-type="float" office:value="731214" calcext:value-type="float">
            <text:p>731214</text:p>
          </table:table-cell>
          <table:table-cell office:value-type="float" office:value="-30.732394" calcext:value-type="float">
            <text:p>-30,73</text:p>
          </table:table-cell>
          <table:table-cell office:value-type="float" office:value="5" calcext:value-type="float">
            <text:p>5</text:p>
          </table:table-cell>
          <table:table-cell office:value-type="float" office:value="-32.982449" calcext:value-type="float">
            <text:p>-32,98</text:p>
          </table:table-cell>
          <table:table-cell office:value-type="float" office:value="1801.706651" calcext:value-type="float">
            <text:p>1801,7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5-25-50-5,dssp</text:p>
          </table:table-cell>
          <table:table-cell office:value-type="float" office:value="1077483" calcext:value-type="float">
            <text:p>1077483</text:p>
          </table:table-cell>
          <table:table-cell office:value-type="float" office:value="-7" calcext:value-type="float">
            <text:p>-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1" calcext:value-type="float">
            <text:p>-31</text:p>
          </table:table-cell>
          <table:table-cell office:value-type="float" office:value="1802.644752" calcext:value-type="float">
            <text:p>1802,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5-5-10-1,dssp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.844303" calcext:value-type="float">
            <text:p>-5,84</text:p>
          </table:table-cell>
          <table:table-cell office:value-type="float" office:value="0.052537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5-5-10-2,dssp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5.530823" calcext:value-type="float">
            <text:p>-5,53</text:p>
          </table:table-cell>
          <table:table-cell office:value-type="float" office:value="0.050615" calcext:value-type="float">
            <text:p>0,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5-5-10-3,dssp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26403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5-5-10-4,dssp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20488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5-5-10-5,dss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12357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</table:table-row>
      </table:table>
      <table:table table:name="Root" table:style-name="ta1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number-columns-repeated="14" table:default-cell-style-name="Default"/>
        <table:table-column table:style-name="co15" table:number-columns-repeated="998" table:default-cell-style-name="Default"/>
        <table:table-row table:style-name="ro1">
          <table:table-cell table:style-name="ce5" office:value-type="string" calcext:value-type="string">
            <text:p>frac</text:p>
          </table:table-cell>
          <table:table-cell table:style-name="ce5" office:value-type="string" calcext:value-type="string">
            <text:p>inteiras</text:p>
          </table:table-cell>
          <table:table-cell table:style-name="ce5" office:value-type="string" calcext:value-type="string">
            <text:p>filename</text:p>
          </table:table-cell>
          <table:table-cell table:style-name="ce5" office:value-type="string" calcext:value-type="string">
            <text:p>lb</text:p>
          </table:table-cell>
          <table:table-cell table:style-name="ce5" office:value-type="string" calcext:value-type="string">
            <text:p>ub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string" calcext:value-type="string">
            <text:p>rand0-20-10-10-20-1,dssp</text:p>
          </table:table-cell>
          <table:table-cell table:style-name="ce3" office:value-type="float" office:value="-13.388822" calcext:value-type="float">
            <text:p>-13,3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3.388822" calcext:value-type="float">
            <text:p>-13,39</text:p>
          </table:table-cell>
          <table:table-cell table:style-name="ce3" office:value-type="float" office:value="0.355994" calcext:value-type="float">
            <text:p>0,3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string" calcext:value-type="string">
            <text:p>rand0-20-10-10-20-2,dssp</text:p>
          </table:table-cell>
          <table:table-cell table:style-name="ce3" office:value-type="float" office:value="-13.262716" calcext:value-type="float">
            <text:p>-13,2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3.262716" calcext:value-type="float">
            <text:p>-13,26</text:p>
          </table:table-cell>
          <table:table-cell table:style-name="ce3" office:value-type="float" office:value="0.204741" calcext:value-type="float">
            <text:p>0,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string" calcext:value-type="string">
            <text:p>rand0-20-10-10-20-3,dssp</text:p>
          </table:table-cell>
          <table:table-cell table:style-name="ce3" office:value-type="float" office:value="-13.25448" calcext:value-type="float">
            <text:p>-13,2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3.25448" calcext:value-type="float">
            <text:p>-13,25</text:p>
          </table:table-cell>
          <table:table-cell table:style-name="ce3" office:value-type="float" office:value="0.249573" calcext:value-type="float">
            <text:p>0,2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string" calcext:value-type="string">
            <text:p>rand0-20-10-10-20-4,dssp</text:p>
          </table:table-cell>
          <table:table-cell table:style-name="ce3" office:value-type="float" office:value="-13.064452" calcext:value-type="float">
            <text:p>-13,0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3.064452" calcext:value-type="float">
            <text:p>-13,06</text:p>
          </table:table-cell>
          <table:table-cell table:style-name="ce3" office:value-type="float" office:value="0.235774" calcext:value-type="float">
            <text:p>0,2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string" calcext:value-type="string">
            <text:p>rand0-20-10-10-20-5,dssp</text:p>
          </table:table-cell>
          <table:table-cell table:style-name="ce3" office:value-type="float" office:value="-13.100575" calcext:value-type="float">
            <text:p>-13,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3.100575" calcext:value-type="float">
            <text:p>-13,1</text:p>
          </table:table-cell>
          <table:table-cell table:style-name="ce3" office:value-type="float" office:value="0.224911" calcext:value-type="float">
            <text:p>0,2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string" calcext:value-type="string">
            <text:p>rand0-20-15-15-30-1,dssp</text:p>
          </table:table-cell>
          <table:table-cell table:style-name="ce3" office:value-type="float" office:value="-21.303315" calcext:value-type="float">
            <text:p>-21,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1.303315" calcext:value-type="float">
            <text:p>-21,3</text:p>
          </table:table-cell>
          <table:table-cell table:style-name="ce3" office:value-type="float" office:value="0.44664" calcext:value-type="float">
            <text:p>0,4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string" calcext:value-type="string">
            <text:p>rand0-20-15-15-30-2,dssp</text:p>
          </table:table-cell>
          <table:table-cell table:style-name="ce3" office:value-type="float" office:value="-21.091483" calcext:value-type="float">
            <text:p>-21,0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1.091483" calcext:value-type="float">
            <text:p>-21,09</text:p>
          </table:table-cell>
          <table:table-cell table:style-name="ce3" office:value-type="float" office:value="0.406187" calcext:value-type="float">
            <text:p>0,4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string" calcext:value-type="string">
            <text:p>rand0-20-15-15-30-3,dssp</text:p>
          </table:table-cell>
          <table:table-cell table:style-name="ce3" office:value-type="float" office:value="-21.040029" calcext:value-type="float">
            <text:p>-21,0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1.040029" calcext:value-type="float">
            <text:p>-21,04</text:p>
          </table:table-cell>
          <table:table-cell table:style-name="ce3" office:value-type="float" office:value="0.389403" calcext:value-type="float">
            <text:p>0,3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string" calcext:value-type="string">
            <text:p>rand0-20-15-15-30-4,dssp</text:p>
          </table:table-cell>
          <table:table-cell table:style-name="ce3" office:value-type="float" office:value="-20.961825" calcext:value-type="float">
            <text:p>-20,9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0.961825" calcext:value-type="float">
            <text:p>-20,96</text:p>
          </table:table-cell>
          <table:table-cell table:style-name="ce3" office:value-type="float" office:value="0.318821" calcext:value-type="float">
            <text:p>0,3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string" calcext:value-type="string">
            <text:p>rand0-20-15-15-30-5,dssp</text:p>
          </table:table-cell>
          <table:table-cell table:style-name="ce3" office:value-type="float" office:value="-20.993994" calcext:value-type="float">
            <text:p>-20,9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0.993994" calcext:value-type="float">
            <text:p>-20,99</text:p>
          </table:table-cell>
          <table:table-cell table:style-name="ce3" office:value-type="float" office:value="0.882144" calcext:value-type="float">
            <text:p>0,8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string" calcext:value-type="string">
            <text:p>rand0-20-20-20-40-1,dssp</text:p>
          </table:table-cell>
          <table:table-cell table:style-name="ce3" office:value-type="float" office:value="-28.933294" calcext:value-type="float">
            <text:p>-28,9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8.933294" calcext:value-type="float">
            <text:p>-28,93</text:p>
          </table:table-cell>
          <table:table-cell table:style-name="ce3" office:value-type="float" office:value="4.703561" calcext:value-type="float">
            <text:p>4,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string" calcext:value-type="string">
            <text:p>rand0-20-20-20-40-2,dssp</text:p>
          </table:table-cell>
          <table:table-cell table:style-name="ce3" office:value-type="float" office:value="-28.978496" calcext:value-type="float">
            <text:p>-28,9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8.978496" calcext:value-type="float">
            <text:p>-28,98</text:p>
          </table:table-cell>
          <table:table-cell table:style-name="ce3" office:value-type="float" office:value="2.140871" calcext:value-type="float">
            <text:p>2,1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string" calcext:value-type="string">
            <text:p>rand0-20-20-20-40-3,dssp</text:p>
          </table:table-cell>
          <table:table-cell table:style-name="ce3" office:value-type="float" office:value="-28.799948" calcext:value-type="float">
            <text:p>-28,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8.799948" calcext:value-type="float">
            <text:p>-28,8</text:p>
          </table:table-cell>
          <table:table-cell table:style-name="ce3" office:value-type="float" office:value="2.740195" calcext:value-type="float">
            <text:p>2,7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string" calcext:value-type="string">
            <text:p>rand0-20-20-20-40-4,dssp</text:p>
          </table:table-cell>
          <table:table-cell table:style-name="ce3" office:value-type="float" office:value="-28.850574" calcext:value-type="float">
            <text:p>-28,8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8.850574" calcext:value-type="float">
            <text:p>-28,85</text:p>
          </table:table-cell>
          <table:table-cell table:style-name="ce3" office:value-type="float" office:value="1.053563" calcext:value-type="float">
            <text:p>1,0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string" calcext:value-type="string">
            <text:p>rand0-20-20-20-40-5,dssp</text:p>
          </table:table-cell>
          <table:table-cell table:style-name="ce3" office:value-type="float" office:value="-28.778357" calcext:value-type="float">
            <text:p>-28,7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8.778357" calcext:value-type="float">
            <text:p>-28,78</text:p>
          </table:table-cell>
          <table:table-cell table:style-name="ce3" office:value-type="float" office:value="1.126445" calcext:value-type="float">
            <text:p>1,1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string" calcext:value-type="string">
            <text:p>rand0-20-25-25-50-1,dssp</text:p>
          </table:table-cell>
          <table:table-cell table:style-name="ce3" office:value-type="float" office:value="-36.909092" calcext:value-type="float">
            <text:p>-36,9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6.909092" calcext:value-type="float">
            <text:p>-36,91</text:p>
          </table:table-cell>
          <table:table-cell table:style-name="ce3" office:value-type="float" office:value="3.465893" calcext:value-type="float">
            <text:p>3,4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string" calcext:value-type="string">
            <text:p>rand0-20-25-25-50-2,dssp</text:p>
          </table:table-cell>
          <table:table-cell table:style-name="ce3" office:value-type="float" office:value="-36.856462" calcext:value-type="float">
            <text:p>-36,8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6.856462" calcext:value-type="float">
            <text:p>-36,86</text:p>
          </table:table-cell>
          <table:table-cell table:style-name="ce3" office:value-type="float" office:value="2.710798" calcext:value-type="float">
            <text:p>2,7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string" calcext:value-type="string">
            <text:p>rand0-20-25-25-50-3,dssp</text:p>
          </table:table-cell>
          <table:table-cell table:style-name="ce3" office:value-type="float" office:value="-36.797839" calcext:value-type="float">
            <text:p>-36,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6.797839" calcext:value-type="float">
            <text:p>-36,8</text:p>
          </table:table-cell>
          <table:table-cell table:style-name="ce3" office:value-type="float" office:value="3.272412" calcext:value-type="float">
            <text:p>3,2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string" calcext:value-type="string">
            <text:p>rand0-20-25-25-50-4,dssp</text:p>
          </table:table-cell>
          <table:table-cell table:style-name="ce3" office:value-type="float" office:value="-36.66294" calcext:value-type="float">
            <text:p>-36,6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6.66294" calcext:value-type="float">
            <text:p>-36,66</text:p>
          </table:table-cell>
          <table:table-cell table:style-name="ce3" office:value-type="float" office:value="6.1499" calcext:value-type="float">
            <text:p>6,1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string" calcext:value-type="string">
            <text:p>rand0-20-25-25-50-5,dssp</text:p>
          </table:table-cell>
          <table:table-cell table:style-name="ce3" office:value-type="float" office:value="-36.738367" calcext:value-type="float">
            <text:p>-36,7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6.738367" calcext:value-type="float">
            <text:p>-36,74</text:p>
          </table:table-cell>
          <table:table-cell table:style-name="ce3" office:value-type="float" office:value="2.899844" calcext:value-type="float">
            <text:p>2,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rand0-20-5-5-10-1,dssp</text:p>
          </table:table-cell>
          <table:table-cell table:style-name="ce3" office:value-type="float" office:value="-5.766667" calcext:value-type="float">
            <text:p>-5,77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5.766667" calcext:value-type="float">
            <text:p>-5,77</text:p>
          </table:table-cell>
          <table:table-cell table:style-name="ce3" office:value-type="float" office:value="0.018122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string" calcext:value-type="string">
            <text:p>rand0-20-5-5-10-2,dssp</text:p>
          </table:table-cell>
          <table:table-cell table:style-name="ce3" office:value-type="float" office:value="-5.625" calcext:value-type="float">
            <text:p>-5,6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5.625" calcext:value-type="float">
            <text:p>-5,63</text:p>
          </table:table-cell>
          <table:table-cell table:style-name="ce3" office:value-type="float" office:value="0.022664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string" calcext:value-type="string">
            <text:p>rand0-20-5-5-10-3,dssp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0.017032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rand0-20-5-5-10-4,dssp</text:p>
          </table:table-cell>
          <table:table-cell table:style-name="ce3" office:value-type="float" office:value="-4.5" calcext:value-type="float">
            <text:p>-4,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.5" calcext:value-type="float">
            <text:p>-4,5</text:p>
          </table:table-cell>
          <table:table-cell table:style-name="ce3" office:value-type="float" office:value="0.017099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rand0-20-5-5-10-5,dssp</text:p>
          </table:table-cell>
          <table:table-cell table:style-name="ce3" office:value-type="float" office:value="-5.213115" calcext:value-type="float">
            <text:p>-5,2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5.213115" calcext:value-type="float">
            <text:p>-5,21</text:p>
          </table:table-cell>
          <table:table-cell table:style-name="ce3" office:value-type="float" office:value="0.020955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rand0-2-10-10-20-1,dssp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0.040736" calcext:value-type="float">
            <text:p>0,0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rand0-2-10-10-20-2,dssp</text:p>
          </table:table-cell>
          <table:table-cell table:style-name="ce3" office:value-type="float" office:value="-8.625" calcext:value-type="float">
            <text:p>-8,6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8.625" calcext:value-type="float">
            <text:p>-8,63</text:p>
          </table:table-cell>
          <table:table-cell table:style-name="ce3" office:value-type="float" office:value="0.024682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rand0-2-10-10-20-3,dssp</text:p>
          </table:table-cell>
          <table:table-cell table:style-name="ce3" office:value-type="float" office:value="-8.1" calcext:value-type="float">
            <text:p>-8,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8.1" calcext:value-type="float">
            <text:p>-8,1</text:p>
          </table:table-cell>
          <table:table-cell table:style-name="ce3" office:value-type="float" office:value="0.02195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string" calcext:value-type="string">
            <text:p>rand0-2-10-10-20-4,dssp</text:p>
          </table:table-cell>
          <table:table-cell table:style-name="ce3" office:value-type="float" office:value="-8.625" calcext:value-type="float">
            <text:p>-8,6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8.625" calcext:value-type="float">
            <text:p>-8,63</text:p>
          </table:table-cell>
          <table:table-cell table:style-name="ce3" office:value-type="float" office:value="0.019907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rand0-2-10-10-20-5,dssp</text:p>
          </table:table-cell>
          <table:table-cell table:style-name="ce3" office:value-type="float" office:value="-9" calcext:value-type="float">
            <text:p>-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9" calcext:value-type="float">
            <text:p>-9</text:p>
          </table:table-cell>
          <table:table-cell table:style-name="ce3" office:value-type="float" office:value="0.029481" calcext:value-type="float">
            <text:p>0,0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rand0-2-15-15-30-1,dssp</text:p>
          </table:table-cell>
          <table:table-cell table:style-name="ce3" office:value-type="float" office:value="-11.588217" calcext:value-type="float">
            <text:p>-11,5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1.588217" calcext:value-type="float">
            <text:p>-11,59</text:p>
          </table:table-cell>
          <table:table-cell table:style-name="ce3" office:value-type="float" office:value="0.053779" calcext:value-type="float">
            <text:p>0,0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rand0-2-15-15-30-2,dssp</text:p>
          </table:table-cell>
          <table:table-cell table:style-name="ce3" office:value-type="float" office:value="-11.770937" calcext:value-type="float">
            <text:p>-11,77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1.770937" calcext:value-type="float">
            <text:p>-11,77</text:p>
          </table:table-cell>
          <table:table-cell table:style-name="ce3" office:value-type="float" office:value="0.085676" calcext:value-type="float">
            <text:p>0,09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rand0-2-15-15-30-3,dssp</text:p>
          </table:table-cell>
          <table:table-cell table:style-name="ce3" office:value-type="float" office:value="-11.703705" calcext:value-type="float">
            <text:p>-11,7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1.703705" calcext:value-type="float">
            <text:p>-11,7</text:p>
          </table:table-cell>
          <table:table-cell table:style-name="ce3" office:value-type="float" office:value="0.055618" calcext:value-type="float">
            <text:p>0,0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rand0-2-15-15-30-4,dssp</text:p>
          </table:table-cell>
          <table:table-cell table:style-name="ce3" office:value-type="float" office:value="-12.119403" calcext:value-type="float">
            <text:p>-12,12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2.119403" calcext:value-type="float">
            <text:p>-12,12</text:p>
          </table:table-cell>
          <table:table-cell table:style-name="ce3" office:value-type="float" office:value="0.066094" calcext:value-type="float">
            <text:p>0,0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rand0-2-15-15-30-5,dssp</text:p>
          </table:table-cell>
          <table:table-cell table:style-name="ce3" office:value-type="float" office:value="-11.850658" calcext:value-type="float">
            <text:p>-11,8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1.850658" calcext:value-type="float">
            <text:p>-11,85</text:p>
          </table:table-cell>
          <table:table-cell table:style-name="ce3" office:value-type="float" office:value="0.079131" calcext:value-type="float">
            <text:p>0,0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string" calcext:value-type="string">
            <text:p>rand0-2-20-20-40-1,dssp</text:p>
          </table:table-cell>
          <table:table-cell table:style-name="ce3" office:value-type="float" office:value="-15.5" calcext:value-type="float">
            <text:p>-15,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5.5" calcext:value-type="float">
            <text:p>-15,5</text:p>
          </table:table-cell>
          <table:table-cell table:style-name="ce3" office:value-type="float" office:value="0.169815" calcext:value-type="float">
            <text:p>0,1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string" calcext:value-type="string">
            <text:p>rand0-2-20-20-40-2,dssp</text:p>
          </table:table-cell>
          <table:table-cell table:style-name="ce3" office:value-type="float" office:value="-15.631135" calcext:value-type="float">
            <text:p>-15,6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5.631135" calcext:value-type="float">
            <text:p>-15,63</text:p>
          </table:table-cell>
          <table:table-cell table:style-name="ce3" office:value-type="float" office:value="0.155679" calcext:value-type="float">
            <text:p>0,1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string" calcext:value-type="string">
            <text:p>rand0-2-20-20-40-3,dssp</text:p>
          </table:table-cell>
          <table:table-cell table:style-name="ce3" office:value-type="float" office:value="-16.109044" calcext:value-type="float">
            <text:p>-16,1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6.109044" calcext:value-type="float">
            <text:p>-16,11</text:p>
          </table:table-cell>
          <table:table-cell table:style-name="ce3" office:value-type="float" office:value="0.159642" calcext:value-type="float">
            <text:p>0,1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rand0-2-20-20-40-4,dssp</text:p>
          </table:table-cell>
          <table:table-cell table:style-name="ce3" office:value-type="float" office:value="-17.05102" calcext:value-type="float">
            <text:p>-17,0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7.05102" calcext:value-type="float">
            <text:p>-17,05</text:p>
          </table:table-cell>
          <table:table-cell table:style-name="ce3" office:value-type="float" office:value="0.095445" calcext:value-type="float">
            <text:p>0,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string" calcext:value-type="string">
            <text:p>rand0-2-20-20-40-5,dssp</text:p>
          </table:table-cell>
          <table:table-cell table:style-name="ce3" office:value-type="float" office:value="-17" calcext:value-type="float">
            <text:p>-17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7" calcext:value-type="float">
            <text:p>-17</text:p>
          </table:table-cell>
          <table:table-cell table:style-name="ce3" office:value-type="float" office:value="0.395295" calcext:value-type="float">
            <text:p>0,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string" calcext:value-type="string">
            <text:p>rand0-2-25-25-50-1,dssp</text:p>
          </table:table-cell>
          <table:table-cell table:style-name="ce3" office:value-type="float" office:value="-19.5" calcext:value-type="float">
            <text:p>-19,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9.5" calcext:value-type="float">
            <text:p>-19,5</text:p>
          </table:table-cell>
          <table:table-cell table:style-name="ce3" office:value-type="float" office:value="0.335982" calcext:value-type="float">
            <text:p>0,3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string" calcext:value-type="string">
            <text:p>rand0-2-25-25-50-2,dssp</text:p>
          </table:table-cell>
          <table:table-cell table:style-name="ce3" office:value-type="float" office:value="-21.505657" calcext:value-type="float">
            <text:p>-21,5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1.505657" calcext:value-type="float">
            <text:p>-21,51</text:p>
          </table:table-cell>
          <table:table-cell table:style-name="ce3" office:value-type="float" office:value="0.206205" calcext:value-type="float">
            <text:p>0,2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string" calcext:value-type="string">
            <text:p>rand0-2-25-25-50-3,dssp</text:p>
          </table:table-cell>
          <table:table-cell table:style-name="ce3" office:value-type="float" office:value="-19.7743" calcext:value-type="float">
            <text:p>-19,77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9.7743" calcext:value-type="float">
            <text:p>-19,77</text:p>
          </table:table-cell>
          <table:table-cell table:style-name="ce3" office:value-type="float" office:value="0.220321" calcext:value-type="float">
            <text:p>0,2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string" calcext:value-type="string">
            <text:p>rand0-2-25-25-50-4,dssp</text:p>
          </table:table-cell>
          <table:table-cell table:style-name="ce3" office:value-type="float" office:value="-22.188559" calcext:value-type="float">
            <text:p>-22,1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2.188559" calcext:value-type="float">
            <text:p>-22,19</text:p>
          </table:table-cell>
          <table:table-cell table:style-name="ce3" office:value-type="float" office:value="0.229269" calcext:value-type="float">
            <text:p>0,2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string" calcext:value-type="string">
            <text:p>rand0-2-25-25-50-5,dssp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0.774004" calcext:value-type="float">
            <text:p>0,7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and0-2-5-5-10-1,dssp</text:p>
          </table:table-cell>
          <table:table-cell table:style-name="ce3" office:value-type="float" office:value="-3.5" calcext:value-type="float">
            <text:p>-3,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.5" calcext:value-type="float">
            <text:p>-3,5</text:p>
          </table:table-cell>
          <table:table-cell table:style-name="ce3" office:value-type="float" office:value="0.009529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and0-2-5-5-10-2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09674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rand0-2-5-5-10-3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07873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rand0-2-5-5-10-4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08197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rand0-2-5-5-10-5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09175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rand0-4-10-10-20-1,dssp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0.050761" calcext:value-type="float">
            <text:p>0,0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rand0-4-10-10-20-2,dssp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0.331015" calcext:value-type="float">
            <text:p>0,3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and0-4-10-10-20-3,dssp</text:p>
          </table:table-cell>
          <table:table-cell table:style-name="ce3" office:value-type="float" office:value="-12.891505" calcext:value-type="float">
            <text:p>-12,8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2.891505" calcext:value-type="float">
            <text:p>-12,89</text:p>
          </table:table-cell>
          <table:table-cell table:style-name="ce3" office:value-type="float" office:value="0.054173" calcext:value-type="float">
            <text:p>0,0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rand0-4-10-10-20-4,dssp</text:p>
          </table:table-cell>
          <table:table-cell table:style-name="ce3" office:value-type="float" office:value="-12.77459" calcext:value-type="float">
            <text:p>-12,77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2.77459" calcext:value-type="float">
            <text:p>-12,77</text:p>
          </table:table-cell>
          <table:table-cell table:style-name="ce3" office:value-type="float" office:value="0.040942" calcext:value-type="float">
            <text:p>0,0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rand0-4-10-10-20-5,dssp</text:p>
          </table:table-cell>
          <table:table-cell table:style-name="ce3" office:value-type="float" office:value="-12.192874" calcext:value-type="float">
            <text:p>-12,1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2.192874" calcext:value-type="float">
            <text:p>-12,19</text:p>
          </table:table-cell>
          <table:table-cell table:style-name="ce3" office:value-type="float" office:value="0.275317" calcext:value-type="float">
            <text:p>0,2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rand0-4-15-15-30-1,dssp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0.947522" calcext:value-type="float">
            <text:p>0,9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rand0-4-15-15-30-2,dssp</text:p>
          </table:table-cell>
          <table:table-cell table:style-name="ce3" office:value-type="float" office:value="-18.832932" calcext:value-type="float">
            <text:p>-18,8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8.832932" calcext:value-type="float">
            <text:p>-18,83</text:p>
          </table:table-cell>
          <table:table-cell table:style-name="ce3" office:value-type="float" office:value="0.315119" calcext:value-type="float">
            <text:p>0,3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rand0-4-15-15-30-3,dssp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1.124759" calcext:value-type="float">
            <text:p>1,1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rand0-4-15-15-30-4,dssp</text:p>
          </table:table-cell>
          <table:table-cell table:style-name="ce3" office:value-type="float" office:value="-19.835091" calcext:value-type="float">
            <text:p>-19,8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19.835091" calcext:value-type="float">
            <text:p>-19,84</text:p>
          </table:table-cell>
          <table:table-cell table:style-name="ce3" office:value-type="float" office:value="0.112385" calcext:value-type="float">
            <text:p>0,1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rand0-4-15-15-30-5,dssp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0.542888" calcext:value-type="float">
            <text:p>0,5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string" calcext:value-type="string">
            <text:p>rand0-4-20-20-40-1,dssp</text:p>
          </table:table-cell>
          <table:table-cell table:style-name="ce3" office:value-type="float" office:value="-24" calcext:value-type="float">
            <text:p>-2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4" calcext:value-type="float">
            <text:p>-24</text:p>
          </table:table-cell>
          <table:table-cell table:style-name="ce3" office:value-type="float" office:value="3.183677" calcext:value-type="float">
            <text:p>3,1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rand0-4-20-20-40-2,dssp</text:p>
          </table:table-cell>
          <table:table-cell table:style-name="ce3" office:value-type="float" office:value="-24.859753" calcext:value-type="float">
            <text:p>-24,8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4.859753" calcext:value-type="float">
            <text:p>-24,86</text:p>
          </table:table-cell>
          <table:table-cell table:style-name="ce3" office:value-type="float" office:value="0.228087" calcext:value-type="float">
            <text:p>0,2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rand0-4-20-20-40-3,dssp</text:p>
          </table:table-cell>
          <table:table-cell table:style-name="ce3" office:value-type="float" office:value="-25" calcext:value-type="float">
            <text:p>-25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5" calcext:value-type="float">
            <text:p>-25</text:p>
          </table:table-cell>
          <table:table-cell table:style-name="ce3" office:value-type="float" office:value="3.043124" calcext:value-type="float">
            <text:p>3,0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rand0-4-20-20-40-4,dssp</text:p>
          </table:table-cell>
          <table:table-cell table:style-name="ce3" office:value-type="float" office:value="-26.987794" calcext:value-type="float">
            <text:p>-26,9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6.987794" calcext:value-type="float">
            <text:p>-26,99</text:p>
          </table:table-cell>
          <table:table-cell table:style-name="ce3" office:value-type="float" office:value="0.213069" calcext:value-type="float">
            <text:p>0,2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rand0-4-20-20-40-5,dssp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1.777235" calcext:value-type="float">
            <text:p>1,7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string" calcext:value-type="string">
            <text:p>rand0-4-25-25-50-1,dssp</text:p>
          </table:table-cell>
          <table:table-cell table:style-name="ce3" office:value-type="float" office:value="-30.733564" calcext:value-type="float">
            <text:p>-30,73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0.733564" calcext:value-type="float">
            <text:p>-30,73</text:p>
          </table:table-cell>
          <table:table-cell table:style-name="ce3" office:value-type="float" office:value="0.757103" calcext:value-type="float">
            <text:p>0,76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string" calcext:value-type="string">
            <text:p>rand0-4-25-25-50-2,dssp</text:p>
          </table:table-cell>
          <table:table-cell table:style-name="ce3" office:value-type="float" office:value="-30.785013" calcext:value-type="float">
            <text:p>-30,7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0.785013" calcext:value-type="float">
            <text:p>-30,79</text:p>
          </table:table-cell>
          <table:table-cell table:style-name="ce3" office:value-type="float" office:value="0.509869" calcext:value-type="float">
            <text:p>0,5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string" calcext:value-type="string">
            <text:p>rand0-4-25-25-50-3,dssp</text:p>
          </table:table-cell>
          <table:table-cell table:style-name="ce3" office:value-type="float" office:value="-31.579226" calcext:value-type="float">
            <text:p>-31,58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1.579226" calcext:value-type="float">
            <text:p>-31,58</text:p>
          </table:table-cell>
          <table:table-cell table:style-name="ce3" office:value-type="float" office:value="0.377717" calcext:value-type="float">
            <text:p>0,3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string" calcext:value-type="string">
            <text:p>rand0-4-25-25-50-4,dssp</text:p>
          </table:table-cell>
          <table:table-cell table:style-name="ce3" office:value-type="float" office:value="-32.937715" calcext:value-type="float">
            <text:p>-32,9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2.937715" calcext:value-type="float">
            <text:p>-32,94</text:p>
          </table:table-cell>
          <table:table-cell table:style-name="ce3" office:value-type="float" office:value="0.382119" calcext:value-type="float">
            <text:p>0,38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rand0-4-25-25-50-5,dssp</text:p>
          </table:table-cell>
          <table:table-cell table:style-name="ce3" office:value-type="float" office:value="-31" calcext:value-type="float">
            <text:p>-31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31" calcext:value-type="float">
            <text:p>-31</text:p>
          </table:table-cell>
          <table:table-cell table:style-name="ce3" office:value-type="float" office:value="3.971903" calcext:value-type="float">
            <text:p>3,97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rand0-4-5-5-10-1,dssp</text:p>
          </table:table-cell>
          <table:table-cell table:style-name="ce3" office:value-type="float" office:value="-5.1875" calcext:value-type="float">
            <text:p>-5,1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5.1875" calcext:value-type="float">
            <text:p>-5,19</text:p>
          </table:table-cell>
          <table:table-cell table:style-name="ce3" office:value-type="float" office:value="0.020001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rand0-4-5-5-10-2,dssp</text:p>
          </table:table-cell>
          <table:table-cell table:style-name="ce3" office:value-type="float" office:value="-4.888756" calcext:value-type="float">
            <text:p>-4,89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.888756" calcext:value-type="float">
            <text:p>-4,89</text:p>
          </table:table-cell>
          <table:table-cell table:style-name="ce3" office:value-type="float" office:value="0.022264" calcext:value-type="float">
            <text:p>0,0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rand0-4-5-5-10-3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14642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rand0-4-5-5-10-4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14554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rand0-4-5-5-10-5,dssp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E+020" calcext:value-type="float">
            <text:p>1,00E+20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0.011319" calcext:value-type="float">
            <text:p>0,0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2" table:number-columns-repeated="16"/>
          <table:table-cell table:number-columns-repeated="998"/>
        </table:table-row>
        <table:table-row table:style-name="ro1" table:number-rows-repeated="848">
          <table:table-cell table:style-name="ce2" table:number-columns-repeated="26"/>
          <table:table-cell table:number-columns-repeated="998"/>
        </table:table-row>
        <table:table-row table:style-name="ro2" table:number-rows-repeated="10476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" table:style-name="ta1" table:print="false"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2" table:number-columns-repeated="4" table:default-cell-style-name="Default"/>
        <table:table-row table:style-name="ro3"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  <table:table-cell table:number-columns-repeated="5"/>
          <table:table-cell>
            <draw:frame table:end-cell-address="RA.Z23" table:end-x="0.2mm" table:end-y="1.06mm" draw:z-index="0" draw:name="Chart 2" draw:style-name="gr1" draw:text-style-name="P1" svg:width="248.57mm" svg:height="98.55mm" svg:x="0mm" svg:y="1.85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string" calcext:value-type="string">
            <text:p>rand0-20-10-1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54045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540458</text:p>
          </table:table-cell>
          <table:table-cell office:value-type="string" calcext:value-type="string">
            <text:p>0.000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10-1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38119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381193</text:p>
          </table:table-cell>
          <table:table-cell office:value-type="string" calcext:value-type="string">
            <text:p>0.000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10-10-2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38847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388473</text:p>
          </table:table-cell>
          <table:table-cell office:value-type="string" calcext:value-type="string">
            <text:p>0.000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10-10-2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30149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301492</text:p>
          </table:table-cell>
          <table:table-cell office:value-type="string" calcext:value-type="string">
            <text:p>0.000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10-10-2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26857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3.268571</text:p>
          </table:table-cell>
          <table:table-cell office:value-type="string" calcext:value-type="string">
            <text:p>0.000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15-15-3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41894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418942</text:p>
          </table:table-cell>
          <table:table-cell office:value-type="string" calcext:value-type="string">
            <text:p>0.000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15-15-3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11713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117137</text:p>
          </table:table-cell>
          <table:table-cell office:value-type="string" calcext:value-type="string">
            <text:p>0.000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15-15-3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06414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064146</text:p>
          </table:table-cell>
          <table:table-cell office:value-type="string" calcext:value-type="string">
            <text:p>0.000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15-15-3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97154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971548</text:p>
          </table:table-cell>
          <table:table-cell office:value-type="string" calcext:value-type="string">
            <text:p>0.000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15-15-3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04536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045366</text:p>
          </table:table-cell>
          <table:table-cell office:value-type="string" calcext:value-type="string">
            <text:p>0.000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20-20-4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97199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971994</text:p>
          </table:table-cell>
          <table:table-cell office:value-type="string" calcext:value-type="string">
            <text:p>0.000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20-20-4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98932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989327</text:p>
          </table:table-cell>
          <table:table-cell office:value-type="string" calcext:value-type="string">
            <text:p>0.000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20-20-4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80927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809278</text:p>
          </table:table-cell>
          <table:table-cell office:value-type="string" calcext:value-type="string">
            <text:p>0.000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20-20-4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86866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868668</text:p>
          </table:table-cell>
          <table:table-cell office:value-type="string" calcext:value-type="string">
            <text:p>0.000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20-20-4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79335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8.793357</text:p>
          </table:table-cell>
          <table:table-cell office:value-type="string" calcext:value-type="string">
            <text:p>0.000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25-25-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92053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920534</text:p>
          </table:table-cell>
          <table:table-cell office:value-type="string" calcext:value-type="string">
            <text:p>0.000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25-25-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86740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867408</text:p>
          </table:table-cell>
          <table:table-cell office:value-type="string" calcext:value-type="string">
            <text:p>0.000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25-25-5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807286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807286</text:p>
          </table:table-cell>
          <table:table-cell office:value-type="string" calcext:value-type="string">
            <text:p>0.000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25-25-5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66916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669164</text:p>
          </table:table-cell>
          <table:table-cell office:value-type="string" calcext:value-type="string">
            <text:p>0.000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25-25-5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74698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6.746987</text:p>
          </table:table-cell>
          <table:table-cell office:value-type="string" calcext:value-type="string">
            <text:p>0.000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5-5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.222222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.222222</text:p>
          </table:table-cell>
          <table:table-cell office:value-type="string" calcext:value-type="string">
            <text:p>0.00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5-5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.19904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6.199041</text:p>
          </table:table-cell>
          <table:table-cell office:value-type="string" calcext:value-type="string">
            <text:p>0.000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5-5-1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76388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763889</text:p>
          </table:table-cell>
          <table:table-cell office:value-type="string" calcext:value-type="string">
            <text:p>0.000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5-5-1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88148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881481</text:p>
          </table:table-cell>
          <table:table-cell office:value-type="string" calcext:value-type="string">
            <text:p>0.00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0-5-5-1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89172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891720</text:p>
          </table:table-cell>
          <table:table-cell office:value-type="string" calcext:value-type="string">
            <text:p>0.000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10-1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0.000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10-1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8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800000</text:p>
          </table:table-cell>
          <table:table-cell office:value-type="string" calcext:value-type="string">
            <text:p>0.000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10-10-2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0.000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10-10-2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75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8.750000</text:p>
          </table:table-cell>
          <table:table-cell office:value-type="string" calcext:value-type="string">
            <text:p>0.000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10-10-2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0.000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15-15-3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15-15-3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15-15-3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15-15-3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23221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232218</text:p>
          </table:table-cell>
          <table:table-cell office:value-type="string" calcext:value-type="string">
            <text:p>0.000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15-15-3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14011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14011</text:p>
          </table:table-cell>
          <table:table-cell office:value-type="string" calcext:value-type="string">
            <text:p>0.000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20-20-4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0.000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20-20-4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0.000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20-20-4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18853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6.188538</text:p>
          </table:table-cell>
          <table:table-cell office:value-type="string" calcext:value-type="string">
            <text:p>0.000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20-20-4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7.12456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7.124568</text:p>
          </table:table-cell>
          <table:table-cell office:value-type="string" calcext:value-type="string">
            <text:p>0.000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20-20-4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7.15077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7.150778</text:p>
          </table:table-cell>
          <table:table-cell office:value-type="string" calcext:value-type="string">
            <text:p>0.000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25-25-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0.000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25-25-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72204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1.722048</text:p>
          </table:table-cell>
          <table:table-cell office:value-type="string" calcext:value-type="string">
            <text:p>0.0001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25-25-5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0.000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25-25-5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2.252908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2.252908</text:p>
          </table:table-cell>
          <table:table-cell office:value-type="string" calcext:value-type="string">
            <text:p>0.000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25-25-5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0.000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5-5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0.000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5-5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0.000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5-5-1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0.000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5-5-1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000000</text:p>
          </table:table-cell>
          <table:table-cell office:value-type="string" calcext:value-type="string">
            <text:p>0.000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2-5-5-1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0.000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10-1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49808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498080</text:p>
          </table:table-cell>
          <table:table-cell office:value-type="string" calcext:value-type="string">
            <text:p>0.000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10-1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0.000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10-10-2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98285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982857</text:p>
          </table:table-cell>
          <table:table-cell office:value-type="string" calcext:value-type="string">
            <text:p>0.000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10-10-2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378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837800</text:p>
          </table:table-cell>
          <table:table-cell office:value-type="string" calcext:value-type="string">
            <text:p>0.000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10-10-2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643157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2.643157</text:p>
          </table:table-cell>
          <table:table-cell office:value-type="string" calcext:value-type="string">
            <text:p>0.000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15-15-3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8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8.000000</text:p>
          </table:table-cell>
          <table:table-cell office:value-type="string" calcext:value-type="string">
            <text:p>0.000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15-15-3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8.89894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8.898940</text:p>
          </table:table-cell>
          <table:table-cell office:value-type="string" calcext:value-type="string">
            <text:p>0.000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15-15-3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.000000</text:p>
          </table:table-cell>
          <table:table-cell office:value-type="string" calcext:value-type="string">
            <text:p>0.000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15-15-3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.88320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19.883209</text:p>
          </table:table-cell>
          <table:table-cell office:value-type="string" calcext:value-type="string">
            <text:p>0.000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15-15-3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27283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0.272835</text:p>
          </table:table-cell>
          <table:table-cell office:value-type="string" calcext:value-type="string">
            <text:p>0.000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20-20-4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4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4.000000</text:p>
          </table:table-cell>
          <table:table-cell office:value-type="string" calcext:value-type="string">
            <text:p>0.000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20-20-4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4.89789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4.897893</text:p>
          </table:table-cell>
          <table:table-cell office:value-type="string" calcext:value-type="string">
            <text:p>0.000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20-20-4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5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5.000000</text:p>
          </table:table-cell>
          <table:table-cell office:value-type="string" calcext:value-type="string">
            <text:p>0.000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20-20-4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7.064244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7.064244</text:p>
          </table:table-cell>
          <table:table-cell office:value-type="string" calcext:value-type="string">
            <text:p>0.000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20-20-4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6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26.000000</text:p>
          </table:table-cell>
          <table:table-cell office:value-type="string" calcext:value-type="string">
            <text:p>0.000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25-25-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.789005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.789005</text:p>
          </table:table-cell>
          <table:table-cell office:value-type="string" calcext:value-type="string">
            <text:p>0.000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25-25-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.83803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0.838039</text:p>
          </table:table-cell>
          <table:table-cell office:value-type="string" calcext:value-type="string">
            <text:p>0.000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25-25-5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1.63317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1.633179</text:p>
          </table:table-cell>
          <table:table-cell office:value-type="string" calcext:value-type="string">
            <text:p>0.000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25-25-5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2.982449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2.982449</text:p>
          </table:table-cell>
          <table:table-cell office:value-type="string" calcext:value-type="string">
            <text:p>0.000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25-25-5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1.000000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31.000000</text:p>
          </table:table-cell>
          <table:table-cell office:value-type="string" calcext:value-type="string">
            <text:p>0.000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5-5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84430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844303</text:p>
          </table:table-cell>
          <table:table-cell office:value-type="string" calcext:value-type="string">
            <text:p>0.000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5-5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53082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530823</text:p>
          </table:table-cell>
          <table:table-cell office:value-type="string" calcext:value-type="string">
            <text:p>0.000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5-5-1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5-5-1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and0-4-5-5-1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0.000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g2-onlyroot-sub-ra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3">
          <table:table-cell office:value-type="string" calcext:value-type="string">
            <text:p>frac</text:p>
          </table:table-cell>
          <table:table-cell office:value-type="string" calcext:value-type="string">
            <text:p>inteira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heuristica</text:p>
          </table:table-cell>
          <table:table-cell office:value-type="string" calcext:value-type="string">
            <text:p>valor</text:p>
          </table:table-cell>
        </table:table-row>
        <table:table-row table:style-name="ro3">
          <table:table-cell office:value-type="string" calcext:value-type="string">
            <text:p>rand0-20-10-1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3.540458" calcext:value-type="float">
            <text:p>-13,5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540458" calcext:value-type="float">
            <text:p>-13,54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3.381193" calcext:value-type="float">
            <text:p>-13,3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381193" calcext:value-type="float">
            <text:p>-13,38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3.dssp</text:p>
          </table:table-cell>
          <table:table-cell office:value-type="float" office:value="1" calcext:value-type="float">
            <text:p>1</text:p>
          </table:table-cell>
          <table:table-cell office:value-type="float" office:value="-13.388473" calcext:value-type="float">
            <text:p>-13,3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388473" calcext:value-type="float">
            <text:p>-13,39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4.dssp</text:p>
          </table:table-cell>
          <table:table-cell office:value-type="float" office:value="1" calcext:value-type="float">
            <text:p>1</text:p>
          </table:table-cell>
          <table:table-cell office:value-type="float" office:value="-13.301492" calcext:value-type="float">
            <text:p>-13,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301492" calcext:value-type="float">
            <text:p>-13,3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0-10-20-5.dssp</text:p>
          </table:table-cell>
          <table:table-cell office:value-type="float" office:value="1" calcext:value-type="float">
            <text:p>1</text:p>
          </table:table-cell>
          <table:table-cell office:value-type="float" office:value="-13.268571" calcext:value-type="float">
            <text:p>-13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3.268571" calcext:value-type="float">
            <text:p>-13,27</text:p>
          </table:table-cell>
          <table:table-cell office:value-type="float" office:value="0.00000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1.dssp</text:p>
          </table:table-cell>
          <table:table-cell office:value-type="float" office:value="1" calcext:value-type="float">
            <text:p>1</text:p>
          </table:table-cell>
          <table:table-cell office:value-type="float" office:value="-21.418942" calcext:value-type="float">
            <text:p>-21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418942" calcext:value-type="float">
            <text:p>-21,42</text:p>
          </table:table-cell>
          <table:table-cell office:value-type="float" office:value="0.00001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2.dssp</text:p>
          </table:table-cell>
          <table:table-cell office:value-type="float" office:value="1" calcext:value-type="float">
            <text:p>1</text:p>
          </table:table-cell>
          <table:table-cell office:value-type="float" office:value="-21.117137" calcext:value-type="float">
            <text:p>-21,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117137" calcext:value-type="float">
            <text:p>-21,12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3.dssp</text:p>
          </table:table-cell>
          <table:table-cell office:value-type="float" office:value="1" calcext:value-type="float">
            <text:p>1</text:p>
          </table:table-cell>
          <table:table-cell office:value-type="float" office:value="-21.064146" calcext:value-type="float">
            <text:p>-21,0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064146" calcext:value-type="float">
            <text:p>-21,06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4.dssp</text:p>
          </table:table-cell>
          <table:table-cell office:value-type="float" office:value="1" calcext:value-type="float">
            <text:p>1</text:p>
          </table:table-cell>
          <table:table-cell office:value-type="float" office:value="-20.971548" calcext:value-type="float">
            <text:p>-20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.971548" calcext:value-type="float">
            <text:p>-20,97</text:p>
          </table:table-cell>
          <table:table-cell office:value-type="float" office:value="0.00001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15-15-30-5.dssp</text:p>
          </table:table-cell>
          <table:table-cell office:value-type="float" office:value="1" calcext:value-type="float">
            <text:p>1</text:p>
          </table:table-cell>
          <table:table-cell office:value-type="float" office:value="-21.045366" calcext:value-type="float">
            <text:p>-21,0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045366" calcext:value-type="float">
            <text:p>-21,05</text:p>
          </table:table-cell>
          <table:table-cell office:value-type="float" office:value="0.00001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1.dssp</text:p>
          </table:table-cell>
          <table:table-cell office:value-type="float" office:value="1" calcext:value-type="float">
            <text:p>1</text:p>
          </table:table-cell>
          <table:table-cell office:value-type="float" office:value="-28.971994" calcext:value-type="float">
            <text:p>-28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971994" calcext:value-type="float">
            <text:p>-28,97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2.dssp</text:p>
          </table:table-cell>
          <table:table-cell office:value-type="float" office:value="1" calcext:value-type="float">
            <text:p>1</text:p>
          </table:table-cell>
          <table:table-cell office:value-type="float" office:value="-28.989327" calcext:value-type="float">
            <text:p>-28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989327" calcext:value-type="float">
            <text:p>-28,99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3.dssp</text:p>
          </table:table-cell>
          <table:table-cell office:value-type="float" office:value="1" calcext:value-type="float">
            <text:p>1</text:p>
          </table:table-cell>
          <table:table-cell office:value-type="float" office:value="-28.809278" calcext:value-type="float">
            <text:p>-28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809278" calcext:value-type="float">
            <text:p>-28,81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4.dssp</text:p>
          </table:table-cell>
          <table:table-cell office:value-type="float" office:value="1" calcext:value-type="float">
            <text:p>1</text:p>
          </table:table-cell>
          <table:table-cell office:value-type="float" office:value="-28.868668" calcext:value-type="float">
            <text:p>-28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868668" calcext:value-type="float">
            <text:p>-28,87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0-20-40-5.dssp</text:p>
          </table:table-cell>
          <table:table-cell office:value-type="float" office:value="1" calcext:value-type="float">
            <text:p>1</text:p>
          </table:table-cell>
          <table:table-cell office:value-type="float" office:value="-28.793357" calcext:value-type="float">
            <text:p>-28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8.793357" calcext:value-type="float">
            <text:p>-28,79</text:p>
          </table:table-cell>
          <table:table-cell office:value-type="float" office:value="0.00003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1.dssp</text:p>
          </table:table-cell>
          <table:table-cell office:value-type="float" office:value="1" calcext:value-type="float">
            <text:p>1</text:p>
          </table:table-cell>
          <table:table-cell office:value-type="float" office:value="-36.920534" calcext:value-type="float">
            <text:p>-36,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920534" calcext:value-type="float">
            <text:p>-36,92</text:p>
          </table:table-cell>
          <table:table-cell office:value-type="float" office:value="0.00005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2.dssp</text:p>
          </table:table-cell>
          <table:table-cell office:value-type="float" office:value="1" calcext:value-type="float">
            <text:p>1</text:p>
          </table:table-cell>
          <table:table-cell office:value-type="float" office:value="-36.867408" calcext:value-type="float">
            <text:p>-36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867408" calcext:value-type="float">
            <text:p>-36,87</text:p>
          </table:table-cell>
          <table:table-cell office:value-type="float" office:value="0.00005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3.dssp</text:p>
          </table:table-cell>
          <table:table-cell office:value-type="float" office:value="1" calcext:value-type="float">
            <text:p>1</text:p>
          </table:table-cell>
          <table:table-cell office:value-type="float" office:value="-36.807286" calcext:value-type="float">
            <text:p>-36,8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807286" calcext:value-type="float">
            <text:p>-36,81</text:p>
          </table:table-cell>
          <table:table-cell office:value-type="float" office:value="0.00005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4.dssp</text:p>
          </table:table-cell>
          <table:table-cell office:value-type="float" office:value="1" calcext:value-type="float">
            <text:p>1</text:p>
          </table:table-cell>
          <table:table-cell office:value-type="float" office:value="-36.669164" calcext:value-type="float">
            <text:p>-36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669164" calcext:value-type="float">
            <text:p>-36,67</text:p>
          </table:table-cell>
          <table:table-cell office:value-type="float" office:value="0.00005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25-25-50-5.dssp</text:p>
          </table:table-cell>
          <table:table-cell office:value-type="float" office:value="1" calcext:value-type="float">
            <text:p>1</text:p>
          </table:table-cell>
          <table:table-cell office:value-type="float" office:value="-36.746987" calcext:value-type="float">
            <text:p>-36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6.746987" calcext:value-type="float">
            <text:p>-36,75</text:p>
          </table:table-cell>
          <table:table-cell office:value-type="float" office:value="0.00005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1.dssp</text:p>
          </table:table-cell>
          <table:table-cell office:value-type="float" office:value="1" calcext:value-type="float">
            <text:p>1</text:p>
          </table:table-cell>
          <table:table-cell office:value-type="float" office:value="-6.222222" calcext:value-type="float">
            <text:p>-6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.222222" calcext:value-type="float">
            <text:p>-6,22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2.dssp</text:p>
          </table:table-cell>
          <table:table-cell office:value-type="float" office:value="1" calcext:value-type="float">
            <text:p>1</text:p>
          </table:table-cell>
          <table:table-cell office:value-type="float" office:value="-6.199041" calcext:value-type="float">
            <text:p>-6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6.199041" calcext:value-type="float">
            <text:p>-6,2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3.dssp</text:p>
          </table:table-cell>
          <table:table-cell office:value-type="float" office:value="1" calcext:value-type="float">
            <text:p>1</text:p>
          </table:table-cell>
          <table:table-cell office:value-type="float" office:value="-5.763889" calcext:value-type="float">
            <text:p>-5,7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763889" calcext:value-type="float">
            <text:p>-5,76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4.dssp</text:p>
          </table:table-cell>
          <table:table-cell office:value-type="float" office:value="1" calcext:value-type="float">
            <text:p>1</text:p>
          </table:table-cell>
          <table:table-cell office:value-type="float" office:value="-5.881481" calcext:value-type="float">
            <text:p>-5,8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881481" calcext:value-type="float">
            <text:p>-5,88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0-5-5-10-5.dssp</text:p>
          </table:table-cell>
          <table:table-cell office:value-type="float" office:value="1" calcext:value-type="float">
            <text:p>1</text:p>
          </table:table-cell>
          <table:table-cell office:value-type="float" office:value="-5.89172" calcext:value-type="float">
            <text:p>-5,8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89172" calcext:value-type="float">
            <text:p>-5,89</text:p>
          </table:table-cell>
          <table:table-cell office:value-type="float" office:value="0.00000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" calcext:value-type="float">
            <text:p>-8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8.8" calcext:value-type="float">
            <text:p>-8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.8" calcext:value-type="float">
            <text:p>-8,8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3.dssp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" calcext:value-type="float">
            <text:p>-8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4.dssp</text:p>
          </table:table-cell>
          <table:table-cell office:value-type="float" office:value="1" calcext:value-type="float">
            <text:p>1</text:p>
          </table:table-cell>
          <table:table-cell office:value-type="float" office:value="-8.75" calcext:value-type="float">
            <text:p>-8,7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8.75" calcext:value-type="float">
            <text:p>-8,75</text:p>
          </table:table-cell>
          <table:table-cell office:value-type="float" office:value="0.000004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0-10-20-5.dssp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9" calcext:value-type="float">
            <text:p>-9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1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2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3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4.dssp</text:p>
          </table:table-cell>
          <table:table-cell office:value-type="float" office:value="1" calcext:value-type="float">
            <text:p>1</text:p>
          </table:table-cell>
          <table:table-cell office:value-type="float" office:value="-12.232218" calcext:value-type="float">
            <text:p>-12,2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232218" calcext:value-type="float">
            <text:p>-12,23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15-15-30-5.dssp</text:p>
          </table:table-cell>
          <table:table-cell office:value-type="float" office:value="1" calcext:value-type="float">
            <text:p>1</text:p>
          </table:table-cell>
          <table:table-cell office:value-type="float" office:value="-12.014011" calcext:value-type="float">
            <text:p>-12,0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014011" calcext:value-type="float">
            <text:p>-12,01</text:p>
          </table:table-cell>
          <table:table-cell office:value-type="float" office:value="0.00001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1.dssp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" calcext:value-type="float">
            <text:p>-16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2.dssp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" calcext:value-type="float">
            <text:p>-16</text:p>
          </table:table-cell>
          <table:table-cell office:value-type="float" office:value="0.00002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3.dssp</text:p>
          </table:table-cell>
          <table:table-cell office:value-type="float" office:value="1" calcext:value-type="float">
            <text:p>1</text:p>
          </table:table-cell>
          <table:table-cell office:value-type="float" office:value="-16.188538" calcext:value-type="float">
            <text:p>-16,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6.188538" calcext:value-type="float">
            <text:p>-16,19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4.dssp</text:p>
          </table:table-cell>
          <table:table-cell office:value-type="float" office:value="1" calcext:value-type="float">
            <text:p>1</text:p>
          </table:table-cell>
          <table:table-cell office:value-type="float" office:value="-17.124568" calcext:value-type="float">
            <text:p>-17,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.124568" calcext:value-type="float">
            <text:p>-17,12</text:p>
          </table:table-cell>
          <table:table-cell office:value-type="float" office:value="0.00002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0-20-40-5.dssp</text:p>
          </table:table-cell>
          <table:table-cell office:value-type="float" office:value="1" calcext:value-type="float">
            <text:p>1</text:p>
          </table:table-cell>
          <table:table-cell office:value-type="float" office:value="-17.150778" calcext:value-type="float">
            <text:p>-17,1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7.150778" calcext:value-type="float">
            <text:p>-17,15</text:p>
          </table:table-cell>
          <table:table-cell office:value-type="float" office:value="0.00002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1.dssp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" calcext:value-type="float">
            <text:p>-20</text:p>
          </table:table-cell>
          <table:table-cell office:value-type="float" office:value="0.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2.dssp</text:p>
          </table:table-cell>
          <table:table-cell office:value-type="float" office:value="1" calcext:value-type="float">
            <text:p>1</text:p>
          </table:table-cell>
          <table:table-cell office:value-type="float" office:value="-21.722048" calcext:value-type="float">
            <text:p>-21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1.722048" calcext:value-type="float">
            <text:p>-21,72</text:p>
          </table:table-cell>
          <table:table-cell office:value-type="float" office:value="0.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3.dssp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" calcext:value-type="float">
            <text:p>-20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4" calcext:value-type="float">
            <text:p>-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4.dssp</text:p>
          </table:table-cell>
          <table:table-cell office:value-type="float" office:value="1" calcext:value-type="float">
            <text:p>1</text:p>
          </table:table-cell>
          <table:table-cell office:value-type="float" office:value="-22.252908" calcext:value-type="float">
            <text:p>-22,2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2.252908" calcext:value-type="float">
            <text:p>-22,25</text:p>
          </table:table-cell>
          <table:table-cell office:value-type="float" office:value="0.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25-25-50-5.dssp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" calcext:value-type="float">
            <text:p>-20</text:p>
          </table:table-cell>
          <table:table-cell office:value-type="float" office:value="0.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3" calcext:value-type="float">
            <text:p>-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1.dssp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" calcext:value-type="float">
            <text:p>-4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2.dssp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" calcext:value-type="float">
            <text:p>-4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3.dssp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" calcext:value-type="float">
            <text:p>-4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4.dssp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" calcext:value-type="float">
            <text:p>-5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2-5-5-10-5.dssp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" calcext:value-type="float">
            <text:p>-4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1.dssp</text:p>
          </table:table-cell>
          <table:table-cell office:value-type="float" office:value="1" calcext:value-type="float">
            <text:p>1</text:p>
          </table:table-cell>
          <table:table-cell office:value-type="float" office:value="-12.49808" calcext:value-type="float">
            <text:p>-12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49808" calcext:value-type="float">
            <text:p>-12,5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2.dssp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" calcext:value-type="float">
            <text:p>-12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3.dssp</text:p>
          </table:table-cell>
          <table:table-cell office:value-type="float" office:value="1" calcext:value-type="float">
            <text:p>1</text:p>
          </table:table-cell>
          <table:table-cell office:value-type="float" office:value="-12.982857" calcext:value-type="float">
            <text:p>-12,9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982857" calcext:value-type="float">
            <text:p>-12,98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4.dssp</text:p>
          </table:table-cell>
          <table:table-cell office:value-type="float" office:value="1" calcext:value-type="float">
            <text:p>1</text:p>
          </table:table-cell>
          <table:table-cell office:value-type="float" office:value="-12.8378" calcext:value-type="float">
            <text:p>-12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8378" calcext:value-type="float">
            <text:p>-12,84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0-10-20-5.dssp</text:p>
          </table:table-cell>
          <table:table-cell office:value-type="float" office:value="1" calcext:value-type="float">
            <text:p>1</text:p>
          </table:table-cell>
          <table:table-cell office:value-type="float" office:value="-12.643157" calcext:value-type="float">
            <text:p>-1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2.643157" calcext:value-type="float">
            <text:p>-12,64</text:p>
          </table:table-cell>
          <table:table-cell office:value-type="float" office:value="0.0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1.dssp</text:p>
          </table:table-cell>
          <table:table-cell office:value-type="float" office:value="1" calcext:value-type="float">
            <text:p>1</text:p>
          </table:table-cell>
          <table:table-cell office:value-type="float" office:value="-18" calcext:value-type="float">
            <text:p>-1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" calcext:value-type="float">
            <text:p>-18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2.dssp</text:p>
          </table:table-cell>
          <table:table-cell office:value-type="float" office:value="1" calcext:value-type="float">
            <text:p>1</text:p>
          </table:table-cell>
          <table:table-cell office:value-type="float" office:value="-18.89894" calcext:value-type="float">
            <text:p>-18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8.89894" calcext:value-type="float">
            <text:p>-18,9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3.dssp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" calcext:value-type="float">
            <text:p>-19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4.dssp</text:p>
          </table:table-cell>
          <table:table-cell office:value-type="float" office:value="1" calcext:value-type="float">
            <text:p>1</text:p>
          </table:table-cell>
          <table:table-cell office:value-type="float" office:value="-19.883209" calcext:value-type="float">
            <text:p>-19,8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9.883209" calcext:value-type="float">
            <text:p>-19,88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15-15-30-5.dssp</text:p>
          </table:table-cell>
          <table:table-cell office:value-type="float" office:value="1" calcext:value-type="float">
            <text:p>1</text:p>
          </table:table-cell>
          <table:table-cell office:value-type="float" office:value="-20.272835" calcext:value-type="float">
            <text:p>-20,2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0.272835" calcext:value-type="float">
            <text:p>-20,27</text:p>
          </table:table-cell>
          <table:table-cell office:value-type="float" office:value="0.000013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1.dssp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" calcext:value-type="float">
            <text:p>-24</text:p>
          </table:table-cell>
          <table:table-cell office:value-type="float" office:value="0.000027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2.dssp</text:p>
          </table:table-cell>
          <table:table-cell office:value-type="float" office:value="1" calcext:value-type="float">
            <text:p>1</text:p>
          </table:table-cell>
          <table:table-cell office:value-type="float" office:value="-24.897893" calcext:value-type="float">
            <text:p>-24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4.897893" calcext:value-type="float">
            <text:p>-24,9</text:p>
          </table:table-cell>
          <table:table-cell office:value-type="float" office:value="0.00002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3.dssp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5" calcext:value-type="float">
            <text:p>-25</text:p>
          </table:table-cell>
          <table:table-cell office:value-type="float" office:value="0.00002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4.dssp</text:p>
          </table:table-cell>
          <table:table-cell office:value-type="float" office:value="1" calcext:value-type="float">
            <text:p>1</text:p>
          </table:table-cell>
          <table:table-cell office:value-type="float" office:value="-27.064244" calcext:value-type="float">
            <text:p>-27,0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7.064244" calcext:value-type="float">
            <text:p>-27,06</text:p>
          </table:table-cell>
          <table:table-cell office:value-type="float" office:value="0.000026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0-20-40-5.dssp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6" calcext:value-type="float">
            <text:p>-26</text:p>
          </table:table-cell>
          <table:table-cell office:value-type="float" office:value="0.000028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1.dssp</text:p>
          </table:table-cell>
          <table:table-cell office:value-type="float" office:value="1" calcext:value-type="float">
            <text:p>1</text:p>
          </table:table-cell>
          <table:table-cell office:value-type="float" office:value="-30.789005" calcext:value-type="float">
            <text:p>-30,7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789005" calcext:value-type="float">
            <text:p>-30,79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2.dssp</text:p>
          </table:table-cell>
          <table:table-cell office:value-type="float" office:value="1" calcext:value-type="float">
            <text:p>1</text:p>
          </table:table-cell>
          <table:table-cell office:value-type="float" office:value="-30.838039" calcext:value-type="float">
            <text:p>-30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0.838039" calcext:value-type="float">
            <text:p>-30,84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3.dssp</text:p>
          </table:table-cell>
          <table:table-cell office:value-type="float" office:value="1" calcext:value-type="float">
            <text:p>1</text:p>
          </table:table-cell>
          <table:table-cell office:value-type="float" office:value="-31.633179" calcext:value-type="float">
            <text:p>-31,6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1.633179" calcext:value-type="float">
            <text:p>-31,63</text:p>
          </table:table-cell>
          <table:table-cell office:value-type="float" office:value="0.00005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4.dssp</text:p>
          </table:table-cell>
          <table:table-cell office:value-type="float" office:value="1" calcext:value-type="float">
            <text:p>1</text:p>
          </table:table-cell>
          <table:table-cell office:value-type="float" office:value="-32.982449" calcext:value-type="float">
            <text:p>-32,9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2.982449" calcext:value-type="float">
            <text:p>-32,98</text:p>
          </table:table-cell>
          <table:table-cell office:value-type="float" office:value="0.000049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25-25-50-5.dssp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1" calcext:value-type="float">
            <text:p>-31</text:p>
          </table:table-cell>
          <table:table-cell office:value-type="float" office:value="0.00005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1.dssp</text:p>
          </table:table-cell>
          <table:table-cell office:value-type="float" office:value="1" calcext:value-type="float">
            <text:p>1</text:p>
          </table:table-cell>
          <table:table-cell office:value-type="float" office:value="-5.844303" calcext:value-type="float">
            <text:p>-5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844303" calcext:value-type="float">
            <text:p>-5,84</text:p>
          </table:table-cell>
          <table:table-cell office:value-type="float" office:value="0.000001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2.dssp</text:p>
          </table:table-cell>
          <table:table-cell office:value-type="float" office:value="1" calcext:value-type="float">
            <text:p>1</text:p>
          </table:table-cell>
          <table:table-cell office:value-type="float" office:value="-5.530823" calcext:value-type="float">
            <text:p>-5,5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530823" calcext:value-type="float">
            <text:p>-5,53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3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4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and0-4-5-5-10-5.dssp</text:p>
          </table:table-cell>
          <table:table-cell office:value-type="float" office:value="1" calcext:value-type="float">
            <text:p>1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5.333333" calcext:value-type="float">
            <text:p>-5,33</text:p>
          </table:table-cell>
          <table:table-cell office:value-type="float" office:value="0.000002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</table:table>
      <table:table table:name="VNS" table:style-name="ta1">
        <table:table-column table:style-name="co47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73" table:default-cell-style-name="Default"/>
        <table:table-column table:style-name="co57" table:default-cell-style-name="Default"/>
        <table:table-column table:style-name="co7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3">
          <table:table-cell office:value-type="string" calcext:value-type="string">
            <text:p>filena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heuristic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0-1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540458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3.540458" calcext:value-type="float">
            <text:p>-13,54</text:p>
          </table:table-cell>
          <table:table-cell office:value-type="string" calcext:value-type="string">
            <text:p>300.00013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0-1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381193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3.381193" calcext:value-type="float">
            <text:p>-13,38</text:p>
          </table:table-cell>
          <table:table-cell office:value-type="string" calcext:value-type="string">
            <text:p>300.000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0-10-2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388473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3.388473" calcext:value-type="float">
            <text:p>-13,39</text:p>
          </table:table-cell>
          <table:table-cell office:value-type="string" calcext:value-type="string">
            <text:p>300.00013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0-10-2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301492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3.301492" calcext:value-type="float">
            <text:p>-13,3</text:p>
          </table:table-cell>
          <table:table-cell office:value-type="string" calcext:value-type="string">
            <text:p>300.00013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0-10-2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3.268571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3.268571" calcext:value-type="float">
            <text:p>-13,27</text:p>
          </table:table-cell>
          <table:table-cell office:value-type="string" calcext:value-type="string">
            <text:p>300.00013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5-15-3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418942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1.418942" calcext:value-type="float">
            <text:p>-21,42</text:p>
          </table:table-cell>
          <table:table-cell office:value-type="string" calcext:value-type="string">
            <text:p>300.0002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5-15-3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117137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1.117137" calcext:value-type="float">
            <text:p>-21,12</text:p>
          </table:table-cell>
          <table:table-cell office:value-type="string" calcext:value-type="string">
            <text:p>300.00024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5-15-3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064146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1.064146" calcext:value-type="float">
            <text:p>-21,06</text:p>
          </table:table-cell>
          <table:table-cell office:value-type="string" calcext:value-type="string">
            <text:p>300.0001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5-15-3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971548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0.971548" calcext:value-type="float">
            <text:p>-20,97</text:p>
          </table:table-cell>
          <table:table-cell office:value-type="string" calcext:value-type="string">
            <text:p>300.0002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15-15-3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045366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1.045366" calcext:value-type="float">
            <text:p>-21,05</text:p>
          </table:table-cell>
          <table:table-cell office:value-type="string" calcext:value-type="string">
            <text:p>300.00016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0-20-4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971994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8.971994" calcext:value-type="float">
            <text:p>-28,97</text:p>
          </table:table-cell>
          <table:table-cell office:value-type="string" calcext:value-type="string">
            <text:p>300.0003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0-20-4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989327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8.989327" calcext:value-type="float">
            <text:p>-28,99</text:p>
          </table:table-cell>
          <table:table-cell office:value-type="string" calcext:value-type="string">
            <text:p>300.000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0-20-4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809278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8.809278" calcext:value-type="float">
            <text:p>-28,81</text:p>
          </table:table-cell>
          <table:table-cell office:value-type="string" calcext:value-type="string">
            <text:p>300.0003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0-20-4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868668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8.868668" calcext:value-type="float">
            <text:p>-28,87</text:p>
          </table:table-cell>
          <table:table-cell office:value-type="string" calcext:value-type="string">
            <text:p>300.0003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0-20-4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8.793357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8.793357" calcext:value-type="float">
            <text:p>-28,79</text:p>
          </table:table-cell>
          <table:table-cell office:value-type="string" calcext:value-type="string">
            <text:p>300.0002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5-25-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920534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36.920534" calcext:value-type="float">
            <text:p>-36,92</text:p>
          </table:table-cell>
          <table:table-cell office:value-type="string" calcext:value-type="string">
            <text:p>300.0003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5-25-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867408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36.867408" calcext:value-type="float">
            <text:p>-36,87</text:p>
          </table:table-cell>
          <table:table-cell office:value-type="string" calcext:value-type="string">
            <text:p>300.0004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5-25-5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807286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36.807286" calcext:value-type="float">
            <text:p>-36,81</text:p>
          </table:table-cell>
          <table:table-cell office:value-type="string" calcext:value-type="string">
            <text:p>300.0004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5-25-5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669164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36.669164" calcext:value-type="float">
            <text:p>-36,67</text:p>
          </table:table-cell>
          <table:table-cell office:value-type="string" calcext:value-type="string">
            <text:p>300.000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25-25-5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6.746987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36.746987" calcext:value-type="float">
            <text:p>-36,75</text:p>
          </table:table-cell>
          <table:table-cell office:value-type="string" calcext:value-type="string">
            <text:p>300.0006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5-5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.222222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6.222222" calcext:value-type="float">
            <text:p>-6,22</text:p>
          </table:table-cell>
          <table:table-cell office:value-type="string" calcext:value-type="string">
            <text:p>300.00011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5-5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6.199041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6.199041" calcext:value-type="float">
            <text:p>-6,2</text:p>
          </table:table-cell>
          <table:table-cell office:value-type="string" calcext:value-type="string">
            <text:p>300.00012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5-5-1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763889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5.763889" calcext:value-type="float">
            <text:p>-5,76</text:p>
          </table:table-cell>
          <table:table-cell office:value-type="string" calcext:value-type="string">
            <text:p>300.00012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5-5-1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881481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5.881481" calcext:value-type="float">
            <text:p>-5,88</text:p>
          </table:table-cell>
          <table:table-cell office:value-type="string" calcext:value-type="string">
            <text:p>300.00012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0-5-5-1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89172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5.89172" calcext:value-type="float">
            <text:p>-5,89</text:p>
          </table:table-cell>
          <table:table-cell office:value-type="string" calcext:value-type="string">
            <text:p>300.00012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0-1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300.0001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0-1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8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8.8" calcext:value-type="float">
            <text:p>-8,8</text:p>
          </table:table-cell>
          <table:table-cell office:value-type="string" calcext:value-type="string">
            <text:p>300.000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0-10-2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300.0001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0-10-2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8.75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8.75" calcext:value-type="float">
            <text:p>-8,75</text:p>
          </table:table-cell>
          <table:table-cell office:value-type="string" calcext:value-type="string">
            <text:p>300.0001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0-10-2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300.0001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5-15-3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300.0001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5-15-3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300.0002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5-15-3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300.0001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5-15-3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232218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2.232218" calcext:value-type="float">
            <text:p>-12,23</text:p>
          </table:table-cell>
          <table:table-cell office:value-type="string" calcext:value-type="string">
            <text:p>300.0001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15-15-3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14011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2.014011" calcext:value-type="float">
            <text:p>-12,01</text:p>
          </table:table-cell>
          <table:table-cell office:value-type="string" calcext:value-type="string">
            <text:p>300.0001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0-20-4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300.0003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0-20-4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300.0005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0-20-4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6.188538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6.188538" calcext:value-type="float">
            <text:p>-16,19</text:p>
          </table:table-cell>
          <table:table-cell office:value-type="string" calcext:value-type="string">
            <text:p>300.0004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0-20-4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7.124568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7.124568" calcext:value-type="float">
            <text:p>-17,12</text:p>
          </table:table-cell>
          <table:table-cell office:value-type="string" calcext:value-type="string">
            <text:p>300.0003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0-20-4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7.150778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7.150778" calcext:value-type="float">
            <text:p>-17,15</text:p>
          </table:table-cell>
          <table:table-cell office:value-type="string" calcext:value-type="string">
            <text:p>300.0002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5-25-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300.0002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5-25-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1.722048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1.722048" calcext:value-type="float">
            <text:p>-21,72</text:p>
          </table:table-cell>
          <table:table-cell office:value-type="string" calcext:value-type="string">
            <text:p>300.0006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5-25-5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300.0004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5-25-5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2.252908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2.252908" calcext:value-type="float">
            <text:p>-22,25</text:p>
          </table:table-cell>
          <table:table-cell office:value-type="string" calcext:value-type="string">
            <text:p>300.0006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25-25-5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300.0002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5-5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300.0001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5-5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300.0001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5-5-1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300.0001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5-5-1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300.000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2-5-5-1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4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300.000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0-10-2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49808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2.49808" calcext:value-type="float">
            <text:p>-12,5</text:p>
          </table:table-cell>
          <table:table-cell office:value-type="string" calcext:value-type="string">
            <text:p>300.0001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0-10-2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300.0001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0-10-2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982857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2.982857" calcext:value-type="float">
            <text:p>-12,98</text:p>
          </table:table-cell>
          <table:table-cell office:value-type="string" calcext:value-type="string">
            <text:p>300.000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0-10-2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8378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2.8378" calcext:value-type="float">
            <text:p>-12,84</text:p>
          </table:table-cell>
          <table:table-cell office:value-type="string" calcext:value-type="string">
            <text:p>300.0001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0-10-2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2.643157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2.643157" calcext:value-type="float">
            <text:p>-12,64</text:p>
          </table:table-cell>
          <table:table-cell office:value-type="string" calcext:value-type="string">
            <text:p>300.0001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5-15-3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8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300.0001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5-15-3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8.89894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8.89894" calcext:value-type="float">
            <text:p>-18,9</text:p>
          </table:table-cell>
          <table:table-cell office:value-type="string" calcext:value-type="string">
            <text:p>300.0002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5-15-3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300.0001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5-15-3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9.883209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19.883209" calcext:value-type="float">
            <text:p>-19,88</text:p>
          </table:table-cell>
          <table:table-cell office:value-type="string" calcext:value-type="string">
            <text:p>300.000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15-15-3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0.272835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0.272835" calcext:value-type="float">
            <text:p>-20,27</text:p>
          </table:table-cell>
          <table:table-cell office:value-type="string" calcext:value-type="string">
            <text:p>300.0001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0-20-4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4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300.0001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0-20-4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4.897893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4.897893" calcext:value-type="float">
            <text:p>-24,9</text:p>
          </table:table-cell>
          <table:table-cell office:value-type="string" calcext:value-type="string">
            <text:p>300.0003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0-20-4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5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300.0005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0-20-4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7.064244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7.064244" calcext:value-type="float">
            <text:p>-27,06</text:p>
          </table:table-cell>
          <table:table-cell office:value-type="string" calcext:value-type="string">
            <text:p>300.0003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0-20-4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6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26" calcext:value-type="float">
            <text:p>-26</text:p>
          </table:table-cell>
          <table:table-cell office:value-type="string" calcext:value-type="string">
            <text:p>300.0004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5-25-5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.789005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30.789005" calcext:value-type="float">
            <text:p>-30,79</text:p>
          </table:table-cell>
          <table:table-cell office:value-type="string" calcext:value-type="string">
            <text:p>300.00022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5-25-5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0.838039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30.838039" calcext:value-type="float">
            <text:p>-30,84</text:p>
          </table:table-cell>
          <table:table-cell office:value-type="string" calcext:value-type="string">
            <text:p>300.00046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5-25-5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1.633179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31.633179" calcext:value-type="float">
            <text:p>-31,63</text:p>
          </table:table-cell>
          <table:table-cell office:value-type="string" calcext:value-type="string">
            <text:p>300.0003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5-25-5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2.982449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32.982449" calcext:value-type="float">
            <text:p>-32,98</text:p>
          </table:table-cell>
          <table:table-cell office:value-type="string" calcext:value-type="string">
            <text:p>300.0005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25-25-5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1.000000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300.0003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5-5-10-1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844303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5.844303" calcext:value-type="float">
            <text:p>-5,84</text:p>
          </table:table-cell>
          <table:table-cell office:value-type="string" calcext:value-type="string">
            <text:p>300.0001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5-5-10-2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530823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5.530823" calcext:value-type="float">
            <text:p>-5,53</text:p>
          </table:table-cell>
          <table:table-cell office:value-type="string" calcext:value-type="string">
            <text:p>300.000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5-5-10-3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5.333333" calcext:value-type="float">
            <text:p>-5,33</text:p>
          </table:table-cell>
          <table:table-cell office:value-type="string" calcext:value-type="string">
            <text:p>300.0001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5-5-10-4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5.333333" calcext:value-type="float">
            <text:p>-5,33</text:p>
          </table:table-cell>
          <table:table-cell office:value-type="string" calcext:value-type="string">
            <text:p>300.0001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and0-4-5-5-10-5.d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.333333</text:p>
          </table:table-cell>
          <table:table-cell office:value-type="string" calcext:value-type="string">
            <text:p>100000000000000000000.000000</text:p>
          </table:table-cell>
          <table:table-cell office:value-type="float" office:value="-5.333333" calcext:value-type="float">
            <text:p>-5,33</text:p>
          </table:table-cell>
          <table:table-cell office:value-type="string" calcext:value-type="string">
            <text:p>300.0001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NS</text:p>
          </table:table-cell>
          <table:table-cell table:number-columns-repeated="2"/>
        </table:table-row>
      </table:table>
      <table:table table:name="BCPA" table:style-name="ta1">
        <table:table-column table:style-name="co48" table:default-cell-style-name="Default"/>
        <table:table-column table:style-name="co49" table:default-cell-style-name="Default"/>
        <table:table-column table:style-name="co45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41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52" table:default-cell-style-name="Default"/>
        <table:table-column table:style-name="co45" table:default-cell-style-name="Default"/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10-10-20-1,dssp</text:p>
          </table:table-cell>
          <table:table-cell office:value-type="float" office:value="1" calcext:value-type="float">
            <text:p>1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24638" calcext:value-type="float">
            <text:p>-3,22</text:p>
          </table:table-cell>
          <table:table-cell office:value-type="float" office:value="0.024803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0-10-20-2,dssp</text:p>
          </table:table-cell>
          <table:table-cell office:value-type="float" office:value="1" calcext:value-type="float">
            <text:p>1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28113" calcext:value-type="float">
            <text:p>-2,73</text:p>
          </table:table-cell>
          <table:table-cell office:value-type="float" office:value="0.02729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0-10-20-3,dssp</text:p>
          </table:table-cell>
          <table:table-cell office:value-type="float" office:value="1" calcext:value-type="float">
            <text:p>1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42105" calcext:value-type="float">
            <text:p>-2,84</text:p>
          </table:table-cell>
          <table:table-cell office:value-type="float" office:value="0.023571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0-10-2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17198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0-10-10-20-5,dssp</text:p>
          </table:table-cell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,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" calcext:value-type="float">
            <text:p>-1,9</text:p>
          </table:table-cell>
          <table:table-cell office:value-type="float" office:value="0.024469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15-15-30-1,dssp</text:p>
          </table:table-cell>
          <table:table-cell office:value-type="float" office:value="1" calcext:value-type="float">
            <text:p>1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21377" calcext:value-type="float">
            <text:p>-4,42</text:p>
          </table:table-cell>
          <table:table-cell office:value-type="float" office:value="0.06275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15-15-30-2,dssp</text:p>
          </table:table-cell>
          <table:table-cell office:value-type="float" office:value="1" calcext:value-type="float">
            <text:p>1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845307" calcext:value-type="float">
            <text:p>-3,85</text:p>
          </table:table-cell>
          <table:table-cell office:value-type="float" office:value="0.054709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5-15-30-3,dssp</text:p>
          </table:table-cell>
          <table:table-cell office:value-type="float" office:value="1" calcext:value-type="float">
            <text:p>1</text:p>
          </table:table-cell>
          <table:table-cell office:value-type="float" office:value="-2.92906" calcext:value-type="float">
            <text:p>-2,9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2906" calcext:value-type="float">
            <text:p>-2,93</text:p>
          </table:table-cell>
          <table:table-cell office:value-type="float" office:value="0.051046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15-15-30-4,dssp</text:p>
          </table:table-cell>
          <table:table-cell office:value-type="float" office:value="1" calcext:value-type="float">
            <text:p>1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517715" calcext:value-type="float">
            <text:p>-2,52</text:p>
          </table:table-cell>
          <table:table-cell office:value-type="float" office:value="0.037343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0-15-15-30-5,dssp</text:p>
          </table:table-cell>
          <table:table-cell office:value-type="float" office:value="1" calcext:value-type="float">
            <text:p>1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17857" calcext:value-type="float">
            <text:p>-2,32</text:p>
          </table:table-cell>
          <table:table-cell office:value-type="float" office:value="0.045283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BCPA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rand0-20-20-20-40-1,dssp</text:p>
          </table:table-cell>
          <table:table-cell office:value-type="float" office:value="1" calcext:value-type="float">
            <text:p>1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4582" calcext:value-type="float">
            <text:p>-4,47</text:p>
          </table:table-cell>
          <table:table-cell office:value-type="float" office:value="0.08323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20-20-40-2,dssp</text:p>
          </table:table-cell>
          <table:table-cell office:value-type="float" office:value="1" calcext:value-type="float">
            <text:p>1</text:p>
          </table:table-cell>
          <table:table-cell office:value-type="float" office:value="-3.77232" calcext:value-type="float">
            <text:p>-3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7232" calcext:value-type="float">
            <text:p>-3,77</text:p>
          </table:table-cell>
          <table:table-cell office:value-type="float" office:value="0.08423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0-20-40-3,dssp</text:p>
          </table:table-cell>
          <table:table-cell office:value-type="float" office:value="1" calcext:value-type="float">
            <text:p>1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2409" calcext:value-type="float">
            <text:p>-2,71</text:p>
          </table:table-cell>
          <table:table-cell office:value-type="float" office:value="0.055886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0-20-40-4,dssp</text:p>
          </table:table-cell>
          <table:table-cell office:value-type="float" office:value="1" calcext:value-type="float">
            <text:p>1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87076" calcext:value-type="float">
            <text:p>-2,99</text:p>
          </table:table-cell>
          <table:table-cell office:value-type="float" office:value="0.076001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20-20-20-40-5,dssp</text:p>
          </table:table-cell>
          <table:table-cell office:value-type="float" office:value="1" calcext:value-type="float">
            <text:p>1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7059" calcext:value-type="float">
            <text:p>-2,65</text:p>
          </table:table-cell>
          <table:table-cell office:value-type="float" office:value="0.051639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BCPA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rand0-20-25-25-50-1,dssp</text:p>
          </table:table-cell>
          <table:table-cell office:value-type="float" office:value="1" calcext:value-type="float">
            <text:p>1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72499" calcext:value-type="float">
            <text:p>-4,47</text:p>
          </table:table-cell>
          <table:table-cell office:value-type="float" office:value="0.132667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25-25-50-2,dssp</text:p>
          </table:table-cell>
          <table:table-cell office:value-type="float" office:value="1" calcext:value-type="float">
            <text:p>1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482132" calcext:value-type="float">
            <text:p>-4,48</text:p>
          </table:table-cell>
          <table:table-cell office:value-type="float" office:value="0.155522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20-25-25-50-3,dssp</text:p>
          </table:table-cell>
          <table:table-cell office:value-type="float" office:value="1" calcext:value-type="float">
            <text:p>1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667821" calcext:value-type="float">
            <text:p>-3,67</text:p>
          </table:table-cell>
          <table:table-cell office:value-type="float" office:value="0.166168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5-25-50-4,dssp</text:p>
          </table:table-cell>
          <table:table-cell office:value-type="float" office:value="1" calcext:value-type="float">
            <text:p>1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070651" calcext:value-type="float">
            <text:p>-3,07</text:p>
          </table:table-cell>
          <table:table-cell office:value-type="float" office:value="0.133476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20-25-25-50-5,dssp</text:p>
          </table:table-cell>
          <table:table-cell office:value-type="float" office:value="1" calcext:value-type="float">
            <text:p>1</text:p>
          </table:table-cell>
          <table:table-cell office:value-type="float" office:value="-3.20552" calcext:value-type="float">
            <text:p>-3,2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0552" calcext:value-type="float">
            <text:p>-3,21</text:p>
          </table:table-cell>
          <table:table-cell office:value-type="float" office:value="0.087784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C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d0-20-5-5-1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1318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CP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nd0-20-5-5-10-2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12992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0-5-5-10-3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3662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nd0-20-5-5-10-4,dssp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" calcext:value-type="float">
            <text:p>-1,5</text:p>
          </table:table-cell>
          <table:table-cell office:value-type="float" office:value="0.01286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20-5-5-10-5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3208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0-10-20-1,dssp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0.0178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0-10-20-2,dssp</text:p>
          </table:table-cell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,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" calcext:value-type="float">
            <text:p>-1,2</text:p>
          </table:table-cell>
          <table:table-cell office:value-type="float" office:value="0.014445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-10-10-20-3,dssp</text:p>
          </table:table-cell>
          <table:table-cell office:value-type="float" office:value="1" calcext:value-type="float">
            <text:p>1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545455" calcext:value-type="float">
            <text:p>-1,55</text:p>
          </table:table-cell>
          <table:table-cell office:value-type="float" office:value="0.018717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0-10-20-4,dssp</text:p>
          </table:table-cell>
          <table:table-cell office:value-type="float" office:value="1" calcext:value-type="float">
            <text:p>1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14286" calcext:value-type="float">
            <text:p>-0,71</text:p>
          </table:table-cell>
          <table:table-cell office:value-type="float" office:value="0.015683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CP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d0-2-10-10-20-5,dssp</text:p>
          </table:table-cell>
          <table:table-cell office:value-type="float" office:value="1" calcext:value-type="float">
            <text:p>1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0.013126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15-15-30-1,dssp</text:p>
          </table:table-cell>
          <table:table-cell office:value-type="float" office:value="1" calcext:value-type="float">
            <text:p>1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986486" calcext:value-type="float">
            <text:p>-1,99</text:p>
          </table:table-cell>
          <table:table-cell office:value-type="float" office:value="0.056017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2-15-15-30-2,dssp</text:p>
          </table:table-cell>
          <table:table-cell office:value-type="float" office:value="1" calcext:value-type="float">
            <text:p>1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33333" calcext:value-type="float">
            <text:p>-2,13</text:p>
          </table:table-cell>
          <table:table-cell office:value-type="float" office:value="0.02817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15-15-30-3,dssp</text:p>
          </table:table-cell>
          <table:table-cell office:value-type="float" office:value="1" calcext:value-type="float">
            <text:p>1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285714" calcext:value-type="float">
            <text:p>-1,29</text:p>
          </table:table-cell>
          <table:table-cell office:value-type="float" office:value="0.049207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15-15-30-4,dss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0.028238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15-15-30-5,dssp</text:p>
          </table:table-cell>
          <table:table-cell office:value-type="float" office:value="1" calcext:value-type="float">
            <text:p>1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666667" calcext:value-type="float">
            <text:p>-0,67</text:p>
          </table:table-cell>
          <table:table-cell office:value-type="float" office:value="0.030741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0-20-40-1,dssp</text:p>
          </table:table-cell>
          <table:table-cell office:value-type="float" office:value="1" calcext:value-type="float">
            <text:p>1</text:p>
          </table:table-cell>
          <table:table-cell office:value-type="float" office:value="-1.69735" calcext:value-type="float">
            <text:p>-1,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9735" calcext:value-type="float">
            <text:p>-1,7</text:p>
          </table:table-cell>
          <table:table-cell office:value-type="float" office:value="0.099825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0-20-40-2,dssp</text:p>
          </table:table-cell>
          <table:table-cell office:value-type="float" office:value="1" calcext:value-type="float">
            <text:p>1</text:p>
          </table:table-cell>
          <table:table-cell office:value-type="float" office:value="-1.795057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795057" calcext:value-type="float">
            <text:p>-1,8</text:p>
          </table:table-cell>
          <table:table-cell office:value-type="float" office:value="0.078993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0-20-40-3,dssp</text:p>
          </table:table-cell>
          <table:table-cell office:value-type="float" office:value="1" calcext:value-type="float">
            <text:p>1</text:p>
          </table:table-cell>
          <table:table-cell office:value-type="float" office:value="-1.13269" calcext:value-type="float">
            <text:p>-1,1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13269" calcext:value-type="float">
            <text:p>-1,13</text:p>
          </table:table-cell>
          <table:table-cell office:value-type="float" office:value="0.105296" calcext:value-type="float">
            <text:p>0,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0-20-40-4,dssp</text:p>
          </table:table-cell>
          <table:table-cell office:value-type="float" office:value="1" calcext:value-type="float">
            <text:p>1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026128" calcext:value-type="float">
            <text:p>-1,03</text:p>
          </table:table-cell>
          <table:table-cell office:value-type="float" office:value="0.075553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0-20-40-5,dssp</text:p>
          </table:table-cell>
          <table:table-cell office:value-type="float" office:value="1" calcext:value-type="float">
            <text:p>1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923077" calcext:value-type="float">
            <text:p>-0,92</text:p>
          </table:table-cell>
          <table:table-cell office:value-type="float" office:value="0.052543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5-25-50-1,dssp</text:p>
          </table:table-cell>
          <table:table-cell office:value-type="float" office:value="1" calcext:value-type="float">
            <text:p>1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309301" calcext:value-type="float">
            <text:p>-2,31</text:p>
          </table:table-cell>
          <table:table-cell office:value-type="float" office:value="0.249001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5-25-50-2,dssp</text:p>
          </table:table-cell>
          <table:table-cell office:value-type="float" office:value="1" calcext:value-type="float">
            <text:p>1</text:p>
          </table:table-cell>
          <table:table-cell office:value-type="float" office:value="-1.801292" calcext:value-type="float">
            <text:p>-1,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01292" calcext:value-type="float">
            <text:p>-1,8</text:p>
          </table:table-cell>
          <table:table-cell office:value-type="float" office:value="0.189874" calcext:value-type="float">
            <text:p>0,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5-25-50-3,dssp</text:p>
          </table:table-cell>
          <table:table-cell office:value-type="float" office:value="1" calcext:value-type="float">
            <text:p>1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15375" calcext:value-type="float">
            <text:p>-1,42</text:p>
          </table:table-cell>
          <table:table-cell office:value-type="float" office:value="0.198021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25-25-50-4,dssp</text:p>
          </table:table-cell>
          <table:table-cell office:value-type="float" office:value="1" calcext:value-type="float">
            <text:p>1</text:p>
          </table:table-cell>
          <table:table-cell office:value-type="float" office:value="-1.404154" calcext:value-type="float">
            <text:p>-1,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404154" calcext:value-type="float">
            <text:p>-1,4</text:p>
          </table:table-cell>
          <table:table-cell office:value-type="float" office:value="0.120962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C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nd0-2-25-25-50-5,dssp</text:p>
          </table:table-cell>
          <table:table-cell office:value-type="float" office:value="1" calcext:value-type="float">
            <text:p>1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773793" calcext:value-type="float">
            <text:p>-0,77</text:p>
          </table:table-cell>
          <table:table-cell office:value-type="float" office:value="0.170709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0139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2-5-5-10-2,dssp</text:p>
          </table:table-cell>
          <table:table-cell office:value-type="float" office:value="1" calcext:value-type="float">
            <text:p>1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0.333333" calcext:value-type="float">
            <text:p>-0,33</text:p>
          </table:table-cell>
          <table:table-cell office:value-type="float" office:value="0.010583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3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82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05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C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nd0-2-5-5-10-5,dss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" calcext:value-type="float">
            <text:p>-1</text:p>
          </table:table-cell>
          <table:table-cell office:value-type="float" office:value="0.010515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10-10-20-1,dssp</text:p>
          </table:table-cell>
          <table:table-cell office:value-type="float" office:value="1" calcext:value-type="float">
            <text:p>1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70917" calcext:value-type="float">
            <text:p>-2,97</text:p>
          </table:table-cell>
          <table:table-cell office:value-type="float" office:value="0.022776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2,dssp</text:p>
          </table:table-cell>
          <table:table-cell office:value-type="float" office:value="1" calcext:value-type="float">
            <text:p>1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087762" calcext:value-type="float">
            <text:p>-2,09</text:p>
          </table:table-cell>
          <table:table-cell office:value-type="float" office:value="0.022932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3,dssp</text:p>
          </table:table-cell>
          <table:table-cell office:value-type="float" office:value="1" calcext:value-type="float">
            <text:p>1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12431" calcext:value-type="float">
            <text:p>-1,61</text:p>
          </table:table-cell>
          <table:table-cell office:value-type="float" office:value="0.020701" calcext:value-type="float">
            <text:p>0,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2938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0-10-20-5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1746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1,dssp</text:p>
          </table:table-cell>
          <table:table-cell office:value-type="float" office:value="1" calcext:value-type="float">
            <text:p>1</text:p>
          </table:table-cell>
          <table:table-cell office:value-type="float" office:value="-2.71901" calcext:value-type="float">
            <text:p>-2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1901" calcext:value-type="float">
            <text:p>-2,72</text:p>
          </table:table-cell>
          <table:table-cell office:value-type="float" office:value="0.061642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2,dssp</text:p>
          </table:table-cell>
          <table:table-cell office:value-type="float" office:value="1" calcext:value-type="float">
            <text:p>1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479795" calcext:value-type="float">
            <text:p>-2,48</text:p>
          </table:table-cell>
          <table:table-cell office:value-type="float" office:value="0.057719" calcext:value-type="float">
            <text:p>0,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15-15-30-3,dssp</text:p>
          </table:table-cell>
          <table:table-cell office:value-type="float" office:value="1" calcext:value-type="float">
            <text:p>1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834081" calcext:value-type="float">
            <text:p>-2,83</text:p>
          </table:table-cell>
          <table:table-cell office:value-type="float" office:value="0.032249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4,dssp</text:p>
          </table:table-cell>
          <table:table-cell office:value-type="float" office:value="1" calcext:value-type="float">
            <text:p>1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38196" calcext:value-type="float">
            <text:p>-1,64</text:p>
          </table:table-cell>
          <table:table-cell office:value-type="float" office:value="0.036283" calcext:value-type="float">
            <text:p>0,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15-15-30-5,dssp</text:p>
          </table:table-cell>
          <table:table-cell office:value-type="float" office:value="1" calcext:value-type="float">
            <text:p>1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868812" calcext:value-type="float">
            <text:p>-1,87</text:p>
          </table:table-cell>
          <table:table-cell office:value-type="float" office:value="0.025267" calcext:value-type="float">
            <text:p>0,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4-20-20-40-1,dssp</text:p>
          </table:table-cell>
          <table:table-cell office:value-type="float" office:value="1" calcext:value-type="float">
            <text:p>1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330308" calcext:value-type="float">
            <text:p>-4,33</text:p>
          </table:table-cell>
          <table:table-cell office:value-type="float" office:value="0.071869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0-20-40-2,dssp</text:p>
          </table:table-cell>
          <table:table-cell office:value-type="float" office:value="1" calcext:value-type="float">
            <text:p>1</text:p>
          </table:table-cell>
          <table:table-cell office:value-type="float" office:value="-3.499769" calcext:value-type="float">
            <text:p>-3,5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99769" calcext:value-type="float">
            <text:p>-3,5</text:p>
          </table:table-cell>
          <table:table-cell office:value-type="float" office:value="0.11508" calcext:value-type="float">
            <text:p>0,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0-20-40-3,dssp</text:p>
          </table:table-cell>
          <table:table-cell office:value-type="float" office:value="1" calcext:value-type="float">
            <text:p>1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914478" calcext:value-type="float">
            <text:p>-2,91</text:p>
          </table:table-cell>
          <table:table-cell office:value-type="float" office:value="0.101029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0-20-40-4,dssp</text:p>
          </table:table-cell>
          <table:table-cell office:value-type="float" office:value="1" calcext:value-type="float">
            <text:p>1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740054" calcext:value-type="float">
            <text:p>-2,74</text:p>
          </table:table-cell>
          <table:table-cell office:value-type="float" office:value="0.069366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20-20-40-5,dssp</text:p>
          </table:table-cell>
          <table:table-cell office:value-type="float" office:value="1" calcext:value-type="float">
            <text:p>1</text:p>
          </table:table-cell>
          <table:table-cell office:value-type="float" office:value="-2.104613" calcext:value-type="float">
            <text:p>-2,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104613" calcext:value-type="float">
            <text:p>-2,1</text:p>
          </table:table-cell>
          <table:table-cell office:value-type="float" office:value="0.045308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CP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rand0-4-25-25-50-1,dssp</text:p>
          </table:table-cell>
          <table:table-cell office:value-type="float" office:value="1" calcext:value-type="float">
            <text:p>1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4.719633" calcext:value-type="float">
            <text:p>-4,72</text:p>
          </table:table-cell>
          <table:table-cell office:value-type="float" office:value="0.235267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2,dssp</text:p>
          </table:table-cell>
          <table:table-cell office:value-type="float" office:value="1" calcext:value-type="float">
            <text:p>1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741614" calcext:value-type="float">
            <text:p>-3,74</text:p>
          </table:table-cell>
          <table:table-cell office:value-type="float" office:value="0.202118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3,dssp</text:p>
          </table:table-cell>
          <table:table-cell office:value-type="float" office:value="1" calcext:value-type="float">
            <text:p>1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405584" calcext:value-type="float">
            <text:p>-3,41</text:p>
          </table:table-cell>
          <table:table-cell office:value-type="float" office:value="0.158191" calcext:value-type="float">
            <text:p>0,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4,dssp</text:p>
          </table:table-cell>
          <table:table-cell office:value-type="float" office:value="1" calcext:value-type="float">
            <text:p>1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3.281196" calcext:value-type="float">
            <text:p>-3,28</text:p>
          </table:table-cell>
          <table:table-cell office:value-type="float" office:value="0.097365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CPA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rand0-4-25-25-50-5,dssp</text:p>
          </table:table-cell>
          <table:table-cell office:value-type="float" office:value="1" calcext:value-type="float">
            <text:p>1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2.644282" calcext:value-type="float">
            <text:p>-2,64</text:p>
          </table:table-cell>
          <table:table-cell office:value-type="float" office:value="0.084595" calcext:value-type="float">
            <text:p>0,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string" calcext:value-type="string">
            <text:p>rand0-4-5-5-10-1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0.003362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CP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and0-4-5-5-10-2,dssp</text:p>
          </table:table-cell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,6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-1.6" calcext:value-type="float">
            <text:p>-1,6</text:p>
          </table:table-cell>
          <table:table-cell office:value-type="float" office:value="0.010968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string" calcext:value-type="string">
            <text:p>rand0-4-5-5-10-3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17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4-5-5-10-4,dss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9937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CPA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CPA</text:p>
          </table:table-cell>
          <table:table-cell office:value-type="float" office:value="1E+020" calcext:value-type="float">
            <text:p>1,00E+20</text:p>
          </table:table-cell>
          <table:table-cell office:value-type="string" calcext:value-type="string">
            <text:p>rand0-4-5-5-10-5,dss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E+020" calcext:value-type="float">
            <text:p>1,00E+20</text:p>
          </table:table-cell>
          <table:table-cell office:value-type="float" office:value="0" calcext:value-type="float">
            <text:p>0</text:p>
          </table:table-cell>
          <table:table-cell office:value-type="float" office:value="0.01003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CPA</text:p>
          </table:table-cell>
        </table:table-row>
      </table:table>
      <table:table table:name="Resumo" table:style-name="ta1">
        <table:table-column table:style-name="co47" table:default-cell-style-name="Default"/>
        <table:table-column table:style-name="co62" table:number-columns-repeated="5" table:default-cell-style-name="Default"/>
        <table:table-column table:style-name="co62" table:default-cell-style-name="ce9"/>
        <table:table-column table:style-name="co62" table:default-cell-style-name="ce10"/>
        <table:table-column table:style-name="co62" table:default-cell-style-name="Default"/>
        <table:table-column table:style-name="co62" table:default-cell-style-name="ce10"/>
        <table:table-column table:style-name="co62" table:default-cell-style-name="Default"/>
        <table:table-column table:style-name="co62" table:default-cell-style-name="ce11"/>
        <table:table-column table:style-name="co62" table:number-columns-repeated="2" table:default-cell-style-name="Default"/>
        <table:table-column table:style-name="co75" table:default-cell-style-name="Default"/>
        <table:table-column table:style-name="co62" table:number-columns-repeated="11" table:default-cell-style-name="Default"/>
        <table:table-row table:style-name="ro3">
          <table:table-cell table:formula="of:=[Global.A1]" office:value-type="string" office:string-value="filename" calcext:value-type="string">
            <text:p>filename</text:p>
          </table:table-cell>
          <table:table-cell table:formula="of:=[Global.B1]" office:value-type="string" office:string-value="nodes" calcext:value-type="string">
            <text:p>nodes</text:p>
          </table:table-cell>
          <table:table-cell table:formula="of:=[Global.C1]" office:value-type="string" office:string-value="lb" calcext:value-type="string">
            <text:p>lb</text:p>
          </table:table-cell>
          <table:table-cell table:formula="of:=[Global.D1]" office:value-type="string" office:string-value="ub" calcext:value-type="string">
            <text:p>ub</text:p>
          </table:table-cell>
          <table:table-cell table:formula="of:=[Global.E1]" office:value-type="string" office:string-value="root" calcext:value-type="string">
            <text:p>root</text:p>
          </table:table-cell>
          <table:table-cell office:value-type="string" calcext:value-type="string">
            <text:p>RA</text:p>
          </table:table-cell>
          <table:table-cell table:style-name="Default" office:value-type="string" calcext:value-type="string">
            <text:p>VNS</text:p>
          </table:table-cell>
          <table:table-cell table:style-name="Default" office:value-type="string" calcext:value-type="string">
            <text:p>DIST Root</text:p>
          </table:table-cell>
          <table:table-cell office:value-type="string" calcext:value-type="string">
            <text:p>DIST RA</text:p>
          </table:table-cell>
          <table:table-cell table:style-name="Default" office:value-type="string" calcext:value-type="string">
            <text:p>DIST VNS</text:p>
          </table:table-cell>
          <table:table-cell/>
          <table:table-cell table:style-name="Default" office:value-type="string" calcext:value-type="string">
            <text:p>Melhor</text:p>
          </table:table-cell>
          <table:table-cell/>
          <table:table-cell office:value-type="string" calcext:value-type="string">
            <text:p>Tipo</text:p>
          </table:table-cell>
          <table:table-cell office:value-type="string" calcext:value-type="string">
            <text:p>Venceu # vezes</text:p>
          </table:table-cell>
          <table:table-cell/>
          <table:table-cell office:value-type="string" calcext:value-type="string">
            <text:p>MEDIA</text:p>
          </table:table-cell>
          <table:table-cell table:number-columns-repeated="4"/>
          <table:table-cell office:value-type="string" calcext:value-type="string">
            <text:p>FRAC</text:p>
          </table:table-cell>
          <table:table-cell office:value-type="string" calcext:value-type="string">
            <text:p>INT</text:p>
          </table:table-cell>
          <table:table-cell table:number-columns-repeated="3"/>
        </table:table-row>
        <table:table-row table:style-name="ro3">
          <table:table-cell table:formula="of:=[Global.C2]" office:value-type="float" office:value="-2" calcext:value-type="float">
            <text:p>-2</text:p>
          </table:table-cell>
          <table:table-cell table:formula="of:=[VNS.D2]" office:value-type="string" office:string-value="100000000000000000000.000000" calcext:value-type="string">
            <text:p>100000000000000000000.000000</text:p>
          </table:table-cell>
          <table:table-cell table:formula="of:=[Global.C2]" office:value-type="float" office:value="-2" calcext:value-type="float">
            <text:p>-2</text:p>
          </table:table-cell>
          <table:table-cell table:formula="of:=[Global.D2]" office:value-type="float" office:value="-2" calcext:value-type="float">
            <text:p>-2</text:p>
          </table:table-cell>
          <table:table-cell table:formula="of:=[Global.E2]" office:value-type="float" office:value="-13.540458" calcext:value-type="float">
            <text:p>-13,54</text:p>
          </table:table-cell>
          <table:table-cell table:formula="of:=[RA.I2]" office:value-type="float" office:value="0" calcext:value-type="float">
            <text:p>0</text:p>
          </table:table-cell>
          <table:table-cell table:formula="of:=[VNS.H2]" office:value-type="float" office:value="-1" calcext:value-type="float">
            <text:p>-1</text:p>
          </table:table-cell>
          <table:table-cell table:formula="of:=IF([.D2]&lt;0; IF([.D2]&lt;0; [.F2]-[.D2]; [.F2]+[.D2]); IF([.D2]&lt;0; [.F2]-[.D2]; [.F2]+[.D2]))" office:value-type="float" office:value="2" calcext:value-type="float">
            <text:p>2</text:p>
          </table:table-cell>
          <table:table-cell table:formula="of:=[.F2]-[.C2]" office:value-type="float" office:value="2" calcext:value-type="float">
            <text:p>2</text:p>
          </table:table-cell>
          <table:table-cell table:formula="of:=[.G2]-[.C2]" office:value-type="float" office:value="1" calcext:value-type="float">
            <text:p>1</text:p>
          </table:table-cell>
          <table:table-cell/>
          <table:table-cell table:formula="of:=IF([.I2]=[.J2]; &quot;IGUAL&quot;; IF([.I2]&lt;[.J2]; &quot;RA&quot;; &quot;VNS&quot;))" office:value-type="string" office:string-value="VNS" calcext:value-type="string">
            <text:p>V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gual</text:p>
          </table:table-cell>
          <table:table-cell table:formula="of:=COUNTIFS([.L2:.L76];&quot;=IGUAL&quot;)" office:value-type="float" office:value="18" calcext:value-type="float">
            <text:p>18</text:p>
          </table:table-cell>
          <table:table-cell table:style-name="ce14" table:formula="of:=[.O2]/75" office:value-type="percentage" office:value="0.24" calcext:value-type="percentage">
            <text:p>24,00%</text:p>
          </table:table-cell>
          <table:table-cell table:formula="of:=SUM([.I2:.I76])/75" office:value-type="float" office:value="6.32926634666667" calcext:value-type="float">
            <text:p>6,33</text:p>
          </table:table-cell>
          <table:table-cell table:formula="of:=([.I2]-[.Q2])*([.I2]-[.Q2])" office:value-type="float" office:value="18.7425471003805" calcext:value-type="float">
            <text:p>18,74</text:p>
          </table:table-cell>
          <table:table-cell table:formula="of:=SUM([.J2:.J76])/75" office:value-type="float" office:value="4.76926634666667" calcext:value-type="float">
            <text:p>4,77</text:p>
          </table:table-cell>
          <table:table-cell table:formula="of:=([.J2]-[.S2])*([.J2]-[.S2])" office:value-type="float" office:value="14.2073687921139" calcext:value-type="float">
            <text:p>14,21</text:p>
          </table:table-cell>
          <table:table-cell/>
          <table:table-cell table:formula="of:=[Root.A2]" office:value-type="float" office:value="112" calcext:value-type="float">
            <text:p>112</text:p>
          </table:table-cell>
          <table:table-cell table:formula="of:=[Root.B2]" office:value-type="float" office:value="260" calcext:value-type="float">
            <text:p>260</text:p>
          </table:table-cell>
          <table:table-cell table:formula="of:=[.V2]+[.W2]" office:value-type="float" office:value="372" calcext:value-type="float">
            <text:p>372</text:p>
          </table:table-cell>
          <table:table-cell table:formula="of:=[.V2]*100/[.X2]" office:value-type="float" office:value="30.1075268817204" calcext:value-type="float">
            <text:p>30,11</text:p>
          </table:table-cell>
          <table:table-cell table:formula="of:=AVERAGE([.Y2:.Y76])" office:value-type="float" office:value="52.2397325325756" calcext:value-type="float">
            <text:p>52,24</text:p>
          </table:table-cell>
        </table:table-row>
        <table:table-row table:style-name="ro3">
          <table:table-cell table:formula="of:=[Global.C3]" office:value-type="float" office:value="-2" calcext:value-type="float">
            <text:p>-2</text:p>
          </table:table-cell>
          <table:table-cell table:formula="of:=[VNS.D3]" office:value-type="string" office:string-value="100000000000000000000.000000" calcext:value-type="string">
            <text:p>100000000000000000000.000000</text:p>
          </table:table-cell>
          <table:table-cell table:formula="of:=[Global.C3]" office:value-type="float" office:value="-2" calcext:value-type="float">
            <text:p>-2</text:p>
          </table:table-cell>
          <table:table-cell table:formula="of:=[Global.D3]" office:value-type="float" office:value="-2" calcext:value-type="float">
            <text:p>-2</text:p>
          </table:table-cell>
          <table:table-cell table:formula="of:=[Global.E3]" office:value-type="float" office:value="-13.381193" calcext:value-type="float">
            <text:p>-13,38</text:p>
          </table:table-cell>
          <table:table-cell table:formula="of:=[RA.I3]" office:value-type="float" office:value="1" calcext:value-type="float">
            <text:p>1</text:p>
          </table:table-cell>
          <table:table-cell table:formula="of:=[VNS.H3]" office:value-type="float" office:value="0" calcext:value-type="float">
            <text:p>0</text:p>
          </table:table-cell>
          <table:table-cell table:formula="of:=IF([.D3]&lt;0; IF([.D3]&lt;0; [.F3]-[.D3]; [.F3]+[.D3]); IF([.D3]&lt;0; [.F3]-[.D3]; [.F3]+[.D3]))" office:value-type="float" office:value="3" calcext:value-type="float">
            <text:p>3</text:p>
          </table:table-cell>
          <table:table-cell table:formula="of:=[.F3]-[.C3]" office:value-type="float" office:value="3" calcext:value-type="float">
            <text:p>3</text:p>
          </table:table-cell>
          <table:table-cell table:formula="of:=[.G3]-[.C3]" office:value-type="float" office:value="2" calcext:value-type="float">
            <text:p>2</text:p>
          </table:table-cell>
          <table:table-cell/>
          <table:table-cell table:formula="of:=IF([.I3]=[.J3]; &quot;IGUAL&quot;; IF([.I3]&lt;[.J3]; &quot;RA&quot;; &quot;VNS&quot;))" office:value-type="string" office:string-value="VNS" calcext:value-type="string">
            <text:p>V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NS</text:p>
          </table:table-cell>
          <table:table-cell table:formula="of:=COUNTIFS([.L2:.L76];&quot;=VNS&quot;)" office:value-type="float" office:value="57" calcext:value-type="float">
            <text:p>57</text:p>
          </table:table-cell>
          <table:table-cell table:style-name="ce14" table:formula="of:=[.O3]/75" office:value-type="percentage" office:value="0.76" calcext:value-type="percentage">
            <text:p>76,00%</text:p>
          </table:table-cell>
          <table:table-cell table:formula="of:=[.Q2]" office:value-type="float" office:value="6.32926634666667" calcext:value-type="float">
            <text:p>6,33</text:p>
          </table:table-cell>
          <table:table-cell table:formula="of:=([.I3]-[.Q3])*([.I3]-[.Q3])" office:value-type="float" office:value="11.0840144070472" calcext:value-type="float">
            <text:p>11,08</text:p>
          </table:table-cell>
          <table:table-cell table:formula="of:=[.S2]" office:value-type="float" office:value="4.76926634666667" calcext:value-type="float">
            <text:p>4,77</text:p>
          </table:table-cell>
          <table:table-cell table:formula="of:=([.J3]-[.S3])*([.J3]-[.S3])" office:value-type="float" office:value="7.66883609878055" calcext:value-type="float">
            <text:p>7,67</text:p>
          </table:table-cell>
          <table:table-cell/>
          <table:table-cell table:formula="of:=[Root.A3]" office:value-type="float" office:value="110" calcext:value-type="float">
            <text:p>110</text:p>
          </table:table-cell>
          <table:table-cell table:formula="of:=[Root.B3]" office:value-type="float" office:value="262" calcext:value-type="float">
            <text:p>262</text:p>
          </table:table-cell>
          <table:table-cell table:formula="of:=[.V3]+[.W3]" office:value-type="float" office:value="372" calcext:value-type="float">
            <text:p>372</text:p>
          </table:table-cell>
          <table:table-cell table:formula="of:=[.V3]*100/[.X3]" office:value-type="float" office:value="29.5698924731183" calcext:value-type="float">
            <text:p>29,57</text:p>
          </table:table-cell>
          <table:table-cell/>
        </table:table-row>
        <table:table-row table:style-name="ro3">
          <table:table-cell table:formula="of:=[Global.C4]" office:value-type="float" office:value="-2" calcext:value-type="float">
            <text:p>-2</text:p>
          </table:table-cell>
          <table:table-cell table:formula="of:=[VNS.D4]" office:value-type="string" office:string-value="100000000000000000000.000000" calcext:value-type="string">
            <text:p>100000000000000000000.000000</text:p>
          </table:table-cell>
          <table:table-cell table:formula="of:=[Global.C4]" office:value-type="float" office:value="-2" calcext:value-type="float">
            <text:p>-2</text:p>
          </table:table-cell>
          <table:table-cell table:formula="of:=[Global.D4]" office:value-type="float" office:value="-2" calcext:value-type="float">
            <text:p>-2</text:p>
          </table:table-cell>
          <table:table-cell table:formula="of:=[Global.E4]" office:value-type="float" office:value="-13.388473" calcext:value-type="float">
            <text:p>-13,39</text:p>
          </table:table-cell>
          <table:table-cell table:formula="of:=[RA.I4]" office:value-type="float" office:value="0" calcext:value-type="float">
            <text:p>0</text:p>
          </table:table-cell>
          <table:table-cell table:formula="of:=[VNS.H4]" office:value-type="float" office:value="-1" calcext:value-type="float">
            <text:p>-1</text:p>
          </table:table-cell>
          <table:table-cell table:formula="of:=IF([.D4]&lt;0; IF([.D4]&lt;0; [.F4]-[.D4]; [.F4]+[.D4]); IF([.D4]&lt;0; [.F4]-[.D4]; [.F4]+[.D4]))" office:value-type="float" office:value="2" calcext:value-type="float">
            <text:p>2</text:p>
          </table:table-cell>
          <table:table-cell table:formula="of:=[.F4]-[.C4]" office:value-type="float" office:value="2" calcext:value-type="float">
            <text:p>2</text:p>
          </table:table-cell>
          <table:table-cell table:formula="of:=[.G4]-[.C4]" office:value-type="float" office:value="1" calcext:value-type="float">
            <text:p>1</text:p>
          </table:table-cell>
          <table:table-cell/>
          <table:table-cell table:formula="of:=IF([.I4]=[.J4]; &quot;IGUAL&quot;; IF([.I4]&lt;[.J4]; &quot;RA&quot;; &quot;VNS&quot;))" office:value-type="string" office:string-value="VNS" calcext:value-type="string">
            <text:p>V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</text:p>
          </table:table-cell>
          <table:table-cell table:formula="of:=COUNTIFS([.L2:.L76];&quot;=RA&quot;)" office:value-type="float" office:value="0" calcext:value-type="float">
            <text:p>0</text:p>
          </table:table-cell>
          <table:table-cell/>
          <table:table-cell table:formula="of:=[.Q3]" office:value-type="float" office:value="6.32926634666667" calcext:value-type="float">
            <text:p>6,33</text:p>
          </table:table-cell>
          <table:table-cell table:formula="of:=([.I4]-[.Q4])*([.I4]-[.Q4])" office:value-type="float" office:value="18.7425471003805" calcext:value-type="float">
            <text:p>18,74</text:p>
          </table:table-cell>
          <table:table-cell table:formula="of:=[.S3]" office:value-type="float" office:value="4.76926634666667" calcext:value-type="float">
            <text:p>4,77</text:p>
          </table:table-cell>
          <table:table-cell table:formula="of:=([.J4]-[.S4])*([.J4]-[.S4])" office:value-type="float" office:value="14.2073687921139" calcext:value-type="float">
            <text:p>14,21</text:p>
          </table:table-cell>
          <table:table-cell/>
          <table:table-cell table:formula="of:=[Root.A4]" office:value-type="float" office:value="99" calcext:value-type="float">
            <text:p>99</text:p>
          </table:table-cell>
          <table:table-cell table:formula="of:=[Root.B4]" office:value-type="float" office:value="273" calcext:value-type="float">
            <text:p>273</text:p>
          </table:table-cell>
          <table:table-cell table:formula="of:=[.V4]+[.W4]" office:value-type="float" office:value="372" calcext:value-type="float">
            <text:p>372</text:p>
          </table:table-cell>
          <table:table-cell table:formula="of:=[.V4]*100/[.X4]" office:value-type="float" office:value="26.6129032258064" calcext:value-type="float">
            <text:p>26,61</text:p>
          </table:table-cell>
          <table:table-cell/>
        </table:table-row>
        <table:table-row table:style-name="ro3">
          <table:table-cell table:formula="of:=[Global.C5]" office:value-type="float" office:value="-2" calcext:value-type="float">
            <text:p>-2</text:p>
          </table:table-cell>
          <table:table-cell table:formula="of:=[VNS.D5]" office:value-type="string" office:string-value="100000000000000000000.000000" calcext:value-type="string">
            <text:p>100000000000000000000.000000</text:p>
          </table:table-cell>
          <table:table-cell table:formula="of:=[Global.C5]" office:value-type="float" office:value="-2" calcext:value-type="float">
            <text:p>-2</text:p>
          </table:table-cell>
          <table:table-cell table:formula="of:=[Global.D5]" office:value-type="float" office:value="-2" calcext:value-type="float">
            <text:p>-2</text:p>
          </table:table-cell>
          <table:table-cell table:formula="of:=[Global.E5]" office:value-type="float" office:value="-13.301492" calcext:value-type="float">
            <text:p>-13,3</text:p>
          </table:table-cell>
          <table:table-cell table:formula="of:=[RA.I5]" office:value-type="float" office:value="0" calcext:value-type="float">
            <text:p>0</text:p>
          </table:table-cell>
          <table:table-cell table:formula="of:=[VNS.H5]" office:value-type="float" office:value="-1" calcext:value-type="float">
            <text:p>-1</text:p>
          </table:table-cell>
          <table:table-cell table:formula="of:=IF([.D5]&lt;0; IF([.D5]&lt;0; [.F5]-[.D5]; [.F5]+[.D5]); IF([.D5]&lt;0; [.F5]-[.D5]; [.F5]+[.D5]))" office:value-type="float" office:value="2" calcext:value-type="float">
            <text:p>2</text:p>
          </table:table-cell>
          <table:table-cell table:formula="of:=[.F5]-[.C5]" office:value-type="float" office:value="2" calcext:value-type="float">
            <text:p>2</text:p>
          </table:table-cell>
          <table:table-cell table:formula="of:=[.G5]-[.C5]" office:value-type="float" office:value="1" calcext:value-type="float">
            <text:p>1</text:p>
          </table:table-cell>
          <table:table-cell/>
          <table:table-cell table:formula="of:=IF([.I5]=[.J5]; &quot;IGUAL&quot;; IF([.I5]&lt;[.J5]; &quot;RA&quot;; &quot;VNS&quot;))" office:value-type="string" office:string-value="VNS" calcext:value-type="string">
            <text:p>VN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[.Q4]" office:value-type="float" office:value="6.32926634666667" calcext:value-type="float">
            <text:p>6,33</text:p>
          </table:table-cell>
          <table:table-cell table:formula="of:=([.I5]-[.Q5])*([.I5]-[.Q5])" office:value-type="float" office:value="18.7425471003805" calcext:value-type="float">
            <text:p>18,74</text:p>
          </table:table-cell>
          <table:table-cell table:formula="of:=[.S4]" office:value-type="float" office:value="4.76926634666667" calcext:value-type="float">
            <text:p>4,77</text:p>
          </table:table-cell>
          <table:table-cell table:formula="of:=([.J5]-[.S5])*([.J5]-[.S5])" office:value-type="float" office:value="14.2073687921139" calcext:value-type="float">
            <text:p>14,21</text:p>
          </table:table-cell>
          <table:table-cell/>
          <table:table-cell table:formula="of:=[Root.A5]" office:value-type="float" office:value="105" calcext:value-type="float">
            <text:p>105</text:p>
          </table:table-cell>
          <table:table-cell table:formula="of:=[Root.B5]" office:value-type="float" office:value="267" calcext:value-type="float">
            <text:p>267</text:p>
          </table:table-cell>
          <table:table-cell table:formula="of:=[.V5]+[.W5]" office:value-type="float" office:value="372" calcext:value-type="float">
            <text:p>372</text:p>
          </table:table-cell>
          <table:table-cell table:formula="of:=[.V5]*100/[.X5]" office:value-type="float" office:value="28.2258064516129" calcext:value-type="float">
            <text:p>28,23</text:p>
          </table:table-cell>
          <table:table-cell/>
        </table:table-row>
        <table:table-row table:style-name="ro3">
          <table:table-cell table:formula="of:=[Global.C6]" office:value-type="float" office:value="-1" calcext:value-type="float">
            <text:p>-1</text:p>
          </table:table-cell>
          <table:table-cell table:formula="of:=[VNS.D6]" office:value-type="string" office:string-value="100000000000000000000.000000" calcext:value-type="string">
            <text:p>100000000000000000000.000000</text:p>
          </table:table-cell>
          <table:table-cell table:formula="of:=[Global.C6]" office:value-type="float" office:value="-1" calcext:value-type="float">
            <text:p>-1</text:p>
          </table:table-cell>
          <table:table-cell table:formula="of:=[Global.D6]" office:value-type="float" office:value="-1" calcext:value-type="float">
            <text:p>-1</text:p>
          </table:table-cell>
          <table:table-cell table:formula="of:=[Global.E6]" office:value-type="float" office:value="-13.268571" calcext:value-type="float">
            <text:p>-13,27</text:p>
          </table:table-cell>
          <table:table-cell table:formula="of:=[RA.I6]" office:value-type="float" office:value="-1" calcext:value-type="float">
            <text:p>-1</text:p>
          </table:table-cell>
          <table:table-cell table:formula="of:=[VNS.H6]" office:value-type="float" office:value="-1" calcext:value-type="float">
            <text:p>-1</text:p>
          </table:table-cell>
          <table:table-cell table:formula="of:=IF([.D6]&lt;0; IF([.D6]&lt;0; [.F6]-[.D6]; [.F6]+[.D6]); IF([.D6]&lt;0; [.F6]-[.D6]; [.F6]+[.D6]))" office:value-type="float" office:value="0" calcext:value-type="float">
            <text:p>0</text:p>
          </table:table-cell>
          <table:table-cell table:formula="of:=[.F6]-[.C6]" office:value-type="float" office:value="0" calcext:value-type="float">
            <text:p>0</text:p>
          </table:table-cell>
          <table:table-cell table:formula="of:=[.G6]-[.C6]" office:value-type="float" office:value="0" calcext:value-type="float">
            <text:p>0</text:p>
          </table:table-cell>
          <table:table-cell/>
          <table:table-cell table:formula="of:=IF([.I6]=[.J6]; &quot;IGUAL&quot;; IF([.I6]&lt;[.J6]; &quot;RA&quot;; &quot;VNS&quot;))" office:value-type="string" office:string-value="IGUAL" calcext:value-type="string">
            <text:p>IGUAL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[.Q5]" office:value-type="float" office:value="6.32926634666667" calcext:value-type="float">
            <text:p>6,33</text:p>
          </table:table-cell>
          <table:table-cell table:formula="of:=([.I6]-[.Q6])*([.I6]-[.Q6])" office:value-type="float" office:value="40.0596124870472" calcext:value-type="float">
            <text:p>40,06</text:p>
          </table:table-cell>
          <table:table-cell table:formula="of:=[.S5]" office:value-type="float" office:value="4.76926634666667" calcext:value-type="float">
            <text:p>4,77</text:p>
          </table:table-cell>
          <table:table-cell table:formula="of:=([.J6]-[.S6])*([.J6]-[.S6])" office:value-type="float" office:value="22.7459014854472" calcext:value-type="float">
            <text:p>22,75</text:p>
          </table:table-cell>
          <table:table-cell/>
          <table:table-cell table:formula="of:=[Root.A6]" office:value-type="float" office:value="100" calcext:value-type="float">
            <text:p>100</text:p>
          </table:table-cell>
          <table:table-cell table:formula="of:=[Root.B6]" office:value-type="float" office:value="272" calcext:value-type="float">
            <text:p>272</text:p>
          </table:table-cell>
          <table:table-cell table:formula="of:=[.V6]+[.W6]" office:value-type="float" office:value="372" calcext:value-type="float">
            <text:p>372</text:p>
          </table:table-cell>
          <table:table-cell table:formula="of:=[.V6]*100/[.X6]" office:value-type="float" office:value="26.8817204301075" calcext:value-type="float">
            <text:p>26,88</text:p>
          </table:table-cell>
          <table:table-cell/>
        </table:table-row>
        <table:table-row table:style-name="ro3">
          <table:table-cell table:formula="of:=[Global.C7]" office:value-type="float" office:value="-6.421053" calcext:value-type="float">
            <text:p>-6,42</text:p>
          </table:table-cell>
          <table:table-cell table:formula="of:=[VNS.D7]" office:value-type="string" office:string-value="100000000000000000000.000000" calcext:value-type="string">
            <text:p>100000000000000000000.000000</text:p>
          </table:table-cell>
          <table:table-cell table:formula="of:=[Global.C7]" office:value-type="float" office:value="-6.421053" calcext:value-type="float">
            <text:p>-6,42</text:p>
          </table:table-cell>
          <table:table-cell table:formula="of:=[Global.D7]" office:value-type="float" office:value="1" calcext:value-type="float">
            <text:p>1</text:p>
          </table:table-cell>
          <table:table-cell table:formula="of:=[Global.E7]" office:value-type="float" office:value="-21.418942" calcext:value-type="float">
            <text:p>-21,42</text:p>
          </table:table-cell>
          <table:table-cell table:formula="of:=[RA.I7]" office:value-type="float" office:value="0" calcext:value-type="float">
            <text:p>0</text:p>
          </table:table-cell>
          <table:table-cell table:formula="of:=[VNS.H7]" office:value-type="float" office:value="0" calcext:value-type="float">
            <text:p>0</text:p>
          </table:table-cell>
          <table:table-cell table:formula="of:=IF([.D7]&lt;0; IF([.D7]&lt;0; [.F7]-[.D7]; [.F7]+[.D7]); IF([.D7]&lt;0; [.F7]-[.D7]; [.F7]+[.D7]))" office:value-type="float" office:value="1" calcext:value-type="float">
            <text:p>1</text:p>
          </table:table-cell>
          <table:table-cell table:formula="of:=[.F7]-[.C7]" office:value-type="float" office:value="6.421053" calcext:value-type="float">
            <text:p>6,42</text:p>
          </table:table-cell>
          <table:table-cell table:formula="of:=[.G7]-[.C7]" office:value-type="float" office:value="6.421053" calcext:value-type="float">
            <text:p>6,42</text:p>
          </table:table-cell>
          <table:table-cell/>
          <table:table-cell table:formula="of:=IF([.I7]=[.J7]; &quot;IGUAL&quot;; IF([.I7]&lt;[.J7]; &quot;RA&quot;; &quot;VNS&quot;))" office:value-type="string" office:string-value="IGUAL" calcext:value-type="string">
            <text:p>IGU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_BARRA</text:p>
          </table:table-cell>
          <table:table-cell table:formula="of:=AVERAGE([.H2:.H76])" office:value-type="float" office:value="9.33333333333333E+018" calcext:value-type="float">
            <text:p>9,33E+18</text:p>
          </table:table-cell>
          <table:table-cell/>
          <table:table-cell table:formula="of:=[.Q6]" office:value-type="float" office:value="6.32926634666667" calcext:value-type="float">
            <text:p>6,33</text:p>
          </table:table-cell>
          <table:table-cell table:formula="of:=([.I7]-[.Q7])*([.I7]-[.Q7])" office:value-type="float" office:value="0.00842478973013347" calcext:value-type="float">
            <text:p>0,01</text:p>
          </table:table-cell>
          <table:table-cell table:formula="of:=[.S6]" office:value-type="float" office:value="4.76926634666667" calcext:value-type="float">
            <text:p>4,77</text:p>
          </table:table-cell>
          <table:table-cell table:formula="of:=([.J7]-[.S7])*([.J7]-[.S7])" office:value-type="float" office:value="2.72839914813013" calcext:value-type="float">
            <text:p>2,73</text:p>
          </table:table-cell>
          <table:table-cell/>
          <table:table-cell table:formula="of:=[Root.A7]" office:value-type="float" office:value="207" calcext:value-type="float">
            <text:p>207</text:p>
          </table:table-cell>
          <table:table-cell table:formula="of:=[Root.B7]" office:value-type="float" office:value="380" calcext:value-type="float">
            <text:p>380</text:p>
          </table:table-cell>
          <table:table-cell table:formula="of:=[.V7]+[.W7]" office:value-type="float" office:value="587" calcext:value-type="float">
            <text:p>587</text:p>
          </table:table-cell>
          <table:table-cell table:formula="of:=[.V7]*100/[.X7]" office:value-type="float" office:value="35.2640545144804" calcext:value-type="float">
            <text:p>35,26</text:p>
          </table:table-cell>
          <table:table-cell/>
        </table:table-row>
        <table:table-row table:style-name="ro3">
          <table:table-cell table:formula="of:=[Global.C8]" office:value-type="float" office:value="-6" calcext:value-type="float">
            <text:p>-6</text:p>
          </table:table-cell>
          <table:table-cell table:formula="of:=[VNS.D8]" office:value-type="string" office:string-value="100000000000000000000.000000" calcext:value-type="string">
            <text:p>100000000000000000000.000000</text:p>
          </table:table-cell>
          <table:table-cell table:formula="of:=[Global.C8]" office:value-type="float" office:value="-6" calcext:value-type="float">
            <text:p>-6</text:p>
          </table:table-cell>
          <table:table-cell table:formula="of:=[Global.D8]" office:value-type="float" office:value="-1" calcext:value-type="float">
            <text:p>-1</text:p>
          </table:table-cell>
          <table:table-cell table:formula="of:=[Global.E8]" office:value-type="float" office:value="-21.117137" calcext:value-type="float">
            <text:p>-21,12</text:p>
          </table:table-cell>
          <table:table-cell table:formula="of:=[RA.I8]" office:value-type="float" office:value="1" calcext:value-type="float">
            <text:p>1</text:p>
          </table:table-cell>
          <table:table-cell table:formula="of:=[VNS.H8]" office:value-type="float" office:value="-1" calcext:value-type="float">
            <text:p>-1</text:p>
          </table:table-cell>
          <table:table-cell table:formula="of:=IF([.D8]&lt;0; IF([.D8]&lt;0; [.F8]-[.D8]; [.F8]+[.D8]); IF([.D8]&lt;0; [.F8]-[.D8]; [.F8]+[.D8]))" office:value-type="float" office:value="2" calcext:value-type="float">
            <text:p>2</text:p>
          </table:table-cell>
          <table:table-cell table:formula="of:=[.F8]-[.C8]" office:value-type="float" office:value="7" calcext:value-type="float">
            <text:p>7</text:p>
          </table:table-cell>
          <table:table-cell table:formula="of:=[.G8]-[.C8]" office:value-type="float" office:value="5" calcext:value-type="float">
            <text:p>5</text:p>
          </table:table-cell>
          <table:table-cell/>
          <table:table-cell table:formula="of:=IF([.I8]=[.J8]; &quot;IGUAL&quot;; IF([.I8]&lt;[.J8]; &quot;RA&quot;; &quot;VNS&quot;))" office:value-type="string" office:string-value="VNS" calcext:value-type="string">
            <text:p>V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_BARRA</text:p>
          </table:table-cell>
          <table:table-cell table:style-name="ce12" table:formula="of:=AVERAGE([.I2:.I76])" office:value-type="float" office:value="6.32926634666667" calcext:value-type="float">
            <text:p>6,33</text:p>
          </table:table-cell>
          <table:table-cell/>
          <table:table-cell table:formula="of:=[.Q7]" office:value-type="float" office:value="6.32926634666667" calcext:value-type="float">
            <text:p>6,33</text:p>
          </table:table-cell>
          <table:table-cell table:formula="of:=([.I8]-[.Q8])*([.I8]-[.Q8])" office:value-type="float" office:value="0.44988363371388" calcext:value-type="float">
            <text:p>0,45</text:p>
          </table:table-cell>
          <table:table-cell table:formula="of:=[.S7]" office:value-type="float" office:value="4.76926634666667" calcext:value-type="float">
            <text:p>4,77</text:p>
          </table:table-cell>
          <table:table-cell table:formula="of:=([.J8]-[.S8])*([.J8]-[.S8])" office:value-type="float" office:value="0.0532380187805463" calcext:value-type="float">
            <text:p>0,05</text:p>
          </table:table-cell>
          <table:table-cell/>
          <table:table-cell table:formula="of:=[Root.A8]" office:value-type="float" office:value="225" calcext:value-type="float">
            <text:p>225</text:p>
          </table:table-cell>
          <table:table-cell table:formula="of:=[Root.B8]" office:value-type="float" office:value="362" calcext:value-type="float">
            <text:p>362</text:p>
          </table:table-cell>
          <table:table-cell table:formula="of:=[.V8]+[.W8]" office:value-type="float" office:value="587" calcext:value-type="float">
            <text:p>587</text:p>
          </table:table-cell>
          <table:table-cell table:formula="of:=[.V8]*100/[.X8]" office:value-type="float" office:value="38.3304940374787" calcext:value-type="float">
            <text:p>38,33</text:p>
          </table:table-cell>
          <table:table-cell/>
        </table:table-row>
        <table:table-row table:style-name="ro3">
          <table:table-cell table:formula="of:=[Global.C9]" office:value-type="float" office:value="-4.847458" calcext:value-type="float">
            <text:p>-4,85</text:p>
          </table:table-cell>
          <table:table-cell table:formula="of:=[VNS.D9]" office:value-type="string" office:string-value="100000000000000000000.000000" calcext:value-type="string">
            <text:p>100000000000000000000.000000</text:p>
          </table:table-cell>
          <table:table-cell table:formula="of:=[Global.C9]" office:value-type="float" office:value="-4.847458" calcext:value-type="float">
            <text:p>-4,85</text:p>
          </table:table-cell>
          <table:table-cell table:formula="of:=[Global.D9]" office:value-type="float" office:value="-2" calcext:value-type="float">
            <text:p>-2</text:p>
          </table:table-cell>
          <table:table-cell table:formula="of:=[Global.E9]" office:value-type="float" office:value="-21.064146" calcext:value-type="float">
            <text:p>-21,06</text:p>
          </table:table-cell>
          <table:table-cell table:formula="of:=[RA.I9]" office:value-type="float" office:value="1" calcext:value-type="float">
            <text:p>1</text:p>
          </table:table-cell>
          <table:table-cell table:formula="of:=[VNS.H9]" office:value-type="float" office:value="0" calcext:value-type="float">
            <text:p>0</text:p>
          </table:table-cell>
          <table:table-cell table:formula="of:=IF([.D9]&lt;0; IF([.D9]&lt;0; [.F9]-[.D9]; [.F9]+[.D9]); IF([.D9]&lt;0; [.F9]-[.D9]; [.F9]+[.D9]))" office:value-type="float" office:value="3" calcext:value-type="float">
            <text:p>3</text:p>
          </table:table-cell>
          <table:table-cell table:formula="of:=[.F9]-[.C9]" office:value-type="float" office:value="5.847458" calcext:value-type="float">
            <text:p>5,85</text:p>
          </table:table-cell>
          <table:table-cell table:formula="of:=[.G9]-[.C9]" office:value-type="float" office:value="4.847458" calcext:value-type="float">
            <text:p>4,85</text:p>
          </table:table-cell>
          <table:table-cell/>
          <table:table-cell table:formula="of:=IF([.I9]=[.J9]; &quot;IGUAL&quot;; IF([.I9]&lt;[.J9]; &quot;RA&quot;; &quot;VNS&quot;))" office:value-type="string" office:string-value="VNS" calcext:value-type="string">
            <text:p>V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NS_BARRA</text:p>
          </table:table-cell>
          <table:table-cell table:style-name="ce12" table:formula="of:=AVERAGE([.J2:.J76])" office:value-type="float" office:value="4.76926634666667" calcext:value-type="float">
            <text:p>4,77</text:p>
          </table:table-cell>
          <table:table-cell table:style-name="ce15" table:formula="of:=([.O8]-[.O9])/[.O8]" office:value-type="percentage" office:value="0.246474064220979" calcext:value-type="percentage">
            <text:p>24,65%</text:p>
          </table:table-cell>
          <table:table-cell table:formula="of:=[.Q8]" office:value-type="float" office:value="6.32926634666667" calcext:value-type="float">
            <text:p>6,33</text:p>
          </table:table-cell>
          <table:table-cell table:formula="of:=([.I9]-[.Q9])*([.I9]-[.Q9])" office:value-type="float" office:value="0.232139282917667" calcext:value-type="float">
            <text:p>0,23</text:p>
          </table:table-cell>
          <table:table-cell table:formula="of:=[.S8]" office:value-type="float" office:value="4.76926634666667" calcext:value-type="float">
            <text:p>4,77</text:p>
          </table:table-cell>
          <table:table-cell table:formula="of:=([.J9]-[.S9])*([.J9]-[.S9])" office:value-type="float" office:value="0.00611393465099994" calcext:value-type="float">
            <text:p>0,01</text:p>
          </table:table-cell>
          <table:table-cell/>
          <table:table-cell table:formula="of:=[Root.A9]" office:value-type="float" office:value="217" calcext:value-type="float">
            <text:p>217</text:p>
          </table:table-cell>
          <table:table-cell table:formula="of:=[Root.B9]" office:value-type="float" office:value="370" calcext:value-type="float">
            <text:p>370</text:p>
          </table:table-cell>
          <table:table-cell table:formula="of:=[.V9]+[.W9]" office:value-type="float" office:value="587" calcext:value-type="float">
            <text:p>587</text:p>
          </table:table-cell>
          <table:table-cell table:formula="of:=[.V9]*100/[.X9]" office:value-type="float" office:value="36.9676320272572" calcext:value-type="float">
            <text:p>36,97</text:p>
          </table:table-cell>
          <table:table-cell/>
        </table:table-row>
        <table:table-row table:style-name="ro3">
          <table:table-cell table:formula="of:=[Global.C10]" office:value-type="float" office:value="-3.88646" calcext:value-type="float">
            <text:p>-3,89</text:p>
          </table:table-cell>
          <table:table-cell table:formula="of:=[VNS.D10]" office:value-type="string" office:string-value="100000000000000000000.000000" calcext:value-type="string">
            <text:p>100000000000000000000.000000</text:p>
          </table:table-cell>
          <table:table-cell table:formula="of:=[Global.C10]" office:value-type="float" office:value="-3.88646" calcext:value-type="float">
            <text:p>-3,89</text:p>
          </table:table-cell>
          <table:table-cell table:formula="of:=[Global.D10]" office:value-type="float" office:value="0" calcext:value-type="float">
            <text:p>0</text:p>
          </table:table-cell>
          <table:table-cell table:formula="of:=[Global.E10]" office:value-type="float" office:value="-20.971548" calcext:value-type="float">
            <text:p>-20,97</text:p>
          </table:table-cell>
          <table:table-cell table:formula="of:=[RA.I10]" office:value-type="float" office:value="0" calcext:value-type="float">
            <text:p>0</text:p>
          </table:table-cell>
          <table:table-cell table:formula="of:=[VNS.H10]" office:value-type="float" office:value="0" calcext:value-type="float">
            <text:p>0</text:p>
          </table:table-cell>
          <table:table-cell table:formula="of:=IF([.D10]&lt;0; IF([.D10]&lt;0; [.F10]-[.D10]; [.F10]+[.D10]); IF([.D10]&lt;0; [.F10]-[.D10]; [.F10]+[.D10]))" office:value-type="float" office:value="0" calcext:value-type="float">
            <text:p>0</text:p>
          </table:table-cell>
          <table:table-cell table:formula="of:=[.F10]-[.C10]" office:value-type="float" office:value="3.88646" calcext:value-type="float">
            <text:p>3,89</text:p>
          </table:table-cell>
          <table:table-cell table:formula="of:=[.G10]-[.C10]" office:value-type="float" office:value="3.88646" calcext:value-type="float">
            <text:p>3,89</text:p>
          </table:table-cell>
          <table:table-cell/>
          <table:table-cell table:formula="of:=IF([.I10]=[.J10]; &quot;IGUAL&quot;; IF([.I10]&lt;[.J10]; &quot;RA&quot;; &quot;VNS&quot;))" office:value-type="string" office:string-value="IGUAL" calcext:value-type="string">
            <text:p>IGU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vpad RA</text:p>
          </table:table-cell>
          <table:table-cell table:formula="of:=STDEV([.I2:.I76])" office:value-type="float" office:value="6.27345205589961" calcext:value-type="float">
            <text:p>6,27</text:p>
          </table:table-cell>
          <table:table-cell table:style-name="ce12" table:formula="of:=SQRT(DEVSQ([.I2:.I76])/75)" office:value-type="float" office:value="6.2314886949296" calcext:value-type="float">
            <text:p>6,23</text:p>
          </table:table-cell>
          <table:table-cell table:formula="of:=[.Q9]" office:value-type="float" office:value="6.32926634666667" calcext:value-type="float">
            <text:p>6,33</text:p>
          </table:table-cell>
          <table:table-cell table:formula="of:=([.I10]-[.Q10])*([.I10]-[.Q10])" office:value-type="float" office:value="5.96730284731495" calcext:value-type="float">
            <text:p>5,97</text:p>
          </table:table-cell>
          <table:table-cell table:formula="of:=[.S9]" office:value-type="float" office:value="4.76926634666667" calcext:value-type="float">
            <text:p>4,77</text:p>
          </table:table-cell>
          <table:table-cell table:formula="of:=([.J10]-[.S10])*([.J10]-[.S10])" office:value-type="float" office:value="0.779347045714949" calcext:value-type="float">
            <text:p>0,78</text:p>
          </table:table-cell>
          <table:table-cell/>
          <table:table-cell table:formula="of:=[Root.A10]" office:value-type="float" office:value="221" calcext:value-type="float">
            <text:p>221</text:p>
          </table:table-cell>
          <table:table-cell table:formula="of:=[Root.B10]" office:value-type="float" office:value="366" calcext:value-type="float">
            <text:p>366</text:p>
          </table:table-cell>
          <table:table-cell table:formula="of:=[.V10]+[.W10]" office:value-type="float" office:value="587" calcext:value-type="float">
            <text:p>587</text:p>
          </table:table-cell>
          <table:table-cell table:formula="of:=[.V10]*100/[.X10]" office:value-type="float" office:value="37.649063032368" calcext:value-type="float">
            <text:p>37,65</text:p>
          </table:table-cell>
          <table:table-cell/>
        </table:table-row>
        <table:table-row table:style-name="ro3">
          <table:table-cell table:formula="of:=[Global.C11]" office:value-type="float" office:value="-3" calcext:value-type="float">
            <text:p>-3</text:p>
          </table:table-cell>
          <table:table-cell table:formula="of:=[VNS.D11]" office:value-type="string" office:string-value="100000000000000000000.000000" calcext:value-type="string">
            <text:p>100000000000000000000.000000</text:p>
          </table:table-cell>
          <table:table-cell table:formula="of:=[Global.C11]" office:value-type="float" office:value="-3" calcext:value-type="float">
            <text:p>-3</text:p>
          </table:table-cell>
          <table:table-cell table:formula="of:=[Global.D11]" office:value-type="float" office:value="0" calcext:value-type="float">
            <text:p>0</text:p>
          </table:table-cell>
          <table:table-cell table:formula="of:=[Global.E11]" office:value-type="float" office:value="-21.045366" calcext:value-type="float">
            <text:p>-21,05</text:p>
          </table:table-cell>
          <table:table-cell table:formula="of:=[RA.I11]" office:value-type="float" office:value="0" calcext:value-type="float">
            <text:p>0</text:p>
          </table:table-cell>
          <table:table-cell table:formula="of:=[VNS.H11]" office:value-type="float" office:value="-1" calcext:value-type="float">
            <text:p>-1</text:p>
          </table:table-cell>
          <table:table-cell table:formula="of:=IF([.D11]&lt;0; IF([.D11]&lt;0; [.F11]-[.D11]; [.F11]+[.D11]); IF([.D11]&lt;0; [.F11]-[.D11]; [.F11]+[.D11]))" office:value-type="float" office:value="0" calcext:value-type="float">
            <text:p>0</text:p>
          </table:table-cell>
          <table:table-cell table:formula="of:=[.F11]-[.C11]" office:value-type="float" office:value="3" calcext:value-type="float">
            <text:p>3</text:p>
          </table:table-cell>
          <table:table-cell table:formula="of:=[.G11]-[.C11]" office:value-type="float" office:value="2" calcext:value-type="float">
            <text:p>2</text:p>
          </table:table-cell>
          <table:table-cell/>
          <table:table-cell table:formula="of:=IF([.I11]=[.J11]; &quot;IGUAL&quot;; IF([.I11]&lt;[.J11]; &quot;RA&quot;; &quot;VNS&quot;))" office:value-type="string" office:string-value="VNS" calcext:value-type="string">
            <text:p>V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vpad VNS</text:p>
          </table:table-cell>
          <table:table-cell table:formula="of:=STDEV([.J2:.J76])" office:value-type="float" office:value="5.90461116959936" calcext:value-type="float">
            <text:p>5,9</text:p>
          </table:table-cell>
          <table:table-cell table:style-name="ce12" table:formula="of:=SQRT(DEVSQ([.J2:.J76])/75)" office:value-type="float" office:value="5.86511499943824" calcext:value-type="float">
            <text:p>5,87</text:p>
          </table:table-cell>
          <table:table-cell table:formula="of:=[.Q10]" office:value-type="float" office:value="6.32926634666667" calcext:value-type="float">
            <text:p>6,33</text:p>
          </table:table-cell>
          <table:table-cell table:formula="of:=([.I11]-[.Q11])*([.I11]-[.Q11])" office:value-type="float" office:value="11.0840144070472" calcext:value-type="float">
            <text:p>11,08</text:p>
          </table:table-cell>
          <table:table-cell table:formula="of:=[.S10]" office:value-type="float" office:value="4.76926634666667" calcext:value-type="float">
            <text:p>4,77</text:p>
          </table:table-cell>
          <table:table-cell table:formula="of:=([.J11]-[.S11])*([.J11]-[.S11])" office:value-type="float" office:value="7.66883609878055" calcext:value-type="float">
            <text:p>7,67</text:p>
          </table:table-cell>
          <table:table-cell/>
          <table:table-cell table:formula="of:=[Root.A11]" office:value-type="float" office:value="189" calcext:value-type="float">
            <text:p>189</text:p>
          </table:table-cell>
          <table:table-cell table:formula="of:=[Root.B11]" office:value-type="float" office:value="398" calcext:value-type="float">
            <text:p>398</text:p>
          </table:table-cell>
          <table:table-cell table:formula="of:=[.V11]+[.W11]" office:value-type="float" office:value="587" calcext:value-type="float">
            <text:p>587</text:p>
          </table:table-cell>
          <table:table-cell table:formula="of:=[.V11]*100/[.X11]" office:value-type="float" office:value="32.1976149914821" calcext:value-type="float">
            <text:p>32,2</text:p>
          </table:table-cell>
          <table:table-cell/>
        </table:table-row>
        <table:table-row table:style-name="ro3">
          <table:table-cell table:formula="of:=[Global.C12]" office:value-type="float" office:value="-10" calcext:value-type="float">
            <text:p>-10</text:p>
          </table:table-cell>
          <table:table-cell table:formula="of:=[VNS.D12]" office:value-type="string" office:string-value="100000000000000000000.000000" calcext:value-type="string">
            <text:p>100000000000000000000.000000</text:p>
          </table:table-cell>
          <table:table-cell table:formula="of:=[Global.C12]" office:value-type="float" office:value="-10" calcext:value-type="float">
            <text:p>-10</text:p>
          </table:table-cell>
          <table:table-cell table:formula="of:=[Global.D12]" office:value-type="float" office:value="0" calcext:value-type="float">
            <text:p>0</text:p>
          </table:table-cell>
          <table:table-cell table:formula="of:=[Global.E12]" office:value-type="float" office:value="-28.971994" calcext:value-type="float">
            <text:p>-28,97</text:p>
          </table:table-cell>
          <table:table-cell table:formula="of:=[RA.I12]" office:value-type="float" office:value="0" calcext:value-type="float">
            <text:p>0</text:p>
          </table:table-cell>
          <table:table-cell table:formula="of:=[VNS.H12]" office:value-type="float" office:value="0" calcext:value-type="float">
            <text:p>0</text:p>
          </table:table-cell>
          <table:table-cell table:formula="of:=IF([.D12]&lt;0; IF([.D12]&lt;0; [.F12]-[.D12]; [.F12]+[.D12]); IF([.D12]&lt;0; [.F12]-[.D12]; [.F12]+[.D12]))" office:value-type="float" office:value="0" calcext:value-type="float">
            <text:p>0</text:p>
          </table:table-cell>
          <table:table-cell table:formula="of:=[.F12]-[.C12]" office:value-type="float" office:value="10" calcext:value-type="float">
            <text:p>10</text:p>
          </table:table-cell>
          <table:table-cell table:formula="of:=[.G12]-[.C12]" office:value-type="float" office:value="10" calcext:value-type="float">
            <text:p>10</text:p>
          </table:table-cell>
          <table:table-cell/>
          <table:table-cell table:formula="of:=IF([.I12]=[.J12]; &quot;IGUAL&quot;; IF([.I12]&lt;[.J12]; &quot;RA&quot;; &quot;VNS&quot;))" office:value-type="string" office:string-value="IGUAL" calcext:value-type="string">
            <text:p>IGUAL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formula="of:=[.Q11]" office:value-type="float" office:value="6.32926634666667" calcext:value-type="float">
            <text:p>6,33</text:p>
          </table:table-cell>
          <table:table-cell table:formula="of:=([.I12]-[.Q12])*([.I12]-[.Q12])" office:value-type="float" office:value="13.4742855537139" calcext:value-type="float">
            <text:p>13,47</text:p>
          </table:table-cell>
          <table:table-cell table:formula="of:=[.S11]" office:value-type="float" office:value="4.76926634666667" calcext:value-type="float">
            <text:p>4,77</text:p>
          </table:table-cell>
          <table:table-cell table:formula="of:=([.J12]-[.S12])*([.J12]-[.S12])" office:value-type="float" office:value="27.3605745521139" calcext:value-type="float">
            <text:p>27,36</text:p>
          </table:table-cell>
          <table:table-cell/>
          <table:table-cell table:formula="of:=[Root.A12]" office:value-type="float" office:value="369" calcext:value-type="float">
            <text:p>369</text:p>
          </table:table-cell>
          <table:table-cell table:formula="of:=[Root.B12]" office:value-type="float" office:value="453" calcext:value-type="float">
            <text:p>453</text:p>
          </table:table-cell>
          <table:table-cell table:formula="of:=[.V12]+[.W12]" office:value-type="float" office:value="822" calcext:value-type="float">
            <text:p>822</text:p>
          </table:table-cell>
          <table:table-cell table:formula="of:=[.V12]*100/[.X12]" office:value-type="float" office:value="44.8905109489051" calcext:value-type="float">
            <text:p>44,89</text:p>
          </table:table-cell>
          <table:table-cell/>
        </table:table-row>
        <table:table-row table:style-name="ro3">
          <table:table-cell table:formula="of:=[Global.C13]" office:value-type="float" office:value="-10.125" calcext:value-type="float">
            <text:p>-10,13</text:p>
          </table:table-cell>
          <table:table-cell table:formula="of:=[VNS.D13]" office:value-type="string" office:string-value="100000000000000000000.000000" calcext:value-type="string">
            <text:p>100000000000000000000.000000</text:p>
          </table:table-cell>
          <table:table-cell table:formula="of:=[Global.C13]" office:value-type="float" office:value="-10.125" calcext:value-type="float">
            <text:p>-10,13</text:p>
          </table:table-cell>
          <table:table-cell table:formula="of:=[Global.D13]" office:value-type="float" office:value="0" calcext:value-type="float">
            <text:p>0</text:p>
          </table:table-cell>
          <table:table-cell table:formula="of:=[Global.E13]" office:value-type="float" office:value="-28.989327" calcext:value-type="float">
            <text:p>-28,99</text:p>
          </table:table-cell>
          <table:table-cell table:formula="of:=[RA.I13]" office:value-type="float" office:value="1" calcext:value-type="float">
            <text:p>1</text:p>
          </table:table-cell>
          <table:table-cell table:formula="of:=[VNS.H13]" office:value-type="float" office:value="0" calcext:value-type="float">
            <text:p>0</text:p>
          </table:table-cell>
          <table:table-cell table:formula="of:=IF([.D13]&lt;0; IF([.D13]&lt;0; [.F13]-[.D13]; [.F13]+[.D13]); IF([.D13]&lt;0; [.F13]-[.D13]; [.F13]+[.D13]))" office:value-type="float" office:value="1" calcext:value-type="float">
            <text:p>1</text:p>
          </table:table-cell>
          <table:table-cell table:formula="of:=[.F13]-[.C13]" office:value-type="float" office:value="11.125" calcext:value-type="float">
            <text:p>11,13</text:p>
          </table:table-cell>
          <table:table-cell table:formula="of:=[.G13]-[.C13]" office:value-type="float" office:value="10.125" calcext:value-type="float">
            <text:p>10,13</text:p>
          </table:table-cell>
          <table:table-cell/>
          <table:table-cell table:formula="of:=IF([.I13]=[.J13]; &quot;IGUAL&quot;; IF([.I13]&lt;[.J13]; &quot;RA&quot;; &quot;VNS&quot;))" office:value-type="string" office:string-value="VNS" calcext:value-type="string">
            <text:p>VNS</text:p>
          </table:table-cell>
          <table:table-cell office:value-type="float" office:value="12" calcext:value-type="float">
            <text:p>12</text:p>
          </table:table-cell>
          <table:table-cell table:formula="of:=[.O2]+[.O3]" office:value-type="float" office:value="75" calcext:value-type="float">
            <text:p>75</text:p>
          </table:table-cell>
          <table:table-cell table:formula="of:=[.O3]/[.N13]" office:value-type="float" office:value="0.76" calcext:value-type="float">
            <text:p>0,76</text:p>
          </table:table-cell>
          <table:table-cell/>
          <table:table-cell table:formula="of:=[.Q12]" office:value-type="float" office:value="6.32926634666667" calcext:value-type="float">
            <text:p>6,33</text:p>
          </table:table-cell>
          <table:table-cell table:formula="of:=([.I13]-[.Q13])*([.I13]-[.Q13])" office:value-type="float" office:value="22.9990612737139" calcext:value-type="float">
            <text:p>23</text:p>
          </table:table-cell>
          <table:table-cell table:formula="of:=[.S12]" office:value-type="float" office:value="4.76926634666667" calcext:value-type="float">
            <text:p>4,77</text:p>
          </table:table-cell>
          <table:table-cell table:formula="of:=([.J13]-[.S13])*([.J13]-[.S13])" office:value-type="float" office:value="28.6838829654472" calcext:value-type="float">
            <text:p>28,68</text:p>
          </table:table-cell>
          <table:table-cell/>
          <table:table-cell table:formula="of:=[Root.A13]" office:value-type="float" office:value="360" calcext:value-type="float">
            <text:p>360</text:p>
          </table:table-cell>
          <table:table-cell table:formula="of:=[Root.B13]" office:value-type="float" office:value="462" calcext:value-type="float">
            <text:p>462</text:p>
          </table:table-cell>
          <table:table-cell table:formula="of:=[.V13]+[.W13]" office:value-type="float" office:value="822" calcext:value-type="float">
            <text:p>822</text:p>
          </table:table-cell>
          <table:table-cell table:formula="of:=[.V13]*100/[.X13]" office:value-type="float" office:value="43.7956204379562" calcext:value-type="float">
            <text:p>43,8</text:p>
          </table:table-cell>
          <table:table-cell/>
        </table:table-row>
        <table:table-row table:style-name="ro3">
          <table:table-cell table:formula="of:=[Global.C14]" office:value-type="float" office:value="-6.268293" calcext:value-type="float">
            <text:p>-6,27</text:p>
          </table:table-cell>
          <table:table-cell table:formula="of:=[VNS.D14]" office:value-type="string" office:string-value="100000000000000000000.000000" calcext:value-type="string">
            <text:p>100000000000000000000.000000</text:p>
          </table:table-cell>
          <table:table-cell table:formula="of:=[Global.C14]" office:value-type="float" office:value="-6.268293" calcext:value-type="float">
            <text:p>-6,27</text:p>
          </table:table-cell>
          <table:table-cell table:formula="of:=[Global.D14]" office:value-type="float" office:value="1E+020" calcext:value-type="float">
            <text:p>1,00E+20</text:p>
          </table:table-cell>
          <table:table-cell table:formula="of:=[Global.E14]" office:value-type="float" office:value="-28.809278" calcext:value-type="float">
            <text:p>-28,81</text:p>
          </table:table-cell>
          <table:table-cell table:formula="of:=[RA.I14]" office:value-type="float" office:value="1" calcext:value-type="float">
            <text:p>1</text:p>
          </table:table-cell>
          <table:table-cell table:formula="of:=[VNS.H14]" office:value-type="float" office:value="0" calcext:value-type="float">
            <text:p>0</text:p>
          </table:table-cell>
          <table:table-cell table:formula="of:=IF([.D14]&lt;0; IF([.D14]&lt;0; [.F14]-[.D14]; [.F14]+[.D14]); IF([.D14]&lt;0; [.F14]-[.D14]; [.F14]+[.D14]))" office:value-type="float" office:value="1E+020" calcext:value-type="float">
            <text:p>1,00E+20</text:p>
          </table:table-cell>
          <table:table-cell table:formula="of:=[.F14]-[.C14]" office:value-type="float" office:value="7.268293" calcext:value-type="float">
            <text:p>7,27</text:p>
          </table:table-cell>
          <table:table-cell table:formula="of:=[.G14]-[.C14]" office:value-type="float" office:value="6.268293" calcext:value-type="float">
            <text:p>6,27</text:p>
          </table:table-cell>
          <table:table-cell/>
          <table:table-cell table:formula="of:=IF([.I14]=[.J14]; &quot;IGUAL&quot;; IF([.I14]&lt;[.J14]; &quot;RA&quot;; &quot;VNS&quot;))" office:value-type="string" office:string-value="VNS" calcext:value-type="string">
            <text:p>VNS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O2]/[.N13]" office:value-type="float" office:value="0.24" calcext:value-type="float">
            <text:p>0,24</text:p>
          </table:table-cell>
          <table:table-cell/>
          <table:table-cell table:formula="of:=[.Q13]" office:value-type="float" office:value="6.32926634666667" calcext:value-type="float">
            <text:p>6,33</text:p>
          </table:table-cell>
          <table:table-cell table:formula="of:=([.I14]-[.Q14])*([.I14]-[.Q14])" office:value-type="float" office:value="0.8817710556704" calcext:value-type="float">
            <text:p>0,88</text:p>
          </table:table-cell>
          <table:table-cell table:formula="of:=[.S13]" office:value-type="float" office:value="4.76926634666667" calcext:value-type="float">
            <text:p>4,77</text:p>
          </table:table-cell>
          <table:table-cell table:formula="of:=([.J14]-[.S14])*([.J14]-[.S14])" office:value-type="float" office:value="2.24708090740373" calcext:value-type="float">
            <text:p>2,25</text:p>
          </table:table-cell>
          <table:table-cell/>
          <table:table-cell table:formula="of:=[Root.A14]" office:value-type="float" office:value="372" calcext:value-type="float">
            <text:p>372</text:p>
          </table:table-cell>
          <table:table-cell table:formula="of:=[Root.B14]" office:value-type="float" office:value="450" calcext:value-type="float">
            <text:p>450</text:p>
          </table:table-cell>
          <table:table-cell table:formula="of:=[.V14]+[.W14]" office:value-type="float" office:value="822" calcext:value-type="float">
            <text:p>822</text:p>
          </table:table-cell>
          <table:table-cell table:formula="of:=[.V14]*100/[.X14]" office:value-type="float" office:value="45.2554744525548" calcext:value-type="float">
            <text:p>45,26</text:p>
          </table:table-cell>
          <table:table-cell/>
        </table:table-row>
        <table:table-row table:style-name="ro3">
          <table:table-cell table:formula="of:=[Global.C15]" office:value-type="float" office:value="-6.034441" calcext:value-type="float">
            <text:p>-6,03</text:p>
          </table:table-cell>
          <table:table-cell table:formula="of:=[VNS.D15]" office:value-type="string" office:string-value="100000000000000000000.000000" calcext:value-type="string">
            <text:p>100000000000000000000.000000</text:p>
          </table:table-cell>
          <table:table-cell table:formula="of:=[Global.C15]" office:value-type="float" office:value="-6.034441" calcext:value-type="float">
            <text:p>-6,03</text:p>
          </table:table-cell>
          <table:table-cell table:formula="of:=[Global.D15]" office:value-type="float" office:value="1" calcext:value-type="float">
            <text:p>1</text:p>
          </table:table-cell>
          <table:table-cell table:formula="of:=[Global.E15]" office:value-type="float" office:value="-28.868668" calcext:value-type="float">
            <text:p>-28,87</text:p>
          </table:table-cell>
          <table:table-cell table:formula="of:=[RA.I15]" office:value-type="float" office:value="2" calcext:value-type="float">
            <text:p>2</text:p>
          </table:table-cell>
          <table:table-cell table:formula="of:=[VNS.H15]" office:value-type="float" office:value="0" calcext:value-type="float">
            <text:p>0</text:p>
          </table:table-cell>
          <table:table-cell table:formula="of:=IF([.D15]&lt;0; IF([.D15]&lt;0; [.F15]-[.D15]; [.F15]+[.D15]); IF([.D15]&lt;0; [.F15]-[.D15]; [.F15]+[.D15]))" office:value-type="float" office:value="3" calcext:value-type="float">
            <text:p>3</text:p>
          </table:table-cell>
          <table:table-cell table:formula="of:=[.F15]-[.C15]" office:value-type="float" office:value="8.034441" calcext:value-type="float">
            <text:p>8,03</text:p>
          </table:table-cell>
          <table:table-cell table:formula="of:=[.G15]-[.C15]" office:value-type="float" office:value="6.034441" calcext:value-type="float">
            <text:p>6,03</text:p>
          </table:table-cell>
          <table:table-cell/>
          <table:table-cell table:formula="of:=IF([.I15]=[.J15]; &quot;IGUAL&quot;; IF([.I15]&lt;[.J15]; &quot;RA&quot;; &quot;VNS&quot;))" office:value-type="string" office:string-value="VNS" calcext:value-type="string">
            <text:p>VNS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formula="of:=[.Q14]" office:value-type="float" office:value="6.32926634666667" calcext:value-type="float">
            <text:p>6,33</text:p>
          </table:table-cell>
          <table:table-cell table:formula="of:=([.I15]-[.Q15])*([.I15]-[.Q15])" office:value-type="float" office:value="2.90762059837046" calcext:value-type="float">
            <text:p>2,91</text:p>
          </table:table-cell>
          <table:table-cell table:formula="of:=[.S14]" office:value-type="float" office:value="4.76926634666667" calcext:value-type="float">
            <text:p>4,77</text:p>
          </table:table-cell>
          <table:table-cell table:formula="of:=([.J15]-[.S15])*([.J15]-[.S15])" office:value-type="float" office:value="1.60066690343712" calcext:value-type="float">
            <text:p>1,6</text:p>
          </table:table-cell>
          <table:table-cell/>
          <table:table-cell table:formula="of:=[Root.A15]" office:value-type="float" office:value="359" calcext:value-type="float">
            <text:p>359</text:p>
          </table:table-cell>
          <table:table-cell table:formula="of:=[Root.B15]" office:value-type="float" office:value="463" calcext:value-type="float">
            <text:p>463</text:p>
          </table:table-cell>
          <table:table-cell table:formula="of:=[.V15]+[.W15]" office:value-type="float" office:value="822" calcext:value-type="float">
            <text:p>822</text:p>
          </table:table-cell>
          <table:table-cell table:formula="of:=[.V15]*100/[.X15]" office:value-type="float" office:value="43.6739659367397" calcext:value-type="float">
            <text:p>43,67</text:p>
          </table:table-cell>
          <table:table-cell/>
        </table:table-row>
        <table:table-row table:style-name="ro3">
          <table:table-cell table:formula="of:=[Global.C16]" office:value-type="float" office:value="-4.3" calcext:value-type="float">
            <text:p>-4,3</text:p>
          </table:table-cell>
          <table:table-cell table:formula="of:=[VNS.D16]" office:value-type="string" office:string-value="100000000000000000000.000000" calcext:value-type="string">
            <text:p>100000000000000000000.000000</text:p>
          </table:table-cell>
          <table:table-cell table:formula="of:=[Global.C16]" office:value-type="float" office:value="-4.3" calcext:value-type="float">
            <text:p>-4,3</text:p>
          </table:table-cell>
          <table:table-cell table:formula="of:=[Global.D16]" office:value-type="float" office:value="0" calcext:value-type="float">
            <text:p>0</text:p>
          </table:table-cell>
          <table:table-cell table:formula="of:=[Global.E16]" office:value-type="float" office:value="-28.793357" calcext:value-type="float">
            <text:p>-28,79</text:p>
          </table:table-cell>
          <table:table-cell table:formula="of:=[RA.I16]" office:value-type="float" office:value="0" calcext:value-type="float">
            <text:p>0</text:p>
          </table:table-cell>
          <table:table-cell table:formula="of:=[VNS.H16]" office:value-type="float" office:value="0" calcext:value-type="float">
            <text:p>0</text:p>
          </table:table-cell>
          <table:table-cell table:formula="of:=IF([.D16]&lt;0; IF([.D16]&lt;0; [.F16]-[.D16]; [.F16]+[.D16]); IF([.D16]&lt;0; [.F16]-[.D16]; [.F16]+[.D16]))" office:value-type="float" office:value="0" calcext:value-type="float">
            <text:p>0</text:p>
          </table:table-cell>
          <table:table-cell table:formula="of:=[.F16]-[.C16]" office:value-type="float" office:value="4.3" calcext:value-type="float">
            <text:p>4,3</text:p>
          </table:table-cell>
          <table:table-cell table:formula="of:=[.G16]-[.C16]" office:value-type="float" office:value="4.3" calcext:value-type="float">
            <text:p>4,3</text:p>
          </table:table-cell>
          <table:table-cell/>
          <table:table-cell table:formula="of:=IF([.I16]=[.J16]; &quot;IGUAL&quot;; IF([.I16]&lt;[.J16]; &quot;RA&quot;; &quot;VNS&quot;))" office:value-type="string" office:string-value="IGUAL" calcext:value-type="string">
            <text:p>IGUAL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Q15]" office:value-type="float" office:value="6.32926634666667" calcext:value-type="float">
            <text:p>6,33</text:p>
          </table:table-cell>
          <table:table-cell table:formula="of:=([.I16]-[.Q16])*([.I16]-[.Q16])" office:value-type="float" office:value="4.11792190571388" calcext:value-type="float">
            <text:p>4,12</text:p>
          </table:table-cell>
          <table:table-cell table:formula="of:=[.S15]" office:value-type="float" office:value="4.76926634666667" calcext:value-type="float">
            <text:p>4,77</text:p>
          </table:table-cell>
          <table:table-cell table:formula="of:=([.J16]-[.S16])*([.J16]-[.S16])" office:value-type="float" office:value="0.220210904113881" calcext:value-type="float">
            <text:p>0,22</text:p>
          </table:table-cell>
          <table:table-cell/>
          <table:table-cell table:formula="of:=[Root.A16]" office:value-type="float" office:value="369" calcext:value-type="float">
            <text:p>369</text:p>
          </table:table-cell>
          <table:table-cell table:formula="of:=[Root.B16]" office:value-type="float" office:value="453" calcext:value-type="float">
            <text:p>453</text:p>
          </table:table-cell>
          <table:table-cell table:formula="of:=[.V16]+[.W16]" office:value-type="float" office:value="822" calcext:value-type="float">
            <text:p>822</text:p>
          </table:table-cell>
          <table:table-cell table:formula="of:=[.V16]*100/[.X16]" office:value-type="float" office:value="44.8905109489051" calcext:value-type="float">
            <text:p>44,89</text:p>
          </table:table-cell>
          <table:table-cell/>
        </table:table-row>
        <table:table-row table:style-name="ro3">
          <table:table-cell table:formula="of:=[Global.C17]" office:value-type="float" office:value="-24.617978" calcext:value-type="float">
            <text:p>-24,62</text:p>
          </table:table-cell>
          <table:table-cell table:formula="of:=[VNS.D17]" office:value-type="string" office:string-value="100000000000000000000.000000" calcext:value-type="string">
            <text:p>100000000000000000000.000000</text:p>
          </table:table-cell>
          <table:table-cell table:formula="of:=[Global.C17]" office:value-type="float" office:value="-24.617978" calcext:value-type="float">
            <text:p>-24,62</text:p>
          </table:table-cell>
          <table:table-cell table:formula="of:=[Global.D17]" office:value-type="float" office:value="2" calcext:value-type="float">
            <text:p>2</text:p>
          </table:table-cell>
          <table:table-cell table:formula="of:=[Global.E17]" office:value-type="float" office:value="-36.920534" calcext:value-type="float">
            <text:p>-36,92</text:p>
          </table:table-cell>
          <table:table-cell table:formula="of:=[RA.I17]" office:value-type="float" office:value="1" calcext:value-type="float">
            <text:p>1</text:p>
          </table:table-cell>
          <table:table-cell table:formula="of:=[VNS.H17]" office:value-type="float" office:value="0" calcext:value-type="float">
            <text:p>0</text:p>
          </table:table-cell>
          <table:table-cell table:formula="of:=IF([.D17]&lt;0; IF([.D17]&lt;0; [.F17]-[.D17]; [.F17]+[.D17]); IF([.D17]&lt;0; [.F17]-[.D17]; [.F17]+[.D17]))" office:value-type="float" office:value="3" calcext:value-type="float">
            <text:p>3</text:p>
          </table:table-cell>
          <table:table-cell table:formula="of:=[.F17]-[.C17]" office:value-type="float" office:value="25.617978" calcext:value-type="float">
            <text:p>25,62</text:p>
          </table:table-cell>
          <table:table-cell table:formula="of:=[.G17]-[.C17]" office:value-type="float" office:value="24.617978" calcext:value-type="float">
            <text:p>24,62</text:p>
          </table:table-cell>
          <table:table-cell/>
          <table:table-cell table:formula="of:=IF([.I17]=[.J17]; &quot;IGUAL&quot;; IF([.I17]&lt;[.J17]; &quot;RA&quot;; &quot;VNS&quot;))" office:value-type="string" office:string-value="VNS" calcext:value-type="string">
            <text:p>VNS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[.Q16]" office:value-type="float" office:value="6.32926634666667" calcext:value-type="float">
            <text:p>6,33</text:p>
          </table:table-cell>
          <table:table-cell table:formula="of:=([.I17]-[.Q17])*([.I17]-[.Q17])" office:value-type="float" office:value="372.054397245437" calcext:value-type="float">
            <text:p>372,05</text:p>
          </table:table-cell>
          <table:table-cell table:formula="of:=[.S16]" office:value-type="float" office:value="4.76926634666667" calcext:value-type="float">
            <text:p>4,77</text:p>
          </table:table-cell>
          <table:table-cell table:formula="of:=([.J17]-[.S17])*([.J17]-[.S17])" office:value-type="float" office:value="393.97135429717" calcext:value-type="float">
            <text:p>393,97</text:p>
          </table:table-cell>
          <table:table-cell/>
          <table:table-cell table:formula="of:=[Root.A17]" office:value-type="float" office:value="513" calcext:value-type="float">
            <text:p>513</text:p>
          </table:table-cell>
          <table:table-cell table:formula="of:=[Root.B17]" office:value-type="float" office:value="564" calcext:value-type="float">
            <text:p>564</text:p>
          </table:table-cell>
          <table:table-cell table:formula="of:=[.V17]+[.W17]" office:value-type="float" office:value="1077" calcext:value-type="float">
            <text:p>1077</text:p>
          </table:table-cell>
          <table:table-cell table:formula="of:=[.V17]*100/[.X17]" office:value-type="float" office:value="47.6323119777159" calcext:value-type="float">
            <text:p>47,63</text:p>
          </table:table-cell>
          <table:table-cell/>
        </table:table-row>
        <table:table-row table:style-name="ro3">
          <table:table-cell table:formula="of:=[Global.C18]" office:value-type="float" office:value="-14.5" calcext:value-type="float">
            <text:p>-14,5</text:p>
          </table:table-cell>
          <table:table-cell table:formula="of:=[VNS.D18]" office:value-type="string" office:string-value="100000000000000000000.000000" calcext:value-type="string">
            <text:p>100000000000000000000.000000</text:p>
          </table:table-cell>
          <table:table-cell table:formula="of:=[Global.C18]" office:value-type="float" office:value="-14.5" calcext:value-type="float">
            <text:p>-14,5</text:p>
          </table:table-cell>
          <table:table-cell table:formula="of:=[Global.D18]" office:value-type="float" office:value="1" calcext:value-type="float">
            <text:p>1</text:p>
          </table:table-cell>
          <table:table-cell table:formula="of:=[Global.E18]" office:value-type="float" office:value="-36.867408" calcext:value-type="float">
            <text:p>-36,87</text:p>
          </table:table-cell>
          <table:table-cell table:formula="of:=[RA.I18]" office:value-type="float" office:value="1" calcext:value-type="float">
            <text:p>1</text:p>
          </table:table-cell>
          <table:table-cell table:formula="of:=[VNS.H18]" office:value-type="float" office:value="0" calcext:value-type="float">
            <text:p>0</text:p>
          </table:table-cell>
          <table:table-cell table:formula="of:=IF([.D18]&lt;0; IF([.D18]&lt;0; [.F18]-[.D18]; [.F18]+[.D18]); IF([.D18]&lt;0; [.F18]-[.D18]; [.F18]+[.D18]))" office:value-type="float" office:value="2" calcext:value-type="float">
            <text:p>2</text:p>
          </table:table-cell>
          <table:table-cell table:formula="of:=[.F18]-[.C18]" office:value-type="float" office:value="15.5" calcext:value-type="float">
            <text:p>15,5</text:p>
          </table:table-cell>
          <table:table-cell table:formula="of:=[.G18]-[.C18]" office:value-type="float" office:value="14.5" calcext:value-type="float">
            <text:p>14,5</text:p>
          </table:table-cell>
          <table:table-cell/>
          <table:table-cell table:formula="of:=IF([.I18]=[.J18]; &quot;IGUAL&quot;; IF([.I18]&lt;[.J18]; &quot;RA&quot;; &quot;VNS&quot;))" office:value-type="string" office:string-value="VNS" calcext:value-type="string">
            <text:p>VNS</text:p>
          </table:table-cell>
          <table:table-cell office:value-type="float" office:value="17" calcext:value-type="float">
            <text:p>17</text:p>
          </table:table-cell>
          <table:table-cell table:formula="of:=SUM([.T2:.T76])" office:value-type="float" office:value="2579.96804674765" calcext:value-type="float">
            <text:p>2579,97</text:p>
          </table:table-cell>
          <table:table-cell table:formula="of:=SUM([.R2:.R76])" office:value-type="float" office:value="2912.35885162765" calcext:value-type="float">
            <text:p>2912,36</text:p>
          </table:table-cell>
          <table:table-cell/>
          <table:table-cell table:formula="of:=[.Q17]" office:value-type="float" office:value="6.32926634666667" calcext:value-type="float">
            <text:p>6,33</text:p>
          </table:table-cell>
          <table:table-cell table:formula="of:=([.I18]-[.Q18])*([.I18]-[.Q18])" office:value-type="float" office:value="84.1023557403805" calcext:value-type="float">
            <text:p>84,1</text:p>
          </table:table-cell>
          <table:table-cell table:formula="of:=[.S17]" office:value-type="float" office:value="4.76926634666667" calcext:value-type="float">
            <text:p>4,77</text:p>
          </table:table-cell>
          <table:table-cell table:formula="of:=([.J18]-[.S18])*([.J18]-[.S18])" office:value-type="float" office:value="94.6871774321138" calcext:value-type="float">
            <text:p>94,69</text:p>
          </table:table-cell>
          <table:table-cell/>
          <table:table-cell table:formula="of:=[Root.A18]" office:value-type="float" office:value="511" calcext:value-type="float">
            <text:p>511</text:p>
          </table:table-cell>
          <table:table-cell table:formula="of:=[Root.B18]" office:value-type="float" office:value="566" calcext:value-type="float">
            <text:p>566</text:p>
          </table:table-cell>
          <table:table-cell table:formula="of:=[.V18]+[.W18]" office:value-type="float" office:value="1077" calcext:value-type="float">
            <text:p>1077</text:p>
          </table:table-cell>
          <table:table-cell table:formula="of:=[.V18]*100/[.X18]" office:value-type="float" office:value="47.4466109563603" calcext:value-type="float">
            <text:p>47,45</text:p>
          </table:table-cell>
          <table:table-cell/>
        </table:table-row>
        <table:table-row table:style-name="ro3">
          <table:table-cell table:formula="of:=[Global.C19]" office:value-type="float" office:value="-12" calcext:value-type="float">
            <text:p>-12</text:p>
          </table:table-cell>
          <table:table-cell table:formula="of:=[VNS.D19]" office:value-type="string" office:string-value="100000000000000000000.000000" calcext:value-type="string">
            <text:p>100000000000000000000.000000</text:p>
          </table:table-cell>
          <table:table-cell table:formula="of:=[Global.C19]" office:value-type="float" office:value="-12" calcext:value-type="float">
            <text:p>-12</text:p>
          </table:table-cell>
          <table:table-cell table:formula="of:=[Global.D19]" office:value-type="float" office:value="1" calcext:value-type="float">
            <text:p>1</text:p>
          </table:table-cell>
          <table:table-cell table:formula="of:=[Global.E19]" office:value-type="float" office:value="-36.807286" calcext:value-type="float">
            <text:p>-36,81</text:p>
          </table:table-cell>
          <table:table-cell table:formula="of:=[RA.I19]" office:value-type="float" office:value="1" calcext:value-type="float">
            <text:p>1</text:p>
          </table:table-cell>
          <table:table-cell table:formula="of:=[VNS.H19]" office:value-type="float" office:value="0" calcext:value-type="float">
            <text:p>0</text:p>
          </table:table-cell>
          <table:table-cell table:formula="of:=IF([.D19]&lt;0; IF([.D19]&lt;0; [.F19]-[.D19]; [.F19]+[.D19]); IF([.D19]&lt;0; [.F19]-[.D19]; [.F19]+[.D19]))" office:value-type="float" office:value="2" calcext:value-type="float">
            <text:p>2</text:p>
          </table:table-cell>
          <table:table-cell table:formula="of:=[.F19]-[.C19]" office:value-type="float" office:value="13" calcext:value-type="float">
            <text:p>13</text:p>
          </table:table-cell>
          <table:table-cell table:formula="of:=[.G19]-[.C19]" office:value-type="float" office:value="12" calcext:value-type="float">
            <text:p>12</text:p>
          </table:table-cell>
          <table:table-cell/>
          <table:table-cell table:formula="of:=IF([.I19]=[.J19]; &quot;IGUAL&quot;; IF([.I19]&lt;[.J19]; &quot;RA&quot;; &quot;VNS&quot;))" office:value-type="string" office:string-value="VNS" calcext:value-type="string">
            <text:p>VNS</text:p>
          </table:table-cell>
          <table:table-cell office:value-type="float" office:value="18" calcext:value-type="float">
            <text:p>18</text:p>
          </table:table-cell>
          <table:table-cell table:formula="of:=[.N18]/75" office:value-type="float" office:value="34.3995739566354" calcext:value-type="float">
            <text:p>34,4</text:p>
          </table:table-cell>
          <table:table-cell table:formula="of:=[.O18]/75" office:value-type="float" office:value="38.8314513550354" calcext:value-type="float">
            <text:p>38,83</text:p>
          </table:table-cell>
          <table:table-cell/>
          <table:table-cell table:formula="of:=[.Q18]" office:value-type="float" office:value="6.32926634666667" calcext:value-type="float">
            <text:p>6,33</text:p>
          </table:table-cell>
          <table:table-cell table:formula="of:=([.I19]-[.Q19])*([.I19]-[.Q19])" office:value-type="float" office:value="44.4986874737139" calcext:value-type="float">
            <text:p>44,5</text:p>
          </table:table-cell>
          <table:table-cell table:formula="of:=[.S18]" office:value-type="float" office:value="4.76926634666667" calcext:value-type="float">
            <text:p>4,77</text:p>
          </table:table-cell>
          <table:table-cell table:formula="of:=([.J19]-[.S19])*([.J19]-[.S19])" office:value-type="float" office:value="52.2835091654472" calcext:value-type="float">
            <text:p>52,28</text:p>
          </table:table-cell>
          <table:table-cell/>
          <table:table-cell table:formula="of:=[Root.A19]" office:value-type="float" office:value="516" calcext:value-type="float">
            <text:p>516</text:p>
          </table:table-cell>
          <table:table-cell table:formula="of:=[Root.B19]" office:value-type="float" office:value="561" calcext:value-type="float">
            <text:p>561</text:p>
          </table:table-cell>
          <table:table-cell table:formula="of:=[.V19]+[.W19]" office:value-type="float" office:value="1077" calcext:value-type="float">
            <text:p>1077</text:p>
          </table:table-cell>
          <table:table-cell table:formula="of:=[.V19]*100/[.X19]" office:value-type="float" office:value="47.9108635097493" calcext:value-type="float">
            <text:p>47,91</text:p>
          </table:table-cell>
          <table:table-cell/>
        </table:table-row>
        <table:table-row table:style-name="ro3">
          <table:table-cell table:formula="of:=[Global.C20]" office:value-type="float" office:value="-9.413043" calcext:value-type="float">
            <text:p>-9,41</text:p>
          </table:table-cell>
          <table:table-cell table:formula="of:=[VNS.D20]" office:value-type="string" office:string-value="100000000000000000000.000000" calcext:value-type="string">
            <text:p>100000000000000000000.000000</text:p>
          </table:table-cell>
          <table:table-cell table:formula="of:=[Global.C20]" office:value-type="float" office:value="-9.413043" calcext:value-type="float">
            <text:p>-9,41</text:p>
          </table:table-cell>
          <table:table-cell table:formula="of:=[Global.D20]" office:value-type="float" office:value="1" calcext:value-type="float">
            <text:p>1</text:p>
          </table:table-cell>
          <table:table-cell table:formula="of:=[Global.E20]" office:value-type="float" office:value="-36.669164" calcext:value-type="float">
            <text:p>-36,67</text:p>
          </table:table-cell>
          <table:table-cell table:formula="of:=[RA.I20]" office:value-type="float" office:value="2" calcext:value-type="float">
            <text:p>2</text:p>
          </table:table-cell>
          <table:table-cell table:formula="of:=[VNS.H20]" office:value-type="float" office:value="0" calcext:value-type="float">
            <text:p>0</text:p>
          </table:table-cell>
          <table:table-cell table:formula="of:=IF([.D20]&lt;0; IF([.D20]&lt;0; [.F20]-[.D20]; [.F20]+[.D20]); IF([.D20]&lt;0; [.F20]-[.D20]; [.F20]+[.D20]))" office:value-type="float" office:value="3" calcext:value-type="float">
            <text:p>3</text:p>
          </table:table-cell>
          <table:table-cell table:formula="of:=[.F20]-[.C20]" office:value-type="float" office:value="11.413043" calcext:value-type="float">
            <text:p>11,41</text:p>
          </table:table-cell>
          <table:table-cell table:formula="of:=[.G20]-[.C20]" office:value-type="float" office:value="9.413043" calcext:value-type="float">
            <text:p>9,41</text:p>
          </table:table-cell>
          <table:table-cell/>
          <table:table-cell table:formula="of:=IF([.I20]=[.J20]; &quot;IGUAL&quot;; IF([.I20]&lt;[.J20]; &quot;RA&quot;; &quot;VNS&quot;))" office:value-type="string" office:string-value="VNS" calcext:value-type="string">
            <text:p>VNS</text:p>
          </table:table-cell>
          <table:table-cell office:value-type="float" office:value="19" calcext:value-type="float">
            <text:p>19</text:p>
          </table:table-cell>
          <table:table-cell table:formula="of:=SQRT([.N19])" office:value-type="float" office:value="5.86511499943824" calcext:value-type="float">
            <text:p>5,87</text:p>
          </table:table-cell>
          <table:table-cell table:style-name="ce13" table:formula="of:=SQRT([.O19])" office:value-type="float" office:value="6.2314886949296" calcext:value-type="float">
            <text:p>6,231</text:p>
          </table:table-cell>
          <table:table-cell table:style-name="ce13"/>
          <table:table-cell table:formula="of:=[.Q19]" office:value-type="float" office:value="6.32926634666667" calcext:value-type="float">
            <text:p>6,33</text:p>
          </table:table-cell>
          <table:table-cell table:formula="of:=([.I20]-[.Q20])*([.I20]-[.Q20])" office:value-type="float" office:value="25.8447850609771" calcext:value-type="float">
            <text:p>25,84</text:p>
          </table:table-cell>
          <table:table-cell table:formula="of:=[.S19]" office:value-type="float" office:value="4.76926634666667" calcext:value-type="float">
            <text:p>4,77</text:p>
          </table:table-cell>
          <table:table-cell table:formula="of:=([.J20]-[.S20])*([.J20]-[.S20])" office:value-type="float" office:value="21.5646616060437" calcext:value-type="float">
            <text:p>21,56</text:p>
          </table:table-cell>
          <table:table-cell/>
          <table:table-cell table:formula="of:=[Root.A20]" office:value-type="float" office:value="550" calcext:value-type="float">
            <text:p>550</text:p>
          </table:table-cell>
          <table:table-cell table:formula="of:=[Root.B20]" office:value-type="float" office:value="527" calcext:value-type="float">
            <text:p>527</text:p>
          </table:table-cell>
          <table:table-cell table:formula="of:=[.V20]+[.W20]" office:value-type="float" office:value="1077" calcext:value-type="float">
            <text:p>1077</text:p>
          </table:table-cell>
          <table:table-cell table:formula="of:=[.V20]*100/[.X20]" office:value-type="float" office:value="51.0677808727948" calcext:value-type="float">
            <text:p>51,07</text:p>
          </table:table-cell>
          <table:table-cell/>
        </table:table-row>
        <table:table-row table:style-name="ro3">
          <table:table-cell table:formula="of:=[Global.C21]" office:value-type="float" office:value="-11" calcext:value-type="float">
            <text:p>-11</text:p>
          </table:table-cell>
          <table:table-cell table:formula="of:=[VNS.D21]" office:value-type="string" office:string-value="100000000000000000000.000000" calcext:value-type="string">
            <text:p>100000000000000000000.000000</text:p>
          </table:table-cell>
          <table:table-cell table:formula="of:=[Global.C21]" office:value-type="float" office:value="-11" calcext:value-type="float">
            <text:p>-11</text:p>
          </table:table-cell>
          <table:table-cell table:formula="of:=[Global.D21]" office:value-type="float" office:value="1E+020" calcext:value-type="float">
            <text:p>1,00E+20</text:p>
          </table:table-cell>
          <table:table-cell table:formula="of:=[Global.E21]" office:value-type="float" office:value="-36.746987" calcext:value-type="float">
            <text:p>-36,75</text:p>
          </table:table-cell>
          <table:table-cell table:formula="of:=[RA.I21]" office:value-type="float" office:value="1" calcext:value-type="float">
            <text:p>1</text:p>
          </table:table-cell>
          <table:table-cell table:formula="of:=[VNS.H21]" office:value-type="float" office:value="0" calcext:value-type="float">
            <text:p>0</text:p>
          </table:table-cell>
          <table:table-cell table:formula="of:=IF([.D21]&lt;0; IF([.D21]&lt;0; [.F21]-[.D21]; [.F21]+[.D21]); IF([.D21]&lt;0; [.F21]-[.D21]; [.F21]+[.D21]))" office:value-type="float" office:value="1E+020" calcext:value-type="float">
            <text:p>1,00E+20</text:p>
          </table:table-cell>
          <table:table-cell table:formula="of:=[.F21]-[.C21]" office:value-type="float" office:value="12" calcext:value-type="float">
            <text:p>12</text:p>
          </table:table-cell>
          <table:table-cell table:formula="of:=[.G21]-[.C21]" office:value-type="float" office:value="11" calcext:value-type="float">
            <text:p>11</text:p>
          </table:table-cell>
          <table:table-cell/>
          <table:table-cell table:formula="of:=IF([.I21]=[.J21]; &quot;IGUAL&quot;; IF([.I21]&lt;[.J21]; &quot;RA&quot;; &quot;VNS&quot;))" office:value-type="string" office:string-value="VNS" calcext:value-type="string">
            <text:p>VNS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Q20]" office:value-type="float" office:value="6.32926634666667" calcext:value-type="float">
            <text:p>6,33</text:p>
          </table:table-cell>
          <table:table-cell table:formula="of:=([.I21]-[.Q21])*([.I21]-[.Q21])" office:value-type="float" office:value="32.1572201670472" calcext:value-type="float">
            <text:p>32,16</text:p>
          </table:table-cell>
          <table:table-cell table:formula="of:=[.S20]" office:value-type="float" office:value="4.76926634666667" calcext:value-type="float">
            <text:p>4,77</text:p>
          </table:table-cell>
          <table:table-cell table:formula="of:=([.J21]-[.S21])*([.J21]-[.S21])" office:value-type="float" office:value="38.8220418587805" calcext:value-type="float">
            <text:p>38,82</text:p>
          </table:table-cell>
          <table:table-cell/>
          <table:table-cell table:formula="of:=[Root.A21]" office:value-type="float" office:value="522" calcext:value-type="float">
            <text:p>522</text:p>
          </table:table-cell>
          <table:table-cell table:formula="of:=[Root.B21]" office:value-type="float" office:value="555" calcext:value-type="float">
            <text:p>555</text:p>
          </table:table-cell>
          <table:table-cell table:formula="of:=[.V21]+[.W21]" office:value-type="float" office:value="1077" calcext:value-type="float">
            <text:p>1077</text:p>
          </table:table-cell>
          <table:table-cell table:formula="of:=[.V21]*100/[.X21]" office:value-type="float" office:value="48.4679665738162" calcext:value-type="float">
            <text:p>48,47</text:p>
          </table:table-cell>
          <table:table-cell/>
        </table:table-row>
        <table:table-row table:style-name="ro3">
          <table:table-cell table:formula="of:=[Global.C22]" office:value-type="float" office:value="-2" calcext:value-type="float">
            <text:p>-2</text:p>
          </table:table-cell>
          <table:table-cell table:formula="of:=[VNS.D22]" office:value-type="string" office:string-value="100000000000000000000.000000" calcext:value-type="string">
            <text:p>100000000000000000000.000000</text:p>
          </table:table-cell>
          <table:table-cell table:formula="of:=[Global.C22]" office:value-type="float" office:value="-2" calcext:value-type="float">
            <text:p>-2</text:p>
          </table:table-cell>
          <table:table-cell table:formula="of:=[Global.D22]" office:value-type="float" office:value="-2" calcext:value-type="float">
            <text:p>-2</text:p>
          </table:table-cell>
          <table:table-cell table:formula="of:=[Global.E22]" office:value-type="float" office:value="-6.222222" calcext:value-type="float">
            <text:p>-6,22</text:p>
          </table:table-cell>
          <table:table-cell table:formula="of:=[RA.I22]" office:value-type="float" office:value="-1" calcext:value-type="float">
            <text:p>-1</text:p>
          </table:table-cell>
          <table:table-cell table:formula="of:=[VNS.H22]" office:value-type="float" office:value="-1" calcext:value-type="float">
            <text:p>-1</text:p>
          </table:table-cell>
          <table:table-cell table:formula="of:=IF([.D22]&lt;0; IF([.D22]&lt;0; [.F22]-[.D22]; [.F22]+[.D22]); IF([.D22]&lt;0; [.F22]-[.D22]; [.F22]+[.D22]))" office:value-type="float" office:value="1" calcext:value-type="float">
            <text:p>1</text:p>
          </table:table-cell>
          <table:table-cell table:formula="of:=[.F22]-[.C22]" office:value-type="float" office:value="1" calcext:value-type="float">
            <text:p>1</text:p>
          </table:table-cell>
          <table:table-cell table:formula="of:=[.G22]-[.C22]" office:value-type="float" office:value="1" calcext:value-type="float">
            <text:p>1</text:p>
          </table:table-cell>
          <table:table-cell/>
          <table:table-cell table:formula="of:=IF([.I22]=[.J22]; &quot;IGUAL&quot;; IF([.I22]&lt;[.J22]; &quot;RA&quot;; &quot;VNS&quot;))" office:value-type="string" office:string-value="IGUAL" calcext:value-type="string">
            <text:p>IGUAL</text:p>
          </table:table-cell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ra otimo</text:p>
          </table:table-cell>
          <table:table-cell table:style-name="ce12" table:formula="of:=COUNTIF([.I2:.I76];&quot;=0&quot;)" office:value-type="float" office:value="7" calcext:value-type="float">
            <text:p>7</text:p>
          </table:table-cell>
          <table:table-cell/>
          <table:table-cell table:formula="of:=[.Q21]" office:value-type="float" office:value="6.32926634666667" calcext:value-type="float">
            <text:p>6,33</text:p>
          </table:table-cell>
          <table:table-cell table:formula="of:=([.I22]-[.Q22])*([.I22]-[.Q22])" office:value-type="float" office:value="28.4010797937139" calcext:value-type="float">
            <text:p>28,4</text:p>
          </table:table-cell>
          <table:table-cell table:formula="of:=[.S21]" office:value-type="float" office:value="4.76926634666667" calcext:value-type="float">
            <text:p>4,77</text:p>
          </table:table-cell>
          <table:table-cell table:formula="of:=([.J22]-[.S22])*([.J22]-[.S22])" office:value-type="float" office:value="14.2073687921139" calcext:value-type="float">
            <text:p>14,21</text:p>
          </table:table-cell>
          <table:table-cell/>
          <table:table-cell table:formula="of:=[Root.A22]" office:value-type="float" office:value="20" calcext:value-type="float">
            <text:p>20</text:p>
          </table:table-cell>
          <table:table-cell table:formula="of:=[Root.B22]" office:value-type="float" office:value="157" calcext:value-type="float">
            <text:p>157</text:p>
          </table:table-cell>
          <table:table-cell table:formula="of:=[.V22]+[.W22]" office:value-type="float" office:value="177" calcext:value-type="float">
            <text:p>177</text:p>
          </table:table-cell>
          <table:table-cell table:formula="of:=[.V22]*100/[.X22]" office:value-type="float" office:value="11.2994350282486" calcext:value-type="float">
            <text:p>11,3</text:p>
          </table:table-cell>
          <table:table-cell/>
        </table:table-row>
        <table:table-row table:style-name="ro3">
          <table:table-cell table:formula="of:=[Global.C23]" office:value-type="float" office:value="-2" calcext:value-type="float">
            <text:p>-2</text:p>
          </table:table-cell>
          <table:table-cell table:formula="of:=[VNS.D23]" office:value-type="string" office:string-value="100000000000000000000.000000" calcext:value-type="string">
            <text:p>100000000000000000000.000000</text:p>
          </table:table-cell>
          <table:table-cell table:formula="of:=[Global.C23]" office:value-type="float" office:value="-2" calcext:value-type="float">
            <text:p>-2</text:p>
          </table:table-cell>
          <table:table-cell table:formula="of:=[Global.D23]" office:value-type="float" office:value="-2" calcext:value-type="float">
            <text:p>-2</text:p>
          </table:table-cell>
          <table:table-cell table:formula="of:=[Global.E23]" office:value-type="float" office:value="-6.199041" calcext:value-type="float">
            <text:p>-6,2</text:p>
          </table:table-cell>
          <table:table-cell table:formula="of:=[RA.I23]" office:value-type="float" office:value="-1" calcext:value-type="float">
            <text:p>-1</text:p>
          </table:table-cell>
          <table:table-cell table:formula="of:=[VNS.H23]" office:value-type="float" office:value="-1" calcext:value-type="float">
            <text:p>-1</text:p>
          </table:table-cell>
          <table:table-cell table:formula="of:=IF([.D23]&lt;0; IF([.D23]&lt;0; [.F23]-[.D23]; [.F23]+[.D23]); IF([.D23]&lt;0; [.F23]-[.D23]; [.F23]+[.D23]))" office:value-type="float" office:value="1" calcext:value-type="float">
            <text:p>1</text:p>
          </table:table-cell>
          <table:table-cell table:formula="of:=[.F23]-[.C23]" office:value-type="float" office:value="1" calcext:value-type="float">
            <text:p>1</text:p>
          </table:table-cell>
          <table:table-cell table:formula="of:=[.G23]-[.C23]" office:value-type="float" office:value="1" calcext:value-type="float">
            <text:p>1</text:p>
          </table:table-cell>
          <table:table-cell/>
          <table:table-cell table:formula="of:=IF([.I23]=[.J23]; &quot;IGUAL&quot;; IF([.I23]&lt;[.J23]; &quot;RA&quot;; &quot;VNS&quot;))" office:value-type="string" office:string-value="IGUAL" calcext:value-type="string">
            <text:p>IGUAL</text:p>
          </table:table-cell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vns otimo</text:p>
          </table:table-cell>
          <table:table-cell table:style-name="ce12" table:formula="of:=COUNTIF([.J2:.J76];&quot;=0&quot;)" office:value-type="float" office:value="13" calcext:value-type="float">
            <text:p>13</text:p>
          </table:table-cell>
          <table:table-cell/>
          <table:table-cell table:formula="of:=[.Q22]" office:value-type="float" office:value="6.32926634666667" calcext:value-type="float">
            <text:p>6,33</text:p>
          </table:table-cell>
          <table:table-cell table:formula="of:=([.I23]-[.Q23])*([.I23]-[.Q23])" office:value-type="float" office:value="28.4010797937139" calcext:value-type="float">
            <text:p>28,4</text:p>
          </table:table-cell>
          <table:table-cell table:formula="of:=[.S22]" office:value-type="float" office:value="4.76926634666667" calcext:value-type="float">
            <text:p>4,77</text:p>
          </table:table-cell>
          <table:table-cell table:formula="of:=([.J23]-[.S23])*([.J23]-[.S23])" office:value-type="float" office:value="14.2073687921139" calcext:value-type="float">
            <text:p>14,21</text:p>
          </table:table-cell>
          <table:table-cell/>
          <table:table-cell table:formula="of:=[Root.A23]" office:value-type="float" office:value="37" calcext:value-type="float">
            <text:p>37</text:p>
          </table:table-cell>
          <table:table-cell table:formula="of:=[Root.B23]" office:value-type="float" office:value="140" calcext:value-type="float">
            <text:p>140</text:p>
          </table:table-cell>
          <table:table-cell table:formula="of:=[.V23]+[.W23]" office:value-type="float" office:value="177" calcext:value-type="float">
            <text:p>177</text:p>
          </table:table-cell>
          <table:table-cell table:formula="of:=[.V23]*100/[.X23]" office:value-type="float" office:value="20.9039548022599" calcext:value-type="float">
            <text:p>20,9</text:p>
          </table:table-cell>
          <table:table-cell/>
        </table:table-row>
        <table:table-row table:style-name="ro3">
          <table:table-cell table:formula="of:=[Global.C24]" office:value-type="float" office:value="-1" calcext:value-type="float">
            <text:p>-1</text:p>
          </table:table-cell>
          <table:table-cell table:formula="of:=[VNS.D24]" office:value-type="string" office:string-value="100000000000000000000.000000" calcext:value-type="string">
            <text:p>100000000000000000000.000000</text:p>
          </table:table-cell>
          <table:table-cell table:formula="of:=[Global.C24]" office:value-type="float" office:value="-1" calcext:value-type="float">
            <text:p>-1</text:p>
          </table:table-cell>
          <table:table-cell table:formula="of:=[Global.D24]" office:value-type="float" office:value="-1" calcext:value-type="float">
            <text:p>-1</text:p>
          </table:table-cell>
          <table:table-cell table:formula="of:=[Global.E24]" office:value-type="float" office:value="-5.763889" calcext:value-type="float">
            <text:p>-5,76</text:p>
          </table:table-cell>
          <table:table-cell table:formula="of:=[RA.I24]" office:value-type="float" office:value="-1" calcext:value-type="float">
            <text:p>-1</text:p>
          </table:table-cell>
          <table:table-cell table:formula="of:=[VNS.H24]" office:value-type="float" office:value="-1" calcext:value-type="float">
            <text:p>-1</text:p>
          </table:table-cell>
          <table:table-cell table:formula="of:=IF([.D24]&lt;0; IF([.D24]&lt;0; [.F24]-[.D24]; [.F24]+[.D24]); IF([.D24]&lt;0; [.F24]-[.D24]; [.F24]+[.D24]))" office:value-type="float" office:value="0" calcext:value-type="float">
            <text:p>0</text:p>
          </table:table-cell>
          <table:table-cell table:formula="of:=[.F24]-[.C24]" office:value-type="float" office:value="0" calcext:value-type="float">
            <text:p>0</text:p>
          </table:table-cell>
          <table:table-cell table:formula="of:=[.G24]-[.C24]" office:value-type="float" office:value="0" calcext:value-type="float">
            <text:p>0</text:p>
          </table:table-cell>
          <table:table-cell/>
          <table:table-cell table:formula="of:=IF([.I24]=[.J24]; &quot;IGUAL&quot;; IF([.I24]&lt;[.J24]; &quot;RA&quot;; &quot;VNS&quot;))" office:value-type="string" office:string-value="IGUAL" calcext:value-type="string">
            <text:p>IGUAL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formula="of:=[.Q23]" office:value-type="float" office:value="6.32926634666667" calcext:value-type="float">
            <text:p>6,33</text:p>
          </table:table-cell>
          <table:table-cell table:formula="of:=([.I24]-[.Q24])*([.I24]-[.Q24])" office:value-type="float" office:value="40.0596124870472" calcext:value-type="float">
            <text:p>40,06</text:p>
          </table:table-cell>
          <table:table-cell table:formula="of:=[.S23]" office:value-type="float" office:value="4.76926634666667" calcext:value-type="float">
            <text:p>4,77</text:p>
          </table:table-cell>
          <table:table-cell table:formula="of:=([.J24]-[.S24])*([.J24]-[.S24])" office:value-type="float" office:value="22.7459014854472" calcext:value-type="float">
            <text:p>22,75</text:p>
          </table:table-cell>
          <table:table-cell/>
          <table:table-cell table:formula="of:=[Root.A24]" office:value-type="float" office:value="32" calcext:value-type="float">
            <text:p>32</text:p>
          </table:table-cell>
          <table:table-cell table:formula="of:=[Root.B24]" office:value-type="float" office:value="145" calcext:value-type="float">
            <text:p>145</text:p>
          </table:table-cell>
          <table:table-cell table:formula="of:=[.V24]+[.W24]" office:value-type="float" office:value="177" calcext:value-type="float">
            <text:p>177</text:p>
          </table:table-cell>
          <table:table-cell table:formula="of:=[.V24]*100/[.X24]" office:value-type="float" office:value="18.0790960451977" calcext:value-type="float">
            <text:p>18,08</text:p>
          </table:table-cell>
          <table:table-cell/>
        </table:table-row>
        <table:table-row table:style-name="ro3">
          <table:table-cell table:formula="of:=[Global.C25]" office:value-type="float" office:value="-1" calcext:value-type="float">
            <text:p>-1</text:p>
          </table:table-cell>
          <table:table-cell table:formula="of:=[VNS.D25]" office:value-type="string" office:string-value="100000000000000000000.000000" calcext:value-type="string">
            <text:p>100000000000000000000.000000</text:p>
          </table:table-cell>
          <table:table-cell table:formula="of:=[Global.C25]" office:value-type="float" office:value="-1" calcext:value-type="float">
            <text:p>-1</text:p>
          </table:table-cell>
          <table:table-cell table:formula="of:=[Global.D25]" office:value-type="float" office:value="-1" calcext:value-type="float">
            <text:p>-1</text:p>
          </table:table-cell>
          <table:table-cell table:formula="of:=[Global.E25]" office:value-type="float" office:value="-5.881481" calcext:value-type="float">
            <text:p>-5,88</text:p>
          </table:table-cell>
          <table:table-cell table:formula="of:=[RA.I25]" office:value-type="float" office:value="-1" calcext:value-type="float">
            <text:p>-1</text:p>
          </table:table-cell>
          <table:table-cell table:formula="of:=[VNS.H25]" office:value-type="float" office:value="-1" calcext:value-type="float">
            <text:p>-1</text:p>
          </table:table-cell>
          <table:table-cell table:formula="of:=IF([.D25]&lt;0; IF([.D25]&lt;0; [.F25]-[.D25]; [.F25]+[.D25]); IF([.D25]&lt;0; [.F25]-[.D25]; [.F25]+[.D25]))" office:value-type="float" office:value="0" calcext:value-type="float">
            <text:p>0</text:p>
          </table:table-cell>
          <table:table-cell table:formula="of:=[.F25]-[.C25]" office:value-type="float" office:value="0" calcext:value-type="float">
            <text:p>0</text:p>
          </table:table-cell>
          <table:table-cell table:formula="of:=[.G25]-[.C25]" office:value-type="float" office:value="0" calcext:value-type="float">
            <text:p>0</text:p>
          </table:table-cell>
          <table:table-cell/>
          <table:table-cell table:formula="of:=IF([.I25]=[.J25]; &quot;IGUAL&quot;; IF([.I25]&lt;[.J25]; &quot;RA&quot;; &quot;VNS&quot;))" office:value-type="string" office:string-value="IGUAL" calcext:value-type="string">
            <text:p>IGUAL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formula="of:=[.Q24]" office:value-type="float" office:value="6.32926634666667" calcext:value-type="float">
            <text:p>6,33</text:p>
          </table:table-cell>
          <table:table-cell table:formula="of:=([.I25]-[.Q25])*([.I25]-[.Q25])" office:value-type="float" office:value="40.0596124870472" calcext:value-type="float">
            <text:p>40,06</text:p>
          </table:table-cell>
          <table:table-cell table:formula="of:=[.S24]" office:value-type="float" office:value="4.76926634666667" calcext:value-type="float">
            <text:p>4,77</text:p>
          </table:table-cell>
          <table:table-cell table:formula="of:=([.J25]-[.S25])*([.J25]-[.S25])" office:value-type="float" office:value="22.7459014854472" calcext:value-type="float">
            <text:p>22,75</text:p>
          </table:table-cell>
          <table:table-cell/>
          <table:table-cell table:formula="of:=[Root.A25]" office:value-type="float" office:value="35" calcext:value-type="float">
            <text:p>35</text:p>
          </table:table-cell>
          <table:table-cell table:formula="of:=[Root.B25]" office:value-type="float" office:value="142" calcext:value-type="float">
            <text:p>142</text:p>
          </table:table-cell>
          <table:table-cell table:formula="of:=[.V25]+[.W25]" office:value-type="float" office:value="177" calcext:value-type="float">
            <text:p>177</text:p>
          </table:table-cell>
          <table:table-cell table:formula="of:=[.V25]*100/[.X25]" office:value-type="float" office:value="19.774011299435" calcext:value-type="float">
            <text:p>19,77</text:p>
          </table:table-cell>
          <table:table-cell/>
        </table:table-row>
        <table:table-row table:style-name="ro3">
          <table:table-cell table:formula="of:=[Global.C26]" office:value-type="float" office:value="-1" calcext:value-type="float">
            <text:p>-1</text:p>
          </table:table-cell>
          <table:table-cell table:formula="of:=[VNS.D26]" office:value-type="string" office:string-value="100000000000000000000.000000" calcext:value-type="string">
            <text:p>100000000000000000000.000000</text:p>
          </table:table-cell>
          <table:table-cell table:formula="of:=[Global.C26]" office:value-type="float" office:value="-1" calcext:value-type="float">
            <text:p>-1</text:p>
          </table:table-cell>
          <table:table-cell table:formula="of:=[Global.D26]" office:value-type="float" office:value="-1" calcext:value-type="float">
            <text:p>-1</text:p>
          </table:table-cell>
          <table:table-cell table:formula="of:=[Global.E26]" office:value-type="float" office:value="-5.89172" calcext:value-type="float">
            <text:p>-5,89</text:p>
          </table:table-cell>
          <table:table-cell table:formula="of:=[RA.I26]" office:value-type="float" office:value="-1" calcext:value-type="float">
            <text:p>-1</text:p>
          </table:table-cell>
          <table:table-cell table:formula="of:=[VNS.H26]" office:value-type="float" office:value="-1" calcext:value-type="float">
            <text:p>-1</text:p>
          </table:table-cell>
          <table:table-cell table:formula="of:=IF([.D26]&lt;0; IF([.D26]&lt;0; [.F26]-[.D26]; [.F26]+[.D26]); IF([.D26]&lt;0; [.F26]-[.D26]; [.F26]+[.D26]))" office:value-type="float" office:value="0" calcext:value-type="float">
            <text:p>0</text:p>
          </table:table-cell>
          <table:table-cell table:formula="of:=[.F26]-[.C26]" office:value-type="float" office:value="0" calcext:value-type="float">
            <text:p>0</text:p>
          </table:table-cell>
          <table:table-cell table:formula="of:=[.G26]-[.C26]" office:value-type="float" office:value="0" calcext:value-type="float">
            <text:p>0</text:p>
          </table:table-cell>
          <table:table-cell/>
          <table:table-cell table:formula="of:=IF([.I26]=[.J26]; &quot;IGUAL&quot;; IF([.I26]&lt;[.J26]; &quot;RA&quot;; &quot;VNS&quot;))" office:value-type="string" office:string-value="IGUAL" calcext:value-type="string">
            <text:p>IGUAL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[.Q25]" office:value-type="float" office:value="6.32926634666667" calcext:value-type="float">
            <text:p>6,33</text:p>
          </table:table-cell>
          <table:table-cell table:formula="of:=([.I26]-[.Q26])*([.I26]-[.Q26])" office:value-type="float" office:value="40.0596124870472" calcext:value-type="float">
            <text:p>40,06</text:p>
          </table:table-cell>
          <table:table-cell table:formula="of:=[.S25]" office:value-type="float" office:value="4.76926634666667" calcext:value-type="float">
            <text:p>4,77</text:p>
          </table:table-cell>
          <table:table-cell table:formula="of:=([.J26]-[.S26])*([.J26]-[.S26])" office:value-type="float" office:value="22.7459014854472" calcext:value-type="float">
            <text:p>22,75</text:p>
          </table:table-cell>
          <table:table-cell/>
          <table:table-cell table:formula="of:=[Root.A26]" office:value-type="float" office:value="33" calcext:value-type="float">
            <text:p>33</text:p>
          </table:table-cell>
          <table:table-cell table:formula="of:=[Root.B26]" office:value-type="float" office:value="144" calcext:value-type="float">
            <text:p>144</text:p>
          </table:table-cell>
          <table:table-cell table:formula="of:=[.V26]+[.W26]" office:value-type="float" office:value="177" calcext:value-type="float">
            <text:p>177</text:p>
          </table:table-cell>
          <table:table-cell table:formula="of:=[.V26]*100/[.X26]" office:value-type="float" office:value="18.6440677966102" calcext:value-type="float">
            <text:p>18,64</text:p>
          </table:table-cell>
          <table:table-cell/>
        </table:table-row>
        <table:table-row table:style-name="ro3">
          <table:table-cell table:formula="of:=[Global.C27]" office:value-type="float" office:value="0" calcext:value-type="float">
            <text:p>0</text:p>
          </table:table-cell>
          <table:table-cell table:formula="of:=[VNS.D27]" office:value-type="string" office:string-value="100000000000000000000.000000" calcext:value-type="string">
            <text:p>100000000000000000000.000000</text:p>
          </table:table-cell>
          <table:table-cell table:formula="of:=[Global.C27]" office:value-type="float" office:value="0" calcext:value-type="float">
            <text:p>0</text:p>
          </table:table-cell>
          <table:table-cell table:formula="of:=[Global.D27]" office:value-type="float" office:value="0" calcext:value-type="float">
            <text:p>0</text:p>
          </table:table-cell>
          <table:table-cell table:formula="of:=[Global.E27]" office:value-type="float" office:value="-8" calcext:value-type="float">
            <text:p>-8</text:p>
          </table:table-cell>
          <table:table-cell table:formula="of:=[RA.I27]" office:value-type="float" office:value="2" calcext:value-type="float">
            <text:p>2</text:p>
          </table:table-cell>
          <table:table-cell table:formula="of:=[VNS.H27]" office:value-type="float" office:value="0" calcext:value-type="float">
            <text:p>0</text:p>
          </table:table-cell>
          <table:table-cell table:formula="of:=IF([.D27]&lt;0; IF([.D27]&lt;0; [.F27]-[.D27]; [.F27]+[.D27]); IF([.D27]&lt;0; [.F27]-[.D27]; [.F27]+[.D27]))" office:value-type="float" office:value="2" calcext:value-type="float">
            <text:p>2</text:p>
          </table:table-cell>
          <table:table-cell table:formula="of:=[.F27]-[.C27]" office:value-type="float" office:value="2" calcext:value-type="float">
            <text:p>2</text:p>
          </table:table-cell>
          <table:table-cell table:formula="of:=[.G27]-[.C27]" office:value-type="float" office:value="0" calcext:value-type="float">
            <text:p>0</text:p>
          </table:table-cell>
          <table:table-cell/>
          <table:table-cell table:formula="of:=IF([.I27]=[.J27]; &quot;IGUAL&quot;; IF([.I27]&lt;[.J27]; &quot;RA&quot;; &quot;VNS&quot;))" office:value-type="string" office:string-value="VNS" calcext:value-type="string">
            <text:p>VNS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formula="of:=[.Q26]" office:value-type="float" office:value="6.32926634666667" calcext:value-type="float">
            <text:p>6,33</text:p>
          </table:table-cell>
          <table:table-cell table:formula="of:=([.I27]-[.Q27])*([.I27]-[.Q27])" office:value-type="float" office:value="18.7425471003805" calcext:value-type="float">
            <text:p>18,74</text:p>
          </table:table-cell>
          <table:table-cell table:formula="of:=[.S26]" office:value-type="float" office:value="4.76926634666667" calcext:value-type="float">
            <text:p>4,77</text:p>
          </table:table-cell>
          <table:table-cell table:formula="of:=([.J27]-[.S27])*([.J27]-[.S27])" office:value-type="float" office:value="22.7459014854472" calcext:value-type="float">
            <text:p>22,75</text:p>
          </table:table-cell>
          <table:table-cell/>
          <table:table-cell table:formula="of:=[Root.A27]" office:value-type="float" office:value="50" calcext:value-type="float">
            <text:p>50</text:p>
          </table:table-cell>
          <table:table-cell table:formula="of:=[Root.B27]" office:value-type="float" office:value="34" calcext:value-type="float">
            <text:p>34</text:p>
          </table:table-cell>
          <table:table-cell table:formula="of:=[.V27]+[.W27]" office:value-type="float" office:value="84" calcext:value-type="float">
            <text:p>84</text:p>
          </table:table-cell>
          <table:table-cell table:formula="of:=[.V27]*100/[.X27]" office:value-type="float" office:value="59.5238095238095" calcext:value-type="float">
            <text:p>59,52</text:p>
          </table:table-cell>
          <table:table-cell/>
        </table:table-row>
        <table:table-row table:style-name="ro3">
          <table:table-cell table:formula="of:=[Global.C28]" office:value-type="float" office:value="0" calcext:value-type="float">
            <text:p>0</text:p>
          </table:table-cell>
          <table:table-cell table:formula="of:=[VNS.D28]" office:value-type="string" office:string-value="100000000000000000000.000000" calcext:value-type="string">
            <text:p>100000000000000000000.000000</text:p>
          </table:table-cell>
          <table:table-cell table:formula="of:=[Global.C28]" office:value-type="float" office:value="0" calcext:value-type="float">
            <text:p>0</text:p>
          </table:table-cell>
          <table:table-cell table:formula="of:=[Global.D28]" office:value-type="float" office:value="0" calcext:value-type="float">
            <text:p>0</text:p>
          </table:table-cell>
          <table:table-cell table:formula="of:=[Global.E28]" office:value-type="float" office:value="-8.8" calcext:value-type="float">
            <text:p>-8,8</text:p>
          </table:table-cell>
          <table:table-cell table:formula="of:=[RA.I28]" office:value-type="float" office:value="5" calcext:value-type="float">
            <text:p>5</text:p>
          </table:table-cell>
          <table:table-cell table:formula="of:=[VNS.H28]" office:value-type="float" office:value="1" calcext:value-type="float">
            <text:p>1</text:p>
          </table:table-cell>
          <table:table-cell table:formula="of:=IF([.D28]&lt;0; IF([.D28]&lt;0; [.F28]-[.D28]; [.F28]+[.D28]); IF([.D28]&lt;0; [.F28]-[.D28]; [.F28]+[.D28]))" office:value-type="float" office:value="5" calcext:value-type="float">
            <text:p>5</text:p>
          </table:table-cell>
          <table:table-cell table:formula="of:=[.F28]-[.C28]" office:value-type="float" office:value="5" calcext:value-type="float">
            <text:p>5</text:p>
          </table:table-cell>
          <table:table-cell table:formula="of:=[.G28]-[.C28]" office:value-type="float" office:value="1" calcext:value-type="float">
            <text:p>1</text:p>
          </table:table-cell>
          <table:table-cell/>
          <table:table-cell table:formula="of:=IF([.I28]=[.J28]; &quot;IGUAL&quot;; IF([.I28]&lt;[.J28]; &quot;RA&quot;; &quot;VNS&quot;))" office:value-type="string" office:string-value="VNS" calcext:value-type="string">
            <text:p>VNS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formula="of:=[.Q27]" office:value-type="float" office:value="6.32926634666667" calcext:value-type="float">
            <text:p>6,33</text:p>
          </table:table-cell>
          <table:table-cell table:formula="of:=([.I28]-[.Q28])*([.I28]-[.Q28])" office:value-type="float" office:value="1.76694902038055" calcext:value-type="float">
            <text:p>1,77</text:p>
          </table:table-cell>
          <table:table-cell table:formula="of:=[.S27]" office:value-type="float" office:value="4.76926634666667" calcext:value-type="float">
            <text:p>4,77</text:p>
          </table:table-cell>
          <table:table-cell table:formula="of:=([.J28]-[.S28])*([.J28]-[.S28])" office:value-type="float" office:value="14.2073687921139" calcext:value-type="float">
            <text:p>14,21</text:p>
          </table:table-cell>
          <table:table-cell/>
          <table:table-cell table:formula="of:=[Root.A28]" office:value-type="float" office:value="55" calcext:value-type="float">
            <text:p>55</text:p>
          </table:table-cell>
          <table:table-cell table:formula="of:=[Root.B28]" office:value-type="float" office:value="29" calcext:value-type="float">
            <text:p>29</text:p>
          </table:table-cell>
          <table:table-cell table:formula="of:=[.V28]+[.W28]" office:value-type="float" office:value="84" calcext:value-type="float">
            <text:p>84</text:p>
          </table:table-cell>
          <table:table-cell table:formula="of:=[.V28]*100/[.X28]" office:value-type="float" office:value="65.4761904761905" calcext:value-type="float">
            <text:p>65,48</text:p>
          </table:table-cell>
          <table:table-cell/>
        </table:table-row>
        <table:table-row table:style-name="ro3">
          <table:table-cell table:formula="of:=[Global.C29]" office:value-type="float" office:value="0" calcext:value-type="float">
            <text:p>0</text:p>
          </table:table-cell>
          <table:table-cell table:formula="of:=[VNS.D29]" office:value-type="string" office:string-value="100000000000000000000.000000" calcext:value-type="string">
            <text:p>100000000000000000000.000000</text:p>
          </table:table-cell>
          <table:table-cell table:formula="of:=[Global.C29]" office:value-type="float" office:value="0" calcext:value-type="float">
            <text:p>0</text:p>
          </table:table-cell>
          <table:table-cell table:formula="of:=[Global.D29]" office:value-type="float" office:value="0" calcext:value-type="float">
            <text:p>0</text:p>
          </table:table-cell>
          <table:table-cell table:formula="of:=[Global.E29]" office:value-type="float" office:value="-8" calcext:value-type="float">
            <text:p>-8</text:p>
          </table:table-cell>
          <table:table-cell table:formula="of:=[RA.I29]" office:value-type="float" office:value="4" calcext:value-type="float">
            <text:p>4</text:p>
          </table:table-cell>
          <table:table-cell table:formula="of:=[VNS.H29]" office:value-type="float" office:value="0" calcext:value-type="float">
            <text:p>0</text:p>
          </table:table-cell>
          <table:table-cell table:formula="of:=IF([.D29]&lt;0; IF([.D29]&lt;0; [.F29]-[.D29]; [.F29]+[.D29]); IF([.D29]&lt;0; [.F29]-[.D29]; [.F29]+[.D29]))" office:value-type="float" office:value="4" calcext:value-type="float">
            <text:p>4</text:p>
          </table:table-cell>
          <table:table-cell table:formula="of:=[.F29]-[.C29]" office:value-type="float" office:value="4" calcext:value-type="float">
            <text:p>4</text:p>
          </table:table-cell>
          <table:table-cell table:formula="of:=[.G29]-[.C29]" office:value-type="float" office:value="0" calcext:value-type="float">
            <text:p>0</text:p>
          </table:table-cell>
          <table:table-cell/>
          <table:table-cell table:formula="of:=IF([.I29]=[.J29]; &quot;IGUAL&quot;; IF([.I29]&lt;[.J29]; &quot;RA&quot;; &quot;VNS&quot;))" office:value-type="string" office:string-value="VNS" calcext:value-type="string">
            <text:p>VNS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formula="of:=[.Q28]" office:value-type="float" office:value="6.32926634666667" calcext:value-type="float">
            <text:p>6,33</text:p>
          </table:table-cell>
          <table:table-cell table:formula="of:=([.I29]-[.Q29])*([.I29]-[.Q29])" office:value-type="float" office:value="5.42548171371388" calcext:value-type="float">
            <text:p>5,43</text:p>
          </table:table-cell>
          <table:table-cell table:formula="of:=[.S28]" office:value-type="float" office:value="4.76926634666667" calcext:value-type="float">
            <text:p>4,77</text:p>
          </table:table-cell>
          <table:table-cell table:formula="of:=([.J29]-[.S29])*([.J29]-[.S29])" office:value-type="float" office:value="22.7459014854472" calcext:value-type="float">
            <text:p>22,75</text:p>
          </table:table-cell>
          <table:table-cell/>
          <table:table-cell table:formula="of:=[Root.A29]" office:value-type="float" office:value="52" calcext:value-type="float">
            <text:p>52</text:p>
          </table:table-cell>
          <table:table-cell table:formula="of:=[Root.B29]" office:value-type="float" office:value="32" calcext:value-type="float">
            <text:p>32</text:p>
          </table:table-cell>
          <table:table-cell table:formula="of:=[.V29]+[.W29]" office:value-type="float" office:value="84" calcext:value-type="float">
            <text:p>84</text:p>
          </table:table-cell>
          <table:table-cell table:formula="of:=[.V29]*100/[.X29]" office:value-type="float" office:value="61.9047619047619" calcext:value-type="float">
            <text:p>61,9</text:p>
          </table:table-cell>
          <table:table-cell/>
        </table:table-row>
        <table:table-row table:style-name="ro3">
          <table:table-cell table:formula="of:=[Global.C30]" office:value-type="float" office:value="0" calcext:value-type="float">
            <text:p>0</text:p>
          </table:table-cell>
          <table:table-cell table:formula="of:=[VNS.D30]" office:value-type="string" office:string-value="100000000000000000000.000000" calcext:value-type="string">
            <text:p>100000000000000000000.000000</text:p>
          </table:table-cell>
          <table:table-cell table:formula="of:=[Global.C30]" office:value-type="float" office:value="0" calcext:value-type="float">
            <text:p>0</text:p>
          </table:table-cell>
          <table:table-cell table:formula="of:=[Global.D30]" office:value-type="float" office:value="0" calcext:value-type="float">
            <text:p>0</text:p>
          </table:table-cell>
          <table:table-cell table:formula="of:=[Global.E30]" office:value-type="float" office:value="-8.75" calcext:value-type="float">
            <text:p>-8,75</text:p>
          </table:table-cell>
          <table:table-cell table:formula="of:=[RA.I30]" office:value-type="float" office:value="3" calcext:value-type="float">
            <text:p>3</text:p>
          </table:table-cell>
          <table:table-cell table:formula="of:=[VNS.H30]" office:value-type="float" office:value="1" calcext:value-type="float">
            <text:p>1</text:p>
          </table:table-cell>
          <table:table-cell table:formula="of:=IF([.D30]&lt;0; IF([.D30]&lt;0; [.F30]-[.D30]; [.F30]+[.D30]); IF([.D30]&lt;0; [.F30]-[.D30]; [.F30]+[.D30]))" office:value-type="float" office:value="3" calcext:value-type="float">
            <text:p>3</text:p>
          </table:table-cell>
          <table:table-cell table:formula="of:=[.F30]-[.C30]" office:value-type="float" office:value="3" calcext:value-type="float">
            <text:p>3</text:p>
          </table:table-cell>
          <table:table-cell table:formula="of:=[.G30]-[.C30]" office:value-type="float" office:value="1" calcext:value-type="float">
            <text:p>1</text:p>
          </table:table-cell>
          <table:table-cell/>
          <table:table-cell table:formula="of:=IF([.I30]=[.J30]; &quot;IGUAL&quot;; IF([.I30]&lt;[.J30]; &quot;RA&quot;; &quot;VNS&quot;))" office:value-type="string" office:string-value="VNS" calcext:value-type="string">
            <text:p>VNS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formula="of:=[.Q29]" office:value-type="float" office:value="6.32926634666667" calcext:value-type="float">
            <text:p>6,33</text:p>
          </table:table-cell>
          <table:table-cell table:formula="of:=([.I30]-[.Q30])*([.I30]-[.Q30])" office:value-type="float" office:value="11.0840144070472" calcext:value-type="float">
            <text:p>11,08</text:p>
          </table:table-cell>
          <table:table-cell table:formula="of:=[.S29]" office:value-type="float" office:value="4.76926634666667" calcext:value-type="float">
            <text:p>4,77</text:p>
          </table:table-cell>
          <table:table-cell table:formula="of:=([.J30]-[.S30])*([.J30]-[.S30])" office:value-type="float" office:value="14.2073687921139" calcext:value-type="float">
            <text:p>14,21</text:p>
          </table:table-cell>
          <table:table-cell/>
          <table:table-cell table:formula="of:=[Root.A30]" office:value-type="float" office:value="45" calcext:value-type="float">
            <text:p>45</text:p>
          </table:table-cell>
          <table:table-cell table:formula="of:=[Root.B30]" office:value-type="float" office:value="39" calcext:value-type="float">
            <text:p>39</text:p>
          </table:table-cell>
          <table:table-cell table:formula="of:=[.V30]+[.W30]" office:value-type="float" office:value="84" calcext:value-type="float">
            <text:p>84</text:p>
          </table:table-cell>
          <table:table-cell table:formula="of:=[.V30]*100/[.X30]" office:value-type="float" office:value="53.5714285714286" calcext:value-type="float">
            <text:p>53,57</text:p>
          </table:table-cell>
          <table:table-cell/>
        </table:table-row>
        <table:table-row table:style-name="ro3">
          <table:table-cell table:formula="of:=[Global.C31]" office:value-type="float" office:value="0" calcext:value-type="float">
            <text:p>0</text:p>
          </table:table-cell>
          <table:table-cell table:formula="of:=[VNS.D31]" office:value-type="string" office:string-value="100000000000000000000.000000" calcext:value-type="string">
            <text:p>100000000000000000000.000000</text:p>
          </table:table-cell>
          <table:table-cell table:formula="of:=[Global.C31]" office:value-type="float" office:value="0" calcext:value-type="float">
            <text:p>0</text:p>
          </table:table-cell>
          <table:table-cell table:formula="of:=[Global.D31]" office:value-type="float" office:value="0" calcext:value-type="float">
            <text:p>0</text:p>
          </table:table-cell>
          <table:table-cell table:formula="of:=[Global.E31]" office:value-type="float" office:value="-9" calcext:value-type="float">
            <text:p>-9</text:p>
          </table:table-cell>
          <table:table-cell table:formula="of:=[RA.I31]" office:value-type="float" office:value="3" calcext:value-type="float">
            <text:p>3</text:p>
          </table:table-cell>
          <table:table-cell table:formula="of:=[VNS.H31]" office:value-type="float" office:value="2" calcext:value-type="float">
            <text:p>2</text:p>
          </table:table-cell>
          <table:table-cell table:formula="of:=IF([.D31]&lt;0; IF([.D31]&lt;0; [.F31]-[.D31]; [.F31]+[.D31]); IF([.D31]&lt;0; [.F31]-[.D31]; [.F31]+[.D31]))" office:value-type="float" office:value="3" calcext:value-type="float">
            <text:p>3</text:p>
          </table:table-cell>
          <table:table-cell table:formula="of:=[.F31]-[.C31]" office:value-type="float" office:value="3" calcext:value-type="float">
            <text:p>3</text:p>
          </table:table-cell>
          <table:table-cell table:formula="of:=[.G31]-[.C31]" office:value-type="float" office:value="2" calcext:value-type="float">
            <text:p>2</text:p>
          </table:table-cell>
          <table:table-cell/>
          <table:table-cell table:formula="of:=IF([.I31]=[.J31]; &quot;IGUAL&quot;; IF([.I31]&lt;[.J31]; &quot;RA&quot;; &quot;VNS&quot;))" office:value-type="string" office:string-value="VNS" calcext:value-type="string">
            <text:p>VNS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formula="of:=[.Q30]" office:value-type="float" office:value="6.32926634666667" calcext:value-type="float">
            <text:p>6,33</text:p>
          </table:table-cell>
          <table:table-cell table:formula="of:=([.I31]-[.Q31])*([.I31]-[.Q31])" office:value-type="float" office:value="11.0840144070472" calcext:value-type="float">
            <text:p>11,08</text:p>
          </table:table-cell>
          <table:table-cell table:formula="of:=[.S30]" office:value-type="float" office:value="4.76926634666667" calcext:value-type="float">
            <text:p>4,77</text:p>
          </table:table-cell>
          <table:table-cell table:formula="of:=([.J31]-[.S31])*([.J31]-[.S31])" office:value-type="float" office:value="7.66883609878055" calcext:value-type="float">
            <text:p>7,67</text:p>
          </table:table-cell>
          <table:table-cell/>
          <table:table-cell table:formula="of:=[Root.A31]" office:value-type="float" office:value="46" calcext:value-type="float">
            <text:p>46</text:p>
          </table:table-cell>
          <table:table-cell table:formula="of:=[Root.B31]" office:value-type="float" office:value="38" calcext:value-type="float">
            <text:p>38</text:p>
          </table:table-cell>
          <table:table-cell table:formula="of:=[.V31]+[.W31]" office:value-type="float" office:value="84" calcext:value-type="float">
            <text:p>84</text:p>
          </table:table-cell>
          <table:table-cell table:formula="of:=[.V31]*100/[.X31]" office:value-type="float" office:value="54.7619047619048" calcext:value-type="float">
            <text:p>54,76</text:p>
          </table:table-cell>
          <table:table-cell/>
        </table:table-row>
        <table:table-row table:style-name="ro3">
          <table:table-cell table:formula="of:=[Global.C32]" office:value-type="float" office:value="0" calcext:value-type="float">
            <text:p>0</text:p>
          </table:table-cell>
          <table:table-cell table:formula="of:=[VNS.D32]" office:value-type="string" office:string-value="100000000000000000000.000000" calcext:value-type="string">
            <text:p>100000000000000000000.000000</text:p>
          </table:table-cell>
          <table:table-cell table:formula="of:=[Global.C32]" office:value-type="float" office:value="0" calcext:value-type="float">
            <text:p>0</text:p>
          </table:table-cell>
          <table:table-cell table:formula="of:=[Global.D32]" office:value-type="float" office:value="0" calcext:value-type="float">
            <text:p>0</text:p>
          </table:table-cell>
          <table:table-cell table:formula="of:=[Global.E32]" office:value-type="float" office:value="-12" calcext:value-type="float">
            <text:p>-12</text:p>
          </table:table-cell>
          <table:table-cell table:formula="of:=[RA.I32]" office:value-type="float" office:value="4" calcext:value-type="float">
            <text:p>4</text:p>
          </table:table-cell>
          <table:table-cell table:formula="of:=[VNS.H32]" office:value-type="float" office:value="1" calcext:value-type="float">
            <text:p>1</text:p>
          </table:table-cell>
          <table:table-cell table:formula="of:=IF([.D32]&lt;0; IF([.D32]&lt;0; [.F32]-[.D32]; [.F32]+[.D32]); IF([.D32]&lt;0; [.F32]-[.D32]; [.F32]+[.D32]))" office:value-type="float" office:value="4" calcext:value-type="float">
            <text:p>4</text:p>
          </table:table-cell>
          <table:table-cell table:formula="of:=[.F32]-[.C32]" office:value-type="float" office:value="4" calcext:value-type="float">
            <text:p>4</text:p>
          </table:table-cell>
          <table:table-cell table:formula="of:=[.G32]-[.C32]" office:value-type="float" office:value="1" calcext:value-type="float">
            <text:p>1</text:p>
          </table:table-cell>
          <table:table-cell/>
          <table:table-cell table:formula="of:=IF([.I32]=[.J32]; &quot;IGUAL&quot;; IF([.I32]&lt;[.J32]; &quot;RA&quot;; &quot;VNS&quot;))" office:value-type="string" office:string-value="VNS" calcext:value-type="string">
            <text:p>VNS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Q31]" office:value-type="float" office:value="6.32926634666667" calcext:value-type="float">
            <text:p>6,33</text:p>
          </table:table-cell>
          <table:table-cell table:formula="of:=([.I32]-[.Q32])*([.I32]-[.Q32])" office:value-type="float" office:value="5.42548171371388" calcext:value-type="float">
            <text:p>5,43</text:p>
          </table:table-cell>
          <table:table-cell table:formula="of:=[.S31]" office:value-type="float" office:value="4.76926634666667" calcext:value-type="float">
            <text:p>4,77</text:p>
          </table:table-cell>
          <table:table-cell table:formula="of:=([.J32]-[.S32])*([.J32]-[.S32])" office:value-type="float" office:value="14.2073687921139" calcext:value-type="float">
            <text:p>14,21</text:p>
          </table:table-cell>
          <table:table-cell/>
          <table:table-cell table:formula="of:=[Root.A32]" office:value-type="float" office:value="78" calcext:value-type="float">
            <text:p>78</text:p>
          </table:table-cell>
          <table:table-cell table:formula="of:=[Root.B32]" office:value-type="float" office:value="77" calcext:value-type="float">
            <text:p>77</text:p>
          </table:table-cell>
          <table:table-cell table:formula="of:=[.V32]+[.W32]" office:value-type="float" office:value="155" calcext:value-type="float">
            <text:p>155</text:p>
          </table:table-cell>
          <table:table-cell table:formula="of:=[.V32]*100/[.X32]" office:value-type="float" office:value="50.3225806451613" calcext:value-type="float">
            <text:p>50,32</text:p>
          </table:table-cell>
          <table:table-cell/>
        </table:table-row>
        <table:table-row table:style-name="ro3">
          <table:table-cell table:formula="of:=[Global.C33]" office:value-type="float" office:value="0" calcext:value-type="float">
            <text:p>0</text:p>
          </table:table-cell>
          <table:table-cell table:formula="of:=[VNS.D33]" office:value-type="string" office:string-value="100000000000000000000.000000" calcext:value-type="string">
            <text:p>100000000000000000000.000000</text:p>
          </table:table-cell>
          <table:table-cell table:formula="of:=[Global.C33]" office:value-type="float" office:value="0" calcext:value-type="float">
            <text:p>0</text:p>
          </table:table-cell>
          <table:table-cell table:formula="of:=[Global.D33]" office:value-type="float" office:value="0" calcext:value-type="float">
            <text:p>0</text:p>
          </table:table-cell>
          <table:table-cell table:formula="of:=[Global.E33]" office:value-type="float" office:value="-12" calcext:value-type="float">
            <text:p>-12</text:p>
          </table:table-cell>
          <table:table-cell table:formula="of:=[RA.I33]" office:value-type="float" office:value="4" calcext:value-type="float">
            <text:p>4</text:p>
          </table:table-cell>
          <table:table-cell table:formula="of:=[VNS.H33]" office:value-type="float" office:value="1" calcext:value-type="float">
            <text:p>1</text:p>
          </table:table-cell>
          <table:table-cell table:formula="of:=IF([.D33]&lt;0; IF([.D33]&lt;0; [.F33]-[.D33]; [.F33]+[.D33]); IF([.D33]&lt;0; [.F33]-[.D33]; [.F33]+[.D33]))" office:value-type="float" office:value="4" calcext:value-type="float">
            <text:p>4</text:p>
          </table:table-cell>
          <table:table-cell table:formula="of:=[.F33]-[.C33]" office:value-type="float" office:value="4" calcext:value-type="float">
            <text:p>4</text:p>
          </table:table-cell>
          <table:table-cell table:formula="of:=[.G33]-[.C33]" office:value-type="float" office:value="1" calcext:value-type="float">
            <text:p>1</text:p>
          </table:table-cell>
          <table:table-cell/>
          <table:table-cell table:formula="of:=IF([.I33]=[.J33]; &quot;IGUAL&quot;; IF([.I33]&lt;[.J33]; &quot;RA&quot;; &quot;VNS&quot;))" office:value-type="string" office:string-value="VNS" calcext:value-type="string">
            <text:p>VNS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formula="of:=[.Q32]" office:value-type="float" office:value="6.32926634666667" calcext:value-type="float">
            <text:p>6,33</text:p>
          </table:table-cell>
          <table:table-cell table:formula="of:=([.I33]-[.Q33])*([.I33]-[.Q33])" office:value-type="float" office:value="5.42548171371388" calcext:value-type="float">
            <text:p>5,43</text:p>
          </table:table-cell>
          <table:table-cell table:formula="of:=[.S32]" office:value-type="float" office:value="4.76926634666667" calcext:value-type="float">
            <text:p>4,77</text:p>
          </table:table-cell>
          <table:table-cell table:formula="of:=([.J33]-[.S33])*([.J33]-[.S33])" office:value-type="float" office:value="14.2073687921139" calcext:value-type="float">
            <text:p>14,21</text:p>
          </table:table-cell>
          <table:table-cell/>
          <table:table-cell table:formula="of:=[Root.A33]" office:value-type="float" office:value="78" calcext:value-type="float">
            <text:p>78</text:p>
          </table:table-cell>
          <table:table-cell table:formula="of:=[Root.B33]" office:value-type="float" office:value="77" calcext:value-type="float">
            <text:p>77</text:p>
          </table:table-cell>
          <table:table-cell table:formula="of:=[.V33]+[.W33]" office:value-type="float" office:value="155" calcext:value-type="float">
            <text:p>155</text:p>
          </table:table-cell>
          <table:table-cell table:formula="of:=[.V33]*100/[.X33]" office:value-type="float" office:value="50.3225806451613" calcext:value-type="float">
            <text:p>50,32</text:p>
          </table:table-cell>
          <table:table-cell/>
        </table:table-row>
        <table:table-row table:style-name="ro3">
          <table:table-cell table:formula="of:=[Global.C34]" office:value-type="float" office:value="0" calcext:value-type="float">
            <text:p>0</text:p>
          </table:table-cell>
          <table:table-cell table:formula="of:=[VNS.D34]" office:value-type="string" office:string-value="100000000000000000000.000000" calcext:value-type="string">
            <text:p>100000000000000000000.000000</text:p>
          </table:table-cell>
          <table:table-cell table:formula="of:=[Global.C34]" office:value-type="float" office:value="0" calcext:value-type="float">
            <text:p>0</text:p>
          </table:table-cell>
          <table:table-cell table:formula="of:=[Global.D34]" office:value-type="float" office:value="0" calcext:value-type="float">
            <text:p>0</text:p>
          </table:table-cell>
          <table:table-cell table:formula="of:=[Global.E34]" office:value-type="float" office:value="-12" calcext:value-type="float">
            <text:p>-12</text:p>
          </table:table-cell>
          <table:table-cell table:formula="of:=[RA.I34]" office:value-type="float" office:value="3" calcext:value-type="float">
            <text:p>3</text:p>
          </table:table-cell>
          <table:table-cell table:formula="of:=[VNS.H34]" office:value-type="float" office:value="1" calcext:value-type="float">
            <text:p>1</text:p>
          </table:table-cell>
          <table:table-cell table:formula="of:=IF([.D34]&lt;0; IF([.D34]&lt;0; [.F34]-[.D34]; [.F34]+[.D34]); IF([.D34]&lt;0; [.F34]-[.D34]; [.F34]+[.D34]))" office:value-type="float" office:value="3" calcext:value-type="float">
            <text:p>3</text:p>
          </table:table-cell>
          <table:table-cell table:formula="of:=[.F34]-[.C34]" office:value-type="float" office:value="3" calcext:value-type="float">
            <text:p>3</text:p>
          </table:table-cell>
          <table:table-cell table:formula="of:=[.G34]-[.C34]" office:value-type="float" office:value="1" calcext:value-type="float">
            <text:p>1</text:p>
          </table:table-cell>
          <table:table-cell/>
          <table:table-cell table:formula="of:=IF([.I34]=[.J34]; &quot;IGUAL&quot;; IF([.I34]&lt;[.J34]; &quot;RA&quot;; &quot;VNS&quot;))" office:value-type="string" office:string-value="VNS" calcext:value-type="string">
            <text:p>VNS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formula="of:=[.Q33]" office:value-type="float" office:value="6.32926634666667" calcext:value-type="float">
            <text:p>6,33</text:p>
          </table:table-cell>
          <table:table-cell table:formula="of:=([.I34]-[.Q34])*([.I34]-[.Q34])" office:value-type="float" office:value="11.0840144070472" calcext:value-type="float">
            <text:p>11,08</text:p>
          </table:table-cell>
          <table:table-cell table:formula="of:=[.S33]" office:value-type="float" office:value="4.76926634666667" calcext:value-type="float">
            <text:p>4,77</text:p>
          </table:table-cell>
          <table:table-cell table:formula="of:=([.J34]-[.S34])*([.J34]-[.S34])" office:value-type="float" office:value="14.2073687921139" calcext:value-type="float">
            <text:p>14,21</text:p>
          </table:table-cell>
          <table:table-cell/>
          <table:table-cell table:formula="of:=[Root.A34]" office:value-type="float" office:value="78" calcext:value-type="float">
            <text:p>78</text:p>
          </table:table-cell>
          <table:table-cell table:formula="of:=[Root.B34]" office:value-type="float" office:value="77" calcext:value-type="float">
            <text:p>77</text:p>
          </table:table-cell>
          <table:table-cell table:formula="of:=[.V34]+[.W34]" office:value-type="float" office:value="155" calcext:value-type="float">
            <text:p>155</text:p>
          </table:table-cell>
          <table:table-cell table:formula="of:=[.V34]*100/[.X34]" office:value-type="float" office:value="50.3225806451613" calcext:value-type="float">
            <text:p>50,32</text:p>
          </table:table-cell>
          <table:table-cell/>
        </table:table-row>
        <table:table-row table:style-name="ro3">
          <table:table-cell table:formula="of:=[Global.C35]" office:value-type="float" office:value="0" calcext:value-type="float">
            <text:p>0</text:p>
          </table:table-cell>
          <table:table-cell table:formula="of:=[VNS.D35]" office:value-type="string" office:string-value="100000000000000000000.000000" calcext:value-type="string">
            <text:p>100000000000000000000.000000</text:p>
          </table:table-cell>
          <table:table-cell table:formula="of:=[Global.C35]" office:value-type="float" office:value="0" calcext:value-type="float">
            <text:p>0</text:p>
          </table:table-cell>
          <table:table-cell table:formula="of:=[Global.D35]" office:value-type="float" office:value="0" calcext:value-type="float">
            <text:p>0</text:p>
          </table:table-cell>
          <table:table-cell table:formula="of:=[Global.E35]" office:value-type="float" office:value="-12.232218" calcext:value-type="float">
            <text:p>-12,23</text:p>
          </table:table-cell>
          <table:table-cell table:formula="of:=[RA.I35]" office:value-type="float" office:value="2" calcext:value-type="float">
            <text:p>2</text:p>
          </table:table-cell>
          <table:table-cell table:formula="of:=[VNS.H35]" office:value-type="float" office:value="1" calcext:value-type="float">
            <text:p>1</text:p>
          </table:table-cell>
          <table:table-cell table:formula="of:=IF([.D35]&lt;0; IF([.D35]&lt;0; [.F35]-[.D35]; [.F35]+[.D35]); IF([.D35]&lt;0; [.F35]-[.D35]; [.F35]+[.D35]))" office:value-type="float" office:value="2" calcext:value-type="float">
            <text:p>2</text:p>
          </table:table-cell>
          <table:table-cell table:formula="of:=[.F35]-[.C35]" office:value-type="float" office:value="2" calcext:value-type="float">
            <text:p>2</text:p>
          </table:table-cell>
          <table:table-cell table:formula="of:=[.G35]-[.C35]" office:value-type="float" office:value="1" calcext:value-type="float">
            <text:p>1</text:p>
          </table:table-cell>
          <table:table-cell/>
          <table:table-cell table:formula="of:=IF([.I35]=[.J35]; &quot;IGUAL&quot;; IF([.I35]&lt;[.J35]; &quot;RA&quot;; &quot;VNS&quot;))" office:value-type="string" office:string-value="VNS" calcext:value-type="string">
            <text:p>VNS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formula="of:=[.Q34]" office:value-type="float" office:value="6.32926634666667" calcext:value-type="float">
            <text:p>6,33</text:p>
          </table:table-cell>
          <table:table-cell table:formula="of:=([.I35]-[.Q35])*([.I35]-[.Q35])" office:value-type="float" office:value="18.7425471003805" calcext:value-type="float">
            <text:p>18,74</text:p>
          </table:table-cell>
          <table:table-cell table:formula="of:=[.S34]" office:value-type="float" office:value="4.76926634666667" calcext:value-type="float">
            <text:p>4,77</text:p>
          </table:table-cell>
          <table:table-cell table:formula="of:=([.J35]-[.S35])*([.J35]-[.S35])" office:value-type="float" office:value="14.2073687921139" calcext:value-type="float">
            <text:p>14,21</text:p>
          </table:table-cell>
          <table:table-cell/>
          <table:table-cell table:formula="of:=[Root.A35]" office:value-type="float" office:value="86" calcext:value-type="float">
            <text:p>86</text:p>
          </table:table-cell>
          <table:table-cell table:formula="of:=[Root.B35]" office:value-type="float" office:value="69" calcext:value-type="float">
            <text:p>69</text:p>
          </table:table-cell>
          <table:table-cell table:formula="of:=[.V35]+[.W35]" office:value-type="float" office:value="155" calcext:value-type="float">
            <text:p>155</text:p>
          </table:table-cell>
          <table:table-cell table:formula="of:=[.V35]*100/[.X35]" office:value-type="float" office:value="55.4838709677419" calcext:value-type="float">
            <text:p>55,48</text:p>
          </table:table-cell>
          <table:table-cell/>
        </table:table-row>
        <table:table-row table:style-name="ro3">
          <table:table-cell table:formula="of:=[Global.C36]" office:value-type="float" office:value="0" calcext:value-type="float">
            <text:p>0</text:p>
          </table:table-cell>
          <table:table-cell table:formula="of:=[VNS.D36]" office:value-type="string" office:string-value="100000000000000000000.000000" calcext:value-type="string">
            <text:p>100000000000000000000.000000</text:p>
          </table:table-cell>
          <table:table-cell table:formula="of:=[Global.C36]" office:value-type="float" office:value="0" calcext:value-type="float">
            <text:p>0</text:p>
          </table:table-cell>
          <table:table-cell table:formula="of:=[Global.D36]" office:value-type="float" office:value="0" calcext:value-type="float">
            <text:p>0</text:p>
          </table:table-cell>
          <table:table-cell table:formula="of:=[Global.E36]" office:value-type="float" office:value="-12.014011" calcext:value-type="float">
            <text:p>-12,01</text:p>
          </table:table-cell>
          <table:table-cell table:formula="of:=[RA.I36]" office:value-type="float" office:value="4" calcext:value-type="float">
            <text:p>4</text:p>
          </table:table-cell>
          <table:table-cell table:formula="of:=[VNS.H36]" office:value-type="float" office:value="1" calcext:value-type="float">
            <text:p>1</text:p>
          </table:table-cell>
          <table:table-cell table:formula="of:=IF([.D36]&lt;0; IF([.D36]&lt;0; [.F36]-[.D36]; [.F36]+[.D36]); IF([.D36]&lt;0; [.F36]-[.D36]; [.F36]+[.D36]))" office:value-type="float" office:value="4" calcext:value-type="float">
            <text:p>4</text:p>
          </table:table-cell>
          <table:table-cell table:formula="of:=[.F36]-[.C36]" office:value-type="float" office:value="4" calcext:value-type="float">
            <text:p>4</text:p>
          </table:table-cell>
          <table:table-cell table:formula="of:=[.G36]-[.C36]" office:value-type="float" office:value="1" calcext:value-type="float">
            <text:p>1</text:p>
          </table:table-cell>
          <table:table-cell/>
          <table:table-cell table:formula="of:=IF([.I36]=[.J36]; &quot;IGUAL&quot;; IF([.I36]&lt;[.J36]; &quot;RA&quot;; &quot;VNS&quot;))" office:value-type="string" office:string-value="VNS" calcext:value-type="string">
            <text:p>VNS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formula="of:=[.Q35]" office:value-type="float" office:value="6.32926634666667" calcext:value-type="float">
            <text:p>6,33</text:p>
          </table:table-cell>
          <table:table-cell table:formula="of:=([.I36]-[.Q36])*([.I36]-[.Q36])" office:value-type="float" office:value="5.42548171371388" calcext:value-type="float">
            <text:p>5,43</text:p>
          </table:table-cell>
          <table:table-cell table:formula="of:=[.S35]" office:value-type="float" office:value="4.76926634666667" calcext:value-type="float">
            <text:p>4,77</text:p>
          </table:table-cell>
          <table:table-cell table:formula="of:=([.J36]-[.S36])*([.J36]-[.S36])" office:value-type="float" office:value="14.2073687921139" calcext:value-type="float">
            <text:p>14,21</text:p>
          </table:table-cell>
          <table:table-cell/>
          <table:table-cell table:formula="of:=[Root.A36]" office:value-type="float" office:value="91" calcext:value-type="float">
            <text:p>91</text:p>
          </table:table-cell>
          <table:table-cell table:formula="of:=[Root.B36]" office:value-type="float" office:value="64" calcext:value-type="float">
            <text:p>64</text:p>
          </table:table-cell>
          <table:table-cell table:formula="of:=[.V36]+[.W36]" office:value-type="float" office:value="155" calcext:value-type="float">
            <text:p>155</text:p>
          </table:table-cell>
          <table:table-cell table:formula="of:=[.V36]*100/[.X36]" office:value-type="float" office:value="58.7096774193548" calcext:value-type="float">
            <text:p>58,71</text:p>
          </table:table-cell>
          <table:table-cell/>
        </table:table-row>
        <table:table-row table:style-name="ro3">
          <table:table-cell table:formula="of:=[Global.C37]" office:value-type="float" office:value="-3.857143" calcext:value-type="float">
            <text:p>-3,86</text:p>
          </table:table-cell>
          <table:table-cell table:formula="of:=[VNS.D37]" office:value-type="string" office:string-value="100000000000000000000.000000" calcext:value-type="string">
            <text:p>100000000000000000000.000000</text:p>
          </table:table-cell>
          <table:table-cell table:formula="of:=[Global.C37]" office:value-type="float" office:value="-3.857143" calcext:value-type="float">
            <text:p>-3,86</text:p>
          </table:table-cell>
          <table:table-cell table:formula="of:=[Global.D37]" office:value-type="float" office:value="4" calcext:value-type="float">
            <text:p>4</text:p>
          </table:table-cell>
          <table:table-cell table:formula="of:=[Global.E37]" office:value-type="float" office:value="-16" calcext:value-type="float">
            <text:p>-16</text:p>
          </table:table-cell>
          <table:table-cell table:formula="of:=[RA.I37]" office:value-type="float" office:value="7" calcext:value-type="float">
            <text:p>7</text:p>
          </table:table-cell>
          <table:table-cell table:formula="of:=[VNS.H37]" office:value-type="float" office:value="3" calcext:value-type="float">
            <text:p>3</text:p>
          </table:table-cell>
          <table:table-cell table:formula="of:=IF([.D37]&lt;0; IF([.D37]&lt;0; [.F37]-[.D37]; [.F37]+[.D37]); IF([.D37]&lt;0; [.F37]-[.D37]; [.F37]+[.D37]))" office:value-type="float" office:value="11" calcext:value-type="float">
            <text:p>11</text:p>
          </table:table-cell>
          <table:table-cell table:formula="of:=[.F37]-[.C37]" office:value-type="float" office:value="10.857143" calcext:value-type="float">
            <text:p>10,86</text:p>
          </table:table-cell>
          <table:table-cell table:formula="of:=[.G37]-[.C37]" office:value-type="float" office:value="6.857143" calcext:value-type="float">
            <text:p>6,86</text:p>
          </table:table-cell>
          <table:table-cell/>
          <table:table-cell table:formula="of:=IF([.I37]=[.J37]; &quot;IGUAL&quot;; IF([.I37]&lt;[.J37]; &quot;RA&quot;; &quot;VNS&quot;))" office:value-type="string" office:string-value="VNS" calcext:value-type="string">
            <text:p>VNS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[.Q36]" office:value-type="float" office:value="6.32926634666667" calcext:value-type="float">
            <text:p>6,33</text:p>
          </table:table-cell>
          <table:table-cell table:formula="of:=([.I37]-[.Q37])*([.I37]-[.Q37])" office:value-type="float" office:value="20.5016669878011" calcext:value-type="float">
            <text:p>20,5</text:p>
          </table:table-cell>
          <table:table-cell table:formula="of:=[.S36]" office:value-type="float" office:value="4.76926634666667" calcext:value-type="float">
            <text:p>4,77</text:p>
          </table:table-cell>
          <table:table-cell table:formula="of:=([.J37]-[.S37])*([.J37]-[.S37])" office:value-type="float" office:value="4.35922891953439" calcext:value-type="float">
            <text:p>4,36</text:p>
          </table:table-cell>
          <table:table-cell/>
          <table:table-cell table:formula="of:=[Root.A37]" office:value-type="float" office:value="107" calcext:value-type="float">
            <text:p>107</text:p>
          </table:table-cell>
          <table:table-cell table:formula="of:=[Root.B37]" office:value-type="float" office:value="139" calcext:value-type="float">
            <text:p>139</text:p>
          </table:table-cell>
          <table:table-cell table:formula="of:=[.V37]+[.W37]" office:value-type="float" office:value="246" calcext:value-type="float">
            <text:p>246</text:p>
          </table:table-cell>
          <table:table-cell table:formula="of:=[.V37]*100/[.X37]" office:value-type="float" office:value="43.4959349593496" calcext:value-type="float">
            <text:p>43,5</text:p>
          </table:table-cell>
          <table:table-cell/>
        </table:table-row>
        <table:table-row table:style-name="ro3">
          <table:table-cell table:formula="of:=[Global.C38]" office:value-type="float" office:value="-3" calcext:value-type="float">
            <text:p>-3</text:p>
          </table:table-cell>
          <table:table-cell table:formula="of:=[VNS.D38]" office:value-type="string" office:string-value="100000000000000000000.000000" calcext:value-type="string">
            <text:p>100000000000000000000.000000</text:p>
          </table:table-cell>
          <table:table-cell table:formula="of:=[Global.C38]" office:value-type="float" office:value="-3" calcext:value-type="float">
            <text:p>-3</text:p>
          </table:table-cell>
          <table:table-cell table:formula="of:=[Global.D38]" office:value-type="float" office:value="4" calcext:value-type="float">
            <text:p>4</text:p>
          </table:table-cell>
          <table:table-cell table:formula="of:=[Global.E38]" office:value-type="float" office:value="-16" calcext:value-type="float">
            <text:p>-16</text:p>
          </table:table-cell>
          <table:table-cell table:formula="of:=[RA.I38]" office:value-type="float" office:value="6" calcext:value-type="float">
            <text:p>6</text:p>
          </table:table-cell>
          <table:table-cell table:formula="of:=[VNS.H38]" office:value-type="float" office:value="2" calcext:value-type="float">
            <text:p>2</text:p>
          </table:table-cell>
          <table:table-cell table:formula="of:=IF([.D38]&lt;0; IF([.D38]&lt;0; [.F38]-[.D38]; [.F38]+[.D38]); IF([.D38]&lt;0; [.F38]-[.D38]; [.F38]+[.D38]))" office:value-type="float" office:value="10" calcext:value-type="float">
            <text:p>10</text:p>
          </table:table-cell>
          <table:table-cell table:formula="of:=[.F38]-[.C38]" office:value-type="float" office:value="9" calcext:value-type="float">
            <text:p>9</text:p>
          </table:table-cell>
          <table:table-cell table:formula="of:=[.G38]-[.C38]" office:value-type="float" office:value="5" calcext:value-type="float">
            <text:p>5</text:p>
          </table:table-cell>
          <table:table-cell/>
          <table:table-cell table:formula="of:=IF([.I38]=[.J38]; &quot;IGUAL&quot;; IF([.I38]&lt;[.J38]; &quot;RA&quot;; &quot;VNS&quot;))" office:value-type="string" office:string-value="VNS" calcext:value-type="string">
            <text:p>VNS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formula="of:=[.Q37]" office:value-type="float" office:value="6.32926634666667" calcext:value-type="float">
            <text:p>6,33</text:p>
          </table:table-cell>
          <table:table-cell table:formula="of:=([.I38]-[.Q38])*([.I38]-[.Q38])" office:value-type="float" office:value="7.13281824704721" calcext:value-type="float">
            <text:p>7,13</text:p>
          </table:table-cell>
          <table:table-cell table:formula="of:=[.S37]" office:value-type="float" office:value="4.76926634666667" calcext:value-type="float">
            <text:p>4,77</text:p>
          </table:table-cell>
          <table:table-cell table:formula="of:=([.J38]-[.S38])*([.J38]-[.S38])" office:value-type="float" office:value="0.0532380187805463" calcext:value-type="float">
            <text:p>0,05</text:p>
          </table:table-cell>
          <table:table-cell/>
          <table:table-cell table:formula="of:=[Root.A38]" office:value-type="float" office:value="104" calcext:value-type="float">
            <text:p>104</text:p>
          </table:table-cell>
          <table:table-cell table:formula="of:=[Root.B38]" office:value-type="float" office:value="142" calcext:value-type="float">
            <text:p>142</text:p>
          </table:table-cell>
          <table:table-cell table:formula="of:=[.V38]+[.W38]" office:value-type="float" office:value="246" calcext:value-type="float">
            <text:p>246</text:p>
          </table:table-cell>
          <table:table-cell table:formula="of:=[.V38]*100/[.X38]" office:value-type="float" office:value="42.2764227642276" calcext:value-type="float">
            <text:p>42,28</text:p>
          </table:table-cell>
          <table:table-cell/>
        </table:table-row>
        <table:table-row table:style-name="ro3">
          <table:table-cell table:formula="of:=[Global.C39]" office:value-type="float" office:value="-3" calcext:value-type="float">
            <text:p>-3</text:p>
          </table:table-cell>
          <table:table-cell table:formula="of:=[VNS.D39]" office:value-type="string" office:string-value="100000000000000000000.000000" calcext:value-type="string">
            <text:p>100000000000000000000.000000</text:p>
          </table:table-cell>
          <table:table-cell table:formula="of:=[Global.C39]" office:value-type="float" office:value="-3" calcext:value-type="float">
            <text:p>-3</text:p>
          </table:table-cell>
          <table:table-cell table:formula="of:=[Global.D39]" office:value-type="float" office:value="2" calcext:value-type="float">
            <text:p>2</text:p>
          </table:table-cell>
          <table:table-cell table:formula="of:=[Global.E39]" office:value-type="float" office:value="-16.188538" calcext:value-type="float">
            <text:p>-16,19</text:p>
          </table:table-cell>
          <table:table-cell table:formula="of:=[RA.I39]" office:value-type="float" office:value="4" calcext:value-type="float">
            <text:p>4</text:p>
          </table:table-cell>
          <table:table-cell table:formula="of:=[VNS.H39]" office:value-type="float" office:value="2" calcext:value-type="float">
            <text:p>2</text:p>
          </table:table-cell>
          <table:table-cell table:formula="of:=IF([.D39]&lt;0; IF([.D39]&lt;0; [.F39]-[.D39]; [.F39]+[.D39]); IF([.D39]&lt;0; [.F39]-[.D39]; [.F39]+[.D39]))" office:value-type="float" office:value="6" calcext:value-type="float">
            <text:p>6</text:p>
          </table:table-cell>
          <table:table-cell table:formula="of:=[.F39]-[.C39]" office:value-type="float" office:value="7" calcext:value-type="float">
            <text:p>7</text:p>
          </table:table-cell>
          <table:table-cell table:formula="of:=[.G39]-[.C39]" office:value-type="float" office:value="5" calcext:value-type="float">
            <text:p>5</text:p>
          </table:table-cell>
          <table:table-cell/>
          <table:table-cell table:formula="of:=IF([.I39]=[.J39]; &quot;IGUAL&quot;; IF([.I39]&lt;[.J39]; &quot;RA&quot;; &quot;VNS&quot;))" office:value-type="string" office:string-value="VNS" calcext:value-type="string">
            <text:p>VNS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formula="of:=[.Q38]" office:value-type="float" office:value="6.32926634666667" calcext:value-type="float">
            <text:p>6,33</text:p>
          </table:table-cell>
          <table:table-cell table:formula="of:=([.I39]-[.Q39])*([.I39]-[.Q39])" office:value-type="float" office:value="0.44988363371388" calcext:value-type="float">
            <text:p>0,45</text:p>
          </table:table-cell>
          <table:table-cell table:formula="of:=[.S38]" office:value-type="float" office:value="4.76926634666667" calcext:value-type="float">
            <text:p>4,77</text:p>
          </table:table-cell>
          <table:table-cell table:formula="of:=([.J39]-[.S39])*([.J39]-[.S39])" office:value-type="float" office:value="0.0532380187805463" calcext:value-type="float">
            <text:p>0,05</text:p>
          </table:table-cell>
          <table:table-cell/>
          <table:table-cell table:formula="of:=[Root.A39]" office:value-type="float" office:value="119" calcext:value-type="float">
            <text:p>119</text:p>
          </table:table-cell>
          <table:table-cell table:formula="of:=[Root.B39]" office:value-type="float" office:value="127" calcext:value-type="float">
            <text:p>127</text:p>
          </table:table-cell>
          <table:table-cell table:formula="of:=[.V39]+[.W39]" office:value-type="float" office:value="246" calcext:value-type="float">
            <text:p>246</text:p>
          </table:table-cell>
          <table:table-cell table:formula="of:=[.V39]*100/[.X39]" office:value-type="float" office:value="48.3739837398374" calcext:value-type="float">
            <text:p>48,37</text:p>
          </table:table-cell>
          <table:table-cell/>
        </table:table-row>
        <table:table-row table:style-name="ro3">
          <table:table-cell table:formula="of:=[Global.C40]" office:value-type="float" office:value="-1" calcext:value-type="float">
            <text:p>-1</text:p>
          </table:table-cell>
          <table:table-cell table:formula="of:=[VNS.D40]" office:value-type="string" office:string-value="100000000000000000000.000000" calcext:value-type="string">
            <text:p>100000000000000000000.000000</text:p>
          </table:table-cell>
          <table:table-cell table:formula="of:=[Global.C40]" office:value-type="float" office:value="-1" calcext:value-type="float">
            <text:p>-1</text:p>
          </table:table-cell>
          <table:table-cell table:formula="of:=[Global.D40]" office:value-type="float" office:value="1" calcext:value-type="float">
            <text:p>1</text:p>
          </table:table-cell>
          <table:table-cell table:formula="of:=[Global.E40]" office:value-type="float" office:value="-17.124568" calcext:value-type="float">
            <text:p>-17,12</text:p>
          </table:table-cell>
          <table:table-cell table:formula="of:=[RA.I40]" office:value-type="float" office:value="7" calcext:value-type="float">
            <text:p>7</text:p>
          </table:table-cell>
          <table:table-cell table:formula="of:=[VNS.H40]" office:value-type="float" office:value="2" calcext:value-type="float">
            <text:p>2</text:p>
          </table:table-cell>
          <table:table-cell table:formula="of:=IF([.D40]&lt;0; IF([.D40]&lt;0; [.F40]-[.D40]; [.F40]+[.D40]); IF([.D40]&lt;0; [.F40]-[.D40]; [.F40]+[.D40]))" office:value-type="float" office:value="8" calcext:value-type="float">
            <text:p>8</text:p>
          </table:table-cell>
          <table:table-cell table:formula="of:=[.F40]-[.C40]" office:value-type="float" office:value="8" calcext:value-type="float">
            <text:p>8</text:p>
          </table:table-cell>
          <table:table-cell table:formula="of:=[.G40]-[.C40]" office:value-type="float" office:value="3" calcext:value-type="float">
            <text:p>3</text:p>
          </table:table-cell>
          <table:table-cell/>
          <table:table-cell table:formula="of:=IF([.I40]=[.J40]; &quot;IGUAL&quot;; IF([.I40]&lt;[.J40]; &quot;RA&quot;; &quot;VNS&quot;))" office:value-type="string" office:string-value="VNS" calcext:value-type="string">
            <text:p>VNS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formula="of:=[.Q39]" office:value-type="float" office:value="6.32926634666667" calcext:value-type="float">
            <text:p>6,33</text:p>
          </table:table-cell>
          <table:table-cell table:formula="of:=([.I40]-[.Q40])*([.I40]-[.Q40])" office:value-type="float" office:value="2.79135094038055" calcext:value-type="float">
            <text:p>2,79</text:p>
          </table:table-cell>
          <table:table-cell table:formula="of:=[.S39]" office:value-type="float" office:value="4.76926634666667" calcext:value-type="float">
            <text:p>4,77</text:p>
          </table:table-cell>
          <table:table-cell table:formula="of:=([.J40]-[.S40])*([.J40]-[.S40])" office:value-type="float" office:value="3.13030340544722" calcext:value-type="float">
            <text:p>3,13</text:p>
          </table:table-cell>
          <table:table-cell/>
          <table:table-cell table:formula="of:=[Root.A40]" office:value-type="float" office:value="108" calcext:value-type="float">
            <text:p>108</text:p>
          </table:table-cell>
          <table:table-cell table:formula="of:=[Root.B40]" office:value-type="float" office:value="138" calcext:value-type="float">
            <text:p>138</text:p>
          </table:table-cell>
          <table:table-cell table:formula="of:=[.V40]+[.W40]" office:value-type="float" office:value="246" calcext:value-type="float">
            <text:p>246</text:p>
          </table:table-cell>
          <table:table-cell table:formula="of:=[.V40]*100/[.X40]" office:value-type="float" office:value="43.9024390243903" calcext:value-type="float">
            <text:p>43,9</text:p>
          </table:table-cell>
          <table:table-cell/>
        </table:table-row>
        <table:table-row table:style-name="ro3">
          <table:table-cell table:formula="of:=[Global.C41]" office:value-type="float" office:value="-2" calcext:value-type="float">
            <text:p>-2</text:p>
          </table:table-cell>
          <table:table-cell table:formula="of:=[VNS.D41]" office:value-type="string" office:string-value="100000000000000000000.000000" calcext:value-type="string">
            <text:p>100000000000000000000.000000</text:p>
          </table:table-cell>
          <table:table-cell table:formula="of:=[Global.C41]" office:value-type="float" office:value="-2" calcext:value-type="float">
            <text:p>-2</text:p>
          </table:table-cell>
          <table:table-cell table:formula="of:=[Global.D41]" office:value-type="float" office:value="2" calcext:value-type="float">
            <text:p>2</text:p>
          </table:table-cell>
          <table:table-cell table:formula="of:=[Global.E41]" office:value-type="float" office:value="-17.150778" calcext:value-type="float">
            <text:p>-17,15</text:p>
          </table:table-cell>
          <table:table-cell table:formula="of:=[RA.I41]" office:value-type="float" office:value="5" calcext:value-type="float">
            <text:p>5</text:p>
          </table:table-cell>
          <table:table-cell table:formula="of:=[VNS.H41]" office:value-type="float" office:value="2" calcext:value-type="float">
            <text:p>2</text:p>
          </table:table-cell>
          <table:table-cell table:formula="of:=IF([.D41]&lt;0; IF([.D41]&lt;0; [.F41]-[.D41]; [.F41]+[.D41]); IF([.D41]&lt;0; [.F41]-[.D41]; [.F41]+[.D41]))" office:value-type="float" office:value="7" calcext:value-type="float">
            <text:p>7</text:p>
          </table:table-cell>
          <table:table-cell table:formula="of:=[.F41]-[.C41]" office:value-type="float" office:value="7" calcext:value-type="float">
            <text:p>7</text:p>
          </table:table-cell>
          <table:table-cell table:formula="of:=[.G41]-[.C41]" office:value-type="float" office:value="4" calcext:value-type="float">
            <text:p>4</text:p>
          </table:table-cell>
          <table:table-cell/>
          <table:table-cell table:formula="of:=IF([.I41]=[.J41]; &quot;IGUAL&quot;; IF([.I41]&lt;[.J41]; &quot;RA&quot;; &quot;VNS&quot;))" office:value-type="string" office:string-value="VNS" calcext:value-type="string">
            <text:p>VNS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[.Q40]" office:value-type="float" office:value="6.32926634666667" calcext:value-type="float">
            <text:p>6,33</text:p>
          </table:table-cell>
          <table:table-cell table:formula="of:=([.I41]-[.Q41])*([.I41]-[.Q41])" office:value-type="float" office:value="0.44988363371388" calcext:value-type="float">
            <text:p>0,45</text:p>
          </table:table-cell>
          <table:table-cell table:formula="of:=[.S40]" office:value-type="float" office:value="4.76926634666667" calcext:value-type="float">
            <text:p>4,77</text:p>
          </table:table-cell>
          <table:table-cell table:formula="of:=([.J41]-[.S41])*([.J41]-[.S41])" office:value-type="float" office:value="0.591770712113882" calcext:value-type="float">
            <text:p>0,59</text:p>
          </table:table-cell>
          <table:table-cell/>
          <table:table-cell table:formula="of:=[Root.A41]" office:value-type="float" office:value="102" calcext:value-type="float">
            <text:p>102</text:p>
          </table:table-cell>
          <table:table-cell table:formula="of:=[Root.B41]" office:value-type="float" office:value="144" calcext:value-type="float">
            <text:p>144</text:p>
          </table:table-cell>
          <table:table-cell table:formula="of:=[.V41]+[.W41]" office:value-type="float" office:value="246" calcext:value-type="float">
            <text:p>246</text:p>
          </table:table-cell>
          <table:table-cell table:formula="of:=[.V41]*100/[.X41]" office:value-type="float" office:value="41.4634146341463" calcext:value-type="float">
            <text:p>41,46</text:p>
          </table:table-cell>
          <table:table-cell/>
        </table:table-row>
        <table:table-row table:style-name="ro3">
          <table:table-cell table:formula="of:=[Global.C42]" office:value-type="float" office:value="-8" calcext:value-type="float">
            <text:p>-8</text:p>
          </table:table-cell>
          <table:table-cell table:formula="of:=[VNS.D42]" office:value-type="string" office:string-value="100000000000000000000.000000" calcext:value-type="string">
            <text:p>100000000000000000000.000000</text:p>
          </table:table-cell>
          <table:table-cell table:formula="of:=[Global.C42]" office:value-type="float" office:value="-8" calcext:value-type="float">
            <text:p>-8</text:p>
          </table:table-cell>
          <table:table-cell table:formula="of:=[Global.D42]" office:value-type="float" office:value="6" calcext:value-type="float">
            <text:p>6</text:p>
          </table:table-cell>
          <table:table-cell table:formula="of:=[Global.E42]" office:value-type="float" office:value="-20" calcext:value-type="float">
            <text:p>-20</text:p>
          </table:table-cell>
          <table:table-cell table:formula="of:=[RA.I42]" office:value-type="float" office:value="7" calcext:value-type="float">
            <text:p>7</text:p>
          </table:table-cell>
          <table:table-cell table:formula="of:=[VNS.H42]" office:value-type="float" office:value="3" calcext:value-type="float">
            <text:p>3</text:p>
          </table:table-cell>
          <table:table-cell table:formula="of:=IF([.D42]&lt;0; IF([.D42]&lt;0; [.F42]-[.D42]; [.F42]+[.D42]); IF([.D42]&lt;0; [.F42]-[.D42]; [.F42]+[.D42]))" office:value-type="float" office:value="13" calcext:value-type="float">
            <text:p>13</text:p>
          </table:table-cell>
          <table:table-cell table:formula="of:=[.F42]-[.C42]" office:value-type="float" office:value="15" calcext:value-type="float">
            <text:p>15</text:p>
          </table:table-cell>
          <table:table-cell table:formula="of:=[.G42]-[.C42]" office:value-type="float" office:value="11" calcext:value-type="float">
            <text:p>11</text:p>
          </table:table-cell>
          <table:table-cell/>
          <table:table-cell table:formula="of:=IF([.I42]=[.J42]; &quot;IGUAL&quot;; IF([.I42]&lt;[.J42]; &quot;RA&quot;; &quot;VNS&quot;))" office:value-type="string" office:string-value="VNS" calcext:value-type="string">
            <text:p>VNS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formula="of:=[.Q41]" office:value-type="float" office:value="6.32926634666667" calcext:value-type="float">
            <text:p>6,33</text:p>
          </table:table-cell>
          <table:table-cell table:formula="of:=([.I42]-[.Q42])*([.I42]-[.Q42])" office:value-type="float" office:value="75.1816220870472" calcext:value-type="float">
            <text:p>75,18</text:p>
          </table:table-cell>
          <table:table-cell table:formula="of:=[.S41]" office:value-type="float" office:value="4.76926634666667" calcext:value-type="float">
            <text:p>4,77</text:p>
          </table:table-cell>
          <table:table-cell table:formula="of:=([.J42]-[.S42])*([.J42]-[.S42])" office:value-type="float" office:value="38.8220418587805" calcext:value-type="float">
            <text:p>38,82</text:p>
          </table:table-cell>
          <table:table-cell/>
          <table:table-cell table:formula="of:=[Root.A42]" office:value-type="float" office:value="130" calcext:value-type="float">
            <text:p>130</text:p>
          </table:table-cell>
          <table:table-cell table:formula="of:=[Root.B42]" office:value-type="float" office:value="227" calcext:value-type="float">
            <text:p>227</text:p>
          </table:table-cell>
          <table:table-cell table:formula="of:=[.V42]+[.W42]" office:value-type="float" office:value="357" calcext:value-type="float">
            <text:p>357</text:p>
          </table:table-cell>
          <table:table-cell table:formula="of:=[.V42]*100/[.X42]" office:value-type="float" office:value="36.4145658263305" calcext:value-type="float">
            <text:p>36,41</text:p>
          </table:table-cell>
          <table:table-cell/>
        </table:table-row>
        <table:table-row table:style-name="ro3">
          <table:table-cell table:formula="of:=[Global.C43]" office:value-type="float" office:value="-6" calcext:value-type="float">
            <text:p>-6</text:p>
          </table:table-cell>
          <table:table-cell table:formula="of:=[VNS.D43]" office:value-type="string" office:string-value="100000000000000000000.000000" calcext:value-type="string">
            <text:p>100000000000000000000.000000</text:p>
          </table:table-cell>
          <table:table-cell table:formula="of:=[Global.C43]" office:value-type="float" office:value="-6" calcext:value-type="float">
            <text:p>-6</text:p>
          </table:table-cell>
          <table:table-cell table:formula="of:=[Global.D43]" office:value-type="float" office:value="6" calcext:value-type="float">
            <text:p>6</text:p>
          </table:table-cell>
          <table:table-cell table:formula="of:=[Global.E43]" office:value-type="float" office:value="-21.722048" calcext:value-type="float">
            <text:p>-21,72</text:p>
          </table:table-cell>
          <table:table-cell table:formula="of:=[RA.I43]" office:value-type="float" office:value="6" calcext:value-type="float">
            <text:p>6</text:p>
          </table:table-cell>
          <table:table-cell table:formula="of:=[VNS.H43]" office:value-type="float" office:value="3" calcext:value-type="float">
            <text:p>3</text:p>
          </table:table-cell>
          <table:table-cell table:formula="of:=IF([.D43]&lt;0; IF([.D43]&lt;0; [.F43]-[.D43]; [.F43]+[.D43]); IF([.D43]&lt;0; [.F43]-[.D43]; [.F43]+[.D43]))" office:value-type="float" office:value="12" calcext:value-type="float">
            <text:p>12</text:p>
          </table:table-cell>
          <table:table-cell table:formula="of:=[.F43]-[.C43]" office:value-type="float" office:value="12" calcext:value-type="float">
            <text:p>12</text:p>
          </table:table-cell>
          <table:table-cell table:formula="of:=[.G43]-[.C43]" office:value-type="float" office:value="9" calcext:value-type="float">
            <text:p>9</text:p>
          </table:table-cell>
          <table:table-cell/>
          <table:table-cell table:formula="of:=IF([.I43]=[.J43]; &quot;IGUAL&quot;; IF([.I43]&lt;[.J43]; &quot;RA&quot;; &quot;VNS&quot;))" office:value-type="string" office:string-value="VNS" calcext:value-type="string">
            <text:p>VNS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formula="of:=[.Q42]" office:value-type="float" office:value="6.32926634666667" calcext:value-type="float">
            <text:p>6,33</text:p>
          </table:table-cell>
          <table:table-cell table:formula="of:=([.I43]-[.Q43])*([.I43]-[.Q43])" office:value-type="float" office:value="32.1572201670472" calcext:value-type="float">
            <text:p>32,16</text:p>
          </table:table-cell>
          <table:table-cell table:formula="of:=[.S42]" office:value-type="float" office:value="4.76926634666667" calcext:value-type="float">
            <text:p>4,77</text:p>
          </table:table-cell>
          <table:table-cell table:formula="of:=([.J43]-[.S43])*([.J43]-[.S43])" office:value-type="float" office:value="17.8991072454472" calcext:value-type="float">
            <text:p>17,9</text:p>
          </table:table-cell>
          <table:table-cell/>
          <table:table-cell table:formula="of:=[Root.A43]" office:value-type="float" office:value="121" calcext:value-type="float">
            <text:p>121</text:p>
          </table:table-cell>
          <table:table-cell table:formula="of:=[Root.B43]" office:value-type="float" office:value="236" calcext:value-type="float">
            <text:p>236</text:p>
          </table:table-cell>
          <table:table-cell table:formula="of:=[.V43]+[.W43]" office:value-type="float" office:value="357" calcext:value-type="float">
            <text:p>357</text:p>
          </table:table-cell>
          <table:table-cell table:formula="of:=[.V43]*100/[.X43]" office:value-type="float" office:value="33.8935574229692" calcext:value-type="float">
            <text:p>33,89</text:p>
          </table:table-cell>
          <table:table-cell/>
        </table:table-row>
        <table:table-row table:style-name="ro3">
          <table:table-cell table:formula="of:=[Global.C44]" office:value-type="float" office:value="-5" calcext:value-type="float">
            <text:p>-5</text:p>
          </table:table-cell>
          <table:table-cell table:formula="of:=[VNS.D44]" office:value-type="string" office:string-value="100000000000000000000.000000" calcext:value-type="string">
            <text:p>100000000000000000000.000000</text:p>
          </table:table-cell>
          <table:table-cell table:formula="of:=[Global.C44]" office:value-type="float" office:value="-5" calcext:value-type="float">
            <text:p>-5</text:p>
          </table:table-cell>
          <table:table-cell table:formula="of:=[Global.D44]" office:value-type="float" office:value="6" calcext:value-type="float">
            <text:p>6</text:p>
          </table:table-cell>
          <table:table-cell table:formula="of:=[Global.E44]" office:value-type="float" office:value="-20" calcext:value-type="float">
            <text:p>-20</text:p>
          </table:table-cell>
          <table:table-cell table:formula="of:=[RA.I44]" office:value-type="float" office:value="5" calcext:value-type="float">
            <text:p>5</text:p>
          </table:table-cell>
          <table:table-cell table:formula="of:=[VNS.H44]" office:value-type="float" office:value="3" calcext:value-type="float">
            <text:p>3</text:p>
          </table:table-cell>
          <table:table-cell table:formula="of:=IF([.D44]&lt;0; IF([.D44]&lt;0; [.F44]-[.D44]; [.F44]+[.D44]); IF([.D44]&lt;0; [.F44]-[.D44]; [.F44]+[.D44]))" office:value-type="float" office:value="11" calcext:value-type="float">
            <text:p>11</text:p>
          </table:table-cell>
          <table:table-cell table:formula="of:=[.F44]-[.C44]" office:value-type="float" office:value="10" calcext:value-type="float">
            <text:p>10</text:p>
          </table:table-cell>
          <table:table-cell table:formula="of:=[.G44]-[.C44]" office:value-type="float" office:value="8" calcext:value-type="float">
            <text:p>8</text:p>
          </table:table-cell>
          <table:table-cell/>
          <table:table-cell table:formula="of:=IF([.I44]=[.J44]; &quot;IGUAL&quot;; IF([.I44]&lt;[.J44]; &quot;RA&quot;; &quot;VNS&quot;))" office:value-type="string" office:string-value="VNS" calcext:value-type="string">
            <text:p>VNS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formula="of:=[.Q43]" office:value-type="float" office:value="6.32926634666667" calcext:value-type="float">
            <text:p>6,33</text:p>
          </table:table-cell>
          <table:table-cell table:formula="of:=([.I44]-[.Q44])*([.I44]-[.Q44])" office:value-type="float" office:value="13.4742855537139" calcext:value-type="float">
            <text:p>13,47</text:p>
          </table:table-cell>
          <table:table-cell table:formula="of:=[.S43]" office:value-type="float" office:value="4.76926634666667" calcext:value-type="float">
            <text:p>4,77</text:p>
          </table:table-cell>
          <table:table-cell table:formula="of:=([.J44]-[.S44])*([.J44]-[.S44])" office:value-type="float" office:value="10.4376399387805" calcext:value-type="float">
            <text:p>10,44</text:p>
          </table:table-cell>
          <table:table-cell/>
          <table:table-cell table:formula="of:=[Root.A44]" office:value-type="float" office:value="130" calcext:value-type="float">
            <text:p>130</text:p>
          </table:table-cell>
          <table:table-cell table:formula="of:=[Root.B44]" office:value-type="float" office:value="227" calcext:value-type="float">
            <text:p>227</text:p>
          </table:table-cell>
          <table:table-cell table:formula="of:=[.V44]+[.W44]" office:value-type="float" office:value="357" calcext:value-type="float">
            <text:p>357</text:p>
          </table:table-cell>
          <table:table-cell table:formula="of:=[.V44]*100/[.X44]" office:value-type="float" office:value="36.4145658263305" calcext:value-type="float">
            <text:p>36,41</text:p>
          </table:table-cell>
          <table:table-cell/>
        </table:table-row>
        <table:table-row table:style-name="ro3">
          <table:table-cell table:formula="of:=[Global.C45]" office:value-type="float" office:value="-4" calcext:value-type="float">
            <text:p>-4</text:p>
          </table:table-cell>
          <table:table-cell table:formula="of:=[VNS.D45]" office:value-type="string" office:string-value="100000000000000000000.000000" calcext:value-type="string">
            <text:p>100000000000000000000.000000</text:p>
          </table:table-cell>
          <table:table-cell table:formula="of:=[Global.C45]" office:value-type="float" office:value="-4" calcext:value-type="float">
            <text:p>-4</text:p>
          </table:table-cell>
          <table:table-cell table:formula="of:=[Global.D45]" office:value-type="float" office:value="5" calcext:value-type="float">
            <text:p>5</text:p>
          </table:table-cell>
          <table:table-cell table:formula="of:=[Global.E45]" office:value-type="float" office:value="-22.252908" calcext:value-type="float">
            <text:p>-22,25</text:p>
          </table:table-cell>
          <table:table-cell table:formula="of:=[RA.I45]" office:value-type="float" office:value="6" calcext:value-type="float">
            <text:p>6</text:p>
          </table:table-cell>
          <table:table-cell table:formula="of:=[VNS.H45]" office:value-type="float" office:value="3" calcext:value-type="float">
            <text:p>3</text:p>
          </table:table-cell>
          <table:table-cell table:formula="of:=IF([.D45]&lt;0; IF([.D45]&lt;0; [.F45]-[.D45]; [.F45]+[.D45]); IF([.D45]&lt;0; [.F45]-[.D45]; [.F45]+[.D45]))" office:value-type="float" office:value="11" calcext:value-type="float">
            <text:p>11</text:p>
          </table:table-cell>
          <table:table-cell table:formula="of:=[.F45]-[.C45]" office:value-type="float" office:value="10" calcext:value-type="float">
            <text:p>10</text:p>
          </table:table-cell>
          <table:table-cell table:formula="of:=[.G45]-[.C45]" office:value-type="float" office:value="7" calcext:value-type="float">
            <text:p>7</text:p>
          </table:table-cell>
          <table:table-cell/>
          <table:table-cell table:formula="of:=IF([.I45]=[.J45]; &quot;IGUAL&quot;; IF([.I45]&lt;[.J45]; &quot;RA&quot;; &quot;VNS&quot;))" office:value-type="string" office:string-value="VNS" calcext:value-type="string">
            <text:p>VNS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formula="of:=[.Q44]" office:value-type="float" office:value="6.32926634666667" calcext:value-type="float">
            <text:p>6,33</text:p>
          </table:table-cell>
          <table:table-cell table:formula="of:=([.I45]-[.Q45])*([.I45]-[.Q45])" office:value-type="float" office:value="13.4742855537139" calcext:value-type="float">
            <text:p>13,47</text:p>
          </table:table-cell>
          <table:table-cell table:formula="of:=[.S44]" office:value-type="float" office:value="4.76926634666667" calcext:value-type="float">
            <text:p>4,77</text:p>
          </table:table-cell>
          <table:table-cell table:formula="of:=([.J45]-[.S45])*([.J45]-[.S45])" office:value-type="float" office:value="4.97617263211388" calcext:value-type="float">
            <text:p>4,98</text:p>
          </table:table-cell>
          <table:table-cell/>
          <table:table-cell table:formula="of:=[Root.A45]" office:value-type="float" office:value="123" calcext:value-type="float">
            <text:p>123</text:p>
          </table:table-cell>
          <table:table-cell table:formula="of:=[Root.B45]" office:value-type="float" office:value="234" calcext:value-type="float">
            <text:p>234</text:p>
          </table:table-cell>
          <table:table-cell table:formula="of:=[.V45]+[.W45]" office:value-type="float" office:value="357" calcext:value-type="float">
            <text:p>357</text:p>
          </table:table-cell>
          <table:table-cell table:formula="of:=[.V45]*100/[.X45]" office:value-type="float" office:value="34.453781512605" calcext:value-type="float">
            <text:p>34,45</text:p>
          </table:table-cell>
          <table:table-cell/>
        </table:table-row>
        <table:table-row table:style-name="ro3">
          <table:table-cell table:formula="of:=[Global.C46]" office:value-type="float" office:value="-3" calcext:value-type="float">
            <text:p>-3</text:p>
          </table:table-cell>
          <table:table-cell table:formula="of:=[VNS.D46]" office:value-type="string" office:string-value="100000000000000000000.000000" calcext:value-type="string">
            <text:p>100000000000000000000.000000</text:p>
          </table:table-cell>
          <table:table-cell table:formula="of:=[Global.C46]" office:value-type="float" office:value="-3" calcext:value-type="float">
            <text:p>-3</text:p>
          </table:table-cell>
          <table:table-cell table:formula="of:=[Global.D46]" office:value-type="float" office:value="4" calcext:value-type="float">
            <text:p>4</text:p>
          </table:table-cell>
          <table:table-cell table:formula="of:=[Global.E46]" office:value-type="float" office:value="-20" calcext:value-type="float">
            <text:p>-20</text:p>
          </table:table-cell>
          <table:table-cell table:formula="of:=[RA.I46]" office:value-type="float" office:value="5" calcext:value-type="float">
            <text:p>5</text:p>
          </table:table-cell>
          <table:table-cell table:formula="of:=[VNS.H46]" office:value-type="float" office:value="2" calcext:value-type="float">
            <text:p>2</text:p>
          </table:table-cell>
          <table:table-cell table:formula="of:=IF([.D46]&lt;0; IF([.D46]&lt;0; [.F46]-[.D46]; [.F46]+[.D46]); IF([.D46]&lt;0; [.F46]-[.D46]; [.F46]+[.D46]))" office:value-type="float" office:value="9" calcext:value-type="float">
            <text:p>9</text:p>
          </table:table-cell>
          <table:table-cell table:formula="of:=[.F46]-[.C46]" office:value-type="float" office:value="8" calcext:value-type="float">
            <text:p>8</text:p>
          </table:table-cell>
          <table:table-cell table:formula="of:=[.G46]-[.C46]" office:value-type="float" office:value="5" calcext:value-type="float">
            <text:p>5</text:p>
          </table:table-cell>
          <table:table-cell/>
          <table:table-cell table:formula="of:=IF([.I46]=[.J46]; &quot;IGUAL&quot;; IF([.I46]&lt;[.J46]; &quot;RA&quot;; &quot;VNS&quot;))" office:value-type="string" office:string-value="VNS" calcext:value-type="string">
            <text:p>VNS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formula="of:=[.Q45]" office:value-type="float" office:value="6.32926634666667" calcext:value-type="float">
            <text:p>6,33</text:p>
          </table:table-cell>
          <table:table-cell table:formula="of:=([.I46]-[.Q46])*([.I46]-[.Q46])" office:value-type="float" office:value="2.79135094038055" calcext:value-type="float">
            <text:p>2,79</text:p>
          </table:table-cell>
          <table:table-cell table:formula="of:=[.S45]" office:value-type="float" office:value="4.76926634666667" calcext:value-type="float">
            <text:p>4,77</text:p>
          </table:table-cell>
          <table:table-cell table:formula="of:=([.J46]-[.S46])*([.J46]-[.S46])" office:value-type="float" office:value="0.0532380187805463" calcext:value-type="float">
            <text:p>0,05</text:p>
          </table:table-cell>
          <table:table-cell/>
          <table:table-cell table:formula="of:=[Root.A46]" office:value-type="float" office:value="142" calcext:value-type="float">
            <text:p>142</text:p>
          </table:table-cell>
          <table:table-cell table:formula="of:=[Root.B46]" office:value-type="float" office:value="215" calcext:value-type="float">
            <text:p>215</text:p>
          </table:table-cell>
          <table:table-cell table:formula="of:=[.V46]+[.W46]" office:value-type="float" office:value="357" calcext:value-type="float">
            <text:p>357</text:p>
          </table:table-cell>
          <table:table-cell table:formula="of:=[.V46]*100/[.X46]" office:value-type="float" office:value="39.7759103641457" calcext:value-type="float">
            <text:p>39,78</text:p>
          </table:table-cell>
          <table:table-cell/>
        </table:table-row>
        <table:table-row table:style-name="ro3">
          <table:table-cell table:formula="of:=[Global.C47]" office:value-type="float" office:value="0" calcext:value-type="float">
            <text:p>0</text:p>
          </table:table-cell>
          <table:table-cell table:formula="of:=[VNS.D47]" office:value-type="string" office:string-value="100000000000000000000.000000" calcext:value-type="string">
            <text:p>100000000000000000000.000000</text:p>
          </table:table-cell>
          <table:table-cell table:formula="of:=[Global.C47]" office:value-type="float" office:value="0" calcext:value-type="float">
            <text:p>0</text:p>
          </table:table-cell>
          <table:table-cell table:formula="of:=[Global.D47]" office:value-type="float" office:value="0" calcext:value-type="float">
            <text:p>0</text:p>
          </table:table-cell>
          <table:table-cell table:formula="of:=[Global.E47]" office:value-type="float" office:value="-4" calcext:value-type="float">
            <text:p>-4</text:p>
          </table:table-cell>
          <table:table-cell table:formula="of:=[RA.I47]" office:value-type="float" office:value="4" calcext:value-type="float">
            <text:p>4</text:p>
          </table:table-cell>
          <table:table-cell table:formula="of:=[VNS.H47]" office:value-type="float" office:value="0" calcext:value-type="float">
            <text:p>0</text:p>
          </table:table-cell>
          <table:table-cell table:formula="of:=IF([.D47]&lt;0; IF([.D47]&lt;0; [.F47]-[.D47]; [.F47]+[.D47]); IF([.D47]&lt;0; [.F47]-[.D47]; [.F47]+[.D47]))" office:value-type="float" office:value="4" calcext:value-type="float">
            <text:p>4</text:p>
          </table:table-cell>
          <table:table-cell table:formula="of:=[.F47]-[.C47]" office:value-type="float" office:value="4" calcext:value-type="float">
            <text:p>4</text:p>
          </table:table-cell>
          <table:table-cell table:formula="of:=[.G47]-[.C47]" office:value-type="float" office:value="0" calcext:value-type="float">
            <text:p>0</text:p>
          </table:table-cell>
          <table:table-cell/>
          <table:table-cell table:formula="of:=IF([.I47]=[.J47]; &quot;IGUAL&quot;; IF([.I47]&lt;[.J47]; &quot;RA&quot;; &quot;VNS&quot;))" office:value-type="string" office:string-value="VNS" calcext:value-type="string">
            <text:p>VNS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formula="of:=[.Q46]" office:value-type="float" office:value="6.32926634666667" calcext:value-type="float">
            <text:p>6,33</text:p>
          </table:table-cell>
          <table:table-cell table:formula="of:=([.I47]-[.Q47])*([.I47]-[.Q47])" office:value-type="float" office:value="5.42548171371388" calcext:value-type="float">
            <text:p>5,43</text:p>
          </table:table-cell>
          <table:table-cell table:formula="of:=[.S46]" office:value-type="float" office:value="4.76926634666667" calcext:value-type="float">
            <text:p>4,77</text:p>
          </table:table-cell>
          <table:table-cell table:formula="of:=([.J47]-[.S47])*([.J47]-[.S47])" office:value-type="float" office:value="22.7459014854472" calcext:value-type="float">
            <text:p>22,75</text:p>
          </table:table-cell>
          <table:table-cell/>
          <table:table-cell table:formula="of:=[Root.A47]" office:value-type="float" office:value="26" calcext:value-type="float">
            <text:p>26</text:p>
          </table:table-cell>
          <table:table-cell table:formula="of:=[Root.B47]" office:value-type="float" office:value="7" calcext:value-type="float">
            <text:p>7</text:p>
          </table:table-cell>
          <table:table-cell table:formula="of:=[.V47]+[.W47]" office:value-type="float" office:value="33" calcext:value-type="float">
            <text:p>33</text:p>
          </table:table-cell>
          <table:table-cell table:formula="of:=[.V47]*100/[.X47]" office:value-type="float" office:value="78.7878787878788" calcext:value-type="float">
            <text:p>78,79</text:p>
          </table:table-cell>
          <table:table-cell/>
        </table:table-row>
        <table:table-row table:style-name="ro3">
          <table:table-cell table:formula="of:=[Global.C48]" office:value-type="float" office:value="0" calcext:value-type="float">
            <text:p>0</text:p>
          </table:table-cell>
          <table:table-cell table:formula="of:=[VNS.D48]" office:value-type="string" office:string-value="100000000000000000000.000000" calcext:value-type="string">
            <text:p>100000000000000000000.000000</text:p>
          </table:table-cell>
          <table:table-cell table:formula="of:=[Global.C48]" office:value-type="float" office:value="0" calcext:value-type="float">
            <text:p>0</text:p>
          </table:table-cell>
          <table:table-cell table:formula="of:=[Global.D48]" office:value-type="float" office:value="0" calcext:value-type="float">
            <text:p>0</text:p>
          </table:table-cell>
          <table:table-cell table:formula="of:=[Global.E48]" office:value-type="float" office:value="-4" calcext:value-type="float">
            <text:p>-4</text:p>
          </table:table-cell>
          <table:table-cell table:formula="of:=[RA.I48]" office:value-type="float" office:value="1" calcext:value-type="float">
            <text:p>1</text:p>
          </table:table-cell>
          <table:table-cell table:formula="of:=[VNS.H48]" office:value-type="float" office:value="1" calcext:value-type="float">
            <text:p>1</text:p>
          </table:table-cell>
          <table:table-cell table:formula="of:=IF([.D48]&lt;0; IF([.D48]&lt;0; [.F48]-[.D48]; [.F48]+[.D48]); IF([.D48]&lt;0; [.F48]-[.D48]; [.F48]+[.D48]))" office:value-type="float" office:value="1" calcext:value-type="float">
            <text:p>1</text:p>
          </table:table-cell>
          <table:table-cell table:formula="of:=[.F48]-[.C48]" office:value-type="float" office:value="1" calcext:value-type="float">
            <text:p>1</text:p>
          </table:table-cell>
          <table:table-cell table:formula="of:=[.G48]-[.C48]" office:value-type="float" office:value="1" calcext:value-type="float">
            <text:p>1</text:p>
          </table:table-cell>
          <table:table-cell/>
          <table:table-cell table:formula="of:=IF([.I48]=[.J48]; &quot;IGUAL&quot;; IF([.I48]&lt;[.J48]; &quot;RA&quot;; &quot;VNS&quot;))" office:value-type="string" office:string-value="IGUAL" calcext:value-type="string">
            <text:p>IGUAL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formula="of:=[.Q47]" office:value-type="float" office:value="6.32926634666667" calcext:value-type="float">
            <text:p>6,33</text:p>
          </table:table-cell>
          <table:table-cell table:formula="of:=([.I48]-[.Q48])*([.I48]-[.Q48])" office:value-type="float" office:value="28.4010797937139" calcext:value-type="float">
            <text:p>28,4</text:p>
          </table:table-cell>
          <table:table-cell table:formula="of:=[.S47]" office:value-type="float" office:value="4.76926634666667" calcext:value-type="float">
            <text:p>4,77</text:p>
          </table:table-cell>
          <table:table-cell table:formula="of:=([.J48]-[.S48])*([.J48]-[.S48])" office:value-type="float" office:value="14.2073687921139" calcext:value-type="float">
            <text:p>14,21</text:p>
          </table:table-cell>
          <table:table-cell/>
          <table:table-cell table:formula="of:=[Root.A48]" office:value-type="float" office:value="17" calcext:value-type="float">
            <text:p>17</text:p>
          </table:table-cell>
          <table:table-cell table:formula="of:=[Root.B48]" office:value-type="float" office:value="16" calcext:value-type="float">
            <text:p>16</text:p>
          </table:table-cell>
          <table:table-cell table:formula="of:=[.V48]+[.W48]" office:value-type="float" office:value="33" calcext:value-type="float">
            <text:p>33</text:p>
          </table:table-cell>
          <table:table-cell table:formula="of:=[.V48]*100/[.X48]" office:value-type="float" office:value="51.5151515151515" calcext:value-type="float">
            <text:p>51,52</text:p>
          </table:table-cell>
          <table:table-cell/>
        </table:table-row>
        <table:table-row table:style-name="ro3">
          <table:table-cell table:formula="of:=[Global.C49]" office:value-type="float" office:value="0" calcext:value-type="float">
            <text:p>0</text:p>
          </table:table-cell>
          <table:table-cell table:formula="of:=[VNS.D49]" office:value-type="string" office:string-value="100000000000000000000.000000" calcext:value-type="string">
            <text:p>100000000000000000000.000000</text:p>
          </table:table-cell>
          <table:table-cell table:formula="of:=[Global.C49]" office:value-type="float" office:value="0" calcext:value-type="float">
            <text:p>0</text:p>
          </table:table-cell>
          <table:table-cell table:formula="of:=[Global.D49]" office:value-type="float" office:value="0" calcext:value-type="float">
            <text:p>0</text:p>
          </table:table-cell>
          <table:table-cell table:formula="of:=[Global.E49]" office:value-type="float" office:value="-4" calcext:value-type="float">
            <text:p>-4</text:p>
          </table:table-cell>
          <table:table-cell table:formula="of:=[RA.I49]" office:value-type="float" office:value="2" calcext:value-type="float">
            <text:p>2</text:p>
          </table:table-cell>
          <table:table-cell table:formula="of:=[VNS.H49]" office:value-type="float" office:value="1" calcext:value-type="float">
            <text:p>1</text:p>
          </table:table-cell>
          <table:table-cell table:formula="of:=IF([.D49]&lt;0; IF([.D49]&lt;0; [.F49]-[.D49]; [.F49]+[.D49]); IF([.D49]&lt;0; [.F49]-[.D49]; [.F49]+[.D49]))" office:value-type="float" office:value="2" calcext:value-type="float">
            <text:p>2</text:p>
          </table:table-cell>
          <table:table-cell table:formula="of:=[.F49]-[.C49]" office:value-type="float" office:value="2" calcext:value-type="float">
            <text:p>2</text:p>
          </table:table-cell>
          <table:table-cell table:formula="of:=[.G49]-[.C49]" office:value-type="float" office:value="1" calcext:value-type="float">
            <text:p>1</text:p>
          </table:table-cell>
          <table:table-cell/>
          <table:table-cell table:formula="of:=IF([.I49]=[.J49]; &quot;IGUAL&quot;; IF([.I49]&lt;[.J49]; &quot;RA&quot;; &quot;VNS&quot;))" office:value-type="string" office:string-value="VNS" calcext:value-type="string">
            <text:p>VNS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formula="of:=[.Q48]" office:value-type="float" office:value="6.32926634666667" calcext:value-type="float">
            <text:p>6,33</text:p>
          </table:table-cell>
          <table:table-cell table:formula="of:=([.I49]-[.Q49])*([.I49]-[.Q49])" office:value-type="float" office:value="18.7425471003805" calcext:value-type="float">
            <text:p>18,74</text:p>
          </table:table-cell>
          <table:table-cell table:formula="of:=[.S48]" office:value-type="float" office:value="4.76926634666667" calcext:value-type="float">
            <text:p>4,77</text:p>
          </table:table-cell>
          <table:table-cell table:formula="of:=([.J49]-[.S49])*([.J49]-[.S49])" office:value-type="float" office:value="14.2073687921139" calcext:value-type="float">
            <text:p>14,21</text:p>
          </table:table-cell>
          <table:table-cell/>
          <table:table-cell table:formula="of:=[Root.A49]" office:value-type="float" office:value="19" calcext:value-type="float">
            <text:p>19</text:p>
          </table:table-cell>
          <table:table-cell table:formula="of:=[Root.B49]" office:value-type="float" office:value="14" calcext:value-type="float">
            <text:p>14</text:p>
          </table:table-cell>
          <table:table-cell table:formula="of:=[.V49]+[.W49]" office:value-type="float" office:value="33" calcext:value-type="float">
            <text:p>33</text:p>
          </table:table-cell>
          <table:table-cell table:formula="of:=[.V49]*100/[.X49]" office:value-type="float" office:value="57.5757575757576" calcext:value-type="float">
            <text:p>57,58</text:p>
          </table:table-cell>
          <table:table-cell/>
        </table:table-row>
        <table:table-row table:style-name="ro3">
          <table:table-cell table:formula="of:=[Global.C50]" office:value-type="float" office:value="0" calcext:value-type="float">
            <text:p>0</text:p>
          </table:table-cell>
          <table:table-cell table:formula="of:=[VNS.D50]" office:value-type="string" office:string-value="100000000000000000000.000000" calcext:value-type="string">
            <text:p>100000000000000000000.000000</text:p>
          </table:table-cell>
          <table:table-cell table:formula="of:=[Global.C50]" office:value-type="float" office:value="0" calcext:value-type="float">
            <text:p>0</text:p>
          </table:table-cell>
          <table:table-cell table:formula="of:=[Global.D50]" office:value-type="float" office:value="0" calcext:value-type="float">
            <text:p>0</text:p>
          </table:table-cell>
          <table:table-cell table:formula="of:=[Global.E50]" office:value-type="float" office:value="-5" calcext:value-type="float">
            <text:p>-5</text:p>
          </table:table-cell>
          <table:table-cell table:formula="of:=[RA.I50]" office:value-type="float" office:value="1" calcext:value-type="float">
            <text:p>1</text:p>
          </table:table-cell>
          <table:table-cell table:formula="of:=[VNS.H50]" office:value-type="float" office:value="0" calcext:value-type="float">
            <text:p>0</text:p>
          </table:table-cell>
          <table:table-cell table:formula="of:=IF([.D50]&lt;0; IF([.D50]&lt;0; [.F50]-[.D50]; [.F50]+[.D50]); IF([.D50]&lt;0; [.F50]-[.D50]; [.F50]+[.D50]))" office:value-type="float" office:value="1" calcext:value-type="float">
            <text:p>1</text:p>
          </table:table-cell>
          <table:table-cell table:formula="of:=[.F50]-[.C50]" office:value-type="float" office:value="1" calcext:value-type="float">
            <text:p>1</text:p>
          </table:table-cell>
          <table:table-cell table:formula="of:=[.G50]-[.C50]" office:value-type="float" office:value="0" calcext:value-type="float">
            <text:p>0</text:p>
          </table:table-cell>
          <table:table-cell/>
          <table:table-cell table:formula="of:=IF([.I50]=[.J50]; &quot;IGUAL&quot;; IF([.I50]&lt;[.J50]; &quot;RA&quot;; &quot;VNS&quot;))" office:value-type="string" office:string-value="VNS" calcext:value-type="string">
            <text:p>VNS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formula="of:=[.Q49]" office:value-type="float" office:value="6.32926634666667" calcext:value-type="float">
            <text:p>6,33</text:p>
          </table:table-cell>
          <table:table-cell table:formula="of:=([.I50]-[.Q50])*([.I50]-[.Q50])" office:value-type="float" office:value="28.4010797937139" calcext:value-type="float">
            <text:p>28,4</text:p>
          </table:table-cell>
          <table:table-cell table:formula="of:=[.S49]" office:value-type="float" office:value="4.76926634666667" calcext:value-type="float">
            <text:p>4,77</text:p>
          </table:table-cell>
          <table:table-cell table:formula="of:=([.J50]-[.S50])*([.J50]-[.S50])" office:value-type="float" office:value="22.7459014854472" calcext:value-type="float">
            <text:p>22,75</text:p>
          </table:table-cell>
          <table:table-cell/>
          <table:table-cell table:formula="of:=[Root.A50]" office:value-type="float" office:value="23" calcext:value-type="float">
            <text:p>23</text:p>
          </table:table-cell>
          <table:table-cell table:formula="of:=[Root.B50]" office:value-type="float" office:value="10" calcext:value-type="float">
            <text:p>10</text:p>
          </table:table-cell>
          <table:table-cell table:formula="of:=[.V50]+[.W50]" office:value-type="float" office:value="33" calcext:value-type="float">
            <text:p>33</text:p>
          </table:table-cell>
          <table:table-cell table:formula="of:=[.V50]*100/[.X50]" office:value-type="float" office:value="69.6969696969697" calcext:value-type="float">
            <text:p>69,7</text:p>
          </table:table-cell>
          <table:table-cell/>
        </table:table-row>
        <table:table-row table:style-name="ro3">
          <table:table-cell table:formula="of:=[Global.C51]" office:value-type="float" office:value="0" calcext:value-type="float">
            <text:p>0</text:p>
          </table:table-cell>
          <table:table-cell table:formula="of:=[VNS.D51]" office:value-type="string" office:string-value="100000000000000000000.000000" calcext:value-type="string">
            <text:p>100000000000000000000.000000</text:p>
          </table:table-cell>
          <table:table-cell table:formula="of:=[Global.C51]" office:value-type="float" office:value="0" calcext:value-type="float">
            <text:p>0</text:p>
          </table:table-cell>
          <table:table-cell table:formula="of:=[Global.D51]" office:value-type="float" office:value="0" calcext:value-type="float">
            <text:p>0</text:p>
          </table:table-cell>
          <table:table-cell table:formula="of:=[Global.E51]" office:value-type="float" office:value="-4" calcext:value-type="float">
            <text:p>-4</text:p>
          </table:table-cell>
          <table:table-cell table:formula="of:=[RA.I51]" office:value-type="float" office:value="1" calcext:value-type="float">
            <text:p>1</text:p>
          </table:table-cell>
          <table:table-cell table:formula="of:=[VNS.H51]" office:value-type="float" office:value="0" calcext:value-type="float">
            <text:p>0</text:p>
          </table:table-cell>
          <table:table-cell table:formula="of:=IF([.D51]&lt;0; IF([.D51]&lt;0; [.F51]-[.D51]; [.F51]+[.D51]); IF([.D51]&lt;0; [.F51]-[.D51]; [.F51]+[.D51]))" office:value-type="float" office:value="1" calcext:value-type="float">
            <text:p>1</text:p>
          </table:table-cell>
          <table:table-cell table:formula="of:=[.F51]-[.C51]" office:value-type="float" office:value="1" calcext:value-type="float">
            <text:p>1</text:p>
          </table:table-cell>
          <table:table-cell table:formula="of:=[.G51]-[.C51]" office:value-type="float" office:value="0" calcext:value-type="float">
            <text:p>0</text:p>
          </table:table-cell>
          <table:table-cell/>
          <table:table-cell table:formula="of:=IF([.I51]=[.J51]; &quot;IGUAL&quot;; IF([.I51]&lt;[.J51]; &quot;RA&quot;; &quot;VNS&quot;))" office:value-type="string" office:string-value="VNS" calcext:value-type="string">
            <text:p>VNS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[.Q50]" office:value-type="float" office:value="6.32926634666667" calcext:value-type="float">
            <text:p>6,33</text:p>
          </table:table-cell>
          <table:table-cell table:formula="of:=([.I51]-[.Q51])*([.I51]-[.Q51])" office:value-type="float" office:value="28.4010797937139" calcext:value-type="float">
            <text:p>28,4</text:p>
          </table:table-cell>
          <table:table-cell table:formula="of:=[.S50]" office:value-type="float" office:value="4.76926634666667" calcext:value-type="float">
            <text:p>4,77</text:p>
          </table:table-cell>
          <table:table-cell table:formula="of:=([.J51]-[.S51])*([.J51]-[.S51])" office:value-type="float" office:value="22.7459014854472" calcext:value-type="float">
            <text:p>22,75</text:p>
          </table:table-cell>
          <table:table-cell/>
          <table:table-cell table:formula="of:=[Root.A51]" office:value-type="float" office:value="22" calcext:value-type="float">
            <text:p>22</text:p>
          </table:table-cell>
          <table:table-cell table:formula="of:=[Root.B51]" office:value-type="float" office:value="11" calcext:value-type="float">
            <text:p>11</text:p>
          </table:table-cell>
          <table:table-cell table:formula="of:=[.V51]+[.W51]" office:value-type="float" office:value="33" calcext:value-type="float">
            <text:p>33</text:p>
          </table:table-cell>
          <table:table-cell table:formula="of:=[.V51]*100/[.X51]" office:value-type="float" office:value="66.6666666666667" calcext:value-type="float">
            <text:p>66,67</text:p>
          </table:table-cell>
          <table:table-cell/>
        </table:table-row>
        <table:table-row table:style-name="ro3">
          <table:table-cell table:formula="of:=[Global.C52]" office:value-type="float" office:value="-1" calcext:value-type="float">
            <text:p>-1</text:p>
          </table:table-cell>
          <table:table-cell table:formula="of:=[VNS.D52]" office:value-type="string" office:string-value="100000000000000000000.000000" calcext:value-type="string">
            <text:p>100000000000000000000.000000</text:p>
          </table:table-cell>
          <table:table-cell table:formula="of:=[Global.C52]" office:value-type="float" office:value="-1" calcext:value-type="float">
            <text:p>-1</text:p>
          </table:table-cell>
          <table:table-cell table:formula="of:=[Global.D52]" office:value-type="float" office:value="-1" calcext:value-type="float">
            <text:p>-1</text:p>
          </table:table-cell>
          <table:table-cell table:formula="of:=[Global.E52]" office:value-type="float" office:value="-12.49808" calcext:value-type="float">
            <text:p>-12,5</text:p>
          </table:table-cell>
          <table:table-cell table:formula="of:=[RA.I52]" office:value-type="float" office:value="2" calcext:value-type="float">
            <text:p>2</text:p>
          </table:table-cell>
          <table:table-cell table:formula="of:=[VNS.H52]" office:value-type="float" office:value="1" calcext:value-type="float">
            <text:p>1</text:p>
          </table:table-cell>
          <table:table-cell table:formula="of:=IF([.D52]&lt;0; IF([.D52]&lt;0; [.F52]-[.D52]; [.F52]+[.D52]); IF([.D52]&lt;0; [.F52]-[.D52]; [.F52]+[.D52]))" office:value-type="float" office:value="3" calcext:value-type="float">
            <text:p>3</text:p>
          </table:table-cell>
          <table:table-cell table:formula="of:=[.F52]-[.C52]" office:value-type="float" office:value="3" calcext:value-type="float">
            <text:p>3</text:p>
          </table:table-cell>
          <table:table-cell table:formula="of:=[.G52]-[.C52]" office:value-type="float" office:value="2" calcext:value-type="float">
            <text:p>2</text:p>
          </table:table-cell>
          <table:table-cell/>
          <table:table-cell table:formula="of:=IF([.I52]=[.J52]; &quot;IGUAL&quot;; IF([.I52]&lt;[.J52]; &quot;RA&quot;; &quot;VNS&quot;))" office:value-type="string" office:string-value="VNS" calcext:value-type="string">
            <text:p>VNS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formula="of:=[.Q51]" office:value-type="float" office:value="6.32926634666667" calcext:value-type="float">
            <text:p>6,33</text:p>
          </table:table-cell>
          <table:table-cell table:formula="of:=([.I52]-[.Q52])*([.I52]-[.Q52])" office:value-type="float" office:value="11.0840144070472" calcext:value-type="float">
            <text:p>11,08</text:p>
          </table:table-cell>
          <table:table-cell table:formula="of:=[.S51]" office:value-type="float" office:value="4.76926634666667" calcext:value-type="float">
            <text:p>4,77</text:p>
          </table:table-cell>
          <table:table-cell table:formula="of:=([.J52]-[.S52])*([.J52]-[.S52])" office:value-type="float" office:value="7.66883609878055" calcext:value-type="float">
            <text:p>7,67</text:p>
          </table:table-cell>
          <table:table-cell/>
          <table:table-cell table:formula="of:=[Root.A52]" office:value-type="float" office:value="102" calcext:value-type="float">
            <text:p>102</text:p>
          </table:table-cell>
          <table:table-cell table:formula="of:=[Root.B52]" office:value-type="float" office:value="14" calcext:value-type="float">
            <text:p>14</text:p>
          </table:table-cell>
          <table:table-cell table:formula="of:=[.V52]+[.W52]" office:value-type="float" office:value="116" calcext:value-type="float">
            <text:p>116</text:p>
          </table:table-cell>
          <table:table-cell table:formula="of:=[.V52]*100/[.X52]" office:value-type="float" office:value="87.9310344827586" calcext:value-type="float">
            <text:p>87,93</text:p>
          </table:table-cell>
          <table:table-cell/>
        </table:table-row>
        <table:table-row table:style-name="ro3">
          <table:table-cell table:formula="of:=[Global.C53]" office:value-type="float" office:value="-1" calcext:value-type="float">
            <text:p>-1</text:p>
          </table:table-cell>
          <table:table-cell table:formula="of:=[VNS.D53]" office:value-type="string" office:string-value="100000000000000000000.000000" calcext:value-type="string">
            <text:p>100000000000000000000.000000</text:p>
          </table:table-cell>
          <table:table-cell table:formula="of:=[Global.C53]" office:value-type="float" office:value="-1" calcext:value-type="float">
            <text:p>-1</text:p>
          </table:table-cell>
          <table:table-cell table:formula="of:=[Global.D53]" office:value-type="float" office:value="-1" calcext:value-type="float">
            <text:p>-1</text:p>
          </table:table-cell>
          <table:table-cell table:formula="of:=[Global.E53]" office:value-type="float" office:value="-12" calcext:value-type="float">
            <text:p>-12</text:p>
          </table:table-cell>
          <table:table-cell table:formula="of:=[RA.I53]" office:value-type="float" office:value="2" calcext:value-type="float">
            <text:p>2</text:p>
          </table:table-cell>
          <table:table-cell table:formula="of:=[VNS.H53]" office:value-type="float" office:value="0" calcext:value-type="float">
            <text:p>0</text:p>
          </table:table-cell>
          <table:table-cell table:formula="of:=IF([.D53]&lt;0; IF([.D53]&lt;0; [.F53]-[.D53]; [.F53]+[.D53]); IF([.D53]&lt;0; [.F53]-[.D53]; [.F53]+[.D53]))" office:value-type="float" office:value="3" calcext:value-type="float">
            <text:p>3</text:p>
          </table:table-cell>
          <table:table-cell table:formula="of:=[.F53]-[.C53]" office:value-type="float" office:value="3" calcext:value-type="float">
            <text:p>3</text:p>
          </table:table-cell>
          <table:table-cell table:formula="of:=[.G53]-[.C53]" office:value-type="float" office:value="1" calcext:value-type="float">
            <text:p>1</text:p>
          </table:table-cell>
          <table:table-cell/>
          <table:table-cell table:formula="of:=IF([.I53]=[.J53]; &quot;IGUAL&quot;; IF([.I53]&lt;[.J53]; &quot;RA&quot;; &quot;VNS&quot;))" office:value-type="string" office:string-value="VNS" calcext:value-type="string">
            <text:p>VNS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formula="of:=[.Q52]" office:value-type="float" office:value="6.32926634666667" calcext:value-type="float">
            <text:p>6,33</text:p>
          </table:table-cell>
          <table:table-cell table:formula="of:=([.I53]-[.Q53])*([.I53]-[.Q53])" office:value-type="float" office:value="11.0840144070472" calcext:value-type="float">
            <text:p>11,08</text:p>
          </table:table-cell>
          <table:table-cell table:formula="of:=[.S52]" office:value-type="float" office:value="4.76926634666667" calcext:value-type="float">
            <text:p>4,77</text:p>
          </table:table-cell>
          <table:table-cell table:formula="of:=([.J53]-[.S53])*([.J53]-[.S53])" office:value-type="float" office:value="14.2073687921139" calcext:value-type="float">
            <text:p>14,21</text:p>
          </table:table-cell>
          <table:table-cell/>
          <table:table-cell table:formula="of:=[Root.A53]" office:value-type="float" office:value="104" calcext:value-type="float">
            <text:p>104</text:p>
          </table:table-cell>
          <table:table-cell table:formula="of:=[Root.B53]" office:value-type="float" office:value="12" calcext:value-type="float">
            <text:p>12</text:p>
          </table:table-cell>
          <table:table-cell table:formula="of:=[.V53]+[.W53]" office:value-type="float" office:value="116" calcext:value-type="float">
            <text:p>116</text:p>
          </table:table-cell>
          <table:table-cell table:formula="of:=[.V53]*100/[.X53]" office:value-type="float" office:value="89.6551724137931" calcext:value-type="float">
            <text:p>89,66</text:p>
          </table:table-cell>
          <table:table-cell/>
        </table:table-row>
        <table:table-row table:style-name="ro3">
          <table:table-cell table:formula="of:=[Global.C54]" office:value-type="float" office:value="-1" calcext:value-type="float">
            <text:p>-1</text:p>
          </table:table-cell>
          <table:table-cell table:formula="of:=[VNS.D54]" office:value-type="string" office:string-value="100000000000000000000.000000" calcext:value-type="string">
            <text:p>100000000000000000000.000000</text:p>
          </table:table-cell>
          <table:table-cell table:formula="of:=[Global.C54]" office:value-type="float" office:value="-1" calcext:value-type="float">
            <text:p>-1</text:p>
          </table:table-cell>
          <table:table-cell table:formula="of:=[Global.D54]" office:value-type="float" office:value="-1" calcext:value-type="float">
            <text:p>-1</text:p>
          </table:table-cell>
          <table:table-cell table:formula="of:=[Global.E54]" office:value-type="float" office:value="-12.982857" calcext:value-type="float">
            <text:p>-12,98</text:p>
          </table:table-cell>
          <table:table-cell table:formula="of:=[RA.I54]" office:value-type="float" office:value="0" calcext:value-type="float">
            <text:p>0</text:p>
          </table:table-cell>
          <table:table-cell table:formula="of:=[VNS.H54]" office:value-type="float" office:value="0" calcext:value-type="float">
            <text:p>0</text:p>
          </table:table-cell>
          <table:table-cell table:formula="of:=IF([.D54]&lt;0; IF([.D54]&lt;0; [.F54]-[.D54]; [.F54]+[.D54]); IF([.D54]&lt;0; [.F54]-[.D54]; [.F54]+[.D54]))" office:value-type="float" office:value="1" calcext:value-type="float">
            <text:p>1</text:p>
          </table:table-cell>
          <table:table-cell table:formula="of:=[.F54]-[.C54]" office:value-type="float" office:value="1" calcext:value-type="float">
            <text:p>1</text:p>
          </table:table-cell>
          <table:table-cell table:formula="of:=[.G54]-[.C54]" office:value-type="float" office:value="1" calcext:value-type="float">
            <text:p>1</text:p>
          </table:table-cell>
          <table:table-cell/>
          <table:table-cell table:formula="of:=IF([.I54]=[.J54]; &quot;IGUAL&quot;; IF([.I54]&lt;[.J54]; &quot;RA&quot;; &quot;VNS&quot;))" office:value-type="string" office:string-value="IGUAL" calcext:value-type="string">
            <text:p>IGUAL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formula="of:=[.Q53]" office:value-type="float" office:value="6.32926634666667" calcext:value-type="float">
            <text:p>6,33</text:p>
          </table:table-cell>
          <table:table-cell table:formula="of:=([.I54]-[.Q54])*([.I54]-[.Q54])" office:value-type="float" office:value="28.4010797937139" calcext:value-type="float">
            <text:p>28,4</text:p>
          </table:table-cell>
          <table:table-cell table:formula="of:=[.S53]" office:value-type="float" office:value="4.76926634666667" calcext:value-type="float">
            <text:p>4,77</text:p>
          </table:table-cell>
          <table:table-cell table:formula="of:=([.J54]-[.S54])*([.J54]-[.S54])" office:value-type="float" office:value="14.2073687921139" calcext:value-type="float">
            <text:p>14,21</text:p>
          </table:table-cell>
          <table:table-cell/>
          <table:table-cell table:formula="of:=[Root.A54]" office:value-type="float" office:value="100" calcext:value-type="float">
            <text:p>100</text:p>
          </table:table-cell>
          <table:table-cell table:formula="of:=[Root.B54]" office:value-type="float" office:value="16" calcext:value-type="float">
            <text:p>16</text:p>
          </table:table-cell>
          <table:table-cell table:formula="of:=[.V54]+[.W54]" office:value-type="float" office:value="116" calcext:value-type="float">
            <text:p>116</text:p>
          </table:table-cell>
          <table:table-cell table:formula="of:=[.V54]*100/[.X54]" office:value-type="float" office:value="86.2068965517241" calcext:value-type="float">
            <text:p>86,21</text:p>
          </table:table-cell>
          <table:table-cell/>
        </table:table-row>
        <table:table-row table:style-name="ro3">
          <table:table-cell table:formula="of:=[Global.C55]" office:value-type="float" office:value="-1" calcext:value-type="float">
            <text:p>-1</text:p>
          </table:table-cell>
          <table:table-cell table:formula="of:=[VNS.D55]" office:value-type="string" office:string-value="100000000000000000000.000000" calcext:value-type="string">
            <text:p>100000000000000000000.000000</text:p>
          </table:table-cell>
          <table:table-cell table:formula="of:=[Global.C55]" office:value-type="float" office:value="-1" calcext:value-type="float">
            <text:p>-1</text:p>
          </table:table-cell>
          <table:table-cell table:formula="of:=[Global.D55]" office:value-type="float" office:value="-1" calcext:value-type="float">
            <text:p>-1</text:p>
          </table:table-cell>
          <table:table-cell table:formula="of:=[Global.E55]" office:value-type="float" office:value="-12.8378" calcext:value-type="float">
            <text:p>-12,84</text:p>
          </table:table-cell>
          <table:table-cell table:formula="of:=[RA.I55]" office:value-type="float" office:value="1" calcext:value-type="float">
            <text:p>1</text:p>
          </table:table-cell>
          <table:table-cell table:formula="of:=[VNS.H55]" office:value-type="float" office:value="0" calcext:value-type="float">
            <text:p>0</text:p>
          </table:table-cell>
          <table:table-cell table:formula="of:=IF([.D55]&lt;0; IF([.D55]&lt;0; [.F55]-[.D55]; [.F55]+[.D55]); IF([.D55]&lt;0; [.F55]-[.D55]; [.F55]+[.D55]))" office:value-type="float" office:value="2" calcext:value-type="float">
            <text:p>2</text:p>
          </table:table-cell>
          <table:table-cell table:formula="of:=[.F55]-[.C55]" office:value-type="float" office:value="2" calcext:value-type="float">
            <text:p>2</text:p>
          </table:table-cell>
          <table:table-cell table:formula="of:=[.G55]-[.C55]" office:value-type="float" office:value="1" calcext:value-type="float">
            <text:p>1</text:p>
          </table:table-cell>
          <table:table-cell/>
          <table:table-cell table:formula="of:=IF([.I55]=[.J55]; &quot;IGUAL&quot;; IF([.I55]&lt;[.J55]; &quot;RA&quot;; &quot;VNS&quot;))" office:value-type="string" office:string-value="VNS" calcext:value-type="string">
            <text:p>VNS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formula="of:=[.Q54]" office:value-type="float" office:value="6.32926634666667" calcext:value-type="float">
            <text:p>6,33</text:p>
          </table:table-cell>
          <table:table-cell table:formula="of:=([.I55]-[.Q55])*([.I55]-[.Q55])" office:value-type="float" office:value="18.7425471003805" calcext:value-type="float">
            <text:p>18,74</text:p>
          </table:table-cell>
          <table:table-cell table:formula="of:=[.S54]" office:value-type="float" office:value="4.76926634666667" calcext:value-type="float">
            <text:p>4,77</text:p>
          </table:table-cell>
          <table:table-cell table:formula="of:=([.J55]-[.S55])*([.J55]-[.S55])" office:value-type="float" office:value="14.2073687921139" calcext:value-type="float">
            <text:p>14,21</text:p>
          </table:table-cell>
          <table:table-cell/>
          <table:table-cell table:formula="of:=[Root.A55]" office:value-type="float" office:value="98" calcext:value-type="float">
            <text:p>98</text:p>
          </table:table-cell>
          <table:table-cell table:formula="of:=[Root.B55]" office:value-type="float" office:value="18" calcext:value-type="float">
            <text:p>18</text:p>
          </table:table-cell>
          <table:table-cell table:formula="of:=[.V55]+[.W55]" office:value-type="float" office:value="116" calcext:value-type="float">
            <text:p>116</text:p>
          </table:table-cell>
          <table:table-cell table:formula="of:=[.V55]*100/[.X55]" office:value-type="float" office:value="84.4827586206896" calcext:value-type="float">
            <text:p>84,48</text:p>
          </table:table-cell>
          <table:table-cell/>
        </table:table-row>
        <table:table-row table:style-name="ro3">
          <table:table-cell table:formula="of:=[Global.C56]" office:value-type="float" office:value="-1" calcext:value-type="float">
            <text:p>-1</text:p>
          </table:table-cell>
          <table:table-cell table:formula="of:=[VNS.D56]" office:value-type="string" office:string-value="100000000000000000000.000000" calcext:value-type="string">
            <text:p>100000000000000000000.000000</text:p>
          </table:table-cell>
          <table:table-cell table:formula="of:=[Global.C56]" office:value-type="float" office:value="-1" calcext:value-type="float">
            <text:p>-1</text:p>
          </table:table-cell>
          <table:table-cell table:formula="of:=[Global.D56]" office:value-type="float" office:value="-1" calcext:value-type="float">
            <text:p>-1</text:p>
          </table:table-cell>
          <table:table-cell table:formula="of:=[Global.E56]" office:value-type="float" office:value="-12.643157" calcext:value-type="float">
            <text:p>-12,64</text:p>
          </table:table-cell>
          <table:table-cell table:formula="of:=[RA.I56]" office:value-type="float" office:value="2" calcext:value-type="float">
            <text:p>2</text:p>
          </table:table-cell>
          <table:table-cell table:formula="of:=[VNS.H56]" office:value-type="float" office:value="0" calcext:value-type="float">
            <text:p>0</text:p>
          </table:table-cell>
          <table:table-cell table:formula="of:=IF([.D56]&lt;0; IF([.D56]&lt;0; [.F56]-[.D56]; [.F56]+[.D56]); IF([.D56]&lt;0; [.F56]-[.D56]; [.F56]+[.D56]))" office:value-type="float" office:value="3" calcext:value-type="float">
            <text:p>3</text:p>
          </table:table-cell>
          <table:table-cell table:formula="of:=[.F56]-[.C56]" office:value-type="float" office:value="3" calcext:value-type="float">
            <text:p>3</text:p>
          </table:table-cell>
          <table:table-cell table:formula="of:=[.G56]-[.C56]" office:value-type="float" office:value="1" calcext:value-type="float">
            <text:p>1</text:p>
          </table:table-cell>
          <table:table-cell/>
          <table:table-cell table:formula="of:=IF([.I56]=[.J56]; &quot;IGUAL&quot;; IF([.I56]&lt;[.J56]; &quot;RA&quot;; &quot;VNS&quot;))" office:value-type="string" office:string-value="VNS" calcext:value-type="string">
            <text:p>VNS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formula="of:=[.Q55]" office:value-type="float" office:value="6.32926634666667" calcext:value-type="float">
            <text:p>6,33</text:p>
          </table:table-cell>
          <table:table-cell table:formula="of:=([.I56]-[.Q56])*([.I56]-[.Q56])" office:value-type="float" office:value="11.0840144070472" calcext:value-type="float">
            <text:p>11,08</text:p>
          </table:table-cell>
          <table:table-cell table:formula="of:=[.S55]" office:value-type="float" office:value="4.76926634666667" calcext:value-type="float">
            <text:p>4,77</text:p>
          </table:table-cell>
          <table:table-cell table:formula="of:=([.J56]-[.S56])*([.J56]-[.S56])" office:value-type="float" office:value="14.2073687921139" calcext:value-type="float">
            <text:p>14,21</text:p>
          </table:table-cell>
          <table:table-cell/>
          <table:table-cell table:formula="of:=[Root.A56]" office:value-type="float" office:value="105" calcext:value-type="float">
            <text:p>105</text:p>
          </table:table-cell>
          <table:table-cell table:formula="of:=[Root.B56]" office:value-type="float" office:value="11" calcext:value-type="float">
            <text:p>11</text:p>
          </table:table-cell>
          <table:table-cell table:formula="of:=[.V56]+[.W56]" office:value-type="float" office:value="116" calcext:value-type="float">
            <text:p>116</text:p>
          </table:table-cell>
          <table:table-cell table:formula="of:=[.V56]*100/[.X56]" office:value-type="float" office:value="90.5172413793104" calcext:value-type="float">
            <text:p>90,52</text:p>
          </table:table-cell>
          <table:table-cell/>
        </table:table-row>
        <table:table-row table:style-name="ro3">
          <table:table-cell table:formula="of:=[Global.C57]" office:value-type="float" office:value="-4.227586" calcext:value-type="float">
            <text:p>-4,23</text:p>
          </table:table-cell>
          <table:table-cell table:formula="of:=[VNS.D57]" office:value-type="string" office:string-value="100000000000000000000.000000" calcext:value-type="string">
            <text:p>100000000000000000000.000000</text:p>
          </table:table-cell>
          <table:table-cell table:formula="of:=[Global.C57]" office:value-type="float" office:value="-4.227586" calcext:value-type="float">
            <text:p>-4,23</text:p>
          </table:table-cell>
          <table:table-cell table:formula="of:=[Global.D57]" office:value-type="float" office:value="4" calcext:value-type="float">
            <text:p>4</text:p>
          </table:table-cell>
          <table:table-cell table:formula="of:=[Global.E57]" office:value-type="float" office:value="-18" calcext:value-type="float">
            <text:p>-18</text:p>
          </table:table-cell>
          <table:table-cell table:formula="of:=[RA.I57]" office:value-type="float" office:value="4" calcext:value-type="float">
            <text:p>4</text:p>
          </table:table-cell>
          <table:table-cell table:formula="of:=[VNS.H57]" office:value-type="float" office:value="1" calcext:value-type="float">
            <text:p>1</text:p>
          </table:table-cell>
          <table:table-cell table:formula="of:=IF([.D57]&lt;0; IF([.D57]&lt;0; [.F57]-[.D57]; [.F57]+[.D57]); IF([.D57]&lt;0; [.F57]-[.D57]; [.F57]+[.D57]))" office:value-type="float" office:value="8" calcext:value-type="float">
            <text:p>8</text:p>
          </table:table-cell>
          <table:table-cell table:formula="of:=[.F57]-[.C57]" office:value-type="float" office:value="8.227586" calcext:value-type="float">
            <text:p>8,23</text:p>
          </table:table-cell>
          <table:table-cell table:formula="of:=[.G57]-[.C57]" office:value-type="float" office:value="5.227586" calcext:value-type="float">
            <text:p>5,23</text:p>
          </table:table-cell>
          <table:table-cell/>
          <table:table-cell table:formula="of:=IF([.I57]=[.J57]; &quot;IGUAL&quot;; IF([.I57]&lt;[.J57]; &quot;RA&quot;; &quot;VNS&quot;))" office:value-type="string" office:string-value="VNS" calcext:value-type="string">
            <text:p>VNS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formula="of:=[.Q56]" office:value-type="float" office:value="6.32926634666667" calcext:value-type="float">
            <text:p>6,33</text:p>
          </table:table-cell>
          <table:table-cell table:formula="of:=([.I57]-[.Q57])*([.I57]-[.Q57])" office:value-type="float" office:value="3.60361750623158" calcext:value-type="float">
            <text:p>3,6</text:p>
          </table:table-cell>
          <table:table-cell table:formula="of:=[.S56]" office:value-type="float" office:value="4.76926634666667" calcext:value-type="float">
            <text:p>4,77</text:p>
          </table:table-cell>
          <table:table-cell table:formula="of:=([.J57]-[.S57])*([.J57]-[.S57])" office:value-type="float" office:value="0.210056904631585" calcext:value-type="float">
            <text:p>0,21</text:p>
          </table:table-cell>
          <table:table-cell/>
          <table:table-cell table:formula="of:=[Root.A57]" office:value-type="float" office:value="150" calcext:value-type="float">
            <text:p>150</text:p>
          </table:table-cell>
          <table:table-cell table:formula="of:=[Root.B57]" office:value-type="float" office:value="53" calcext:value-type="float">
            <text:p>53</text:p>
          </table:table-cell>
          <table:table-cell table:formula="of:=[.V57]+[.W57]" office:value-type="float" office:value="203" calcext:value-type="float">
            <text:p>203</text:p>
          </table:table-cell>
          <table:table-cell table:formula="of:=[.V57]*100/[.X57]" office:value-type="float" office:value="73.8916256157635" calcext:value-type="float">
            <text:p>73,89</text:p>
          </table:table-cell>
          <table:table-cell/>
        </table:table-row>
        <table:table-row table:style-name="ro3">
          <table:table-cell table:formula="of:=[Global.C58]" office:value-type="float" office:value="-3" calcext:value-type="float">
            <text:p>-3</text:p>
          </table:table-cell>
          <table:table-cell table:formula="of:=[VNS.D58]" office:value-type="string" office:string-value="100000000000000000000.000000" calcext:value-type="string">
            <text:p>100000000000000000000.000000</text:p>
          </table:table-cell>
          <table:table-cell table:formula="of:=[Global.C58]" office:value-type="float" office:value="-3" calcext:value-type="float">
            <text:p>-3</text:p>
          </table:table-cell>
          <table:table-cell table:formula="of:=[Global.D58]" office:value-type="float" office:value="4" calcext:value-type="float">
            <text:p>4</text:p>
          </table:table-cell>
          <table:table-cell table:formula="of:=[Global.E58]" office:value-type="float" office:value="-18.89894" calcext:value-type="float">
            <text:p>-18,9</text:p>
          </table:table-cell>
          <table:table-cell table:formula="of:=[RA.I58]" office:value-type="float" office:value="3" calcext:value-type="float">
            <text:p>3</text:p>
          </table:table-cell>
          <table:table-cell table:formula="of:=[VNS.H58]" office:value-type="float" office:value="1" calcext:value-type="float">
            <text:p>1</text:p>
          </table:table-cell>
          <table:table-cell table:formula="of:=IF([.D58]&lt;0; IF([.D58]&lt;0; [.F58]-[.D58]; [.F58]+[.D58]); IF([.D58]&lt;0; [.F58]-[.D58]; [.F58]+[.D58]))" office:value-type="float" office:value="7" calcext:value-type="float">
            <text:p>7</text:p>
          </table:table-cell>
          <table:table-cell table:formula="of:=[.F58]-[.C58]" office:value-type="float" office:value="6" calcext:value-type="float">
            <text:p>6</text:p>
          </table:table-cell>
          <table:table-cell table:formula="of:=[.G58]-[.C58]" office:value-type="float" office:value="4" calcext:value-type="float">
            <text:p>4</text:p>
          </table:table-cell>
          <table:table-cell/>
          <table:table-cell table:formula="of:=IF([.I58]=[.J58]; &quot;IGUAL&quot;; IF([.I58]&lt;[.J58]; &quot;RA&quot;; &quot;VNS&quot;))" office:value-type="string" office:string-value="VNS" calcext:value-type="string">
            <text:p>VNS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formula="of:=[.Q57]" office:value-type="float" office:value="6.32926634666667" calcext:value-type="float">
            <text:p>6,33</text:p>
          </table:table-cell>
          <table:table-cell table:formula="of:=([.I58]-[.Q58])*([.I58]-[.Q58])" office:value-type="float" office:value="0.108416327047213" calcext:value-type="float">
            <text:p>0,11</text:p>
          </table:table-cell>
          <table:table-cell table:formula="of:=[.S57]" office:value-type="float" office:value="4.76926634666667" calcext:value-type="float">
            <text:p>4,77</text:p>
          </table:table-cell>
          <table:table-cell table:formula="of:=([.J58]-[.S58])*([.J58]-[.S58])" office:value-type="float" office:value="0.591770712113882" calcext:value-type="float">
            <text:p>0,59</text:p>
          </table:table-cell>
          <table:table-cell/>
          <table:table-cell table:formula="of:=[Root.A58]" office:value-type="float" office:value="143" calcext:value-type="float">
            <text:p>143</text:p>
          </table:table-cell>
          <table:table-cell table:formula="of:=[Root.B58]" office:value-type="float" office:value="60" calcext:value-type="float">
            <text:p>60</text:p>
          </table:table-cell>
          <table:table-cell table:formula="of:=[.V58]+[.W58]" office:value-type="float" office:value="203" calcext:value-type="float">
            <text:p>203</text:p>
          </table:table-cell>
          <table:table-cell table:formula="of:=[.V58]*100/[.X58]" office:value-type="float" office:value="70.4433497536946" calcext:value-type="float">
            <text:p>70,44</text:p>
          </table:table-cell>
          <table:table-cell/>
        </table:table-row>
        <table:table-row table:style-name="ro3">
          <table:table-cell table:formula="of:=[Global.C59]" office:value-type="float" office:value="-2.65" calcext:value-type="float">
            <text:p>-2,65</text:p>
          </table:table-cell>
          <table:table-cell table:formula="of:=[VNS.D59]" office:value-type="string" office:string-value="100000000000000000000.000000" calcext:value-type="string">
            <text:p>100000000000000000000.000000</text:p>
          </table:table-cell>
          <table:table-cell table:formula="of:=[Global.C59]" office:value-type="float" office:value="-2.65" calcext:value-type="float">
            <text:p>-2,65</text:p>
          </table:table-cell>
          <table:table-cell table:formula="of:=[Global.D59]" office:value-type="float" office:value="0" calcext:value-type="float">
            <text:p>0</text:p>
          </table:table-cell>
          <table:table-cell table:formula="of:=[Global.E59]" office:value-type="float" office:value="-19" calcext:value-type="float">
            <text:p>-19</text:p>
          </table:table-cell>
          <table:table-cell table:formula="of:=[RA.I59]" office:value-type="float" office:value="1" calcext:value-type="float">
            <text:p>1</text:p>
          </table:table-cell>
          <table:table-cell table:formula="of:=[VNS.H59]" office:value-type="float" office:value="1" calcext:value-type="float">
            <text:p>1</text:p>
          </table:table-cell>
          <table:table-cell table:formula="of:=IF([.D59]&lt;0; IF([.D59]&lt;0; [.F59]-[.D59]; [.F59]+[.D59]); IF([.D59]&lt;0; [.F59]-[.D59]; [.F59]+[.D59]))" office:value-type="float" office:value="1" calcext:value-type="float">
            <text:p>1</text:p>
          </table:table-cell>
          <table:table-cell table:formula="of:=[.F59]-[.C59]" office:value-type="float" office:value="3.65" calcext:value-type="float">
            <text:p>3,65</text:p>
          </table:table-cell>
          <table:table-cell table:formula="of:=[.G59]-[.C59]" office:value-type="float" office:value="3.65" calcext:value-type="float">
            <text:p>3,65</text:p>
          </table:table-cell>
          <table:table-cell/>
          <table:table-cell table:formula="of:=IF([.I59]=[.J59]; &quot;IGUAL&quot;; IF([.I59]&lt;[.J59]; &quot;RA&quot;; &quot;VNS&quot;))" office:value-type="string" office:string-value="IGUAL" calcext:value-type="string">
            <text:p>IGUAL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formula="of:=[.Q58]" office:value-type="float" office:value="6.32926634666667" calcext:value-type="float">
            <text:p>6,33</text:p>
          </table:table-cell>
          <table:table-cell table:formula="of:=([.I59]-[.Q59])*([.I59]-[.Q59])" office:value-type="float" office:value="7.17846815638055" calcext:value-type="float">
            <text:p>7,18</text:p>
          </table:table-cell>
          <table:table-cell table:formula="of:=[.S58]" office:value-type="float" office:value="4.76926634666667" calcext:value-type="float">
            <text:p>4,77</text:p>
          </table:table-cell>
          <table:table-cell table:formula="of:=([.J59]-[.S59])*([.J59]-[.S59])" office:value-type="float" office:value="1.25275715478055" calcext:value-type="float">
            <text:p>1,25</text:p>
          </table:table-cell>
          <table:table-cell/>
          <table:table-cell table:formula="of:=[Root.A59]" office:value-type="float" office:value="145" calcext:value-type="float">
            <text:p>145</text:p>
          </table:table-cell>
          <table:table-cell table:formula="of:=[Root.B59]" office:value-type="float" office:value="58" calcext:value-type="float">
            <text:p>58</text:p>
          </table:table-cell>
          <table:table-cell table:formula="of:=[.V59]+[.W59]" office:value-type="float" office:value="203" calcext:value-type="float">
            <text:p>203</text:p>
          </table:table-cell>
          <table:table-cell table:formula="of:=[.V59]*100/[.X59]" office:value-type="float" office:value="71.4285714285714" calcext:value-type="float">
            <text:p>71,43</text:p>
          </table:table-cell>
          <table:table-cell/>
        </table:table-row>
        <table:table-row table:style-name="ro3">
          <table:table-cell table:formula="of:=[Global.C60]" office:value-type="float" office:value="-1" calcext:value-type="float">
            <text:p>-1</text:p>
          </table:table-cell>
          <table:table-cell table:formula="of:=[VNS.D60]" office:value-type="string" office:string-value="100000000000000000000.000000" calcext:value-type="string">
            <text:p>100000000000000000000.000000</text:p>
          </table:table-cell>
          <table:table-cell table:formula="of:=[Global.C60]" office:value-type="float" office:value="-1" calcext:value-type="float">
            <text:p>-1</text:p>
          </table:table-cell>
          <table:table-cell table:formula="of:=[Global.D60]" office:value-type="float" office:value="-1" calcext:value-type="float">
            <text:p>-1</text:p>
          </table:table-cell>
          <table:table-cell table:formula="of:=[Global.E60]" office:value-type="float" office:value="-19.883209" calcext:value-type="float">
            <text:p>-19,88</text:p>
          </table:table-cell>
          <table:table-cell table:formula="of:=[RA.I60]" office:value-type="float" office:value="2" calcext:value-type="float">
            <text:p>2</text:p>
          </table:table-cell>
          <table:table-cell table:formula="of:=[VNS.H60]" office:value-type="float" office:value="1" calcext:value-type="float">
            <text:p>1</text:p>
          </table:table-cell>
          <table:table-cell table:formula="of:=IF([.D60]&lt;0; IF([.D60]&lt;0; [.F60]-[.D60]; [.F60]+[.D60]); IF([.D60]&lt;0; [.F60]-[.D60]; [.F60]+[.D60]))" office:value-type="float" office:value="3" calcext:value-type="float">
            <text:p>3</text:p>
          </table:table-cell>
          <table:table-cell table:formula="of:=[.F60]-[.C60]" office:value-type="float" office:value="3" calcext:value-type="float">
            <text:p>3</text:p>
          </table:table-cell>
          <table:table-cell table:formula="of:=[.G60]-[.C60]" office:value-type="float" office:value="2" calcext:value-type="float">
            <text:p>2</text:p>
          </table:table-cell>
          <table:table-cell/>
          <table:table-cell table:formula="of:=IF([.I60]=[.J60]; &quot;IGUAL&quot;; IF([.I60]&lt;[.J60]; &quot;RA&quot;; &quot;VNS&quot;))" office:value-type="string" office:string-value="VNS" calcext:value-type="string">
            <text:p>VNS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formula="of:=[.Q59]" office:value-type="float" office:value="6.32926634666667" calcext:value-type="float">
            <text:p>6,33</text:p>
          </table:table-cell>
          <table:table-cell table:formula="of:=([.I60]-[.Q60])*([.I60]-[.Q60])" office:value-type="float" office:value="11.0840144070472" calcext:value-type="float">
            <text:p>11,08</text:p>
          </table:table-cell>
          <table:table-cell table:formula="of:=[.S59]" office:value-type="float" office:value="4.76926634666667" calcext:value-type="float">
            <text:p>4,77</text:p>
          </table:table-cell>
          <table:table-cell table:formula="of:=([.J60]-[.S60])*([.J60]-[.S60])" office:value-type="float" office:value="7.66883609878055" calcext:value-type="float">
            <text:p>7,67</text:p>
          </table:table-cell>
          <table:table-cell/>
          <table:table-cell table:formula="of:=[Root.A60]" office:value-type="float" office:value="169" calcext:value-type="float">
            <text:p>169</text:p>
          </table:table-cell>
          <table:table-cell table:formula="of:=[Root.B60]" office:value-type="float" office:value="34" calcext:value-type="float">
            <text:p>34</text:p>
          </table:table-cell>
          <table:table-cell table:formula="of:=[.V60]+[.W60]" office:value-type="float" office:value="203" calcext:value-type="float">
            <text:p>203</text:p>
          </table:table-cell>
          <table:table-cell table:formula="of:=[.V60]*100/[.X60]" office:value-type="float" office:value="83.2512315270936" calcext:value-type="float">
            <text:p>83,25</text:p>
          </table:table-cell>
          <table:table-cell/>
        </table:table-row>
        <table:table-row table:style-name="ro3">
          <table:table-cell table:formula="of:=[Global.C61]" office:value-type="float" office:value="-2.5" calcext:value-type="float">
            <text:p>-2,5</text:p>
          </table:table-cell>
          <table:table-cell table:formula="of:=[VNS.D61]" office:value-type="string" office:string-value="100000000000000000000.000000" calcext:value-type="string">
            <text:p>100000000000000000000.000000</text:p>
          </table:table-cell>
          <table:table-cell table:formula="of:=[Global.C61]" office:value-type="float" office:value="-2.5" calcext:value-type="float">
            <text:p>-2,5</text:p>
          </table:table-cell>
          <table:table-cell table:formula="of:=[Global.D61]" office:value-type="float" office:value="2" calcext:value-type="float">
            <text:p>2</text:p>
          </table:table-cell>
          <table:table-cell table:formula="of:=[Global.E61]" office:value-type="float" office:value="-20.272835" calcext:value-type="float">
            <text:p>-20,27</text:p>
          </table:table-cell>
          <table:table-cell table:formula="of:=[RA.I61]" office:value-type="float" office:value="1" calcext:value-type="float">
            <text:p>1</text:p>
          </table:table-cell>
          <table:table-cell table:formula="of:=[VNS.H61]" office:value-type="float" office:value="1" calcext:value-type="float">
            <text:p>1</text:p>
          </table:table-cell>
          <table:table-cell table:formula="of:=IF([.D61]&lt;0; IF([.D61]&lt;0; [.F61]-[.D61]; [.F61]+[.D61]); IF([.D61]&lt;0; [.F61]-[.D61]; [.F61]+[.D61]))" office:value-type="float" office:value="3" calcext:value-type="float">
            <text:p>3</text:p>
          </table:table-cell>
          <table:table-cell table:formula="of:=[.F61]-[.C61]" office:value-type="float" office:value="3.5" calcext:value-type="float">
            <text:p>3,5</text:p>
          </table:table-cell>
          <table:table-cell table:formula="of:=[.G61]-[.C61]" office:value-type="float" office:value="3.5" calcext:value-type="float">
            <text:p>3,5</text:p>
          </table:table-cell>
          <table:table-cell/>
          <table:table-cell table:formula="of:=IF([.I61]=[.J61]; &quot;IGUAL&quot;; IF([.I61]&lt;[.J61]; &quot;RA&quot;; &quot;VNS&quot;))" office:value-type="string" office:string-value="IGUAL" calcext:value-type="string">
            <text:p>IGUAL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[.Q60]" office:value-type="float" office:value="6.32926634666667" calcext:value-type="float">
            <text:p>6,33</text:p>
          </table:table-cell>
          <table:table-cell table:formula="of:=([.I61]-[.Q61])*([.I61]-[.Q61])" office:value-type="float" office:value="8.00474806038055" calcext:value-type="float">
            <text:p>8</text:p>
          </table:table-cell>
          <table:table-cell table:formula="of:=[.S60]" office:value-type="float" office:value="4.76926634666667" calcext:value-type="float">
            <text:p>4,77</text:p>
          </table:table-cell>
          <table:table-cell table:formula="of:=([.J61]-[.S61])*([.J61]-[.S61])" office:value-type="float" office:value="1.61103705878055" calcext:value-type="float">
            <text:p>1,61</text:p>
          </table:table-cell>
          <table:table-cell/>
          <table:table-cell table:formula="of:=[Root.A61]" office:value-type="float" office:value="172" calcext:value-type="float">
            <text:p>172</text:p>
          </table:table-cell>
          <table:table-cell table:formula="of:=[Root.B61]" office:value-type="float" office:value="31" calcext:value-type="float">
            <text:p>31</text:p>
          </table:table-cell>
          <table:table-cell table:formula="of:=[.V61]+[.W61]" office:value-type="float" office:value="203" calcext:value-type="float">
            <text:p>203</text:p>
          </table:table-cell>
          <table:table-cell table:formula="of:=[.V61]*100/[.X61]" office:value-type="float" office:value="84.7290640394089" calcext:value-type="float">
            <text:p>84,73</text:p>
          </table:table-cell>
          <table:table-cell/>
        </table:table-row>
        <table:table-row table:style-name="ro3">
          <table:table-cell table:formula="of:=[Global.C62]" office:value-type="float" office:value="-8.39276" calcext:value-type="float">
            <text:p>-8,39</text:p>
          </table:table-cell>
          <table:table-cell table:formula="of:=[VNS.D62]" office:value-type="string" office:string-value="100000000000000000000.000000" calcext:value-type="string">
            <text:p>100000000000000000000.000000</text:p>
          </table:table-cell>
          <table:table-cell table:formula="of:=[Global.C62]" office:value-type="float" office:value="-8.39276" calcext:value-type="float">
            <text:p>-8,39</text:p>
          </table:table-cell>
          <table:table-cell table:formula="of:=[Global.D62]" office:value-type="float" office:value="1E+020" calcext:value-type="float">
            <text:p>1,00E+20</text:p>
          </table:table-cell>
          <table:table-cell table:formula="of:=[Global.E62]" office:value-type="float" office:value="-24" calcext:value-type="float">
            <text:p>-24</text:p>
          </table:table-cell>
          <table:table-cell table:formula="of:=[RA.I62]" office:value-type="float" office:value="3" calcext:value-type="float">
            <text:p>3</text:p>
          </table:table-cell>
          <table:table-cell table:formula="of:=[VNS.H62]" office:value-type="float" office:value="2" calcext:value-type="float">
            <text:p>2</text:p>
          </table:table-cell>
          <table:table-cell table:formula="of:=IF([.D62]&lt;0; IF([.D62]&lt;0; [.F62]-[.D62]; [.F62]+[.D62]); IF([.D62]&lt;0; [.F62]-[.D62]; [.F62]+[.D62]))" office:value-type="float" office:value="1E+020" calcext:value-type="float">
            <text:p>1,00E+20</text:p>
          </table:table-cell>
          <table:table-cell table:formula="of:=[.F62]-[.C62]" office:value-type="float" office:value="11.39276" calcext:value-type="float">
            <text:p>11,39</text:p>
          </table:table-cell>
          <table:table-cell table:formula="of:=[.G62]-[.C62]" office:value-type="float" office:value="10.39276" calcext:value-type="float">
            <text:p>10,39</text:p>
          </table:table-cell>
          <table:table-cell/>
          <table:table-cell table:formula="of:=IF([.I62]=[.J62]; &quot;IGUAL&quot;; IF([.I62]&lt;[.J62]; &quot;RA&quot;; &quot;VNS&quot;))" office:value-type="string" office:string-value="VNS" calcext:value-type="string">
            <text:p>VNS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formula="of:=[.Q61]" office:value-type="float" office:value="6.32926634666667" calcext:value-type="float">
            <text:p>6,33</text:p>
          </table:table-cell>
          <table:table-cell table:formula="of:=([.I62]-[.Q62])*([.I62]-[.Q62])" office:value-type="float" office:value="25.638967977347" calcext:value-type="float">
            <text:p>25,64</text:p>
          </table:table-cell>
          <table:table-cell table:formula="of:=[.S61]" office:value-type="float" office:value="4.76926634666667" calcext:value-type="float">
            <text:p>4,77</text:p>
          </table:table-cell>
          <table:table-cell table:formula="of:=([.J62]-[.S62])*([.J62]-[.S62])" office:value-type="float" office:value="31.6236808690803" calcext:value-type="float">
            <text:p>31,62</text:p>
          </table:table-cell>
          <table:table-cell/>
          <table:table-cell table:formula="of:=[Root.A62]" office:value-type="float" office:value="203" calcext:value-type="float">
            <text:p>203</text:p>
          </table:table-cell>
          <table:table-cell table:formula="of:=[Root.B62]" office:value-type="float" office:value="107" calcext:value-type="float">
            <text:p>107</text:p>
          </table:table-cell>
          <table:table-cell table:formula="of:=[.V62]+[.W62]" office:value-type="float" office:value="310" calcext:value-type="float">
            <text:p>310</text:p>
          </table:table-cell>
          <table:table-cell table:formula="of:=[.V62]*100/[.X62]" office:value-type="float" office:value="65.4838709677419" calcext:value-type="float">
            <text:p>65,48</text:p>
          </table:table-cell>
          <table:table-cell/>
        </table:table-row>
        <table:table-row table:style-name="ro3">
          <table:table-cell table:formula="of:=[Global.C63]" office:value-type="float" office:value="-8" calcext:value-type="float">
            <text:p>-8</text:p>
          </table:table-cell>
          <table:table-cell table:formula="of:=[VNS.D63]" office:value-type="string" office:string-value="100000000000000000000.000000" calcext:value-type="string">
            <text:p>100000000000000000000.000000</text:p>
          </table:table-cell>
          <table:table-cell table:formula="of:=[Global.C63]" office:value-type="float" office:value="-8" calcext:value-type="float">
            <text:p>-8</text:p>
          </table:table-cell>
          <table:table-cell table:formula="of:=[Global.D63]" office:value-type="float" office:value="4" calcext:value-type="float">
            <text:p>4</text:p>
          </table:table-cell>
          <table:table-cell table:formula="of:=[Global.E63]" office:value-type="float" office:value="-24.897893" calcext:value-type="float">
            <text:p>-24,9</text:p>
          </table:table-cell>
          <table:table-cell table:formula="of:=[RA.I63]" office:value-type="float" office:value="3" calcext:value-type="float">
            <text:p>3</text:p>
          </table:table-cell>
          <table:table-cell table:formula="of:=[VNS.H63]" office:value-type="float" office:value="1" calcext:value-type="float">
            <text:p>1</text:p>
          </table:table-cell>
          <table:table-cell table:formula="of:=IF([.D63]&lt;0; IF([.D63]&lt;0; [.F63]-[.D63]; [.F63]+[.D63]); IF([.D63]&lt;0; [.F63]-[.D63]; [.F63]+[.D63]))" office:value-type="float" office:value="7" calcext:value-type="float">
            <text:p>7</text:p>
          </table:table-cell>
          <table:table-cell table:formula="of:=[.F63]-[.C63]" office:value-type="float" office:value="11" calcext:value-type="float">
            <text:p>11</text:p>
          </table:table-cell>
          <table:table-cell table:formula="of:=[.G63]-[.C63]" office:value-type="float" office:value="9" calcext:value-type="float">
            <text:p>9</text:p>
          </table:table-cell>
          <table:table-cell/>
          <table:table-cell table:formula="of:=IF([.I63]=[.J63]; &quot;IGUAL&quot;; IF([.I63]&lt;[.J63]; &quot;RA&quot;; &quot;VNS&quot;))" office:value-type="string" office:string-value="VNS" calcext:value-type="string">
            <text:p>VNS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formula="of:=[.Q62]" office:value-type="float" office:value="6.32926634666667" calcext:value-type="float">
            <text:p>6,33</text:p>
          </table:table-cell>
          <table:table-cell table:formula="of:=([.I63]-[.Q63])*([.I63]-[.Q63])" office:value-type="float" office:value="21.8157528603805" calcext:value-type="float">
            <text:p>21,82</text:p>
          </table:table-cell>
          <table:table-cell table:formula="of:=[.S62]" office:value-type="float" office:value="4.76926634666667" calcext:value-type="float">
            <text:p>4,77</text:p>
          </table:table-cell>
          <table:table-cell table:formula="of:=([.J63]-[.S63])*([.J63]-[.S63])" office:value-type="float" office:value="17.8991072454472" calcext:value-type="float">
            <text:p>17,9</text:p>
          </table:table-cell>
          <table:table-cell/>
          <table:table-cell table:formula="of:=[Root.A63]" office:value-type="float" office:value="197" calcext:value-type="float">
            <text:p>197</text:p>
          </table:table-cell>
          <table:table-cell table:formula="of:=[Root.B63]" office:value-type="float" office:value="113" calcext:value-type="float">
            <text:p>113</text:p>
          </table:table-cell>
          <table:table-cell table:formula="of:=[.V63]+[.W63]" office:value-type="float" office:value="310" calcext:value-type="float">
            <text:p>310</text:p>
          </table:table-cell>
          <table:table-cell table:formula="of:=[.V63]*100/[.X63]" office:value-type="float" office:value="63.5483870967742" calcext:value-type="float">
            <text:p>63,55</text:p>
          </table:table-cell>
          <table:table-cell/>
        </table:table-row>
        <table:table-row table:style-name="ro3">
          <table:table-cell table:formula="of:=[Global.C64]" office:value-type="float" office:value="-5.413043" calcext:value-type="float">
            <text:p>-5,41</text:p>
          </table:table-cell>
          <table:table-cell table:formula="of:=[VNS.D64]" office:value-type="string" office:string-value="100000000000000000000.000000" calcext:value-type="string">
            <text:p>100000000000000000000.000000</text:p>
          </table:table-cell>
          <table:table-cell table:formula="of:=[Global.C64]" office:value-type="float" office:value="-5.413043" calcext:value-type="float">
            <text:p>-5,41</text:p>
          </table:table-cell>
          <table:table-cell table:formula="of:=[Global.D64]" office:value-type="float" office:value="4" calcext:value-type="float">
            <text:p>4</text:p>
          </table:table-cell>
          <table:table-cell table:formula="of:=[Global.E64]" office:value-type="float" office:value="-25" calcext:value-type="float">
            <text:p>-25</text:p>
          </table:table-cell>
          <table:table-cell table:formula="of:=[RA.I64]" office:value-type="float" office:value="2" calcext:value-type="float">
            <text:p>2</text:p>
          </table:table-cell>
          <table:table-cell table:formula="of:=[VNS.H64]" office:value-type="float" office:value="1" calcext:value-type="float">
            <text:p>1</text:p>
          </table:table-cell>
          <table:table-cell table:formula="of:=IF([.D64]&lt;0; IF([.D64]&lt;0; [.F64]-[.D64]; [.F64]+[.D64]); IF([.D64]&lt;0; [.F64]-[.D64]; [.F64]+[.D64]))" office:value-type="float" office:value="6" calcext:value-type="float">
            <text:p>6</text:p>
          </table:table-cell>
          <table:table-cell table:formula="of:=[.F64]-[.C64]" office:value-type="float" office:value="7.413043" calcext:value-type="float">
            <text:p>7,41</text:p>
          </table:table-cell>
          <table:table-cell table:formula="of:=[.G64]-[.C64]" office:value-type="float" office:value="6.413043" calcext:value-type="float">
            <text:p>6,41</text:p>
          </table:table-cell>
          <table:table-cell/>
          <table:table-cell table:formula="of:=IF([.I64]=[.J64]; &quot;IGUAL&quot;; IF([.I64]&lt;[.J64]; &quot;RA&quot;; &quot;VNS&quot;))" office:value-type="string" office:string-value="VNS" calcext:value-type="string">
            <text:p>VNS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formula="of:=[.Q63]" office:value-type="float" office:value="6.32926634666667" calcext:value-type="float">
            <text:p>6,33</text:p>
          </table:table-cell>
          <table:table-cell table:formula="of:=([.I64]-[.Q64])*([.I64]-[.Q64])" office:value-type="float" office:value="1.1745718343104" calcext:value-type="float">
            <text:p>1,17</text:p>
          </table:table-cell>
          <table:table-cell table:formula="of:=[.S63]" office:value-type="float" office:value="4.76926634666667" calcext:value-type="float">
            <text:p>4,77</text:p>
          </table:table-cell>
          <table:table-cell table:formula="of:=([.J64]-[.S64])*([.J64]-[.S64])" office:value-type="float" office:value="2.70200168604373" calcext:value-type="float">
            <text:p>2,7</text:p>
          </table:table-cell>
          <table:table-cell/>
          <table:table-cell table:formula="of:=[Root.A64]" office:value-type="float" office:value="199" calcext:value-type="float">
            <text:p>199</text:p>
          </table:table-cell>
          <table:table-cell table:formula="of:=[Root.B64]" office:value-type="float" office:value="111" calcext:value-type="float">
            <text:p>111</text:p>
          </table:table-cell>
          <table:table-cell table:formula="of:=[.V64]+[.W64]" office:value-type="float" office:value="310" calcext:value-type="float">
            <text:p>310</text:p>
          </table:table-cell>
          <table:table-cell table:formula="of:=[.V64]*100/[.X64]" office:value-type="float" office:value="64.1935483870968" calcext:value-type="float">
            <text:p>64,19</text:p>
          </table:table-cell>
          <table:table-cell/>
        </table:table-row>
        <table:table-row table:style-name="ro3">
          <table:table-cell table:formula="of:=[Global.C65]" office:value-type="float" office:value="-3.808511" calcext:value-type="float">
            <text:p>-3,81</text:p>
          </table:table-cell>
          <table:table-cell table:formula="of:=[VNS.D65]" office:value-type="string" office:string-value="100000000000000000000.000000" calcext:value-type="string">
            <text:p>100000000000000000000.000000</text:p>
          </table:table-cell>
          <table:table-cell table:formula="of:=[Global.C65]" office:value-type="float" office:value="-3.808511" calcext:value-type="float">
            <text:p>-3,81</text:p>
          </table:table-cell>
          <table:table-cell table:formula="of:=[Global.D65]" office:value-type="float" office:value="3" calcext:value-type="float">
            <text:p>3</text:p>
          </table:table-cell>
          <table:table-cell table:formula="of:=[Global.E65]" office:value-type="float" office:value="-27.064244" calcext:value-type="float">
            <text:p>-27,06</text:p>
          </table:table-cell>
          <table:table-cell table:formula="of:=[RA.I65]" office:value-type="float" office:value="2" calcext:value-type="float">
            <text:p>2</text:p>
          </table:table-cell>
          <table:table-cell table:formula="of:=[VNS.H65]" office:value-type="float" office:value="1" calcext:value-type="float">
            <text:p>1</text:p>
          </table:table-cell>
          <table:table-cell table:formula="of:=IF([.D65]&lt;0; IF([.D65]&lt;0; [.F65]-[.D65]; [.F65]+[.D65]); IF([.D65]&lt;0; [.F65]-[.D65]; [.F65]+[.D65]))" office:value-type="float" office:value="5" calcext:value-type="float">
            <text:p>5</text:p>
          </table:table-cell>
          <table:table-cell table:formula="of:=[.F65]-[.C65]" office:value-type="float" office:value="5.808511" calcext:value-type="float">
            <text:p>5,81</text:p>
          </table:table-cell>
          <table:table-cell table:formula="of:=[.G65]-[.C65]" office:value-type="float" office:value="4.808511" calcext:value-type="float">
            <text:p>4,81</text:p>
          </table:table-cell>
          <table:table-cell/>
          <table:table-cell table:formula="of:=IF([.I65]=[.J65]; &quot;IGUAL&quot;; IF([.I65]&lt;[.J65]; &quot;RA&quot;; &quot;VNS&quot;))" office:value-type="string" office:string-value="VNS" calcext:value-type="string">
            <text:p>VNS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formula="of:=[.Q64]" office:value-type="float" office:value="6.32926634666667" calcext:value-type="float">
            <text:p>6,33</text:p>
          </table:table-cell>
          <table:table-cell table:formula="of:=([.I65]-[.Q65])*([.I65]-[.Q65])" office:value-type="float" office:value="0.27118613108192" calcext:value-type="float">
            <text:p>0,27</text:p>
          </table:table-cell>
          <table:table-cell table:formula="of:=[.S64]" office:value-type="float" office:value="4.76926634666667" calcext:value-type="float">
            <text:p>4,77</text:p>
          </table:table-cell>
          <table:table-cell table:formula="of:=([.J65]-[.S65])*([.J65]-[.S65])" office:value-type="float" office:value="0.00154014281525344" calcext:value-type="float">
            <text:p>0</text:p>
          </table:table-cell>
          <table:table-cell/>
          <table:table-cell table:formula="of:=[Root.A65]" office:value-type="float" office:value="230" calcext:value-type="float">
            <text:p>230</text:p>
          </table:table-cell>
          <table:table-cell table:formula="of:=[Root.B65]" office:value-type="float" office:value="80" calcext:value-type="float">
            <text:p>80</text:p>
          </table:table-cell>
          <table:table-cell table:formula="of:=[.V65]+[.W65]" office:value-type="float" office:value="310" calcext:value-type="float">
            <text:p>310</text:p>
          </table:table-cell>
          <table:table-cell table:formula="of:=[.V65]*100/[.X65]" office:value-type="float" office:value="74.1935483870968" calcext:value-type="float">
            <text:p>74,19</text:p>
          </table:table-cell>
          <table:table-cell/>
        </table:table-row>
        <table:table-row table:style-name="ro3">
          <table:table-cell table:formula="of:=[Global.C66]" office:value-type="float" office:value="-3" calcext:value-type="float">
            <text:p>-3</text:p>
          </table:table-cell>
          <table:table-cell table:formula="of:=[VNS.D66]" office:value-type="string" office:string-value="100000000000000000000.000000" calcext:value-type="string">
            <text:p>100000000000000000000.000000</text:p>
          </table:table-cell>
          <table:table-cell table:formula="of:=[Global.C66]" office:value-type="float" office:value="-3" calcext:value-type="float">
            <text:p>-3</text:p>
          </table:table-cell>
          <table:table-cell table:formula="of:=[Global.D66]" office:value-type="float" office:value="3" calcext:value-type="float">
            <text:p>3</text:p>
          </table:table-cell>
          <table:table-cell table:formula="of:=[Global.E66]" office:value-type="float" office:value="-26" calcext:value-type="float">
            <text:p>-26</text:p>
          </table:table-cell>
          <table:table-cell table:formula="of:=[RA.I66]" office:value-type="float" office:value="3" calcext:value-type="float">
            <text:p>3</text:p>
          </table:table-cell>
          <table:table-cell table:formula="of:=[VNS.H66]" office:value-type="float" office:value="1" calcext:value-type="float">
            <text:p>1</text:p>
          </table:table-cell>
          <table:table-cell table:formula="of:=IF([.D66]&lt;0; IF([.D66]&lt;0; [.F66]-[.D66]; [.F66]+[.D66]); IF([.D66]&lt;0; [.F66]-[.D66]; [.F66]+[.D66]))" office:value-type="float" office:value="6" calcext:value-type="float">
            <text:p>6</text:p>
          </table:table-cell>
          <table:table-cell table:formula="of:=[.F66]-[.C66]" office:value-type="float" office:value="6" calcext:value-type="float">
            <text:p>6</text:p>
          </table:table-cell>
          <table:table-cell table:formula="of:=[.G66]-[.C66]" office:value-type="float" office:value="4" calcext:value-type="float">
            <text:p>4</text:p>
          </table:table-cell>
          <table:table-cell/>
          <table:table-cell table:formula="of:=IF([.I66]=[.J66]; &quot;IGUAL&quot;; IF([.I66]&lt;[.J66]; &quot;RA&quot;; &quot;VNS&quot;))" office:value-type="string" office:string-value="VNS" calcext:value-type="string">
            <text:p>VNS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formula="of:=[.Q65]" office:value-type="float" office:value="6.32926634666667" calcext:value-type="float">
            <text:p>6,33</text:p>
          </table:table-cell>
          <table:table-cell table:formula="of:=([.I66]-[.Q66])*([.I66]-[.Q66])" office:value-type="float" office:value="0.108416327047213" calcext:value-type="float">
            <text:p>0,11</text:p>
          </table:table-cell>
          <table:table-cell table:formula="of:=[.S65]" office:value-type="float" office:value="4.76926634666667" calcext:value-type="float">
            <text:p>4,77</text:p>
          </table:table-cell>
          <table:table-cell table:formula="of:=([.J66]-[.S66])*([.J66]-[.S66])" office:value-type="float" office:value="0.591770712113882" calcext:value-type="float">
            <text:p>0,59</text:p>
          </table:table-cell>
          <table:table-cell/>
          <table:table-cell table:formula="of:=[Root.A66]" office:value-type="float" office:value="212" calcext:value-type="float">
            <text:p>212</text:p>
          </table:table-cell>
          <table:table-cell table:formula="of:=[Root.B66]" office:value-type="float" office:value="98" calcext:value-type="float">
            <text:p>98</text:p>
          </table:table-cell>
          <table:table-cell table:formula="of:=[.V66]+[.W66]" office:value-type="float" office:value="310" calcext:value-type="float">
            <text:p>310</text:p>
          </table:table-cell>
          <table:table-cell table:formula="of:=[.V66]*100/[.X66]" office:value-type="float" office:value="68.3870967741936" calcext:value-type="float">
            <text:p>68,39</text:p>
          </table:table-cell>
          <table:table-cell/>
        </table:table-row>
        <table:table-row table:style-name="ro3">
          <table:table-cell table:formula="of:=[Global.C67]" office:value-type="float" office:value="-18.866667" calcext:value-type="float">
            <text:p>-18,87</text:p>
          </table:table-cell>
          <table:table-cell table:formula="of:=[VNS.D67]" office:value-type="string" office:string-value="100000000000000000000.000000" calcext:value-type="string">
            <text:p>100000000000000000000.000000</text:p>
          </table:table-cell>
          <table:table-cell table:formula="of:=[Global.C67]" office:value-type="float" office:value="-18.866667" calcext:value-type="float">
            <text:p>-18,87</text:p>
          </table:table-cell>
          <table:table-cell table:formula="of:=[Global.D67]" office:value-type="float" office:value="1E+020" calcext:value-type="float">
            <text:p>1,00E+20</text:p>
          </table:table-cell>
          <table:table-cell table:formula="of:=[Global.E67]" office:value-type="float" office:value="-30.789005" calcext:value-type="float">
            <text:p>-30,79</text:p>
          </table:table-cell>
          <table:table-cell table:formula="of:=[RA.I67]" office:value-type="float" office:value="5" calcext:value-type="float">
            <text:p>5</text:p>
          </table:table-cell>
          <table:table-cell table:formula="of:=[VNS.H67]" office:value-type="float" office:value="3" calcext:value-type="float">
            <text:p>3</text:p>
          </table:table-cell>
          <table:table-cell table:formula="of:=IF([.D67]&lt;0; IF([.D67]&lt;0; [.F67]-[.D67]; [.F67]+[.D67]); IF([.D67]&lt;0; [.F67]-[.D67]; [.F67]+[.D67]))" office:value-type="float" office:value="1E+020" calcext:value-type="float">
            <text:p>1,00E+20</text:p>
          </table:table-cell>
          <table:table-cell table:formula="of:=[.F67]-[.C67]" office:value-type="float" office:value="23.866667" calcext:value-type="float">
            <text:p>23,87</text:p>
          </table:table-cell>
          <table:table-cell table:formula="of:=[.G67]-[.C67]" office:value-type="float" office:value="21.866667" calcext:value-type="float">
            <text:p>21,87</text:p>
          </table:table-cell>
          <table:table-cell/>
          <table:table-cell table:formula="of:=IF([.I67]=[.J67]; &quot;IGUAL&quot;; IF([.I67]&lt;[.J67]; &quot;RA&quot;; &quot;VNS&quot;))" office:value-type="string" office:string-value="VNS" calcext:value-type="string">
            <text:p>VNS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formula="of:=[.Q66]" office:value-type="float" office:value="6.32926634666667" calcext:value-type="float">
            <text:p>6,33</text:p>
          </table:table-cell>
          <table:table-cell table:formula="of:=([.I67]-[.Q67])*([.I67]-[.Q67])" office:value-type="float" office:value="307.560421675536" calcext:value-type="float">
            <text:p>307,56</text:p>
          </table:table-cell>
          <table:table-cell table:formula="of:=[.S66]" office:value-type="float" office:value="4.76926634666667" calcext:value-type="float">
            <text:p>4,77</text:p>
          </table:table-cell>
          <table:table-cell table:formula="of:=([.J67]-[.S67])*([.J67]-[.S67])" office:value-type="float" office:value="292.321109100603" calcext:value-type="float">
            <text:p>292,32</text:p>
          </table:table-cell>
          <table:table-cell/>
          <table:table-cell table:formula="of:=[Root.A67]" office:value-type="float" office:value="253" calcext:value-type="float">
            <text:p>253</text:p>
          </table:table-cell>
          <table:table-cell table:formula="of:=[Root.B67]" office:value-type="float" office:value="184" calcext:value-type="float">
            <text:p>184</text:p>
          </table:table-cell>
          <table:table-cell table:formula="of:=[.V67]+[.W67]" office:value-type="float" office:value="437" calcext:value-type="float">
            <text:p>437</text:p>
          </table:table-cell>
          <table:table-cell table:formula="of:=[.V67]*100/[.X67]" office:value-type="float" office:value="57.8947368421053" calcext:value-type="float">
            <text:p>57,89</text:p>
          </table:table-cell>
          <table:table-cell/>
        </table:table-row>
        <table:table-row table:style-name="ro3">
          <table:table-cell table:formula="of:=[Global.C68]" office:value-type="float" office:value="-9.141332" calcext:value-type="float">
            <text:p>-9,14</text:p>
          </table:table-cell>
          <table:table-cell table:formula="of:=[VNS.D68]" office:value-type="string" office:string-value="100000000000000000000.000000" calcext:value-type="string">
            <text:p>100000000000000000000.000000</text:p>
          </table:table-cell>
          <table:table-cell table:formula="of:=[Global.C68]" office:value-type="float" office:value="-9.141332" calcext:value-type="float">
            <text:p>-9,14</text:p>
          </table:table-cell>
          <table:table-cell table:formula="of:=[Global.D68]" office:value-type="float" office:value="1E+020" calcext:value-type="float">
            <text:p>1,00E+20</text:p>
          </table:table-cell>
          <table:table-cell table:formula="of:=[Global.E68]" office:value-type="float" office:value="-30.838039" calcext:value-type="float">
            <text:p>-30,84</text:p>
          </table:table-cell>
          <table:table-cell table:formula="of:=[RA.I68]" office:value-type="float" office:value="8" calcext:value-type="float">
            <text:p>8</text:p>
          </table:table-cell>
          <table:table-cell table:formula="of:=[VNS.H68]" office:value-type="float" office:value="3" calcext:value-type="float">
            <text:p>3</text:p>
          </table:table-cell>
          <table:table-cell table:formula="of:=IF([.D68]&lt;0; IF([.D68]&lt;0; [.F68]-[.D68]; [.F68]+[.D68]); IF([.D68]&lt;0; [.F68]-[.D68]; [.F68]+[.D68]))" office:value-type="float" office:value="1E+020" calcext:value-type="float">
            <text:p>1,00E+20</text:p>
          </table:table-cell>
          <table:table-cell table:formula="of:=[.F68]-[.C68]" office:value-type="float" office:value="17.141332" calcext:value-type="float">
            <text:p>17,14</text:p>
          </table:table-cell>
          <table:table-cell table:formula="of:=[.G68]-[.C68]" office:value-type="float" office:value="12.141332" calcext:value-type="float">
            <text:p>12,14</text:p>
          </table:table-cell>
          <table:table-cell/>
          <table:table-cell table:formula="of:=IF([.I68]=[.J68]; &quot;IGUAL&quot;; IF([.I68]&lt;[.J68]; &quot;RA&quot;; &quot;VNS&quot;))" office:value-type="string" office:string-value="VNS" calcext:value-type="string">
            <text:p>VNS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formula="of:=[.Q67]" office:value-type="float" office:value="6.32926634666667" calcext:value-type="float">
            <text:p>6,33</text:p>
          </table:table-cell>
          <table:table-cell table:formula="of:=([.I68]-[.Q68])*([.I68]-[.Q68])" office:value-type="float" office:value="116.90076369199" calcext:value-type="float">
            <text:p>116,9</text:p>
          </table:table-cell>
          <table:table-cell table:formula="of:=[.S67]" office:value-type="float" office:value="4.76926634666667" calcext:value-type="float">
            <text:p>4,77</text:p>
          </table:table-cell>
          <table:table-cell table:formula="of:=([.J68]-[.S68])*([.J68]-[.S68])" office:value-type="float" office:value="54.347351997057" calcext:value-type="float">
            <text:p>54,35</text:p>
          </table:table-cell>
          <table:table-cell/>
          <table:table-cell table:formula="of:=[Root.A68]" office:value-type="float" office:value="254" calcext:value-type="float">
            <text:p>254</text:p>
          </table:table-cell>
          <table:table-cell table:formula="of:=[Root.B68]" office:value-type="float" office:value="183" calcext:value-type="float">
            <text:p>183</text:p>
          </table:table-cell>
          <table:table-cell table:formula="of:=[.V68]+[.W68]" office:value-type="float" office:value="437" calcext:value-type="float">
            <text:p>437</text:p>
          </table:table-cell>
          <table:table-cell table:formula="of:=[.V68]*100/[.X68]" office:value-type="float" office:value="58.1235697940503" calcext:value-type="float">
            <text:p>58,12</text:p>
          </table:table-cell>
          <table:table-cell/>
        </table:table-row>
        <table:table-row table:style-name="ro3">
          <table:table-cell table:formula="of:=[Global.C69]" office:value-type="float" office:value="-8.691814" calcext:value-type="float">
            <text:p>-8,69</text:p>
          </table:table-cell>
          <table:table-cell table:formula="of:=[VNS.D69]" office:value-type="string" office:string-value="100000000000000000000.000000" calcext:value-type="string">
            <text:p>100000000000000000000.000000</text:p>
          </table:table-cell>
          <table:table-cell table:formula="of:=[Global.C69]" office:value-type="float" office:value="-8.691814" calcext:value-type="float">
            <text:p>-8,69</text:p>
          </table:table-cell>
          <table:table-cell table:formula="of:=[Global.D69]" office:value-type="float" office:value="1E+020" calcext:value-type="float">
            <text:p>1,00E+20</text:p>
          </table:table-cell>
          <table:table-cell table:formula="of:=[Global.E69]" office:value-type="float" office:value="-31.633179" calcext:value-type="float">
            <text:p>-31,63</text:p>
          </table:table-cell>
          <table:table-cell table:formula="of:=[RA.I69]" office:value-type="float" office:value="5" calcext:value-type="float">
            <text:p>5</text:p>
          </table:table-cell>
          <table:table-cell table:formula="of:=[VNS.H69]" office:value-type="float" office:value="2" calcext:value-type="float">
            <text:p>2</text:p>
          </table:table-cell>
          <table:table-cell table:formula="of:=IF([.D69]&lt;0; IF([.D69]&lt;0; [.F69]-[.D69]; [.F69]+[.D69]); IF([.D69]&lt;0; [.F69]-[.D69]; [.F69]+[.D69]))" office:value-type="float" office:value="1E+020" calcext:value-type="float">
            <text:p>1,00E+20</text:p>
          </table:table-cell>
          <table:table-cell table:formula="of:=[.F69]-[.C69]" office:value-type="float" office:value="13.691814" calcext:value-type="float">
            <text:p>13,69</text:p>
          </table:table-cell>
          <table:table-cell table:formula="of:=[.G69]-[.C69]" office:value-type="float" office:value="10.691814" calcext:value-type="float">
            <text:p>10,69</text:p>
          </table:table-cell>
          <table:table-cell/>
          <table:table-cell table:formula="of:=IF([.I69]=[.J69]; &quot;IGUAL&quot;; IF([.I69]&lt;[.J69]; &quot;RA&quot;; &quot;VNS&quot;))" office:value-type="string" office:string-value="VNS" calcext:value-type="string">
            <text:p>VNS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formula="of:=[.Q68]" office:value-type="float" office:value="6.32926634666667" calcext:value-type="float">
            <text:p>6,33</text:p>
          </table:table-cell>
          <table:table-cell table:formula="of:=([.I69]-[.Q69])*([.I69]-[.Q69])" office:value-type="float" office:value="54.2071079476042" calcext:value-type="float">
            <text:p>54,21</text:p>
          </table:table-cell>
          <table:table-cell table:formula="of:=[.S68]" office:value-type="float" office:value="4.76926634666667" calcext:value-type="float">
            <text:p>4,77</text:p>
          </table:table-cell>
          <table:table-cell table:formula="of:=([.J69]-[.S69])*([.J69]-[.S69])" office:value-type="float" office:value="35.0765707060042" calcext:value-type="float">
            <text:p>35,08</text:p>
          </table:table-cell>
          <table:table-cell/>
          <table:table-cell table:formula="of:=[Root.A69]" office:value-type="float" office:value="239" calcext:value-type="float">
            <text:p>239</text:p>
          </table:table-cell>
          <table:table-cell table:formula="of:=[Root.B69]" office:value-type="float" office:value="198" calcext:value-type="float">
            <text:p>198</text:p>
          </table:table-cell>
          <table:table-cell table:formula="of:=[.V69]+[.W69]" office:value-type="float" office:value="437" calcext:value-type="float">
            <text:p>437</text:p>
          </table:table-cell>
          <table:table-cell table:formula="of:=[.V69]*100/[.X69]" office:value-type="float" office:value="54.6910755148741" calcext:value-type="float">
            <text:p>54,69</text:p>
          </table:table-cell>
          <table:table-cell/>
        </table:table-row>
        <table:table-row table:style-name="ro3">
          <table:table-cell table:formula="of:=[Global.C70]" office:value-type="float" office:value="-30.732394" calcext:value-type="float">
            <text:p>-30,73</text:p>
          </table:table-cell>
          <table:table-cell table:formula="of:=[VNS.D70]" office:value-type="string" office:string-value="100000000000000000000.000000" calcext:value-type="string">
            <text:p>100000000000000000000.000000</text:p>
          </table:table-cell>
          <table:table-cell table:formula="of:=[Global.C70]" office:value-type="float" office:value="-30.732394" calcext:value-type="float">
            <text:p>-30,73</text:p>
          </table:table-cell>
          <table:table-cell table:formula="of:=[Global.D70]" office:value-type="float" office:value="5" calcext:value-type="float">
            <text:p>5</text:p>
          </table:table-cell>
          <table:table-cell table:formula="of:=[Global.E70]" office:value-type="float" office:value="-32.982449" calcext:value-type="float">
            <text:p>-32,98</text:p>
          </table:table-cell>
          <table:table-cell table:formula="of:=[RA.I70]" office:value-type="float" office:value="4" calcext:value-type="float">
            <text:p>4</text:p>
          </table:table-cell>
          <table:table-cell table:formula="of:=[VNS.H70]" office:value-type="float" office:value="2" calcext:value-type="float">
            <text:p>2</text:p>
          </table:table-cell>
          <table:table-cell table:formula="of:=IF([.D70]&lt;0; IF([.D70]&lt;0; [.F70]-[.D70]; [.F70]+[.D70]); IF([.D70]&lt;0; [.F70]-[.D70]; [.F70]+[.D70]))" office:value-type="float" office:value="9" calcext:value-type="float">
            <text:p>9</text:p>
          </table:table-cell>
          <table:table-cell table:formula="of:=[.F70]-[.C70]" office:value-type="float" office:value="34.732394" calcext:value-type="float">
            <text:p>34,73</text:p>
          </table:table-cell>
          <table:table-cell table:formula="of:=[.G70]-[.C70]" office:value-type="float" office:value="32.732394" calcext:value-type="float">
            <text:p>32,73</text:p>
          </table:table-cell>
          <table:table-cell/>
          <table:table-cell table:formula="of:=IF([.I70]=[.J70]; &quot;IGUAL&quot;; IF([.I70]&lt;[.J70]; &quot;RA&quot;; &quot;VNS&quot;))" office:value-type="string" office:string-value="VNS" calcext:value-type="string">
            <text:p>VNS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formula="of:=[.Q69]" office:value-type="float" office:value="6.32926634666667" calcext:value-type="float">
            <text:p>6,33</text:p>
          </table:table-cell>
          <table:table-cell table:formula="of:=([.I70]-[.Q70])*([.I70]-[.Q70])" office:value-type="float" office:value="806.737660491549" calcext:value-type="float">
            <text:p>806,74</text:p>
          </table:table-cell>
          <table:table-cell table:formula="of:=[.S69]" office:value-type="float" office:value="4.76926634666667" calcext:value-type="float">
            <text:p>4,77</text:p>
          </table:table-cell>
          <table:table-cell table:formula="of:=([.J70]-[.S70])*([.J70]-[.S70])" office:value-type="float" office:value="781.936508156615" calcext:value-type="float">
            <text:p>781,94</text:p>
          </table:table-cell>
          <table:table-cell/>
          <table:table-cell table:formula="of:=[Root.A70]" office:value-type="float" office:value="269" calcext:value-type="float">
            <text:p>269</text:p>
          </table:table-cell>
          <table:table-cell table:formula="of:=[Root.B70]" office:value-type="float" office:value="168" calcext:value-type="float">
            <text:p>168</text:p>
          </table:table-cell>
          <table:table-cell table:formula="of:=[.V70]+[.W70]" office:value-type="float" office:value="437" calcext:value-type="float">
            <text:p>437</text:p>
          </table:table-cell>
          <table:table-cell table:formula="of:=[.V70]*100/[.X70]" office:value-type="float" office:value="61.5560640732265" calcext:value-type="float">
            <text:p>61,56</text:p>
          </table:table-cell>
          <table:table-cell/>
        </table:table-row>
        <table:table-row table:style-name="ro3">
          <table:table-cell table:formula="of:=[Global.C71]" office:value-type="float" office:value="-7" calcext:value-type="float">
            <text:p>-7</text:p>
          </table:table-cell>
          <table:table-cell table:formula="of:=[VNS.D71]" office:value-type="string" office:string-value="100000000000000000000.000000" calcext:value-type="string">
            <text:p>100000000000000000000.000000</text:p>
          </table:table-cell>
          <table:table-cell table:formula="of:=[Global.C71]" office:value-type="float" office:value="-7" calcext:value-type="float">
            <text:p>-7</text:p>
          </table:table-cell>
          <table:table-cell table:formula="of:=[Global.D71]" office:value-type="float" office:value="1E+020" calcext:value-type="float">
            <text:p>1,00E+20</text:p>
          </table:table-cell>
          <table:table-cell table:formula="of:=[Global.E71]" office:value-type="float" office:value="-31" calcext:value-type="float">
            <text:p>-31</text:p>
          </table:table-cell>
          <table:table-cell table:formula="of:=[RA.I71]" office:value-type="float" office:value="3" calcext:value-type="float">
            <text:p>3</text:p>
          </table:table-cell>
          <table:table-cell table:formula="of:=[VNS.H71]" office:value-type="float" office:value="1" calcext:value-type="float">
            <text:p>1</text:p>
          </table:table-cell>
          <table:table-cell table:formula="of:=IF([.D71]&lt;0; IF([.D71]&lt;0; [.F71]-[.D71]; [.F71]+[.D71]); IF([.D71]&lt;0; [.F71]-[.D71]; [.F71]+[.D71]))" office:value-type="float" office:value="1E+020" calcext:value-type="float">
            <text:p>1,00E+20</text:p>
          </table:table-cell>
          <table:table-cell table:formula="of:=[.F71]-[.C71]" office:value-type="float" office:value="10" calcext:value-type="float">
            <text:p>10</text:p>
          </table:table-cell>
          <table:table-cell table:formula="of:=[.G71]-[.C71]" office:value-type="float" office:value="8" calcext:value-type="float">
            <text:p>8</text:p>
          </table:table-cell>
          <table:table-cell/>
          <table:table-cell table:formula="of:=IF([.I71]=[.J71]; &quot;IGUAL&quot;; IF([.I71]&lt;[.J71]; &quot;RA&quot;; &quot;VNS&quot;))" office:value-type="string" office:string-value="VNS" calcext:value-type="string">
            <text:p>VNS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formula="of:=[.Q70]" office:value-type="float" office:value="6.32926634666667" calcext:value-type="float">
            <text:p>6,33</text:p>
          </table:table-cell>
          <table:table-cell table:formula="of:=([.I71]-[.Q71])*([.I71]-[.Q71])" office:value-type="float" office:value="13.4742855537139" calcext:value-type="float">
            <text:p>13,47</text:p>
          </table:table-cell>
          <table:table-cell table:formula="of:=[.S70]" office:value-type="float" office:value="4.76926634666667" calcext:value-type="float">
            <text:p>4,77</text:p>
          </table:table-cell>
          <table:table-cell table:formula="of:=([.J71]-[.S71])*([.J71]-[.S71])" office:value-type="float" office:value="10.4376399387805" calcext:value-type="float">
            <text:p>10,44</text:p>
          </table:table-cell>
          <table:table-cell/>
          <table:table-cell table:formula="of:=[Root.A71]" office:value-type="float" office:value="247" calcext:value-type="float">
            <text:p>247</text:p>
          </table:table-cell>
          <table:table-cell table:formula="of:=[Root.B71]" office:value-type="float" office:value="190" calcext:value-type="float">
            <text:p>190</text:p>
          </table:table-cell>
          <table:table-cell table:formula="of:=[.V71]+[.W71]" office:value-type="float" office:value="437" calcext:value-type="float">
            <text:p>437</text:p>
          </table:table-cell>
          <table:table-cell table:formula="of:=[.V71]*100/[.X71]" office:value-type="float" office:value="56.5217391304348" calcext:value-type="float">
            <text:p>56,52</text:p>
          </table:table-cell>
          <table:table-cell/>
        </table:table-row>
        <table:table-row table:style-name="ro3">
          <table:table-cell table:formula="of:=[Global.C72]" office:value-type="float" office:value="-1" calcext:value-type="float">
            <text:p>-1</text:p>
          </table:table-cell>
          <table:table-cell table:formula="of:=[VNS.D72]" office:value-type="string" office:string-value="100000000000000000000.000000" calcext:value-type="string">
            <text:p>100000000000000000000.000000</text:p>
          </table:table-cell>
          <table:table-cell table:formula="of:=[Global.C72]" office:value-type="float" office:value="-1" calcext:value-type="float">
            <text:p>-1</text:p>
          </table:table-cell>
          <table:table-cell table:formula="of:=[Global.D72]" office:value-type="float" office:value="-1" calcext:value-type="float">
            <text:p>-1</text:p>
          </table:table-cell>
          <table:table-cell table:formula="of:=[Global.E72]" office:value-type="float" office:value="-5.844303" calcext:value-type="float">
            <text:p>-5,84</text:p>
          </table:table-cell>
          <table:table-cell table:formula="of:=[RA.I72]" office:value-type="float" office:value="-1" calcext:value-type="float">
            <text:p>-1</text:p>
          </table:table-cell>
          <table:table-cell table:formula="of:=[VNS.H72]" office:value-type="float" office:value="-1" calcext:value-type="float">
            <text:p>-1</text:p>
          </table:table-cell>
          <table:table-cell table:formula="of:=IF([.D72]&lt;0; IF([.D72]&lt;0; [.F72]-[.D72]; [.F72]+[.D72]); IF([.D72]&lt;0; [.F72]-[.D72]; [.F72]+[.D72]))" office:value-type="float" office:value="0" calcext:value-type="float">
            <text:p>0</text:p>
          </table:table-cell>
          <table:table-cell table:formula="of:=[.F72]-[.C72]" office:value-type="float" office:value="0" calcext:value-type="float">
            <text:p>0</text:p>
          </table:table-cell>
          <table:table-cell table:formula="of:=[.G72]-[.C72]" office:value-type="float" office:value="0" calcext:value-type="float">
            <text:p>0</text:p>
          </table:table-cell>
          <table:table-cell/>
          <table:table-cell table:formula="of:=IF([.I72]=[.J72]; &quot;IGUAL&quot;; IF([.I72]&lt;[.J72]; &quot;RA&quot;; &quot;VNS&quot;))" office:value-type="string" office:string-value="IGUAL" calcext:value-type="string">
            <text:p>IGUAL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formula="of:=[.Q71]" office:value-type="float" office:value="6.32926634666667" calcext:value-type="float">
            <text:p>6,33</text:p>
          </table:table-cell>
          <table:table-cell table:formula="of:=([.I72]-[.Q72])*([.I72]-[.Q72])" office:value-type="float" office:value="40.0596124870472" calcext:value-type="float">
            <text:p>40,06</text:p>
          </table:table-cell>
          <table:table-cell table:formula="of:=[.S71]" office:value-type="float" office:value="4.76926634666667" calcext:value-type="float">
            <text:p>4,77</text:p>
          </table:table-cell>
          <table:table-cell table:formula="of:=([.J72]-[.S72])*([.J72]-[.S72])" office:value-type="float" office:value="22.7459014854472" calcext:value-type="float">
            <text:p>22,75</text:p>
          </table:table-cell>
          <table:table-cell/>
          <table:table-cell table:formula="of:=[Root.A72]" office:value-type="float" office:value="36" calcext:value-type="float">
            <text:p>36</text:p>
          </table:table-cell>
          <table:table-cell table:formula="of:=[Root.B72]" office:value-type="float" office:value="13" calcext:value-type="float">
            <text:p>13</text:p>
          </table:table-cell>
          <table:table-cell table:formula="of:=[.V72]+[.W72]" office:value-type="float" office:value="49" calcext:value-type="float">
            <text:p>49</text:p>
          </table:table-cell>
          <table:table-cell table:formula="of:=[.V72]*100/[.X72]" office:value-type="float" office:value="73.4693877551021" calcext:value-type="float">
            <text:p>73,47</text:p>
          </table:table-cell>
          <table:table-cell/>
        </table:table-row>
        <table:table-row table:style-name="ro3">
          <table:table-cell table:formula="of:=[Global.C73]" office:value-type="float" office:value="-1" calcext:value-type="float">
            <text:p>-1</text:p>
          </table:table-cell>
          <table:table-cell table:formula="of:=[VNS.D73]" office:value-type="string" office:string-value="100000000000000000000.000000" calcext:value-type="string">
            <text:p>100000000000000000000.000000</text:p>
          </table:table-cell>
          <table:table-cell table:formula="of:=[Global.C73]" office:value-type="float" office:value="-1" calcext:value-type="float">
            <text:p>-1</text:p>
          </table:table-cell>
          <table:table-cell table:formula="of:=[Global.D73]" office:value-type="float" office:value="-1" calcext:value-type="float">
            <text:p>-1</text:p>
          </table:table-cell>
          <table:table-cell table:formula="of:=[Global.E73]" office:value-type="float" office:value="-5.530823" calcext:value-type="float">
            <text:p>-5,53</text:p>
          </table:table-cell>
          <table:table-cell table:formula="of:=[RA.I73]" office:value-type="float" office:value="0" calcext:value-type="float">
            <text:p>0</text:p>
          </table:table-cell>
          <table:table-cell table:formula="of:=[VNS.H73]" office:value-type="float" office:value="0" calcext:value-type="float">
            <text:p>0</text:p>
          </table:table-cell>
          <table:table-cell table:formula="of:=IF([.D73]&lt;0; IF([.D73]&lt;0; [.F73]-[.D73]; [.F73]+[.D73]); IF([.D73]&lt;0; [.F73]-[.D73]; [.F73]+[.D73]))" office:value-type="float" office:value="1" calcext:value-type="float">
            <text:p>1</text:p>
          </table:table-cell>
          <table:table-cell table:formula="of:=[.F73]-[.C73]" office:value-type="float" office:value="1" calcext:value-type="float">
            <text:p>1</text:p>
          </table:table-cell>
          <table:table-cell table:formula="of:=[.G73]-[.C73]" office:value-type="float" office:value="1" calcext:value-type="float">
            <text:p>1</text:p>
          </table:table-cell>
          <table:table-cell/>
          <table:table-cell table:formula="of:=IF([.I73]=[.J73]; &quot;IGUAL&quot;; IF([.I73]&lt;[.J73]; &quot;RA&quot;; &quot;VNS&quot;))" office:value-type="string" office:string-value="IGUAL" calcext:value-type="string">
            <text:p>IGUAL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formula="of:=[.Q72]" office:value-type="float" office:value="6.32926634666667" calcext:value-type="float">
            <text:p>6,33</text:p>
          </table:table-cell>
          <table:table-cell table:formula="of:=([.I73]-[.Q73])*([.I73]-[.Q73])" office:value-type="float" office:value="28.4010797937139" calcext:value-type="float">
            <text:p>28,4</text:p>
          </table:table-cell>
          <table:table-cell table:formula="of:=[.S72]" office:value-type="float" office:value="4.76926634666667" calcext:value-type="float">
            <text:p>4,77</text:p>
          </table:table-cell>
          <table:table-cell table:formula="of:=([.J73]-[.S73])*([.J73]-[.S73])" office:value-type="float" office:value="14.2073687921139" calcext:value-type="float">
            <text:p>14,21</text:p>
          </table:table-cell>
          <table:table-cell/>
          <table:table-cell table:formula="of:=[Root.A73]" office:value-type="float" office:value="42" calcext:value-type="float">
            <text:p>42</text:p>
          </table:table-cell>
          <table:table-cell table:formula="of:=[Root.B73]" office:value-type="float" office:value="7" calcext:value-type="float">
            <text:p>7</text:p>
          </table:table-cell>
          <table:table-cell table:formula="of:=[.V73]+[.W73]" office:value-type="float" office:value="49" calcext:value-type="float">
            <text:p>49</text:p>
          </table:table-cell>
          <table:table-cell table:formula="of:=[.V73]*100/[.X73]" office:value-type="float" office:value="85.7142857142857" calcext:value-type="float">
            <text:p>85,71</text:p>
          </table:table-cell>
          <table:table-cell/>
        </table:table-row>
        <table:table-row table:style-name="ro3">
          <table:table-cell table:formula="of:=[Global.C74]" office:value-type="float" office:value="0" calcext:value-type="float">
            <text:p>0</text:p>
          </table:table-cell>
          <table:table-cell table:formula="of:=[VNS.D74]" office:value-type="string" office:string-value="100000000000000000000.000000" calcext:value-type="string">
            <text:p>100000000000000000000.000000</text:p>
          </table:table-cell>
          <table:table-cell table:formula="of:=[Global.C74]" office:value-type="float" office:value="0" calcext:value-type="float">
            <text:p>0</text:p>
          </table:table-cell>
          <table:table-cell table:formula="of:=[Global.D74]" office:value-type="float" office:value="0" calcext:value-type="float">
            <text:p>0</text:p>
          </table:table-cell>
          <table:table-cell table:formula="of:=[Global.E74]" office:value-type="float" office:value="-5.333333" calcext:value-type="float">
            <text:p>-5,33</text:p>
          </table:table-cell>
          <table:table-cell table:formula="of:=[RA.I74]" office:value-type="float" office:value="0" calcext:value-type="float">
            <text:p>0</text:p>
          </table:table-cell>
          <table:table-cell table:formula="of:=[VNS.H74]" office:value-type="float" office:value="0" calcext:value-type="float">
            <text:p>0</text:p>
          </table:table-cell>
          <table:table-cell table:formula="of:=IF([.D74]&lt;0; IF([.D74]&lt;0; [.F74]-[.D74]; [.F74]+[.D74]); IF([.D74]&lt;0; [.F74]-[.D74]; [.F74]+[.D74]))" office:value-type="float" office:value="0" calcext:value-type="float">
            <text:p>0</text:p>
          </table:table-cell>
          <table:table-cell table:formula="of:=[.F74]-[.C74]" office:value-type="float" office:value="0" calcext:value-type="float">
            <text:p>0</text:p>
          </table:table-cell>
          <table:table-cell table:formula="of:=[.G74]-[.C74]" office:value-type="float" office:value="0" calcext:value-type="float">
            <text:p>0</text:p>
          </table:table-cell>
          <table:table-cell/>
          <table:table-cell table:formula="of:=IF([.I74]=[.J74]; &quot;IGUAL&quot;; IF([.I74]&lt;[.J74]; &quot;RA&quot;; &quot;VNS&quot;))" office:value-type="string" office:string-value="IGUAL" calcext:value-type="string">
            <text:p>IGUAL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formula="of:=[.Q73]" office:value-type="float" office:value="6.32926634666667" calcext:value-type="float">
            <text:p>6,33</text:p>
          </table:table-cell>
          <table:table-cell table:formula="of:=([.I74]-[.Q74])*([.I74]-[.Q74])" office:value-type="float" office:value="40.0596124870472" calcext:value-type="float">
            <text:p>40,06</text:p>
          </table:table-cell>
          <table:table-cell table:formula="of:=[.S73]" office:value-type="float" office:value="4.76926634666667" calcext:value-type="float">
            <text:p>4,77</text:p>
          </table:table-cell>
          <table:table-cell table:formula="of:=([.J74]-[.S74])*([.J74]-[.S74])" office:value-type="float" office:value="22.7459014854472" calcext:value-type="float">
            <text:p>22,75</text:p>
          </table:table-cell>
          <table:table-cell/>
          <table:table-cell table:formula="of:=[Root.A74]" office:value-type="float" office:value="21" calcext:value-type="float">
            <text:p>21</text:p>
          </table:table-cell>
          <table:table-cell table:formula="of:=[Root.B74]" office:value-type="float" office:value="28" calcext:value-type="float">
            <text:p>28</text:p>
          </table:table-cell>
          <table:table-cell table:formula="of:=[.V74]+[.W74]" office:value-type="float" office:value="49" calcext:value-type="float">
            <text:p>49</text:p>
          </table:table-cell>
          <table:table-cell table:formula="of:=[.V74]*100/[.X74]" office:value-type="float" office:value="42.8571428571429" calcext:value-type="float">
            <text:p>42,86</text:p>
          </table:table-cell>
          <table:table-cell/>
        </table:table-row>
        <table:table-row table:style-name="ro3">
          <table:table-cell table:formula="of:=[Global.C75]" office:value-type="float" office:value="0" calcext:value-type="float">
            <text:p>0</text:p>
          </table:table-cell>
          <table:table-cell table:formula="of:=[VNS.D75]" office:value-type="string" office:string-value="100000000000000000000.000000" calcext:value-type="string">
            <text:p>100000000000000000000.000000</text:p>
          </table:table-cell>
          <table:table-cell table:formula="of:=[Global.C75]" office:value-type="float" office:value="0" calcext:value-type="float">
            <text:p>0</text:p>
          </table:table-cell>
          <table:table-cell table:formula="of:=[Global.D75]" office:value-type="float" office:value="0" calcext:value-type="float">
            <text:p>0</text:p>
          </table:table-cell>
          <table:table-cell table:formula="of:=[Global.E75]" office:value-type="float" office:value="-5.333333" calcext:value-type="float">
            <text:p>-5,33</text:p>
          </table:table-cell>
          <table:table-cell table:formula="of:=[RA.I75]" office:value-type="float" office:value="1" calcext:value-type="float">
            <text:p>1</text:p>
          </table:table-cell>
          <table:table-cell table:formula="of:=[VNS.H75]" office:value-type="float" office:value="0" calcext:value-type="float">
            <text:p>0</text:p>
          </table:table-cell>
          <table:table-cell table:formula="of:=IF([.D75]&lt;0; IF([.D75]&lt;0; [.F75]-[.D75]; [.F75]+[.D75]); IF([.D75]&lt;0; [.F75]-[.D75]; [.F75]+[.D75]))" office:value-type="float" office:value="1" calcext:value-type="float">
            <text:p>1</text:p>
          </table:table-cell>
          <table:table-cell table:formula="of:=[.F75]-[.C75]" office:value-type="float" office:value="1" calcext:value-type="float">
            <text:p>1</text:p>
          </table:table-cell>
          <table:table-cell table:formula="of:=[.G75]-[.C75]" office:value-type="float" office:value="0" calcext:value-type="float">
            <text:p>0</text:p>
          </table:table-cell>
          <table:table-cell/>
          <table:table-cell table:formula="of:=IF([.I75]=[.J75]; &quot;IGUAL&quot;; IF([.I75]&lt;[.J75]; &quot;RA&quot;; &quot;VNS&quot;))" office:value-type="string" office:string-value="VNS" calcext:value-type="string">
            <text:p>VNS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formula="of:=[.Q74]" office:value-type="float" office:value="6.32926634666667" calcext:value-type="float">
            <text:p>6,33</text:p>
          </table:table-cell>
          <table:table-cell table:formula="of:=([.I75]-[.Q75])*([.I75]-[.Q75])" office:value-type="float" office:value="28.4010797937139" calcext:value-type="float">
            <text:p>28,4</text:p>
          </table:table-cell>
          <table:table-cell table:formula="of:=[.S74]" office:value-type="float" office:value="4.76926634666667" calcext:value-type="float">
            <text:p>4,77</text:p>
          </table:table-cell>
          <table:table-cell table:formula="of:=([.J75]-[.S75])*([.J75]-[.S75])" office:value-type="float" office:value="22.7459014854472" calcext:value-type="float">
            <text:p>22,75</text:p>
          </table:table-cell>
          <table:table-cell/>
          <table:table-cell table:formula="of:=[Root.A75]" office:value-type="float" office:value="32" calcext:value-type="float">
            <text:p>32</text:p>
          </table:table-cell>
          <table:table-cell table:formula="of:=[Root.B75]" office:value-type="float" office:value="17" calcext:value-type="float">
            <text:p>17</text:p>
          </table:table-cell>
          <table:table-cell table:formula="of:=[.V75]+[.W75]" office:value-type="float" office:value="49" calcext:value-type="float">
            <text:p>49</text:p>
          </table:table-cell>
          <table:table-cell table:formula="of:=[.V75]*100/[.X75]" office:value-type="float" office:value="65.3061224489796" calcext:value-type="float">
            <text:p>65,31</text:p>
          </table:table-cell>
          <table:table-cell/>
        </table:table-row>
        <table:table-row table:style-name="ro3">
          <table:table-cell table:formula="of:=[Global.C76]" office:value-type="float" office:value="0" calcext:value-type="float">
            <text:p>0</text:p>
          </table:table-cell>
          <table:table-cell table:formula="of:=[VNS.D76]" office:value-type="string" office:string-value="100000000000000000000.000000" calcext:value-type="string">
            <text:p>100000000000000000000.000000</text:p>
          </table:table-cell>
          <table:table-cell table:formula="of:=[Global.C76]" office:value-type="float" office:value="0" calcext:value-type="float">
            <text:p>0</text:p>
          </table:table-cell>
          <table:table-cell table:formula="of:=[Global.D76]" office:value-type="float" office:value="0" calcext:value-type="float">
            <text:p>0</text:p>
          </table:table-cell>
          <table:table-cell table:formula="of:=[Global.E76]" office:value-type="float" office:value="-5.333333" calcext:value-type="float">
            <text:p>-5,33</text:p>
          </table:table-cell>
          <table:table-cell table:formula="of:=[RA.I76]" office:value-type="float" office:value="0" calcext:value-type="float">
            <text:p>0</text:p>
          </table:table-cell>
          <table:table-cell table:formula="of:=[VNS.H76]" office:value-type="float" office:value="0" calcext:value-type="float">
            <text:p>0</text:p>
          </table:table-cell>
          <table:table-cell table:formula="of:=IF([.D76]&lt;0; IF([.D76]&lt;0; [.F76]-[.D76]; [.F76]+[.D76]); IF([.D76]&lt;0; [.F76]-[.D76]; [.F76]+[.D76]))" office:value-type="float" office:value="0" calcext:value-type="float">
            <text:p>0</text:p>
          </table:table-cell>
          <table:table-cell table:formula="of:=[.F76]-[.C76]" office:value-type="float" office:value="0" calcext:value-type="float">
            <text:p>0</text:p>
          </table:table-cell>
          <table:table-cell table:formula="of:=[.G76]-[.C76]" office:value-type="float" office:value="0" calcext:value-type="float">
            <text:p>0</text:p>
          </table:table-cell>
          <table:table-cell/>
          <table:table-cell table:formula="of:=IF([.I76]=[.J76]; &quot;IGUAL&quot;; IF([.I76]&lt;[.J76]; &quot;RA&quot;; &quot;VNS&quot;))" office:value-type="string" office:string-value="IGUAL" calcext:value-type="string">
            <text:p>IGUAL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formula="of:=[.Q75]" office:value-type="float" office:value="6.32926634666667" calcext:value-type="float">
            <text:p>6,33</text:p>
          </table:table-cell>
          <table:table-cell table:formula="of:=([.I76]-[.Q76])*([.I76]-[.Q76])" office:value-type="float" office:value="40.0596124870472" calcext:value-type="float">
            <text:p>40,06</text:p>
          </table:table-cell>
          <table:table-cell table:formula="of:=[.S75]" office:value-type="float" office:value="4.76926634666667" calcext:value-type="float">
            <text:p>4,77</text:p>
          </table:table-cell>
          <table:table-cell table:formula="of:=([.J76]-[.S76])*([.J76]-[.S76])" office:value-type="float" office:value="22.7459014854472" calcext:value-type="float">
            <text:p>22,75</text:p>
          </table:table-cell>
          <table:table-cell/>
          <table:table-cell table:formula="of:=[Root.A76]" office:value-type="float" office:value="21" calcext:value-type="float">
            <text:p>21</text:p>
          </table:table-cell>
          <table:table-cell table:formula="of:=[Root.B76]" office:value-type="float" office:value="28" calcext:value-type="float">
            <text:p>28</text:p>
          </table:table-cell>
          <table:table-cell table:formula="of:=[.V76]+[.W76]" office:value-type="float" office:value="49" calcext:value-type="float">
            <text:p>49</text:p>
          </table:table-cell>
          <table:table-cell table:formula="of:=[.V76]*100/[.X76]" office:value-type="float" office:value="42.8571428571429" calcext:value-type="float">
            <text:p>42,8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1:57:39.105105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5M38S</meta:editing-duration>
    <meta:editing-cycles>24</meta:editing-cycles>
    <meta:generator>LibreOffice/5.3.1.2$Linux_X86_64 LibreOffice_project/30m0$Build-2</meta:generator>
    <dc:date>2017-09-27T11:59:36.733044097</dc:date>
    <meta:document-statistic meta:table-count="7" meta:cell-count="5789" meta:object-count="1"/>
    <meta:user-defined meta:name="Info 1"/>
    <meta:user-defined meta:name="Info 2"/>
    <meta:user-defined meta:name="Info 3"/>
    <meta:user-defined meta:name="Info 4"/>
    <meta:user-defined meta:name="sheets-banding" meta:value-type="string"/>
    <meta:user-defined meta:name="sheets-original-selection" meta:value-type="string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2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20036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family="Roboto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757575" style:text-position="0% 100%" fo:font-family="Roboto" fo:font-size="10pt" fo:font-weight="bold" style:font-size-asian="10pt" style:font-weight-asian="bold" style:font-size-complex="10pt" style:font-weight-complex="bold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566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family="Roboto" fo:font-size="10pt" style:font-size-asian="10pt" style:font-size-complex="10pt"/>
    </style:style>
    <style:style style:name="ch7" style:family="chart">
      <style:graphic-properties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71cm" svg:stroke-color="#3366cc" draw:fill-color="#3366c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1cm" svg:stroke-color="#dc3912" draw:fill-color="#dc3912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3.057cm" svg:height="9.808cm" xlink:href="." xlink:type="simple" chart:class="chart:line" chart:style-name="ch1">
        <chart:legend chart:legend-position="end" svg:x="20.469cm" svg:y="4.356cm" style:legend-expansion="high" chart:style-name="ch2"/>
        <chart:plot-area chart:style-name="ch3" chart:data-source-has-labels="both" svg:x="0.461cm" svg:y="0.196cm" svg:width="19.547cm" svg:height="8.386cm">
          <chartooo:coordinate-region svg:x="3.745cm" svg:y="0.196cm" svg:width="16.263cm" svg:height="4.712cm"/>
          <chart:axis chart:dimension="x" chart:name="primary-x" chart:style-name="ch4" chartooo:axis-type="text">
            <chart:title svg:x="9.336cm" svg:y="8.779cm" chart:style-name="ch5">
              <text:p>filename</text:p>
            </chart:title>
            <chart:categories table:cell-range-address="local-table.$A$2:.$A$7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76" chart:label-cell-address="local-table.$B$1" chart:class="chart:line">
            <chart:data-point chart:repeated="75"/>
          </chart:series>
          <chart:series chart:style-name="ch9" chart:values-cell-range-address="local-table.$C$2:.$C$76" chart:label-cell-address="local-table.$C$1" chart:class="chart:line">
            <chart:data-point chart:repeated="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c</text:p>
              </table:table-cell>
              <table:table-cell office:value-type="string">
                <text:p>inteiras</text:p>
              </table:table-cell>
            </table:table-row>
          </table:table-header-rows>
          <table:table-rows>
            <table:table-row>
              <table:table-cell office:value-type="string">
                <text:p>rand0-20-10-10-20-1.dssp</text:p>
              </table:table-cell>
              <table:table-cell office:value-type="float" office:value="112">
                <text:p>11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rand0-20-10-10-20-2.dssp</text:p>
              </table:table-cell>
              <table:table-cell office:value-type="float" office:value="110">
                <text:p>11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rand0-20-10-10-20-3.dssp</text:p>
              </table:table-cell>
              <table:table-cell office:value-type="float" office:value="99">
                <text:p>9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rand0-20-10-10-20-4.dssp</text:p>
              </table:table-cell>
              <table:table-cell office:value-type="float" office:value="105">
                <text:p>10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rand0-20-10-10-20-5.dssp</text:p>
              </table:table-cell>
              <table:table-cell office:value-type="float" office:value="100">
                <text:p>1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rand0-20-15-15-30-1.dssp</text:p>
              </table:table-cell>
              <table:table-cell office:value-type="float" office:value="207">
                <text:p>20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rand0-20-15-15-30-2.dssp</text:p>
              </table:table-cell>
              <table:table-cell office:value-type="float" office:value="225">
                <text:p>225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rand0-20-15-15-30-3.dssp</text:p>
              </table:table-cell>
              <table:table-cell office:value-type="float" office:value="217">
                <text:p>21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rand0-20-15-15-30-4.dssp</text:p>
              </table:table-cell>
              <table:table-cell office:value-type="float" office:value="221">
                <text:p>221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rand0-20-15-15-30-5.dssp</text:p>
              </table:table-cell>
              <table:table-cell office:value-type="float" office:value="189">
                <text:p>189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rand0-20-20-20-40-1.dssp</text:p>
              </table:table-cell>
              <table:table-cell office:value-type="float" office:value="369">
                <text:p>36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rand0-20-20-20-40-2.dssp</text:p>
              </table:table-cell>
              <table:table-cell office:value-type="float" office:value="360">
                <text:p>36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rand0-20-20-20-40-3.dssp</text:p>
              </table:table-cell>
              <table:table-cell office:value-type="float" office:value="372">
                <text:p>37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rand0-20-20-20-40-4.dssp</text:p>
              </table:table-cell>
              <table:table-cell office:value-type="float" office:value="359">
                <text:p>35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rand0-20-20-20-40-5.dssp</text:p>
              </table:table-cell>
              <table:table-cell office:value-type="float" office:value="369">
                <text:p>36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rand0-20-25-25-50-1.dssp</text:p>
              </table:table-cell>
              <table:table-cell office:value-type="float" office:value="513">
                <text:p>51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rand0-20-25-25-50-2.dssp</text:p>
              </table:table-cell>
              <table:table-cell office:value-type="float" office:value="511">
                <text:p>51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rand0-20-25-25-50-3.dssp</text:p>
              </table:table-cell>
              <table:table-cell office:value-type="float" office:value="516">
                <text:p>51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rand0-20-25-25-50-4.dssp</text:p>
              </table:table-cell>
              <table:table-cell office:value-type="float" office:value="550">
                <text:p>55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rand0-20-25-25-50-5.dssp</text:p>
              </table:table-cell>
              <table:table-cell office:value-type="float" office:value="522">
                <text:p>522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rand0-20-5-5-10-1.dssp</text:p>
              </table:table-cell>
              <table:table-cell office:value-type="float" office:value="20">
                <text:p>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rand0-20-5-5-10-2.dssp</text:p>
              </table:table-cell>
              <table:table-cell office:value-type="float" office:value="37">
                <text:p>3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rand0-20-5-5-10-3.dssp</text:p>
              </table:table-cell>
              <table:table-cell office:value-type="float" office:value="32">
                <text:p>3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rand0-20-5-5-10-4.dssp</text:p>
              </table:table-cell>
              <table:table-cell office:value-type="float" office:value="35">
                <text:p>3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rand0-20-5-5-10-5.dssp</text:p>
              </table:table-cell>
              <table:table-cell office:value-type="float" office:value="33">
                <text:p>3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and0-2-10-10-20-1.dssp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and0-2-10-10-20-2.dssp</text:p>
              </table:table-cell>
              <table:table-cell office:value-type="float" office:value="55">
                <text:p>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rand0-2-10-10-20-3.dssp</text:p>
              </table:table-cell>
              <table:table-cell office:value-type="float" office:value="52">
                <text:p>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rand0-2-10-10-20-4.dssp</text:p>
              </table:table-cell>
              <table:table-cell office:value-type="float" office:value="45">
                <text:p>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rand0-2-10-10-20-5.dssp</text:p>
              </table:table-cell>
              <table:table-cell office:value-type="float" office:value="46">
                <text:p>4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rand0-2-15-15-30-1.dssp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and0-2-15-15-30-2.dssp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and0-2-15-15-30-3.dssp</text:p>
              </table:table-cell>
              <table:table-cell office:value-type="float" office:value="78">
                <text:p>7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rand0-2-15-15-30-4.dssp</text:p>
              </table:table-cell>
              <table:table-cell office:value-type="float" office:value="86">
                <text:p>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rand0-2-15-15-30-5.dssp</text:p>
              </table:table-cell>
              <table:table-cell office:value-type="float" office:value="91">
                <text:p>9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rand0-2-20-20-40-1.dssp</text:p>
              </table:table-cell>
              <table:table-cell office:value-type="float" office:value="107">
                <text:p>10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rand0-2-20-20-40-2.dssp</text:p>
              </table:table-cell>
              <table:table-cell office:value-type="float" office:value="104">
                <text:p>10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rand0-2-20-20-40-3.dssp</text:p>
              </table:table-cell>
              <table:table-cell office:value-type="float" office:value="119">
                <text:p>11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rand0-2-20-20-40-4.dssp</text:p>
              </table:table-cell>
              <table:table-cell office:value-type="float" office:value="108">
                <text:p>10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rand0-2-20-20-40-5.dssp</text:p>
              </table:table-cell>
              <table:table-cell office:value-type="float" office:value="102">
                <text:p>1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rand0-2-25-25-50-1.dssp</text:p>
              </table:table-cell>
              <table:table-cell office:value-type="float" office:value="130">
                <text:p>1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rand0-2-25-25-50-2.dssp</text:p>
              </table:table-cell>
              <table:table-cell office:value-type="float" office:value="121">
                <text:p>12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rand0-2-25-25-50-3.dssp</text:p>
              </table:table-cell>
              <table:table-cell office:value-type="float" office:value="130">
                <text:p>13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rand0-2-25-25-50-4.dssp</text:p>
              </table:table-cell>
              <table:table-cell office:value-type="float" office:value="123">
                <text:p>12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rand0-2-25-25-50-5.dssp</text:p>
              </table:table-cell>
              <table:table-cell office:value-type="float" office:value="142">
                <text:p>14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rand0-2-5-5-10-1.dssp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and0-2-5-5-10-2.dssp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and0-2-5-5-10-3.dssp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and0-2-5-5-10-4.dssp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and0-2-5-5-10-5.dssp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and0-4-10-10-20-1.dssp</text:p>
              </table:table-cell>
              <table:table-cell office:value-type="float" office:value="102">
                <text:p>10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rand0-4-10-10-20-2.dssp</text:p>
              </table:table-cell>
              <table:table-cell office:value-type="float" office:value="104">
                <text:p>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rand0-4-10-10-20-3.dssp</text:p>
              </table:table-cell>
              <table:table-cell office:value-type="float" office:value="100">
                <text:p>1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and0-4-10-10-20-4.dssp</text:p>
              </table:table-cell>
              <table:table-cell office:value-type="float" office:value="98">
                <text:p>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rand0-4-10-10-20-5.dssp</text:p>
              </table:table-cell>
              <table:table-cell office:value-type="float" office:value="105">
                <text:p>10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rand0-4-15-15-30-1.dssp</text:p>
              </table:table-cell>
              <table:table-cell office:value-type="float" office:value="150">
                <text:p>15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rand0-4-15-15-30-2.dssp</text:p>
              </table:table-cell>
              <table:table-cell office:value-type="float" office:value="143">
                <text:p>1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rand0-4-15-15-30-3.dssp</text:p>
              </table:table-cell>
              <table:table-cell office:value-type="float" office:value="145">
                <text:p>14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rand0-4-15-15-30-4.dssp</text:p>
              </table:table-cell>
              <table:table-cell office:value-type="float" office:value="169">
                <text:p>16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and0-4-15-15-30-5.dssp</text:p>
              </table:table-cell>
              <table:table-cell office:value-type="float" office:value="172">
                <text:p>17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rand0-4-20-20-40-1.dssp</text:p>
              </table:table-cell>
              <table:table-cell office:value-type="float" office:value="203">
                <text:p>20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rand0-4-20-20-40-2.dssp</text:p>
              </table:table-cell>
              <table:table-cell office:value-type="float" office:value="197">
                <text:p>19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rand0-4-20-20-40-3.dssp</text:p>
              </table:table-cell>
              <table:table-cell office:value-type="float" office:value="199">
                <text:p>1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rand0-4-20-20-40-4.dssp</text:p>
              </table:table-cell>
              <table:table-cell office:value-type="float" office:value="230">
                <text:p>2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rand0-4-20-20-40-5.dssp</text:p>
              </table:table-cell>
              <table:table-cell office:value-type="float" office:value="212">
                <text:p>2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rand0-4-25-25-50-1.dssp</text:p>
              </table:table-cell>
              <table:table-cell office:value-type="float" office:value="253">
                <text:p>253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rand0-4-25-25-50-2.dssp</text:p>
              </table:table-cell>
              <table:table-cell office:value-type="float" office:value="254">
                <text:p>25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rand0-4-25-25-50-3.dssp</text:p>
              </table:table-cell>
              <table:table-cell office:value-type="float" office:value="239">
                <text:p>23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rand0-4-25-25-50-4.dssp</text:p>
              </table:table-cell>
              <table:table-cell office:value-type="float" office:value="269">
                <text:p>26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rand0-4-25-25-50-5.dssp</text:p>
              </table:table-cell>
              <table:table-cell office:value-type="float" office:value="247">
                <text:p>24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rand0-4-5-5-10-1.dssp</text:p>
              </table:table-cell>
              <table:table-cell office:value-type="float" office:value="36">
                <text:p>3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rand0-4-5-5-10-2.dssp</text:p>
              </table:table-cell>
              <table:table-cell office:value-type="float" office:value="42">
                <text:p>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rand0-4-5-5-10-3.dssp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and0-4-5-5-10-4.dssp</text:p>
              </table:table-cell>
              <table:table-cell office:value-type="float" office:value="32">
                <text:p>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rand0-4-5-5-10-5.dssp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